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</office:automatic-styles>
  <office:body>
    <office:spreadsheet>
      <table:table table:name="工作表1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5" calcext:value-type="float">
            <text:p>0.80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02" calcext:value-type="float">
            <text:p>0.8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6" calcext:value-type="float">
            <text:p>0.79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7" calcext:value-type="float">
            <text:p>0.79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5" calcext:value-type="float">
            <text:p>0.79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3" calcext:value-type="float">
            <text:p>0.79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99" calcext:value-type="float">
            <text:p>0.799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6" calcext:value-type="float">
            <text:p>0.7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3" calcext:value-type="float">
            <text:p>0.73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57" calcext:value-type="float">
            <text:p>0.7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4" calcext:value-type="float">
            <text:p>0.7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38" calcext:value-type="float">
            <text:p>0.73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5" calcext:value-type="float">
            <text:p>0.76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61" calcext:value-type="float">
            <text:p>0.76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67" calcext:value-type="float">
            <text:p>0.86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8" calcext:value-type="float">
            <text:p>3.55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3.557" calcext:value-type="float">
            <text:p>3.557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55" calcext:value-type="float">
            <text:p>0.655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694" calcext:value-type="float">
            <text:p>0.69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771" calcext:value-type="float">
            <text:p>0.77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float" office:value="0.000938035" calcext:value-type="float">
            <text:p>0.000938035</text:p>
          </table:table-cell>
          <table:table-cell office:value-type="float" office:value="-0.000205195" calcext:value-type="float">
            <text:p>-0.000205195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float" office:value="0.00322198" calcext:value-type="float">
            <text:p>0.00322198</text:p>
          </table:table-cell>
          <table:table-cell office:value-type="float" office:value="-0.000632656" calcext:value-type="float">
            <text:p>-0.000632656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float" office:value="0.00643725" calcext:value-type="float">
            <text:p>0.00643725</text:p>
          </table:table-cell>
          <table:table-cell office:value-type="float" office:value="-0.00104209" calcext:value-type="float">
            <text:p>-0.00104209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float" office:value="0.0109883" calcext:value-type="float">
            <text:p>0.0109883</text:p>
          </table:table-cell>
          <table:table-cell office:value-type="float" office:value="-0.00158188" calcext:value-type="float">
            <text:p>-0.00158188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float" office:value="0.0163997" calcext:value-type="float">
            <text:p>0.0163997</text:p>
          </table:table-cell>
          <table:table-cell office:value-type="float" office:value="-0.00220733" calcext:value-type="float">
            <text:p>-0.00220733</text:p>
          </table:table-cell>
          <table:table-cell office:value-type="float" office:value="0.834" calcext:value-type="float">
            <text:p>0.834</text:p>
          </table:table-cell>
        </table:table-row>
        <table:table-row table:style-name="ro1">
          <table:table-cell office:value-type="float" office:value="0.026348" calcext:value-type="float">
            <text:p>0.026348</text:p>
          </table:table-cell>
          <table:table-cell office:value-type="float" office:value="-0.00343057" calcext:value-type="float">
            <text:p>-0.00343057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float" office:value="0.0351431" calcext:value-type="float">
            <text:p>0.0351431</text:p>
          </table:table-cell>
          <table:table-cell office:value-type="float" office:value="-0.00586273" calcext:value-type="float">
            <text:p>-0.00586273</text:p>
          </table:table-cell>
          <table:table-cell office:value-type="float" office:value="0.917" calcext:value-type="float">
            <text:p>0.917</text:p>
          </table:table-cell>
        </table:table-row>
        <table:table-row table:style-name="ro1">
          <table:table-cell office:value-type="float" office:value="0.0397414" calcext:value-type="float">
            <text:p>0.0397414</text:p>
          </table:table-cell>
          <table:table-cell office:value-type="float" office:value="-0.00705833" calcext:value-type="float">
            <text:p>-0.00705833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float" office:value="0.0443924" calcext:value-type="float">
            <text:p>0.0443924</text:p>
          </table:table-cell>
          <table:table-cell office:value-type="float" office:value="-0.00799357" calcext:value-type="float">
            <text:p>-0.00799357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float" office:value="0.0491473" calcext:value-type="float">
            <text:p>0.0491473</text:p>
          </table:table-cell>
          <table:table-cell office:value-type="float" office:value="-0.00953319" calcext:value-type="float">
            <text:p>-0.00953319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float" office:value="0.0544181" calcext:value-type="float">
            <text:p>0.0544181</text:p>
          </table:table-cell>
          <table:table-cell office:value-type="float" office:value="-0.0114511" calcext:value-type="float">
            <text:p>-0.0114511</text:p>
          </table:table-cell>
          <table:table-cell office:value-type="float" office:value="1.077" calcext:value-type="float">
            <text:p>1.077</text:p>
          </table:table-cell>
        </table:table-row>
        <table:table-row table:style-name="ro1">
          <table:table-cell office:value-type="float" office:value="0.0586938" calcext:value-type="float">
            <text:p>0.0586938</text:p>
          </table:table-cell>
          <table:table-cell office:value-type="float" office:value="-0.0122602" calcext:value-type="float">
            <text:p>-0.0122602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0.0625778" calcext:value-type="float">
            <text:p>0.0625778</text:p>
          </table:table-cell>
          <table:table-cell office:value-type="float" office:value="-0.0132992" calcext:value-type="float">
            <text:p>-0.0132992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0.0672657" calcext:value-type="float">
            <text:p>0.0672657</text:p>
          </table:table-cell>
          <table:table-cell office:value-type="float" office:value="-0.0142756" calcext:value-type="float">
            <text:p>-0.0142756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0.0719777" calcext:value-type="float">
            <text:p>0.0719777</text:p>
          </table:table-cell>
          <table:table-cell office:value-type="float" office:value="-0.0145708" calcext:value-type="float">
            <text:p>-0.0145708</text:p>
          </table:table-cell>
          <table:table-cell office:value-type="float" office:value="1.156" calcext:value-type="float">
            <text:p>1.156</text:p>
          </table:table-cell>
        </table:table-row>
        <table:table-row table:style-name="ro1">
          <table:table-cell office:value-type="float" office:value="0.0765791" calcext:value-type="float">
            <text:p>0.0765791</text:p>
          </table:table-cell>
          <table:table-cell office:value-type="float" office:value="-0.0143649" calcext:value-type="float">
            <text:p>-0.0143649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0.0814309" calcext:value-type="float">
            <text:p>0.0814309</text:p>
          </table:table-cell>
          <table:table-cell office:value-type="float" office:value="-0.0155627" calcext:value-type="float">
            <text:p>-0.015562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0.0947457" calcext:value-type="float">
            <text:p>0.0947457</text:p>
          </table:table-cell>
          <table:table-cell office:value-type="float" office:value="-0.0180632" calcext:value-type="float">
            <text:p>-0.0180632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0.101822" calcext:value-type="float">
            <text:p>0.101822</text:p>
          </table:table-cell>
          <table:table-cell office:value-type="float" office:value="-0.0199884" calcext:value-type="float">
            <text:p>-0.0199884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float" office:value="0.109447" calcext:value-type="float">
            <text:p>0.109447</text:p>
          </table:table-cell>
          <table:table-cell office:value-type="float" office:value="-0.021561" calcext:value-type="float">
            <text:p>-0.021561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float" office:value="0.117847" calcext:value-type="float">
            <text:p>0.117847</text:p>
          </table:table-cell>
          <table:table-cell office:value-type="float" office:value="-0.022044" calcext:value-type="float">
            <text:p>-0.022044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float" office:value="0.125403" calcext:value-type="float">
            <text:p>0.125403</text:p>
          </table:table-cell>
          <table:table-cell office:value-type="float" office:value="-0.022076" calcext:value-type="float">
            <text:p>-0.022076</text:p>
          </table:table-cell>
          <table:table-cell office:value-type="float" office:value="1.322" calcext:value-type="float">
            <text:p>1.322</text:p>
          </table:table-cell>
        </table:table-row>
        <table:table-row table:style-name="ro1">
          <table:table-cell office:value-type="float" office:value="0.132387" calcext:value-type="float">
            <text:p>0.132387</text:p>
          </table:table-cell>
          <table:table-cell office:value-type="float" office:value="-0.021135" calcext:value-type="float">
            <text:p>-0.021135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139706" calcext:value-type="float">
            <text:p>0.139706</text:p>
          </table:table-cell>
          <table:table-cell office:value-type="float" office:value="-0.0178678" calcext:value-type="float">
            <text:p>-0.0178678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165515" calcext:value-type="float">
            <text:p>0.165515</text:p>
          </table:table-cell>
          <table:table-cell office:value-type="float" office:value="-0.0146111" calcext:value-type="float">
            <text:p>-0.0146111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176176" calcext:value-type="float">
            <text:p>0.176176</text:p>
          </table:table-cell>
          <table:table-cell office:value-type="float" office:value="-0.0169019" calcext:value-type="float">
            <text:p>-0.0169019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180164" calcext:value-type="float">
            <text:p>0.180164</text:p>
          </table:table-cell>
          <table:table-cell office:value-type="float" office:value="-0.0179512" calcext:value-type="float">
            <text:p>-0.0179512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184029" calcext:value-type="float">
            <text:p>0.184029</text:p>
          </table:table-cell>
          <table:table-cell office:value-type="float" office:value="-0.0187612" calcext:value-type="float">
            <text:p>-0.0187612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187401" calcext:value-type="float">
            <text:p>0.187401</text:p>
          </table:table-cell>
          <table:table-cell office:value-type="float" office:value="-0.0185928" calcext:value-type="float">
            <text:p>-0.0185928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190374" calcext:value-type="float">
            <text:p>0.190374</text:p>
          </table:table-cell>
          <table:table-cell office:value-type="float" office:value="-0.0178633" calcext:value-type="float">
            <text:p>-0.0178633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193793" calcext:value-type="float">
            <text:p>0.193793</text:p>
          </table:table-cell>
          <table:table-cell office:value-type="float" office:value="-0.0164049" calcext:value-type="float">
            <text:p>-0.0164049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19792" calcext:value-type="float">
            <text:p>0.19792</text:p>
          </table:table-cell>
          <table:table-cell office:value-type="float" office:value="-0.0143213" calcext:value-type="float">
            <text:p>-0.0143213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201147" calcext:value-type="float">
            <text:p>0.201147</text:p>
          </table:table-cell>
          <table:table-cell office:value-type="float" office:value="-0.0115974" calcext:value-type="float">
            <text:p>-0.0115974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205588" calcext:value-type="float">
            <text:p>0.205588</text:p>
          </table:table-cell>
          <table:table-cell office:value-type="float" office:value="-0.00900437" calcext:value-type="float">
            <text:p>-0.00900437</text:p>
          </table:table-cell>
          <table:table-cell office:value-type="float" office:value="1.414" calcext:value-type="float">
            <text:p>1.414</text:p>
          </table:table-cell>
        </table:table-row>
        <table:table-row table:style-name="ro1">
          <table:table-cell office:value-type="float" office:value="0.21032" calcext:value-type="float">
            <text:p>0.21032</text:p>
          </table:table-cell>
          <table:table-cell office:value-type="float" office:value="-0.00546642" calcext:value-type="float">
            <text:p>-0.00546642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0.214099" calcext:value-type="float">
            <text:p>0.214099</text:p>
          </table:table-cell>
          <table:table-cell office:value-type="float" office:value="-0.00172338" calcext:value-type="float">
            <text:p>-0.00172338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0.218339" calcext:value-type="float">
            <text:p>0.218339</text:p>
          </table:table-cell>
          <table:table-cell office:value-type="float" office:value="0.00184655" calcext:value-type="float">
            <text:p>0.00184655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0.223367" calcext:value-type="float">
            <text:p>0.223367</text:p>
          </table:table-cell>
          <table:table-cell office:value-type="float" office:value="0.00563134" calcext:value-type="float">
            <text:p>0.00563134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0.228268" calcext:value-type="float">
            <text:p>0.228268</text:p>
          </table:table-cell>
          <table:table-cell office:value-type="float" office:value="0.00921442" calcext:value-type="float">
            <text:p>0.00921442</text:p>
          </table:table-cell>
          <table:table-cell office:value-type="float" office:value="1.483" calcext:value-type="float">
            <text:p>1.483</text:p>
          </table:table-cell>
        </table:table-row>
        <table:table-row table:style-name="ro1">
          <table:table-cell office:value-type="float" office:value="0.233981" calcext:value-type="float">
            <text:p>0.233981</text:p>
          </table:table-cell>
          <table:table-cell office:value-type="float" office:value="0.0128753" calcext:value-type="float">
            <text:p>0.0128753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0.240289" calcext:value-type="float">
            <text:p>0.240289</text:p>
          </table:table-cell>
          <table:table-cell office:value-type="float" office:value="0.0159037" calcext:value-type="float">
            <text:p>0.0159037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0.245817" calcext:value-type="float">
            <text:p>0.245817</text:p>
          </table:table-cell>
          <table:table-cell office:value-type="float" office:value="0.0196902" calcext:value-type="float">
            <text:p>0.0196902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0.251536" calcext:value-type="float">
            <text:p>0.251536</text:p>
          </table:table-cell>
          <table:table-cell office:value-type="float" office:value="0.021895" calcext:value-type="float">
            <text:p>0.021895</text:p>
          </table:table-cell>
          <table:table-cell office:value-type="float" office:value="1.656" calcext:value-type="float">
            <text:p>1.656</text:p>
          </table:table-cell>
        </table:table-row>
        <table:table-row table:style-name="ro1">
          <table:table-cell office:value-type="float" office:value="0.257344" calcext:value-type="float">
            <text:p>0.257344</text:p>
          </table:table-cell>
          <table:table-cell office:value-type="float" office:value="0.0247079" calcext:value-type="float">
            <text:p>0.0247079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0.262857" calcext:value-type="float">
            <text:p>0.262857</text:p>
          </table:table-cell>
          <table:table-cell office:value-type="float" office:value="0.0266913" calcext:value-type="float">
            <text:p>0.0266913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0.268057" calcext:value-type="float">
            <text:p>0.268057</text:p>
          </table:table-cell>
          <table:table-cell office:value-type="float" office:value="0.0282472" calcext:value-type="float">
            <text:p>0.0282472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0.273051" calcext:value-type="float">
            <text:p>0.273051</text:p>
          </table:table-cell>
          <table:table-cell office:value-type="float" office:value="0.0292154" calcext:value-type="float">
            <text:p>0.0292154</text:p>
          </table:table-cell>
          <table:table-cell office:value-type="float" office:value="1.678" calcext:value-type="float">
            <text:p>1.678</text:p>
          </table:table-cell>
        </table:table-row>
        <table:table-row table:style-name="ro1">
          <table:table-cell office:value-type="float" office:value="0.278112" calcext:value-type="float">
            <text:p>0.278112</text:p>
          </table:table-cell>
          <table:table-cell office:value-type="float" office:value="0.0315845" calcext:value-type="float">
            <text:p>0.0315845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0.282665" calcext:value-type="float">
            <text:p>0.282665</text:p>
          </table:table-cell>
          <table:table-cell office:value-type="float" office:value="0.0334188" calcext:value-type="float">
            <text:p>0.0334188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0.2866" calcext:value-type="float">
            <text:p>0.2866</text:p>
          </table:table-cell>
          <table:table-cell office:value-type="float" office:value="0.034557" calcext:value-type="float">
            <text:p>0.034557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0.290688" calcext:value-type="float">
            <text:p>0.290688</text:p>
          </table:table-cell>
          <table:table-cell office:value-type="float" office:value="0.0370627" calcext:value-type="float">
            <text:p>0.0370627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0.293948" calcext:value-type="float">
            <text:p>0.293948</text:p>
          </table:table-cell>
          <table:table-cell office:value-type="float" office:value="0.039757" calcext:value-type="float">
            <text:p>0.039757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0.296124" calcext:value-type="float">
            <text:p>0.296124</text:p>
          </table:table-cell>
          <table:table-cell office:value-type="float" office:value="0.0411571" calcext:value-type="float">
            <text:p>0.0411571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0.298333" calcext:value-type="float">
            <text:p>0.298333</text:p>
          </table:table-cell>
          <table:table-cell office:value-type="float" office:value="0.0428756" calcext:value-type="float">
            <text:p>0.0428756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0.300312" calcext:value-type="float">
            <text:p>0.300312</text:p>
          </table:table-cell>
          <table:table-cell office:value-type="float" office:value="0.0445034" calcext:value-type="float">
            <text:p>0.0445034</text:p>
          </table:table-cell>
          <table:table-cell office:value-type="float" office:value="1.704" calcext:value-type="float">
            <text:p>1.704</text:p>
          </table:table-cell>
        </table:table-row>
        <table:table-row table:style-name="ro1">
          <table:table-cell office:value-type="float" office:value="0.301909" calcext:value-type="float">
            <text:p>0.301909</text:p>
          </table:table-cell>
          <table:table-cell office:value-type="float" office:value="0.0452613" calcext:value-type="float">
            <text:p>0.0452613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0.303396" calcext:value-type="float">
            <text:p>0.303396</text:p>
          </table:table-cell>
          <table:table-cell office:value-type="float" office:value="0.0450598" calcext:value-type="float">
            <text:p>0.0450598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0.305063" calcext:value-type="float">
            <text:p>0.305063</text:p>
          </table:table-cell>
          <table:table-cell office:value-type="float" office:value="0.0462811" calcext:value-type="float">
            <text:p>0.0462811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0.30638" calcext:value-type="float">
            <text:p>0.30638</text:p>
          </table:table-cell>
          <table:table-cell office:value-type="float" office:value="0.0471522" calcext:value-type="float">
            <text:p>0.0471522</text:p>
          </table:table-cell>
          <table:table-cell office:value-type="float" office:value="1.728" calcext:value-type="float">
            <text:p>1.728</text:p>
          </table:table-cell>
        </table:table-row>
        <table:table-row table:style-name="ro1">
          <table:table-cell office:value-type="float" office:value="0.307219" calcext:value-type="float">
            <text:p>0.307219</text:p>
          </table:table-cell>
          <table:table-cell office:value-type="float" office:value="0.0479653" calcext:value-type="float">
            <text:p>0.0479653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0.307259" calcext:value-type="float">
            <text:p>0.307259</text:p>
          </table:table-cell>
          <table:table-cell office:value-type="float" office:value="0.0481724" calcext:value-type="float">
            <text:p>0.0481724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0.30734" calcext:value-type="float">
            <text:p>0.30734</text:p>
          </table:table-cell>
          <table:table-cell office:value-type="float" office:value="0.0487014" calcext:value-type="float">
            <text:p>0.0487014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0.307133" calcext:value-type="float">
            <text:p>0.307133</text:p>
          </table:table-cell>
          <table:table-cell office:value-type="float" office:value="0.0488277" calcext:value-type="float">
            <text:p>0.0488277</text:p>
          </table:table-cell>
          <table:table-cell office:value-type="float" office:value="1.731" calcext:value-type="float">
            <text:p>1.731</text:p>
          </table:table-cell>
        </table:table-row>
        <table:table-row table:style-name="ro1">
          <table:table-cell office:value-type="float" office:value="0.307385" calcext:value-type="float">
            <text:p>0.307385</text:p>
          </table:table-cell>
          <table:table-cell office:value-type="float" office:value="0.0495456" calcext:value-type="float">
            <text:p>0.0495456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824" calcext:value-type="float">
            <text:p>0.30824</text:p>
          </table:table-cell>
          <table:table-cell office:value-type="float" office:value="0.0518487" calcext:value-type="float">
            <text:p>0.0518487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9615" calcext:value-type="float">
            <text:p>0.309615</text:p>
          </table:table-cell>
          <table:table-cell office:value-type="float" office:value="0.0535975" calcext:value-type="float">
            <text:p>0.0535975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10621" calcext:value-type="float">
            <text:p>0.310621</text:p>
          </table:table-cell>
          <table:table-cell office:value-type="float" office:value="0.0548622" calcext:value-type="float">
            <text:p>0.0548622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11154" calcext:value-type="float">
            <text:p>0.311154</text:p>
          </table:table-cell>
          <table:table-cell office:value-type="float" office:value="0.0550721" calcext:value-type="float">
            <text:p>0.0550721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994" calcext:value-type="float">
            <text:p>0.30994</text:p>
          </table:table-cell>
          <table:table-cell office:value-type="float" office:value="0.0541119" calcext:value-type="float">
            <text:p>0.0541119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7333" calcext:value-type="float">
            <text:p>0.307333</text:p>
          </table:table-cell>
          <table:table-cell office:value-type="float" office:value="0.0526668" calcext:value-type="float">
            <text:p>0.0526668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4905" calcext:value-type="float">
            <text:p>0.304905</text:p>
          </table:table-cell>
          <table:table-cell office:value-type="float" office:value="0.0521032" calcext:value-type="float">
            <text:p>0.0521032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2672" calcext:value-type="float">
            <text:p>0.302672</text:p>
          </table:table-cell>
          <table:table-cell office:value-type="float" office:value="0.0519379" calcext:value-type="float">
            <text:p>0.0519379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1728" calcext:value-type="float">
            <text:p>0.301728</text:p>
          </table:table-cell>
          <table:table-cell office:value-type="float" office:value="0.052485" calcext:value-type="float">
            <text:p>0.052485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1996" calcext:value-type="float">
            <text:p>0.301996</text:p>
          </table:table-cell>
          <table:table-cell office:value-type="float" office:value="0.0533672" calcext:value-type="float">
            <text:p>0.0533672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3384" calcext:value-type="float">
            <text:p>0.303384</text:p>
          </table:table-cell>
          <table:table-cell office:value-type="float" office:value="0.0539384" calcext:value-type="float">
            <text:p>0.0539384</text:p>
          </table:table-cell>
          <table:table-cell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0.304933" calcext:value-type="float">
            <text:p>0.304933</text:p>
          </table:table-cell>
          <table:table-cell office:value-type="float" office:value="0.0546534" calcext:value-type="float">
            <text:p>0.0546534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0.306678" calcext:value-type="float">
            <text:p>0.306678</text:p>
          </table:table-cell>
          <table:table-cell office:value-type="float" office:value="0.0554172" calcext:value-type="float">
            <text:p>0.0554172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0.308377" calcext:value-type="float">
            <text:p>0.308377</text:p>
          </table:table-cell>
          <table:table-cell office:value-type="float" office:value="0.0560477" calcext:value-type="float">
            <text:p>0.0560477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0.309382" calcext:value-type="float">
            <text:p>0.309382</text:p>
          </table:table-cell>
          <table:table-cell office:value-type="float" office:value="0.0567057" calcext:value-type="float">
            <text:p>0.0567057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0.310534" calcext:value-type="float">
            <text:p>0.310534</text:p>
          </table:table-cell>
          <table:table-cell office:value-type="float" office:value="0.0576806" calcext:value-type="float">
            <text:p>0.0576806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0.311613" calcext:value-type="float">
            <text:p>0.311613</text:p>
          </table:table-cell>
          <table:table-cell office:value-type="float" office:value="0.059056" calcext:value-type="float">
            <text:p>0.059056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0.312977" calcext:value-type="float">
            <text:p>0.312977</text:p>
          </table:table-cell>
          <table:table-cell office:value-type="float" office:value="0.0610028" calcext:value-type="float">
            <text:p>0.0610028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0.314052" calcext:value-type="float">
            <text:p>0.314052</text:p>
          </table:table-cell>
          <table:table-cell office:value-type="float" office:value="0.0629489" calcext:value-type="float">
            <text:p>0.0629489</text:p>
          </table:table-cell>
          <table:table-cell office:value-type="float" office:value="1.786" calcext:value-type="float">
            <text:p>1.786</text:p>
          </table:table-cell>
        </table:table-row>
        <table:table-row table:style-name="ro1">
          <table:table-cell office:value-type="float" office:value="0.315252" calcext:value-type="float">
            <text:p>0.315252</text:p>
          </table:table-cell>
          <table:table-cell office:value-type="float" office:value="0.0653563" calcext:value-type="float">
            <text:p>0.0653563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0.316721" calcext:value-type="float">
            <text:p>0.316721</text:p>
          </table:table-cell>
          <table:table-cell office:value-type="float" office:value="0.0682685" calcext:value-type="float">
            <text:p>0.0682685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0.317877" calcext:value-type="float">
            <text:p>0.317877</text:p>
          </table:table-cell>
          <table:table-cell office:value-type="float" office:value="0.0709412" calcext:value-type="float">
            <text:p>0.0709412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0.318761" calcext:value-type="float">
            <text:p>0.318761</text:p>
          </table:table-cell>
          <table:table-cell office:value-type="float" office:value="0.0735197" calcext:value-type="float">
            <text:p>0.0735197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float" office:value="0.319284" calcext:value-type="float">
            <text:p>0.319284</text:p>
          </table:table-cell>
          <table:table-cell office:value-type="float" office:value="0.0767468" calcext:value-type="float">
            <text:p>0.0767468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0.320749" calcext:value-type="float">
            <text:p>0.320749</text:p>
          </table:table-cell>
          <table:table-cell office:value-type="float" office:value="0.0802329" calcext:value-type="float">
            <text:p>0.0802329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0.320699" calcext:value-type="float">
            <text:p>0.320699</text:p>
          </table:table-cell>
          <table:table-cell office:value-type="float" office:value="0.0829183" calcext:value-type="float">
            <text:p>0.0829183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0.320206" calcext:value-type="float">
            <text:p>0.320206</text:p>
          </table:table-cell>
          <table:table-cell office:value-type="float" office:value="0.0850484" calcext:value-type="float">
            <text:p>0.0850484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0.319328" calcext:value-type="float">
            <text:p>0.319328</text:p>
          </table:table-cell>
          <table:table-cell office:value-type="float" office:value="0.087332" calcext:value-type="float">
            <text:p>0.087332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0.317823" calcext:value-type="float">
            <text:p>0.317823</text:p>
          </table:table-cell>
          <table:table-cell office:value-type="float" office:value="0.0886517" calcext:value-type="float">
            <text:p>0.0886517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0.314609" calcext:value-type="float">
            <text:p>0.314609</text:p>
          </table:table-cell>
          <table:table-cell office:value-type="float" office:value="0.0893688" calcext:value-type="float">
            <text:p>0.0893688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0.311667" calcext:value-type="float">
            <text:p>0.311667</text:p>
          </table:table-cell>
          <table:table-cell office:value-type="float" office:value="0.0896916" calcext:value-type="float">
            <text:p>0.0896916</text:p>
          </table:table-cell>
          <table:table-cell office:value-type="float" office:value="1.814" calcext:value-type="float">
            <text:p>1.814</text:p>
          </table:table-cell>
        </table:table-row>
        <table:table-row table:style-name="ro1">
          <table:table-cell office:value-type="float" office:value="0.308665" calcext:value-type="float">
            <text:p>0.308665</text:p>
          </table:table-cell>
          <table:table-cell office:value-type="float" office:value="0.0904219" calcext:value-type="float">
            <text:p>0.0904219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0.305714" calcext:value-type="float">
            <text:p>0.305714</text:p>
          </table:table-cell>
          <table:table-cell office:value-type="float" office:value="0.0901629" calcext:value-type="float">
            <text:p>0.0901629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0.303471" calcext:value-type="float">
            <text:p>0.303471</text:p>
          </table:table-cell>
          <table:table-cell office:value-type="float" office:value="0.0905949" calcext:value-type="float">
            <text:p>0.0905949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0.301117" calcext:value-type="float">
            <text:p>0.301117</text:p>
          </table:table-cell>
          <table:table-cell office:value-type="float" office:value="0.0909111" calcext:value-type="float">
            <text:p>0.0909111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0.298255" calcext:value-type="float">
            <text:p>0.298255</text:p>
          </table:table-cell>
          <table:table-cell office:value-type="float" office:value="0.0916696" calcext:value-type="float">
            <text:p>0.0916696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0.294882" calcext:value-type="float">
            <text:p>0.294882</text:p>
          </table:table-cell>
          <table:table-cell office:value-type="float" office:value="0.0915784" calcext:value-type="float">
            <text:p>0.0915784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0.291067" calcext:value-type="float">
            <text:p>0.291067</text:p>
          </table:table-cell>
          <table:table-cell office:value-type="float" office:value="0.091537" calcext:value-type="float">
            <text:p>0.09153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0.287447" calcext:value-type="float">
            <text:p>0.287447</text:p>
          </table:table-cell>
          <table:table-cell office:value-type="float" office:value="0.0909741" calcext:value-type="float">
            <text:p>0.0909741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0.284667" calcext:value-type="float">
            <text:p>0.284667</text:p>
          </table:table-cell>
          <table:table-cell office:value-type="float" office:value="0.0904137" calcext:value-type="float">
            <text:p>0.0904137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float" office:value="0.281496" calcext:value-type="float">
            <text:p>0.281496</text:p>
          </table:table-cell>
          <table:table-cell office:value-type="float" office:value="0.0895337" calcext:value-type="float">
            <text:p>0.0895337</text:p>
          </table:table-cell>
          <table:table-cell office:value-type="float" office:value="1.849" calcext:value-type="float">
            <text:p>1.849</text:p>
          </table:table-cell>
        </table:table-row>
        <table:table-row table:style-name="ro1">
          <table:table-cell office:value-type="float" office:value="0.278878" calcext:value-type="float">
            <text:p>0.278878</text:p>
          </table:table-cell>
          <table:table-cell office:value-type="float" office:value="0.089014" calcext:value-type="float">
            <text:p>0.089014</text:p>
          </table:table-cell>
          <table:table-cell office:value-type="float" office:value="1.849" calcext:value-type="float">
            <text:p>1.849</text:p>
          </table:table-cell>
        </table:table-row>
        <table:table-row table:style-name="ro1">
          <table:table-cell office:value-type="float" office:value="0.276124" calcext:value-type="float">
            <text:p>0.276124</text:p>
          </table:table-cell>
          <table:table-cell office:value-type="float" office:value="0.0884335" calcext:value-type="float">
            <text:p>0.0884335</text:p>
          </table:table-cell>
          <table:table-cell office:value-type="float" office:value="1.849" calcext:value-type="float">
            <text:p>1.849</text:p>
          </table:table-cell>
        </table:table-row>
        <table:table-row table:style-name="ro1">
          <table:table-cell office:value-type="float" office:value="0.273342" calcext:value-type="float">
            <text:p>0.273342</text:p>
          </table:table-cell>
          <table:table-cell office:value-type="float" office:value="0.087708" calcext:value-type="float">
            <text:p>0.087708</text:p>
          </table:table-cell>
          <table:table-cell office:value-type="float" office:value="1.849" calcext:value-type="float">
            <text:p>1.849</text:p>
          </table:table-cell>
        </table:table-row>
        <table:table-row table:style-name="ro1">
          <table:table-cell office:value-type="float" office:value="0.270843" calcext:value-type="float">
            <text:p>0.270843</text:p>
          </table:table-cell>
          <table:table-cell office:value-type="float" office:value="0.0871055" calcext:value-type="float">
            <text:p>0.0871055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0.269622" calcext:value-type="float">
            <text:p>0.269622</text:p>
          </table:table-cell>
          <table:table-cell office:value-type="float" office:value="0.0865126" calcext:value-type="float">
            <text:p>0.0865126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0.268226" calcext:value-type="float">
            <text:p>0.268226</text:p>
          </table:table-cell>
          <table:table-cell office:value-type="float" office:value="0.0854815" calcext:value-type="float">
            <text:p>0.0854815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0.267739" calcext:value-type="float">
            <text:p>0.267739</text:p>
          </table:table-cell>
          <table:table-cell office:value-type="float" office:value="0.0846617" calcext:value-type="float">
            <text:p>0.0846617</text:p>
          </table:table-cell>
          <table:table-cell office:value-type="float" office:value="1.868" calcext:value-type="float">
            <text:p>1.868</text:p>
          </table:table-cell>
        </table:table-row>
        <table:table-row table:style-name="ro1">
          <table:table-cell office:value-type="float" office:value="0.267904" calcext:value-type="float">
            <text:p>0.267904</text:p>
          </table:table-cell>
          <table:table-cell office:value-type="float" office:value="0.0834301" calcext:value-type="float">
            <text:p>0.0834301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0.269216" calcext:value-type="float">
            <text:p>0.269216</text:p>
          </table:table-cell>
          <table:table-cell office:value-type="float" office:value="0.0824424" calcext:value-type="float">
            <text:p>0.0824424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0.27119" calcext:value-type="float">
            <text:p>0.27119</text:p>
          </table:table-cell>
          <table:table-cell office:value-type="float" office:value="0.0810111" calcext:value-type="float">
            <text:p>0.0810111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0.274172" calcext:value-type="float">
            <text:p>0.274172</text:p>
          </table:table-cell>
          <table:table-cell office:value-type="float" office:value="0.0806619" calcext:value-type="float">
            <text:p>0.0806619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0.276915" calcext:value-type="float">
            <text:p>0.276915</text:p>
          </table:table-cell>
          <table:table-cell office:value-type="float" office:value="0.0812284" calcext:value-type="float">
            <text:p>0.0812284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0.279238" calcext:value-type="float">
            <text:p>0.279238</text:p>
          </table:table-cell>
          <table:table-cell office:value-type="float" office:value="0.0827586" calcext:value-type="float">
            <text:p>0.0827586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0.279159" calcext:value-type="float">
            <text:p>0.279159</text:p>
          </table:table-cell>
          <table:table-cell office:value-type="float" office:value="0.0835601" calcext:value-type="float">
            <text:p>0.0835601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0.278537" calcext:value-type="float">
            <text:p>0.278537</text:p>
          </table:table-cell>
          <table:table-cell office:value-type="float" office:value="0.0843222" calcext:value-type="float">
            <text:p>0.0843222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0.2773" calcext:value-type="float">
            <text:p>0.2773</text:p>
          </table:table-cell>
          <table:table-cell office:value-type="float" office:value="0.0843828" calcext:value-type="float">
            <text:p>0.0843828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float" office:value="0.276253" calcext:value-type="float">
            <text:p>0.276253</text:p>
          </table:table-cell>
          <table:table-cell office:value-type="float" office:value="0.0837684" calcext:value-type="float">
            <text:p>0.0837684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float" office:value="0.274107" calcext:value-type="float">
            <text:p>0.274107</text:p>
          </table:table-cell>
          <table:table-cell office:value-type="float" office:value="0.0815683" calcext:value-type="float">
            <text:p>0.0815683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float" office:value="0.272726" calcext:value-type="float">
            <text:p>0.272726</text:p>
          </table:table-cell>
          <table:table-cell office:value-type="float" office:value="0.0792943" calcext:value-type="float">
            <text:p>0.0792943</text:p>
          </table:table-cell>
          <table:table-cell office:value-type="float" office:value="1.893" calcext:value-type="float">
            <text:p>1.893</text:p>
          </table:table-cell>
        </table:table-row>
        <table:table-row table:style-name="ro1">
          <table:table-cell office:value-type="float" office:value="0.271726" calcext:value-type="float">
            <text:p>0.271726</text:p>
          </table:table-cell>
          <table:table-cell office:value-type="float" office:value="0.077041" calcext:value-type="float">
            <text:p>0.077041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0.271216" calcext:value-type="float">
            <text:p>0.271216</text:p>
          </table:table-cell>
          <table:table-cell office:value-type="float" office:value="0.0738824" calcext:value-type="float">
            <text:p>0.0738824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0.271317" calcext:value-type="float">
            <text:p>0.271317</text:p>
          </table:table-cell>
          <table:table-cell office:value-type="float" office:value="0.0713258" calcext:value-type="float">
            <text:p>0.0713258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0.272461" calcext:value-type="float">
            <text:p>0.272461</text:p>
          </table:table-cell>
          <table:table-cell office:value-type="float" office:value="0.0700862" calcext:value-type="float">
            <text:p>0.0700862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0.275391" calcext:value-type="float">
            <text:p>0.275391</text:p>
          </table:table-cell>
          <table:table-cell office:value-type="float" office:value="0.0707099" calcext:value-type="float">
            <text:p>0.0707099</text:p>
          </table:table-cell>
          <table:table-cell office:value-type="float" office:value="1.922" calcext:value-type="float">
            <text:p>1.922</text:p>
          </table:table-cell>
        </table:table-row>
        <table:table-row table:style-name="ro1">
          <table:table-cell office:value-type="float" office:value="0.278391" calcext:value-type="float">
            <text:p>0.278391</text:p>
          </table:table-cell>
          <table:table-cell office:value-type="float" office:value="0.0721629" calcext:value-type="float">
            <text:p>0.0721629</text:p>
          </table:table-cell>
          <table:table-cell office:value-type="float" office:value="1.922" calcext:value-type="float">
            <text:p>1.922</text:p>
          </table:table-cell>
        </table:table-row>
        <table:table-row table:style-name="ro1">
          <table:table-cell office:value-type="float" office:value="0.28199" calcext:value-type="float">
            <text:p>0.28199</text:p>
          </table:table-cell>
          <table:table-cell office:value-type="float" office:value="0.0745225" calcext:value-type="float">
            <text:p>0.0745225</text:p>
          </table:table-cell>
          <table:table-cell office:value-type="float" office:value="1.922" calcext:value-type="float">
            <text:p>1.922</text:p>
          </table:table-cell>
        </table:table-row>
        <table:table-row table:style-name="ro1">
          <table:table-cell office:value-type="float" office:value="0.285447" calcext:value-type="float">
            <text:p>0.285447</text:p>
          </table:table-cell>
          <table:table-cell office:value-type="float" office:value="0.0759604" calcext:value-type="float">
            <text:p>0.0759604</text:p>
          </table:table-cell>
          <table:table-cell office:value-type="float" office:value="1.922" calcext:value-type="float">
            <text:p>1.922</text:p>
          </table:table-cell>
        </table:table-row>
        <table:table-row table:style-name="ro1">
          <table:table-cell office:value-type="float" office:value="0.28893" calcext:value-type="float">
            <text:p>0.28893</text:p>
          </table:table-cell>
          <table:table-cell office:value-type="float" office:value="0.0776595" calcext:value-type="float">
            <text:p>0.0776595</text:p>
          </table:table-cell>
          <table:table-cell office:value-type="float" office:value="1.923" calcext:value-type="float">
            <text:p>1.923</text:p>
          </table:table-cell>
        </table:table-row>
        <table:table-row table:style-name="ro1">
          <table:table-cell office:value-type="float" office:value="0.291417" calcext:value-type="float">
            <text:p>0.291417</text:p>
          </table:table-cell>
          <table:table-cell office:value-type="float" office:value="0.0780654" calcext:value-type="float">
            <text:p>0.0780654</text:p>
          </table:table-cell>
          <table:table-cell office:value-type="float" office:value="1.923" calcext:value-type="float">
            <text:p>1.923</text:p>
          </table:table-cell>
        </table:table-row>
        <table:table-row table:style-name="ro1">
          <table:table-cell office:value-type="float" office:value="0.293784" calcext:value-type="float">
            <text:p>0.293784</text:p>
          </table:table-cell>
          <table:table-cell office:value-type="float" office:value="0.0771921" calcext:value-type="float">
            <text:p>0.0771921</text:p>
          </table:table-cell>
          <table:table-cell office:value-type="float" office:value="1.923" calcext:value-type="float">
            <text:p>1.923</text:p>
          </table:table-cell>
        </table:table-row>
        <table:table-row table:style-name="ro1">
          <table:table-cell office:value-type="float" office:value="0.295187" calcext:value-type="float">
            <text:p>0.295187</text:p>
          </table:table-cell>
          <table:table-cell office:value-type="float" office:value="0.0748372" calcext:value-type="float">
            <text:p>0.0748372</text:p>
          </table:table-cell>
          <table:table-cell office:value-type="float" office:value="1.923" calcext:value-type="float">
            <text:p>1.923</text:p>
          </table:table-cell>
        </table:table-row>
        <table:table-row table:style-name="ro1">
          <table:table-cell office:value-type="float" office:value="0.29655" calcext:value-type="float">
            <text:p>0.29655</text:p>
          </table:table-cell>
          <table:table-cell office:value-type="float" office:value="0.0717282" calcext:value-type="float">
            <text:p>0.0717282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float" office:value="0.29682" calcext:value-type="float">
            <text:p>0.29682</text:p>
          </table:table-cell>
          <table:table-cell office:value-type="float" office:value="0.0678811" calcext:value-type="float">
            <text:p>0.0678811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float" office:value="0.295613" calcext:value-type="float">
            <text:p>0.295613</text:p>
          </table:table-cell>
          <table:table-cell office:value-type="float" office:value="0.0635341" calcext:value-type="float">
            <text:p>0.0635341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float" office:value="0.29322" calcext:value-type="float">
            <text:p>0.29322</text:p>
          </table:table-cell>
          <table:table-cell office:value-type="float" office:value="0.0603455" calcext:value-type="float">
            <text:p>0.0603455</text:p>
          </table:table-cell>
          <table:table-cell office:value-type="float" office:value="1.941" calcext:value-type="float">
            <text:p>1.941</text:p>
          </table:table-cell>
        </table:table-row>
        <table:table-row table:style-name="ro1">
          <table:table-cell office:value-type="float" office:value="0.291187" calcext:value-type="float">
            <text:p>0.291187</text:p>
          </table:table-cell>
          <table:table-cell office:value-type="float" office:value="0.058592" calcext:value-type="float">
            <text:p>0.058592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0.288394" calcext:value-type="float">
            <text:p>0.288394</text:p>
          </table:table-cell>
          <table:table-cell office:value-type="float" office:value="0.0579614" calcext:value-type="float">
            <text:p>0.0579614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0.286231" calcext:value-type="float">
            <text:p>0.286231</text:p>
          </table:table-cell>
          <table:table-cell office:value-type="float" office:value="0.0571779" calcext:value-type="float">
            <text:p>0.0571779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0.285459" calcext:value-type="float">
            <text:p>0.285459</text:p>
          </table:table-cell>
          <table:table-cell office:value-type="float" office:value="0.056388" calcext:value-type="float">
            <text:p>0.056388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0.286296" calcext:value-type="float">
            <text:p>0.286296</text:p>
          </table:table-cell>
          <table:table-cell office:value-type="float" office:value="0.0549093" calcext:value-type="float">
            <text:p>0.0549093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0.287652" calcext:value-type="float">
            <text:p>0.287652</text:p>
          </table:table-cell>
          <table:table-cell office:value-type="float" office:value="0.0526468" calcext:value-type="float">
            <text:p>0.0526468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0.289528" calcext:value-type="float">
            <text:p>0.289528</text:p>
          </table:table-cell>
          <table:table-cell office:value-type="float" office:value="0.0497613" calcext:value-type="float">
            <text:p>0.0497613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0.293809" calcext:value-type="float">
            <text:p>0.293809</text:p>
          </table:table-cell>
          <table:table-cell office:value-type="float" office:value="0.0418627" calcext:value-type="float">
            <text:p>0.0418627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0.295841" calcext:value-type="float">
            <text:p>0.295841</text:p>
          </table:table-cell>
          <table:table-cell office:value-type="float" office:value="0.0379734" calcext:value-type="float">
            <text:p>0.0379734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0.297462" calcext:value-type="float">
            <text:p>0.297462</text:p>
          </table:table-cell>
          <table:table-cell office:value-type="float" office:value="0.0348957" calcext:value-type="float">
            <text:p>0.0348957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0.304642" calcext:value-type="float">
            <text:p>0.304642</text:p>
          </table:table-cell>
          <table:table-cell office:value-type="float" office:value="0.0443721" calcext:value-type="float">
            <text:p>0.0443721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0.305318" calcext:value-type="float">
            <text:p>0.305318</text:p>
          </table:table-cell>
          <table:table-cell office:value-type="float" office:value="0.046427" calcext:value-type="float">
            <text:p>0.046427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0.305882" calcext:value-type="float">
            <text:p>0.305882</text:p>
          </table:table-cell>
          <table:table-cell office:value-type="float" office:value="0.0488372" calcext:value-type="float">
            <text:p>0.0488372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0.305273" calcext:value-type="float">
            <text:p>0.305273</text:p>
          </table:table-cell>
          <table:table-cell office:value-type="float" office:value="0.0504814" calcext:value-type="float">
            <text:p>0.0504814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0.304262" calcext:value-type="float">
            <text:p>0.304262</text:p>
          </table:table-cell>
          <table:table-cell office:value-type="float" office:value="0.0510121" calcext:value-type="float">
            <text:p>0.0510121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0.302744" calcext:value-type="float">
            <text:p>0.302744</text:p>
          </table:table-cell>
          <table:table-cell office:value-type="float" office:value="0.0496794" calcext:value-type="float">
            <text:p>0.0496794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0.301854" calcext:value-type="float">
            <text:p>0.301854</text:p>
          </table:table-cell>
          <table:table-cell office:value-type="float" office:value="0.0497711" calcext:value-type="float">
            <text:p>0.0497711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0.313405" calcext:value-type="float">
            <text:p>0.313405</text:p>
          </table:table-cell>
          <table:table-cell office:value-type="float" office:value="0.0617229" calcext:value-type="float">
            <text:p>0.0617229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0.318771" calcext:value-type="float">
            <text:p>0.318771</text:p>
          </table:table-cell>
          <table:table-cell office:value-type="float" office:value="0.066956" calcext:value-type="float">
            <text:p>0.066956</text:p>
          </table:table-cell>
          <table:table-cell office:value-type="float" office:value="2.056" calcext:value-type="float">
            <text:p>2.056</text:p>
          </table:table-cell>
        </table:table-row>
        <table:table-row table:style-name="ro1">
          <table:table-cell office:value-type="float" office:value="0.321442" calcext:value-type="float">
            <text:p>0.321442</text:p>
          </table:table-cell>
          <table:table-cell office:value-type="float" office:value="0.0697686" calcext:value-type="float">
            <text:p>0.0697686</text:p>
          </table:table-cell>
          <table:table-cell office:value-type="float" office:value="2.056" calcext:value-type="float">
            <text:p>2.056</text:p>
          </table:table-cell>
        </table:table-row>
        <table:table-row table:style-name="ro1">
          <table:table-cell office:value-type="float" office:value="0.32327" calcext:value-type="float">
            <text:p>0.32327</text:p>
          </table:table-cell>
          <table:table-cell office:value-type="float" office:value="0.0711861" calcext:value-type="float">
            <text:p>0.0711861</text:p>
          </table:table-cell>
          <table:table-cell office:value-type="float" office:value="2.056" calcext:value-type="float">
            <text:p>2.056</text:p>
          </table:table-cell>
        </table:table-row>
        <table:table-row table:style-name="ro1">
          <table:table-cell office:value-type="float" office:value="0.328954" calcext:value-type="float">
            <text:p>0.328954</text:p>
          </table:table-cell>
          <table:table-cell office:value-type="float" office:value="0.0746613" calcext:value-type="float">
            <text:p>0.0746613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0.33117" calcext:value-type="float">
            <text:p>0.33117</text:p>
          </table:table-cell>
          <table:table-cell office:value-type="float" office:value="0.0763861" calcext:value-type="float">
            <text:p>0.0763861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0.332368" calcext:value-type="float">
            <text:p>0.332368</text:p>
          </table:table-cell>
          <table:table-cell office:value-type="float" office:value="0.0772027" calcext:value-type="float">
            <text:p>0.0772027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0.333076" calcext:value-type="float">
            <text:p>0.333076</text:p>
          </table:table-cell>
          <table:table-cell office:value-type="float" office:value="0.076152" calcext:value-type="float">
            <text:p>0.076152</text:p>
          </table:table-cell>
          <table:table-cell office:value-type="float" office:value="2.079" calcext:value-type="float">
            <text:p>2.079</text:p>
          </table:table-cell>
        </table:table-row>
        <table:table-row table:style-name="ro1">
          <table:table-cell office:value-type="float" office:value="0.333792" calcext:value-type="float">
            <text:p>0.333792</text:p>
          </table:table-cell>
          <table:table-cell office:value-type="float" office:value="0.0749257" calcext:value-type="float">
            <text:p>0.0749257</text:p>
          </table:table-cell>
          <table:table-cell office:value-type="float" office:value="2.079" calcext:value-type="float">
            <text:p>2.079</text:p>
          </table:table-cell>
        </table:table-row>
        <table:table-row table:style-name="ro1">
          <table:table-cell office:value-type="float" office:value="0.336938" calcext:value-type="float">
            <text:p>0.336938</text:p>
          </table:table-cell>
          <table:table-cell office:value-type="float" office:value="0.0701128" calcext:value-type="float">
            <text:p>0.0701128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339465" calcext:value-type="float">
            <text:p>0.339465</text:p>
          </table:table-cell>
          <table:table-cell office:value-type="float" office:value="0.067565" calcext:value-type="float">
            <text:p>0.067565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342026" calcext:value-type="float">
            <text:p>0.342026</text:p>
          </table:table-cell>
          <table:table-cell office:value-type="float" office:value="0.0642743" calcext:value-type="float">
            <text:p>0.0642743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343752" calcext:value-type="float">
            <text:p>0.343752</text:p>
          </table:table-cell>
          <table:table-cell office:value-type="float" office:value="0.0614033" calcext:value-type="float">
            <text:p>0.0614033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346115" calcext:value-type="float">
            <text:p>0.346115</text:p>
          </table:table-cell>
          <table:table-cell office:value-type="float" office:value="0.0585591" calcext:value-type="float">
            <text:p>0.0585591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0.348173" calcext:value-type="float">
            <text:p>0.348173</text:p>
          </table:table-cell>
          <table:table-cell office:value-type="float" office:value="0.0561109" calcext:value-type="float">
            <text:p>0.0561109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0.350306" calcext:value-type="float">
            <text:p>0.350306</text:p>
          </table:table-cell>
          <table:table-cell office:value-type="float" office:value="0.0542278" calcext:value-type="float">
            <text:p>0.0542278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0.351912" calcext:value-type="float">
            <text:p>0.351912</text:p>
          </table:table-cell>
          <table:table-cell office:value-type="float" office:value="0.0533994" calcext:value-type="float">
            <text:p>0.0533994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0.353031" calcext:value-type="float">
            <text:p>0.353031</text:p>
          </table:table-cell>
          <table:table-cell office:value-type="float" office:value="0.0524673" calcext:value-type="float">
            <text:p>0.0524673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0.354482" calcext:value-type="float">
            <text:p>0.354482</text:p>
          </table:table-cell>
          <table:table-cell office:value-type="float" office:value="0.0512071" calcext:value-type="float">
            <text:p>0.0512071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0.356416" calcext:value-type="float">
            <text:p>0.356416</text:p>
          </table:table-cell>
          <table:table-cell office:value-type="float" office:value="0.0506203" calcext:value-type="float">
            <text:p>0.0506203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0.35749" calcext:value-type="float">
            <text:p>0.35749</text:p>
          </table:table-cell>
          <table:table-cell office:value-type="float" office:value="0.0499577" calcext:value-type="float">
            <text:p>0.0499577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0.359501" calcext:value-type="float">
            <text:p>0.359501</text:p>
          </table:table-cell>
          <table:table-cell office:value-type="float" office:value="0.049236" calcext:value-type="float">
            <text:p>0.049236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0.361813" calcext:value-type="float">
            <text:p>0.361813</text:p>
          </table:table-cell>
          <table:table-cell office:value-type="float" office:value="0.0484513" calcext:value-type="float">
            <text:p>0.0484513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0.363169" calcext:value-type="float">
            <text:p>0.363169</text:p>
          </table:table-cell>
          <table:table-cell office:value-type="float" office:value="0.047941" calcext:value-type="float">
            <text:p>0.047941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0.364473" calcext:value-type="float">
            <text:p>0.364473</text:p>
          </table:table-cell>
          <table:table-cell office:value-type="float" office:value="0.0478265" calcext:value-type="float">
            <text:p>0.0478265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0.367241" calcext:value-type="float">
            <text:p>0.367241</text:p>
          </table:table-cell>
          <table:table-cell office:value-type="float" office:value="0.0468051" calcext:value-type="float">
            <text:p>0.0468051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36993" calcext:value-type="float">
            <text:p>0.36993</text:p>
          </table:table-cell>
          <table:table-cell office:value-type="float" office:value="0.0455614" calcext:value-type="float">
            <text:p>0.0455614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372955" calcext:value-type="float">
            <text:p>0.372955</text:p>
          </table:table-cell>
          <table:table-cell office:value-type="float" office:value="0.0443126" calcext:value-type="float">
            <text:p>0.0443126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376456" calcext:value-type="float">
            <text:p>0.376456</text:p>
          </table:table-cell>
          <table:table-cell office:value-type="float" office:value="0.0418355" calcext:value-type="float">
            <text:p>0.0418355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379784" calcext:value-type="float">
            <text:p>0.379784</text:p>
          </table:table-cell>
          <table:table-cell office:value-type="float" office:value="0.0381306" calcext:value-type="float">
            <text:p>0.0381306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0.382033" calcext:value-type="float">
            <text:p>0.382033</text:p>
          </table:table-cell>
          <table:table-cell office:value-type="float" office:value="0.0345582" calcext:value-type="float">
            <text:p>0.0345582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0.381375" calcext:value-type="float">
            <text:p>0.381375</text:p>
          </table:table-cell>
          <table:table-cell office:value-type="float" office:value="0.0110215" calcext:value-type="float">
            <text:p>0.0110215</text:p>
          </table:table-cell>
          <table:table-cell office:value-type="float" office:value="2.112" calcext:value-type="float">
            <text:p>2.112</text:p>
          </table:table-cell>
        </table:table-row>
        <table:table-row table:style-name="ro1">
          <table:table-cell office:value-type="float" office:value="0.380518" calcext:value-type="float">
            <text:p>0.380518</text:p>
          </table:table-cell>
          <table:table-cell office:value-type="float" office:value="0.00534873" calcext:value-type="float">
            <text:p>0.00534873</text:p>
          </table:table-cell>
          <table:table-cell office:value-type="float" office:value="2.112" calcext:value-type="float">
            <text:p>2.112</text:p>
          </table:table-cell>
        </table:table-row>
        <table:table-row table:style-name="ro1">
          <table:table-cell office:value-type="float" office:value="0.380372" calcext:value-type="float">
            <text:p>0.380372</text:p>
          </table:table-cell>
          <table:table-cell office:value-type="float" office:value="0.000188505" calcext:value-type="float">
            <text:p>0.000188505</text:p>
          </table:table-cell>
          <table:table-cell office:value-type="float" office:value="2.112" calcext:value-type="float">
            <text:p>2.112</text:p>
          </table:table-cell>
        </table:table-row>
        <table:table-row table:style-name="ro1">
          <table:table-cell office:value-type="float" office:value="0.378598" calcext:value-type="float">
            <text:p>0.378598</text:p>
          </table:table-cell>
          <table:table-cell office:value-type="float" office:value="-0.00482671" calcext:value-type="float">
            <text:p>-0.00482671</text:p>
          </table:table-cell>
          <table:table-cell office:value-type="float" office:value="2.112" calcext:value-type="float">
            <text:p>2.112</text:p>
          </table:table-cell>
        </table:table-row>
        <table:table-row table:style-name="ro1">
          <table:table-cell office:value-type="float" office:value="0.376573" calcext:value-type="float">
            <text:p>0.376573</text:p>
          </table:table-cell>
          <table:table-cell office:value-type="float" office:value="-0.00897992" calcext:value-type="float">
            <text:p>-0.00897992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0.374132" calcext:value-type="float">
            <text:p>0.374132</text:p>
          </table:table-cell>
          <table:table-cell office:value-type="float" office:value="-0.0117126" calcext:value-type="float">
            <text:p>-0.0117126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0.372324" calcext:value-type="float">
            <text:p>0.372324</text:p>
          </table:table-cell>
          <table:table-cell office:value-type="float" office:value="-0.0140394" calcext:value-type="float">
            <text:p>-0.0140394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0.36927" calcext:value-type="float">
            <text:p>0.36927</text:p>
          </table:table-cell>
          <table:table-cell office:value-type="float" office:value="-0.015288" calcext:value-type="float">
            <text:p>-0.015288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0.363711" calcext:value-type="float">
            <text:p>0.363711</text:p>
          </table:table-cell>
          <table:table-cell office:value-type="float" office:value="-0.023579" calcext:value-type="float">
            <text:p>-0.023579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0.361935" calcext:value-type="float">
            <text:p>0.361935</text:p>
          </table:table-cell>
          <table:table-cell office:value-type="float" office:value="-0.0267392" calcext:value-type="float">
            <text:p>-0.0267392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0.361207" calcext:value-type="float">
            <text:p>0.361207</text:p>
          </table:table-cell>
          <table:table-cell office:value-type="float" office:value="-0.0303588" calcext:value-type="float">
            <text:p>-0.0303588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0.360656" calcext:value-type="float">
            <text:p>0.360656</text:p>
          </table:table-cell>
          <table:table-cell office:value-type="float" office:value="-0.0330434" calcext:value-type="float">
            <text:p>-0.0330434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0.360379" calcext:value-type="float">
            <text:p>0.360379</text:p>
          </table:table-cell>
          <table:table-cell office:value-type="float" office:value="-0.0358078" calcext:value-type="float">
            <text:p>-0.0358078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0.360143" calcext:value-type="float">
            <text:p>0.360143</text:p>
          </table:table-cell>
          <table:table-cell office:value-type="float" office:value="-0.03697" calcext:value-type="float">
            <text:p>-0.03697</text:p>
          </table:table-cell>
          <table:table-cell office:value-type="float" office:value="2.068" calcext:value-type="float">
            <text:p>2.068</text:p>
          </table:table-cell>
        </table:table-row>
        <table:table-row table:style-name="ro1">
          <table:table-cell office:value-type="float" office:value="0.360435" calcext:value-type="float">
            <text:p>0.360435</text:p>
          </table:table-cell>
          <table:table-cell office:value-type="float" office:value="-0.0371064" calcext:value-type="float">
            <text:p>-0.0371064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360377" calcext:value-type="float">
            <text:p>0.360377</text:p>
          </table:table-cell>
          <table:table-cell office:value-type="float" office:value="-0.0366841" calcext:value-type="float">
            <text:p>-0.0366841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359614" calcext:value-type="float">
            <text:p>0.359614</text:p>
          </table:table-cell>
          <table:table-cell office:value-type="float" office:value="-0.036292" calcext:value-type="float">
            <text:p>-0.036292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357147" calcext:value-type="float">
            <text:p>0.357147</text:p>
          </table:table-cell>
          <table:table-cell office:value-type="float" office:value="-0.0346874" calcext:value-type="float">
            <text:p>-0.0346874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354182" calcext:value-type="float">
            <text:p>0.354182</text:p>
          </table:table-cell>
          <table:table-cell office:value-type="float" office:value="-0.0316597" calcext:value-type="float">
            <text:p>-0.0316597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0.349414" calcext:value-type="float">
            <text:p>0.349414</text:p>
          </table:table-cell>
          <table:table-cell office:value-type="float" office:value="-0.02804" calcext:value-type="float">
            <text:p>-0.02804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0.345546" calcext:value-type="float">
            <text:p>0.345546</text:p>
          </table:table-cell>
          <table:table-cell office:value-type="float" office:value="-0.0242324" calcext:value-type="float">
            <text:p>-0.0242324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0.342234" calcext:value-type="float">
            <text:p>0.342234</text:p>
          </table:table-cell>
          <table:table-cell office:value-type="float" office:value="-0.0204429" calcext:value-type="float">
            <text:p>-0.0204429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0.339397" calcext:value-type="float">
            <text:p>0.339397</text:p>
          </table:table-cell>
          <table:table-cell office:value-type="float" office:value="-0.0177141" calcext:value-type="float">
            <text:p>-0.0177141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0.336243" calcext:value-type="float">
            <text:p>0.336243</text:p>
          </table:table-cell>
          <table:table-cell office:value-type="float" office:value="-0.0160703" calcext:value-type="float">
            <text:p>-0.0160703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0.332076" calcext:value-type="float">
            <text:p>0.332076</text:p>
          </table:table-cell>
          <table:table-cell office:value-type="float" office:value="-0.0155088" calcext:value-type="float">
            <text:p>-0.0155088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0.326048" calcext:value-type="float">
            <text:p>0.326048</text:p>
          </table:table-cell>
          <table:table-cell office:value-type="float" office:value="-0.0149985" calcext:value-type="float">
            <text:p>-0.0149985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0.31925" calcext:value-type="float">
            <text:p>0.31925</text:p>
          </table:table-cell>
          <table:table-cell office:value-type="float" office:value="-0.0145083" calcext:value-type="float">
            <text:p>-0.0145083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1">
          <table:table-cell office:value-type="float" office:value="0.312857" calcext:value-type="float">
            <text:p>0.312857</text:p>
          </table:table-cell>
          <table:table-cell office:value-type="float" office:value="-0.0127808" calcext:value-type="float">
            <text:p>-0.0127808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1">
          <table:table-cell office:value-type="float" office:value="0.30671" calcext:value-type="float">
            <text:p>0.30671</text:p>
          </table:table-cell>
          <table:table-cell office:value-type="float" office:value="-0.00977517" calcext:value-type="float">
            <text:p>-0.00977517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1">
          <table:table-cell office:value-type="float" office:value="0.301883" calcext:value-type="float">
            <text:p>0.301883</text:p>
          </table:table-cell>
          <table:table-cell office:value-type="float" office:value="-0.00671363" calcext:value-type="float">
            <text:p>-0.00671363</text:p>
          </table:table-cell>
          <table:table-cell office:value-type="float" office:value="2.054" calcext:value-type="float">
            <text:p>2.054</text:p>
          </table:table-cell>
        </table:table-row>
        <table:table-row table:style-name="ro1">
          <table:table-cell office:value-type="float" office:value="0.296317" calcext:value-type="float">
            <text:p>0.296317</text:p>
          </table:table-cell>
          <table:table-cell office:value-type="float" office:value="-0.0030956" calcext:value-type="float">
            <text:p>-0.0030956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0.290306" calcext:value-type="float">
            <text:p>0.290306</text:p>
          </table:table-cell>
          <table:table-cell office:value-type="float" office:value="0.00146535" calcext:value-type="float">
            <text:p>0.00146535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0.284552" calcext:value-type="float">
            <text:p>0.284552</text:p>
          </table:table-cell>
          <table:table-cell office:value-type="float" office:value="0.00527612" calcext:value-type="float">
            <text:p>0.00527612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0.279276" calcext:value-type="float">
            <text:p>0.279276</text:p>
          </table:table-cell>
          <table:table-cell office:value-type="float" office:value="0.00840334" calcext:value-type="float">
            <text:p>0.00840334</text:p>
          </table:table-cell>
          <table:table-cell office:value-type="float" office:value="2.059" calcext:value-type="float">
            <text:p>2.059</text:p>
          </table:table-cell>
        </table:table-row>
        <table:table-row table:style-name="ro1">
          <table:table-cell office:value-type="float" office:value="0.274283" calcext:value-type="float">
            <text:p>0.274283</text:p>
          </table:table-cell>
          <table:table-cell office:value-type="float" office:value="0.0115659" calcext:value-type="float">
            <text:p>0.0115659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0.271305" calcext:value-type="float">
            <text:p>0.271305</text:p>
          </table:table-cell>
          <table:table-cell office:value-type="float" office:value="0.0143174" calcext:value-type="float">
            <text:p>0.0143174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0.269592" calcext:value-type="float">
            <text:p>0.269592</text:p>
          </table:table-cell>
          <table:table-cell office:value-type="float" office:value="0.0159328" calcext:value-type="float">
            <text:p>0.0159328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0.268133" calcext:value-type="float">
            <text:p>0.268133</text:p>
          </table:table-cell>
          <table:table-cell office:value-type="float" office:value="0.01836" calcext:value-type="float">
            <text:p>0.01836</text:p>
          </table:table-cell>
          <table:table-cell office:value-type="float" office:value="2.07" calcext:value-type="float">
            <text:p>2.07</text:p>
          </table:table-cell>
        </table:table-row>
        <table:table-row table:style-name="ro1">
          <table:table-cell office:value-type="float" office:value="0.266867" calcext:value-type="float">
            <text:p>0.266867</text:p>
          </table:table-cell>
          <table:table-cell office:value-type="float" office:value="0.0205307" calcext:value-type="float">
            <text:p>0.0205307</text:p>
          </table:table-cell>
          <table:table-cell office:value-type="float" office:value="2.079" calcext:value-type="float">
            <text:p>2.079</text:p>
          </table:table-cell>
        </table:table-row>
        <table:table-row table:style-name="ro1">
          <table:table-cell office:value-type="float" office:value="0.265924" calcext:value-type="float">
            <text:p>0.265924</text:p>
          </table:table-cell>
          <table:table-cell office:value-type="float" office:value="0.023903" calcext:value-type="float">
            <text:p>0.023903</text:p>
          </table:table-cell>
          <table:table-cell office:value-type="float" office:value="2.079" calcext:value-type="float">
            <text:p>2.079</text:p>
          </table:table-cell>
        </table:table-row>
        <table:table-row table:style-name="ro1">
          <table:table-cell office:value-type="float" office:value="0.264911" calcext:value-type="float">
            <text:p>0.264911</text:p>
          </table:table-cell>
          <table:table-cell office:value-type="float" office:value="0.0274929" calcext:value-type="float">
            <text:p>0.0274929</text:p>
          </table:table-cell>
          <table:table-cell office:value-type="float" office:value="2.079" calcext:value-type="float">
            <text:p>2.079</text:p>
          </table:table-cell>
        </table:table-row>
        <table:table-row table:style-name="ro1">
          <table:table-cell office:value-type="float" office:value="0.262836" calcext:value-type="float">
            <text:p>0.262836</text:p>
          </table:table-cell>
          <table:table-cell office:value-type="float" office:value="0.0314332" calcext:value-type="float">
            <text:p>0.0314332</text:p>
          </table:table-cell>
          <table:table-cell office:value-type="float" office:value="2.079" calcext:value-type="float">
            <text:p>2.079</text:p>
          </table:table-cell>
        </table:table-row>
        <table:table-row table:style-name="ro1">
          <table:table-cell office:value-type="float" office:value="0.259542" calcext:value-type="float">
            <text:p>0.259542</text:p>
          </table:table-cell>
          <table:table-cell office:value-type="float" office:value="0.0352952" calcext:value-type="float">
            <text:p>0.0352952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0.255637" calcext:value-type="float">
            <text:p>0.255637</text:p>
          </table:table-cell>
          <table:table-cell office:value-type="float" office:value="0.0392331" calcext:value-type="float">
            <text:p>0.039233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0.251445" calcext:value-type="float">
            <text:p>0.251445</text:p>
          </table:table-cell>
          <table:table-cell office:value-type="float" office:value="0.0422831" calcext:value-type="float">
            <text:p>0.042283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0.24775" calcext:value-type="float">
            <text:p>0.24775</text:p>
          </table:table-cell>
          <table:table-cell office:value-type="float" office:value="0.0440355" calcext:value-type="float">
            <text:p>0.0440355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0.245596" calcext:value-type="float">
            <text:p>0.245596</text:p>
          </table:table-cell>
          <table:table-cell office:value-type="float" office:value="0.0449068" calcext:value-type="float">
            <text:p>0.0449068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>
          <table:table-cell office:value-type="float" office:value="0.244257" calcext:value-type="float">
            <text:p>0.244257</text:p>
          </table:table-cell>
          <table:table-cell office:value-type="float" office:value="0.0448195" calcext:value-type="float">
            <text:p>0.0448195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>
          <table:table-cell office:value-type="float" office:value="0.244241" calcext:value-type="float">
            <text:p>0.244241</text:p>
          </table:table-cell>
          <table:table-cell office:value-type="float" office:value="0.0441606" calcext:value-type="float">
            <text:p>0.0441606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>
          <table:table-cell office:value-type="float" office:value="0.245595" calcext:value-type="float">
            <text:p>0.245595</text:p>
          </table:table-cell>
          <table:table-cell office:value-type="float" office:value="0.0434154" calcext:value-type="float">
            <text:p>0.0434154</text:p>
          </table:table-cell>
          <table:table-cell office:value-type="float" office:value="2.102" calcext:value-type="float">
            <text:p>2.102</text:p>
          </table:table-cell>
        </table:table-row>
        <table:table-row table:style-name="ro1">
          <table:table-cell office:value-type="float" office:value="0.246744" calcext:value-type="float">
            <text:p>0.246744</text:p>
          </table:table-cell>
          <table:table-cell office:value-type="float" office:value="0.0435796" calcext:value-type="float">
            <text:p>0.0435796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0.248387" calcext:value-type="float">
            <text:p>0.248387</text:p>
          </table:table-cell>
          <table:table-cell office:value-type="float" office:value="0.0443907" calcext:value-type="float">
            <text:p>0.0443907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0.250344" calcext:value-type="float">
            <text:p>0.250344</text:p>
          </table:table-cell>
          <table:table-cell office:value-type="float" office:value="0.0461828" calcext:value-type="float">
            <text:p>0.0461828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0.251316" calcext:value-type="float">
            <text:p>0.251316</text:p>
          </table:table-cell>
          <table:table-cell office:value-type="float" office:value="0.0478633" calcext:value-type="float">
            <text:p>0.0478633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0.251564" calcext:value-type="float">
            <text:p>0.251564</text:p>
          </table:table-cell>
          <table:table-cell office:value-type="float" office:value="0.0494232" calcext:value-type="float">
            <text:p>0.0494232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0.251576" calcext:value-type="float">
            <text:p>0.251576</text:p>
          </table:table-cell>
          <table:table-cell office:value-type="float" office:value="0.0506638" calcext:value-type="float">
            <text:p>0.0506638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0.251086" calcext:value-type="float">
            <text:p>0.251086</text:p>
          </table:table-cell>
          <table:table-cell office:value-type="float" office:value="0.051439" calcext:value-type="float">
            <text:p>0.051439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0.251648" calcext:value-type="float">
            <text:p>0.251648</text:p>
          </table:table-cell>
          <table:table-cell office:value-type="float" office:value="0.0515043" calcext:value-type="float">
            <text:p>0.0515043</text:p>
          </table:table-cell>
          <table:table-cell office:value-type="float" office:value="2.117" calcext:value-type="float">
            <text:p>2.117</text:p>
          </table:table-cell>
        </table:table-row>
        <table:table-row table:style-name="ro1">
          <table:table-cell office:value-type="float" office:value="0.253209" calcext:value-type="float">
            <text:p>0.253209</text:p>
          </table:table-cell>
          <table:table-cell office:value-type="float" office:value="0.051787" calcext:value-type="float">
            <text:p>0.051787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0.255868" calcext:value-type="float">
            <text:p>0.255868</text:p>
          </table:table-cell>
          <table:table-cell office:value-type="float" office:value="0.0517341" calcext:value-type="float">
            <text:p>0.0517341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0.259739" calcext:value-type="float">
            <text:p>0.259739</text:p>
          </table:table-cell>
          <table:table-cell office:value-type="float" office:value="0.0506218" calcext:value-type="float">
            <text:p>0.0506218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0.264789" calcext:value-type="float">
            <text:p>0.264789</text:p>
          </table:table-cell>
          <table:table-cell office:value-type="float" office:value="0.0500363" calcext:value-type="float">
            <text:p>0.0500363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0.269013" calcext:value-type="float">
            <text:p>0.269013</text:p>
          </table:table-cell>
          <table:table-cell office:value-type="float" office:value="0.0487695" calcext:value-type="float">
            <text:p>0.0487695</text:p>
          </table:table-cell>
          <table:table-cell office:value-type="float" office:value="2.131" calcext:value-type="float">
            <text:p>2.131</text:p>
          </table:table-cell>
        </table:table-row>
        <table:table-row table:style-name="ro1">
          <table:table-cell office:value-type="float" office:value="0.271472" calcext:value-type="float">
            <text:p>0.271472</text:p>
          </table:table-cell>
          <table:table-cell office:value-type="float" office:value="0.047609" calcext:value-type="float">
            <text:p>0.047609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0.272416" calcext:value-type="float">
            <text:p>0.272416</text:p>
          </table:table-cell>
          <table:table-cell office:value-type="float" office:value="0.047293" calcext:value-type="float">
            <text:p>0.047293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0.273492" calcext:value-type="float">
            <text:p>0.273492</text:p>
          </table:table-cell>
          <table:table-cell office:value-type="float" office:value="0.0493865" calcext:value-type="float">
            <text:p>0.0493865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0.27434" calcext:value-type="float">
            <text:p>0.27434</text:p>
          </table:table-cell>
          <table:table-cell office:value-type="float" office:value="0.0520613" calcext:value-type="float">
            <text:p>0.0520613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0.277612" calcext:value-type="float">
            <text:p>0.277612</text:p>
          </table:table-cell>
          <table:table-cell office:value-type="float" office:value="0.0568466" calcext:value-type="float">
            <text:p>0.056846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0.295601" calcext:value-type="float">
            <text:p>0.295601</text:p>
          </table:table-cell>
          <table:table-cell office:value-type="float" office:value="0.0666429" calcext:value-type="float">
            <text:p>0.0666429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0.315275" calcext:value-type="float">
            <text:p>0.315275</text:p>
          </table:table-cell>
          <table:table-cell office:value-type="float" office:value="0.0714295" calcext:value-type="float">
            <text:p>0.0714295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0.327831" calcext:value-type="float">
            <text:p>0.327831</text:p>
          </table:table-cell>
          <table:table-cell office:value-type="float" office:value="0.075859" calcext:value-type="float">
            <text:p>0.075859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0.331486" calcext:value-type="float">
            <text:p>0.331486</text:p>
          </table:table-cell>
          <table:table-cell office:value-type="float" office:value="0.0775959" calcext:value-type="float">
            <text:p>0.0775959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0.335076" calcext:value-type="float">
            <text:p>0.335076</text:p>
          </table:table-cell>
          <table:table-cell office:value-type="float" office:value="0.079039" calcext:value-type="float">
            <text:p>0.079039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0.34084" calcext:value-type="float">
            <text:p>0.34084</text:p>
          </table:table-cell>
          <table:table-cell office:value-type="float" office:value="0.0825844" calcext:value-type="float">
            <text:p>0.0825844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0.344535" calcext:value-type="float">
            <text:p>0.344535</text:p>
          </table:table-cell>
          <table:table-cell office:value-type="float" office:value="0.0836958" calcext:value-type="float">
            <text:p>0.0836958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0.358028" calcext:value-type="float">
            <text:p>0.358028</text:p>
          </table:table-cell>
          <table:table-cell office:value-type="float" office:value="0.086722" calcext:value-type="float">
            <text:p>0.086722</text:p>
          </table:table-cell>
          <table:table-cell office:value-type="float" office:value="2.201" calcext:value-type="float">
            <text:p>2.201</text:p>
          </table:table-cell>
        </table:table-row>
        <table:table-row table:style-name="ro1">
          <table:table-cell office:value-type="float" office:value="0.364901" calcext:value-type="float">
            <text:p>0.364901</text:p>
          </table:table-cell>
          <table:table-cell office:value-type="float" office:value="0.0888128" calcext:value-type="float">
            <text:p>0.0888128</text:p>
          </table:table-cell>
          <table:table-cell office:value-type="float" office:value="2.201" calcext:value-type="float">
            <text:p>2.201</text:p>
          </table:table-cell>
        </table:table-row>
        <table:table-row table:style-name="ro1">
          <table:table-cell office:value-type="float" office:value="0.375082" calcext:value-type="float">
            <text:p>0.375082</text:p>
          </table:table-cell>
          <table:table-cell office:value-type="float" office:value="0.095662" calcext:value-type="float">
            <text:p>0.095662</text:p>
          </table:table-cell>
          <table:table-cell office:value-type="float" office:value="2.209" calcext:value-type="float">
            <text:p>2.209</text:p>
          </table:table-cell>
        </table:table-row>
        <table:table-row table:style-name="ro1">
          <table:table-cell office:value-type="float" office:value="0.377789" calcext:value-type="float">
            <text:p>0.377789</text:p>
          </table:table-cell>
          <table:table-cell office:value-type="float" office:value="0.10432" calcext:value-type="float">
            <text:p>0.10432</text:p>
          </table:table-cell>
          <table:table-cell office:value-type="float" office:value="2.209" calcext:value-type="float">
            <text:p>2.209</text:p>
          </table:table-cell>
        </table:table-row>
        <table:table-row table:style-name="ro1">
          <table:table-cell office:value-type="float" office:value="0.37794" calcext:value-type="float">
            <text:p>0.37794</text:p>
          </table:table-cell>
          <table:table-cell office:value-type="float" office:value="0.112786" calcext:value-type="float">
            <text:p>0.112786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376778" calcext:value-type="float">
            <text:p>0.376778</text:p>
          </table:table-cell>
          <table:table-cell office:value-type="float" office:value="0.116349" calcext:value-type="float">
            <text:p>0.116349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374816" calcext:value-type="float">
            <text:p>0.374816</text:p>
          </table:table-cell>
          <table:table-cell office:value-type="float" office:value="0.118907" calcext:value-type="float">
            <text:p>0.118907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374063" calcext:value-type="float">
            <text:p>0.374063</text:p>
          </table:table-cell>
          <table:table-cell office:value-type="float" office:value="0.120725" calcext:value-type="float">
            <text:p>0.120725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377338" calcext:value-type="float">
            <text:p>0.377338</text:p>
          </table:table-cell>
          <table:table-cell office:value-type="float" office:value="0.123538" calcext:value-type="float">
            <text:p>0.123538</text:p>
          </table:table-cell>
          <table:table-cell office:value-type="float" office:value="2.245" calcext:value-type="float">
            <text:p>2.245</text:p>
          </table:table-cell>
        </table:table-row>
        <table:table-row table:style-name="ro1">
          <table:table-cell office:value-type="float" office:value="0.393127" calcext:value-type="float">
            <text:p>0.393127</text:p>
          </table:table-cell>
          <table:table-cell office:value-type="float" office:value="0.129173" calcext:value-type="float">
            <text:p>0.129173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float" office:value="0.397243" calcext:value-type="float">
            <text:p>0.397243</text:p>
          </table:table-cell>
          <table:table-cell office:value-type="float" office:value="0.129297" calcext:value-type="float">
            <text:p>0.129297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float" office:value="0.4001" calcext:value-type="float">
            <text:p>0.4001</text:p>
          </table:table-cell>
          <table:table-cell office:value-type="float" office:value="0.128717" calcext:value-type="float">
            <text:p>0.128717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float" office:value="0.402" calcext:value-type="float">
            <text:p>0.402</text:p>
          </table:table-cell>
          <table:table-cell office:value-type="float" office:value="0.127107" calcext:value-type="float">
            <text:p>0.127107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float" office:value="0.404584" calcext:value-type="float">
            <text:p>0.404584</text:p>
          </table:table-cell>
          <table:table-cell office:value-type="float" office:value="0.124188" calcext:value-type="float">
            <text:p>0.124188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float" office:value="0.408132" calcext:value-type="float">
            <text:p>0.408132</text:p>
          </table:table-cell>
          <table:table-cell office:value-type="float" office:value="0.117239" calcext:value-type="float">
            <text:p>0.117239</text:p>
          </table:table-cell>
          <table:table-cell office:value-type="float" office:value="2.252" calcext:value-type="float">
            <text:p>2.252</text:p>
          </table:table-cell>
        </table:table-row>
        <table:table-row table:style-name="ro1">
          <table:table-cell office:value-type="float" office:value="0.412398" calcext:value-type="float">
            <text:p>0.412398</text:p>
          </table:table-cell>
          <table:table-cell office:value-type="float" office:value="0.113304" calcext:value-type="float">
            <text:p>0.113304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413605" calcext:value-type="float">
            <text:p>0.413605</text:p>
          </table:table-cell>
          <table:table-cell office:value-type="float" office:value="0.113092" calcext:value-type="float">
            <text:p>0.113092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417838" calcext:value-type="float">
            <text:p>0.417838</text:p>
          </table:table-cell>
          <table:table-cell office:value-type="float" office:value="0.112794" calcext:value-type="float">
            <text:p>0.112794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420984" calcext:value-type="float">
            <text:p>0.420984</text:p>
          </table:table-cell>
          <table:table-cell office:value-type="float" office:value="0.111095" calcext:value-type="float">
            <text:p>0.111095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425069" calcext:value-type="float">
            <text:p>0.425069</text:p>
          </table:table-cell>
          <table:table-cell office:value-type="float" office:value="0.108183" calcext:value-type="float">
            <text:p>0.108183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435893" calcext:value-type="float">
            <text:p>0.435893</text:p>
          </table:table-cell>
          <table:table-cell office:value-type="float" office:value="0.0954539" calcext:value-type="float">
            <text:p>0.0954539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0.43997" calcext:value-type="float">
            <text:p>0.43997</text:p>
          </table:table-cell>
          <table:table-cell office:value-type="float" office:value="0.0900808" calcext:value-type="float">
            <text:p>0.0900808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0.442736" calcext:value-type="float">
            <text:p>0.442736</text:p>
          </table:table-cell>
          <table:table-cell office:value-type="float" office:value="0.0868787" calcext:value-type="float">
            <text:p>0.0868787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0.454209" calcext:value-type="float">
            <text:p>0.454209</text:p>
          </table:table-cell>
          <table:table-cell office:value-type="float" office:value="0.093317" calcext:value-type="float">
            <text:p>0.093317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466644" calcext:value-type="float">
            <text:p>0.466644</text:p>
          </table:table-cell>
          <table:table-cell office:value-type="float" office:value="0.0979205" calcext:value-type="float">
            <text:p>0.0979205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473508" calcext:value-type="float">
            <text:p>0.473508</text:p>
          </table:table-cell>
          <table:table-cell office:value-type="float" office:value="0.0995874" calcext:value-type="float">
            <text:p>0.0995874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480724" calcext:value-type="float">
            <text:p>0.480724</text:p>
          </table:table-cell>
          <table:table-cell office:value-type="float" office:value="0.101473" calcext:value-type="float">
            <text:p>0.101473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0.497106" calcext:value-type="float">
            <text:p>0.497106</text:p>
          </table:table-cell>
          <table:table-cell office:value-type="float" office:value="0.0980754" calcext:value-type="float">
            <text:p>0.0980754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0.504158" calcext:value-type="float">
            <text:p>0.504158</text:p>
          </table:table-cell>
          <table:table-cell office:value-type="float" office:value="0.0966232" calcext:value-type="float">
            <text:p>0.0966232</text:p>
          </table:table-cell>
          <table:table-cell office:value-type="float" office:value="2.325" calcext:value-type="float">
            <text:p>2.325</text:p>
          </table:table-cell>
        </table:table-row>
        <table:table-row table:style-name="ro1">
          <table:table-cell office:value-type="float" office:value="0.51332" calcext:value-type="float">
            <text:p>0.51332</text:p>
          </table:table-cell>
          <table:table-cell office:value-type="float" office:value="0.0979263" calcext:value-type="float">
            <text:p>0.0979263</text:p>
          </table:table-cell>
          <table:table-cell office:value-type="float" office:value="2.341" calcext:value-type="float">
            <text:p>2.341</text:p>
          </table:table-cell>
        </table:table-row>
        <table:table-row table:style-name="ro1">
          <table:table-cell office:value-type="float" office:value="0.515902" calcext:value-type="float">
            <text:p>0.515902</text:p>
          </table:table-cell>
          <table:table-cell office:value-type="float" office:value="0.107541" calcext:value-type="float">
            <text:p>0.107541</text:p>
          </table:table-cell>
          <table:table-cell office:value-type="float" office:value="2.341" calcext:value-type="float">
            <text:p>2.341</text:p>
          </table:table-cell>
        </table:table-row>
        <table:table-row table:style-name="ro1">
          <table:table-cell office:value-type="float" office:value="0.521374" calcext:value-type="float">
            <text:p>0.521374</text:p>
          </table:table-cell>
          <table:table-cell office:value-type="float" office:value="0.112176" calcext:value-type="float">
            <text:p>0.112176</text:p>
          </table:table-cell>
          <table:table-cell office:value-type="float" office:value="2.341" calcext:value-type="float">
            <text:p>2.341</text:p>
          </table:table-cell>
        </table:table-row>
        <table:table-row table:style-name="ro1">
          <table:table-cell office:value-type="float" office:value="0.524911" calcext:value-type="float">
            <text:p>0.524911</text:p>
          </table:table-cell>
          <table:table-cell office:value-type="float" office:value="0.113001" calcext:value-type="float">
            <text:p>0.113001</text:p>
          </table:table-cell>
          <table:table-cell office:value-type="float" office:value="2.341" calcext:value-type="float">
            <text:p>2.341</text:p>
          </table:table-cell>
        </table:table-row>
        <table:table-row table:style-name="ro1">
          <table:table-cell office:value-type="float" office:value="0.529099" calcext:value-type="float">
            <text:p>0.529099</text:p>
          </table:table-cell>
          <table:table-cell office:value-type="float" office:value="0.112907" calcext:value-type="float">
            <text:p>0.112907</text:p>
          </table:table-cell>
          <table:table-cell office:value-type="float" office:value="2.341" calcext:value-type="float">
            <text:p>2.341</text:p>
          </table:table-cell>
        </table:table-row>
        <table:table-row table:style-name="ro1">
          <table:table-cell office:value-type="float" office:value="0.538841" calcext:value-type="float">
            <text:p>0.538841</text:p>
          </table:table-cell>
          <table:table-cell office:value-type="float" office:value="0.110295" calcext:value-type="float">
            <text:p>0.110295</text:p>
          </table:table-cell>
          <table:table-cell office:value-type="float" office:value="2.355" calcext:value-type="float">
            <text:p>2.355</text:p>
          </table:table-cell>
        </table:table-row>
        <table:table-row table:style-name="ro1">
          <table:table-cell office:value-type="float" office:value="0.543505" calcext:value-type="float">
            <text:p>0.543505</text:p>
          </table:table-cell>
          <table:table-cell office:value-type="float" office:value="0.111365" calcext:value-type="float">
            <text:p>0.111365</text:p>
          </table:table-cell>
          <table:table-cell office:value-type="float" office:value="2.355" calcext:value-type="float">
            <text:p>2.355</text:p>
          </table:table-cell>
        </table:table-row>
        <table:table-row table:style-name="ro1">
          <table:table-cell office:value-type="float" office:value="0.556544" calcext:value-type="float">
            <text:p>0.556544</text:p>
          </table:table-cell>
          <table:table-cell office:value-type="float" office:value="0.120373" calcext:value-type="float">
            <text:p>0.120373</text:p>
          </table:table-cell>
          <table:table-cell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0.563745" calcext:value-type="float">
            <text:p>0.563745</text:p>
          </table:table-cell>
          <table:table-cell office:value-type="float" office:value="0.125253" calcext:value-type="float">
            <text:p>0.125253</text:p>
          </table:table-cell>
          <table:table-cell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0.571009" calcext:value-type="float">
            <text:p>0.571009</text:p>
          </table:table-cell>
          <table:table-cell office:value-type="float" office:value="0.130255" calcext:value-type="float">
            <text:p>0.130255</text:p>
          </table:table-cell>
          <table:table-cell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0.578469" calcext:value-type="float">
            <text:p>0.578469</text:p>
          </table:table-cell>
          <table:table-cell office:value-type="float" office:value="0.123559" calcext:value-type="float">
            <text:p>0.123559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float" office:value="0.575575" calcext:value-type="float">
            <text:p>0.575575</text:p>
          </table:table-cell>
          <table:table-cell office:value-type="float" office:value="0.118147" calcext:value-type="float">
            <text:p>0.118147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float" office:value="0.579402" calcext:value-type="float">
            <text:p>0.579402</text:p>
          </table:table-cell>
          <table:table-cell office:value-type="float" office:value="0.119351" calcext:value-type="float">
            <text:p>0.119351</text:p>
          </table:table-cell>
          <table:table-cell office:value-type="float" office:value="2.388" calcext:value-type="float">
            <text:p>2.388</text:p>
          </table:table-cell>
        </table:table-row>
        <table:table-row table:style-name="ro1">
          <table:table-cell office:value-type="float" office:value="0.583396" calcext:value-type="float">
            <text:p>0.583396</text:p>
          </table:table-cell>
          <table:table-cell office:value-type="float" office:value="0.12202" calcext:value-type="float">
            <text:p>0.12202</text:p>
          </table:table-cell>
          <table:table-cell office:value-type="float" office:value="2.388" calcext:value-type="float">
            <text:p>2.388</text:p>
          </table:table-cell>
        </table:table-row>
        <table:table-row table:style-name="ro1">
          <table:table-cell office:value-type="float" office:value="0.598921" calcext:value-type="float">
            <text:p>0.598921</text:p>
          </table:table-cell>
          <table:table-cell office:value-type="float" office:value="0.123579" calcext:value-type="float">
            <text:p>0.123579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float" office:value="0.605616" calcext:value-type="float">
            <text:p>0.605616</text:p>
          </table:table-cell>
          <table:table-cell office:value-type="float" office:value="0.124208" calcext:value-type="float">
            <text:p>0.124208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float" office:value="0.612117" calcext:value-type="float">
            <text:p>0.612117</text:p>
          </table:table-cell>
          <table:table-cell office:value-type="float" office:value="0.125576" calcext:value-type="float">
            <text:p>0.125576</text:p>
          </table:table-cell>
          <table:table-cell office:value-type="float" office:value="2.386" calcext:value-type="float">
            <text:p>2.386</text:p>
          </table:table-cell>
        </table:table-row>
        <table:table-row table:style-name="ro1">
          <table:table-cell office:value-type="float" office:value="0.62175" calcext:value-type="float">
            <text:p>0.62175</text:p>
          </table:table-cell>
          <table:table-cell office:value-type="float" office:value="0.12671" calcext:value-type="float">
            <text:p>0.12671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0.626555" calcext:value-type="float">
            <text:p>0.626555</text:p>
          </table:table-cell>
          <table:table-cell office:value-type="float" office:value="0.127014" calcext:value-type="float">
            <text:p>0.127014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0.632868" calcext:value-type="float">
            <text:p>0.632868</text:p>
          </table:table-cell>
          <table:table-cell office:value-type="float" office:value="0.125092" calcext:value-type="float">
            <text:p>0.125092</text:p>
          </table:table-cell>
          <table:table-cell office:value-type="float" office:value="2.38" calcext:value-type="float">
            <text:p>2.38</text:p>
          </table:table-cell>
        </table:table-row>
        <table:table-row table:style-name="ro1">
          <table:table-cell office:value-type="float" office:value="0.643171" calcext:value-type="float">
            <text:p>0.643171</text:p>
          </table:table-cell>
          <table:table-cell office:value-type="float" office:value="0.116485" calcext:value-type="float">
            <text:p>0.116485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 office:value-type="float" office:value="0.649482" calcext:value-type="float">
            <text:p>0.649482</text:p>
          </table:table-cell>
          <table:table-cell office:value-type="float" office:value="0.11075" calcext:value-type="float">
            <text:p>0.11075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 office:value-type="float" office:value="0.660649" calcext:value-type="float">
            <text:p>0.660649</text:p>
          </table:table-cell>
          <table:table-cell office:value-type="float" office:value="0.100977" calcext:value-type="float">
            <text:p>0.100977</text:p>
          </table:table-cell>
          <table:table-cell office:value-type="float" office:value="2.333" calcext:value-type="float">
            <text:p>2.333</text:p>
          </table:table-cell>
        </table:table-row>
        <table:table-row table:style-name="ro1">
          <table:table-cell office:value-type="float" office:value="0.667885" calcext:value-type="float">
            <text:p>0.667885</text:p>
          </table:table-cell>
          <table:table-cell office:value-type="float" office:value="0.0955441" calcext:value-type="float">
            <text:p>0.0955441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0.675055" calcext:value-type="float">
            <text:p>0.675055</text:p>
          </table:table-cell>
          <table:table-cell office:value-type="float" office:value="0.0903334" calcext:value-type="float">
            <text:p>0.0903334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0.682573" calcext:value-type="float">
            <text:p>0.682573</text:p>
          </table:table-cell>
          <table:table-cell office:value-type="float" office:value="0.0851395" calcext:value-type="float">
            <text:p>0.0851395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0.685606" calcext:value-type="float">
            <text:p>0.685606</text:p>
          </table:table-cell>
          <table:table-cell office:value-type="float" office:value="0.084191" calcext:value-type="float">
            <text:p>0.084191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0.687947" calcext:value-type="float">
            <text:p>0.687947</text:p>
          </table:table-cell>
          <table:table-cell office:value-type="float" office:value="0.0849566" calcext:value-type="float">
            <text:p>0.0849566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0.68961" calcext:value-type="float">
            <text:p>0.68961</text:p>
          </table:table-cell>
          <table:table-cell office:value-type="float" office:value="0.0863849" calcext:value-type="float">
            <text:p>0.0863849</text:p>
          </table:table-cell>
          <table:table-cell office:value-type="float" office:value="2.282" calcext:value-type="float">
            <text:p>2.282</text:p>
          </table:table-cell>
        </table:table-row>
        <table:table-row table:style-name="ro1">
          <table:table-cell office:value-type="float" office:value="0.702298" calcext:value-type="float">
            <text:p>0.702298</text:p>
          </table:table-cell>
          <table:table-cell office:value-type="float" office:value="0.0817236" calcext:value-type="float">
            <text:p>0.0817236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0.704791" calcext:value-type="float">
            <text:p>0.704791</text:p>
          </table:table-cell>
          <table:table-cell office:value-type="float" office:value="0.0820372" calcext:value-type="float">
            <text:p>0.0820372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0.707548" calcext:value-type="float">
            <text:p>0.707548</text:p>
          </table:table-cell>
          <table:table-cell office:value-type="float" office:value="0.0829464" calcext:value-type="float">
            <text:p>0.0829464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0.711782" calcext:value-type="float">
            <text:p>0.711782</text:p>
          </table:table-cell>
          <table:table-cell office:value-type="float" office:value="0.083408" calcext:value-type="float">
            <text:p>0.083408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0.716128" calcext:value-type="float">
            <text:p>0.716128</text:p>
          </table:table-cell>
          <table:table-cell office:value-type="float" office:value="0.0825842" calcext:value-type="float">
            <text:p>0.0825842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0.720611" calcext:value-type="float">
            <text:p>0.720611</text:p>
          </table:table-cell>
          <table:table-cell office:value-type="float" office:value="0.0816499" calcext:value-type="float">
            <text:p>0.0816499</text:p>
          </table:table-cell>
          <table:table-cell office:value-type="float" office:value="2.236" calcext:value-type="float">
            <text:p>2.236</text:p>
          </table:table-cell>
        </table:table-row>
        <table:table-row table:style-name="ro1">
          <table:table-cell office:value-type="float" office:value="0.726117" calcext:value-type="float">
            <text:p>0.726117</text:p>
          </table:table-cell>
          <table:table-cell office:value-type="float" office:value="0.0746722" calcext:value-type="float">
            <text:p>0.0746722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729951" calcext:value-type="float">
            <text:p>0.729951</text:p>
          </table:table-cell>
          <table:table-cell office:value-type="float" office:value="0.074393" calcext:value-type="float">
            <text:p>0.074393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0.732662" calcext:value-type="float">
            <text:p>0.732662</text:p>
          </table:table-cell>
          <table:table-cell office:value-type="float" office:value="0.0756086" calcext:value-type="float">
            <text:p>0.0756086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0.735464" calcext:value-type="float">
            <text:p>0.735464</text:p>
          </table:table-cell>
          <table:table-cell office:value-type="float" office:value="0.0778511" calcext:value-type="float">
            <text:p>0.0778511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0.738294" calcext:value-type="float">
            <text:p>0.738294</text:p>
          </table:table-cell>
          <table:table-cell office:value-type="float" office:value="0.0817552" calcext:value-type="float">
            <text:p>0.0817552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0.747043" calcext:value-type="float">
            <text:p>0.747043</text:p>
          </table:table-cell>
          <table:table-cell office:value-type="float" office:value="0.0892936" calcext:value-type="float">
            <text:p>0.0892936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751886" calcext:value-type="float">
            <text:p>0.751886</text:p>
          </table:table-cell>
          <table:table-cell office:value-type="float" office:value="0.0931636" calcext:value-type="float">
            <text:p>0.0931636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761578" calcext:value-type="float">
            <text:p>0.761578</text:p>
          </table:table-cell>
          <table:table-cell office:value-type="float" office:value="0.0957296" calcext:value-type="float">
            <text:p>0.0957296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765088" calcext:value-type="float">
            <text:p>0.765088</text:p>
          </table:table-cell>
          <table:table-cell office:value-type="float" office:value="0.0958351" calcext:value-type="float">
            <text:p>0.0958351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770056" calcext:value-type="float">
            <text:p>0.770056</text:p>
          </table:table-cell>
          <table:table-cell office:value-type="float" office:value="0.095342" calcext:value-type="float">
            <text:p>0.095342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774347" calcext:value-type="float">
            <text:p>0.774347</text:p>
          </table:table-cell>
          <table:table-cell office:value-type="float" office:value="0.0940237" calcext:value-type="float">
            <text:p>0.0940237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777868" calcext:value-type="float">
            <text:p>0.777868</text:p>
          </table:table-cell>
          <table:table-cell office:value-type="float" office:value="0.0933088" calcext:value-type="float">
            <text:p>0.0933088</text:p>
          </table:table-cell>
          <table:table-cell office:value-type="float" office:value="1.908" calcext:value-type="float">
            <text:p>1.908</text:p>
          </table:table-cell>
        </table:table-row>
        <table:table-row table:style-name="ro1">
          <table:table-cell office:value-type="float" office:value="0.781534" calcext:value-type="float">
            <text:p>0.781534</text:p>
          </table:table-cell>
          <table:table-cell office:value-type="float" office:value="0.0918143" calcext:value-type="float">
            <text:p>0.0918143</text:p>
          </table:table-cell>
          <table:table-cell office:value-type="float" office:value="1.908" calcext:value-type="float">
            <text:p>1.908</text:p>
          </table:table-cell>
        </table:table-row>
        <table:table-row table:style-name="ro1">
          <table:table-cell office:value-type="float" office:value="0.786186" calcext:value-type="float">
            <text:p>0.786186</text:p>
          </table:table-cell>
          <table:table-cell office:value-type="float" office:value="0.0900006" calcext:value-type="float">
            <text:p>0.0900006</text:p>
          </table:table-cell>
          <table:table-cell office:value-type="float" office:value="1.908" calcext:value-type="float">
            <text:p>1.908</text:p>
          </table:table-cell>
        </table:table-row>
        <table:table-row table:style-name="ro1">
          <table:table-cell office:value-type="float" office:value="0.79027" calcext:value-type="float">
            <text:p>0.79027</text:p>
          </table:table-cell>
          <table:table-cell office:value-type="float" office:value="0.0885054" calcext:value-type="float">
            <text:p>0.0885054</text:p>
          </table:table-cell>
          <table:table-cell office:value-type="float" office:value="1.908" calcext:value-type="float">
            <text:p>1.908</text:p>
          </table:table-cell>
        </table:table-row>
        <table:table-row table:style-name="ro1">
          <table:table-cell office:value-type="float" office:value="0.79413" calcext:value-type="float">
            <text:p>0.79413</text:p>
          </table:table-cell>
          <table:table-cell office:value-type="float" office:value="0.0865248" calcext:value-type="float">
            <text:p>0.0865248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0.8003" calcext:value-type="float">
            <text:p>0.8003</text:p>
          </table:table-cell>
          <table:table-cell office:value-type="float" office:value="0.0853983" calcext:value-type="float">
            <text:p>0.0853983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0.811708" calcext:value-type="float">
            <text:p>0.811708</text:p>
          </table:table-cell>
          <table:table-cell office:value-type="float" office:value="0.0902585" calcext:value-type="float">
            <text:p>0.0902585</text:p>
          </table:table-cell>
          <table:table-cell office:value-type="float" office:value="1.876" calcext:value-type="float">
            <text:p>1.876</text:p>
          </table:table-cell>
        </table:table-row>
        <table:table-row table:style-name="ro1">
          <table:table-cell office:value-type="float" office:value="0.81661" calcext:value-type="float">
            <text:p>0.81661</text:p>
          </table:table-cell>
          <table:table-cell office:value-type="float" office:value="0.0935769" calcext:value-type="float">
            <text:p>0.0935769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0.82219" calcext:value-type="float">
            <text:p>0.82219</text:p>
          </table:table-cell>
          <table:table-cell office:value-type="float" office:value="0.0976774" calcext:value-type="float">
            <text:p>0.0976774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0.828204" calcext:value-type="float">
            <text:p>0.828204</text:p>
          </table:table-cell>
          <table:table-cell office:value-type="float" office:value="0.106078" calcext:value-type="float">
            <text:p>0.106078</text:p>
          </table:table-cell>
          <table:table-cell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0.83146" calcext:value-type="float">
            <text:p>0.83146</text:p>
          </table:table-cell>
          <table:table-cell office:value-type="float" office:value="0.109329" calcext:value-type="float">
            <text:p>0.109329</text:p>
          </table:table-cell>
          <table:table-cell office:value-type="float" office:value="1.804" calcext:value-type="float">
            <text:p>1.804</text:p>
          </table:table-cell>
        </table:table-row>
        <table:table-row table:style-name="ro1">
          <table:table-cell office:value-type="float" office:value="0.839446" calcext:value-type="float">
            <text:p>0.839446</text:p>
          </table:table-cell>
          <table:table-cell office:value-type="float" office:value="0.11305" calcext:value-type="float">
            <text:p>0.11305</text:p>
          </table:table-cell>
          <table:table-cell office:value-type="float" office:value="1.804" calcext:value-type="float">
            <text:p>1.804</text:p>
          </table:table-cell>
        </table:table-row>
        <table:table-row table:style-name="ro1">
          <table:table-cell office:value-type="float" office:value="0.843811" calcext:value-type="float">
            <text:p>0.843811</text:p>
          </table:table-cell>
          <table:table-cell office:value-type="float" office:value="0.114344" calcext:value-type="float">
            <text:p>0.114344</text:p>
          </table:table-cell>
          <table:table-cell office:value-type="float" office:value="1.804" calcext:value-type="float">
            <text:p>1.804</text:p>
          </table:table-cell>
        </table:table-row>
        <table:table-row table:style-name="ro1">
          <table:table-cell office:value-type="float" office:value="0.849656" calcext:value-type="float">
            <text:p>0.849656</text:p>
          </table:table-cell>
          <table:table-cell office:value-type="float" office:value="0.113445" calcext:value-type="float">
            <text:p>0.113445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0.860462" calcext:value-type="float">
            <text:p>0.860462</text:p>
          </table:table-cell>
          <table:table-cell office:value-type="float" office:value="0.113196" calcext:value-type="float">
            <text:p>0.113196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0.868214" calcext:value-type="float">
            <text:p>0.868214</text:p>
          </table:table-cell>
          <table:table-cell office:value-type="float" office:value="0.1129" calcext:value-type="float">
            <text:p>0.1129</text:p>
          </table:table-cell>
          <table:table-cell office:value-type="float" office:value="1.762" calcext:value-type="float">
            <text:p>1.762</text:p>
          </table:table-cell>
        </table:table-row>
        <table:table-row table:style-name="ro1">
          <table:table-cell office:value-type="float" office:value="0.876428" calcext:value-type="float">
            <text:p>0.876428</text:p>
          </table:table-cell>
          <table:table-cell office:value-type="float" office:value="0.113369" calcext:value-type="float">
            <text:p>0.113369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0.893745" calcext:value-type="float">
            <text:p>0.893745</text:p>
          </table:table-cell>
          <table:table-cell office:value-type="float" office:value="0.118683" calcext:value-type="float">
            <text:p>0.118683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0.901661" calcext:value-type="float">
            <text:p>0.901661</text:p>
          </table:table-cell>
          <table:table-cell office:value-type="float" office:value="0.121727" calcext:value-type="float">
            <text:p>0.121727</text:p>
          </table:table-cell>
          <table:table-cell office:value-type="float" office:value="1.743" calcext:value-type="float">
            <text:p>1.743</text:p>
          </table:table-cell>
        </table:table-row>
        <table:table-row table:style-name="ro1">
          <table:table-cell office:value-type="float" office:value="0.907723" calcext:value-type="float">
            <text:p>0.907723</text:p>
          </table:table-cell>
          <table:table-cell office:value-type="float" office:value="0.125678" calcext:value-type="float">
            <text:p>0.125678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0.918021" calcext:value-type="float">
            <text:p>0.918021</text:p>
          </table:table-cell>
          <table:table-cell office:value-type="float" office:value="0.131655" calcext:value-type="float">
            <text:p>0.131655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0.921536" calcext:value-type="float">
            <text:p>0.921536</text:p>
          </table:table-cell>
          <table:table-cell office:value-type="float" office:value="0.13507" calcext:value-type="float">
            <text:p>0.13507</text:p>
          </table:table-cell>
          <table:table-cell office:value-type="float" office:value="1.702" calcext:value-type="float">
            <text:p>1.702</text:p>
          </table:table-cell>
        </table:table-row>
        <table:table-row table:style-name="ro1">
          <table:table-cell office:value-type="float" office:value="0.925788" calcext:value-type="float">
            <text:p>0.925788</text:p>
          </table:table-cell>
          <table:table-cell office:value-type="float" office:value="0.137302" calcext:value-type="float">
            <text:p>0.137302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office:value-type="float" office:value="0.933828" calcext:value-type="float">
            <text:p>0.933828</text:p>
          </table:table-cell>
          <table:table-cell office:value-type="float" office:value="0.145589" calcext:value-type="float">
            <text:p>0.145589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office:value-type="float" office:value="0.93822" calcext:value-type="float">
            <text:p>0.93822</text:p>
          </table:table-cell>
          <table:table-cell office:value-type="float" office:value="0.149801" calcext:value-type="float">
            <text:p>0.149801</text:p>
          </table:table-cell>
          <table:table-cell office:value-type="float" office:value="1.662" calcext:value-type="float">
            <text:p>1.662</text:p>
          </table:table-cell>
        </table:table-row>
        <table:table-row table:style-name="ro1">
          <table:table-cell office:value-type="float" office:value="0.947113" calcext:value-type="float">
            <text:p>0.947113</text:p>
          </table:table-cell>
          <table:table-cell office:value-type="float" office:value="0.161023" calcext:value-type="float">
            <text:p>0.161023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0.951368" calcext:value-type="float">
            <text:p>0.951368</text:p>
          </table:table-cell>
          <table:table-cell office:value-type="float" office:value="0.165777" calcext:value-type="float">
            <text:p>0.165777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0.95492" calcext:value-type="float">
            <text:p>0.95492</text:p>
          </table:table-cell>
          <table:table-cell office:value-type="float" office:value="0.16854" calcext:value-type="float">
            <text:p>0.16854</text:p>
          </table:table-cell>
          <table:table-cell office:value-type="float" office:value="1.625" calcext:value-type="float">
            <text:p>1.625</text:p>
          </table:table-cell>
        </table:table-row>
        <table:table-row table:style-name="ro1">
          <table:table-cell office:value-type="float" office:value="0.96459" calcext:value-type="float">
            <text:p>0.96459</text:p>
          </table:table-cell>
          <table:table-cell office:value-type="float" office:value="0.170168" calcext:value-type="float">
            <text:p>0.170168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969217" calcext:value-type="float">
            <text:p>0.969217</text:p>
          </table:table-cell>
          <table:table-cell office:value-type="float" office:value="0.169579" calcext:value-type="float">
            <text:p>0.16957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0.974589" calcext:value-type="float">
            <text:p>0.974589</text:p>
          </table:table-cell>
          <table:table-cell office:value-type="float" office:value="0.169039" calcext:value-type="float">
            <text:p>0.169039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1.00029" calcext:value-type="float">
            <text:p>1.00029</text:p>
          </table:table-cell>
          <table:table-cell office:value-type="float" office:value="0.180313" calcext:value-type="float">
            <text:p>0.180313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00675" calcext:value-type="float">
            <text:p>1.00675</text:p>
          </table:table-cell>
          <table:table-cell office:value-type="float" office:value="0.182601" calcext:value-type="float">
            <text:p>0.182601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01335" calcext:value-type="float">
            <text:p>1.01335</text:p>
          </table:table-cell>
          <table:table-cell office:value-type="float" office:value="0.183699" calcext:value-type="float">
            <text:p>0.183699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float" office:value="1.02754" calcext:value-type="float">
            <text:p>1.02754</text:p>
          </table:table-cell>
          <table:table-cell office:value-type="float" office:value="0.185215" calcext:value-type="float">
            <text:p>0.185215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float" office:value="1.04161" calcext:value-type="float">
            <text:p>1.04161</text:p>
          </table:table-cell>
          <table:table-cell office:value-type="float" office:value="0.190336" calcext:value-type="float">
            <text:p>0.190336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.04784" calcext:value-type="float">
            <text:p>1.04784</text:p>
          </table:table-cell>
          <table:table-cell office:value-type="float" office:value="0.193615" calcext:value-type="float">
            <text:p>0.193615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.06336" calcext:value-type="float">
            <text:p>1.06336</text:p>
          </table:table-cell>
          <table:table-cell office:value-type="float" office:value="0.195551" calcext:value-type="float">
            <text:p>0.195551</text:p>
          </table:table-cell>
          <table:table-cell office:value-type="float" office:value="1.537" calcext:value-type="float">
            <text:p>1.537</text:p>
          </table:table-cell>
        </table:table-row>
        <table:table-row table:style-name="ro1">
          <table:table-cell office:value-type="float" office:value="1.07821" calcext:value-type="float">
            <text:p>1.07821</text:p>
          </table:table-cell>
          <table:table-cell office:value-type="float" office:value="0.193447" calcext:value-type="float">
            <text:p>0.193447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.08632" calcext:value-type="float">
            <text:p>1.08632</text:p>
          </table:table-cell>
          <table:table-cell office:value-type="float" office:value="0.191246" calcext:value-type="float">
            <text:p>0.191246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.09359" calcext:value-type="float">
            <text:p>1.09359</text:p>
          </table:table-cell>
          <table:table-cell office:value-type="float" office:value="0.187929" calcext:value-type="float">
            <text:p>0.187929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1.10178" calcext:value-type="float">
            <text:p>1.10178</text:p>
          </table:table-cell>
          <table:table-cell office:value-type="float" office:value="0.185864" calcext:value-type="float">
            <text:p>0.185864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1.11835" calcext:value-type="float">
            <text:p>1.11835</text:p>
          </table:table-cell>
          <table:table-cell office:value-type="float" office:value="0.180429" calcext:value-type="float">
            <text:p>0.180429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1.12615" calcext:value-type="float">
            <text:p>1.12615</text:p>
          </table:table-cell>
          <table:table-cell office:value-type="float" office:value="0.178841" calcext:value-type="float">
            <text:p>0.178841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float" office:value="1.13281" calcext:value-type="float">
            <text:p>1.13281</text:p>
          </table:table-cell>
          <table:table-cell office:value-type="float" office:value="0.178998" calcext:value-type="float">
            <text:p>0.178998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1.14108" calcext:value-type="float">
            <text:p>1.14108</text:p>
          </table:table-cell>
          <table:table-cell office:value-type="float" office:value="0.183089" calcext:value-type="float">
            <text:p>0.183089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1.14573" calcext:value-type="float">
            <text:p>1.14573</text:p>
          </table:table-cell>
          <table:table-cell office:value-type="float" office:value="0.183786" calcext:value-type="float">
            <text:p>0.183786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.15621" calcext:value-type="float">
            <text:p>1.15621</text:p>
          </table:table-cell>
          <table:table-cell office:value-type="float" office:value="0.181678" calcext:value-type="float">
            <text:p>0.181678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.16907" calcext:value-type="float">
            <text:p>1.16907</text:p>
          </table:table-cell>
          <table:table-cell office:value-type="float" office:value="0.181705" calcext:value-type="float">
            <text:p>0.181705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1.17607" calcext:value-type="float">
            <text:p>1.17607</text:p>
          </table:table-cell>
          <table:table-cell office:value-type="float" office:value="0.181525" calcext:value-type="float">
            <text:p>0.181525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1.18286" calcext:value-type="float">
            <text:p>1.18286</text:p>
          </table:table-cell>
          <table:table-cell office:value-type="float" office:value="0.181596" calcext:value-type="float">
            <text:p>0.181596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1.18857" calcext:value-type="float">
            <text:p>1.18857</text:p>
          </table:table-cell>
          <table:table-cell office:value-type="float" office:value="0.183111" calcext:value-type="float">
            <text:p>0.183111</text:p>
          </table:table-cell>
          <table:table-cell office:value-type="float" office:value="1.484" calcext:value-type="float">
            <text:p>1.484</text:p>
          </table:table-cell>
        </table:table-row>
        <table:table-row table:style-name="ro1">
          <table:table-cell office:value-type="float" office:value="1.19904" calcext:value-type="float">
            <text:p>1.19904</text:p>
          </table:table-cell>
          <table:table-cell office:value-type="float" office:value="0.188678" calcext:value-type="float">
            <text:p>0.188678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1.20484" calcext:value-type="float">
            <text:p>1.20484</text:p>
          </table:table-cell>
          <table:table-cell office:value-type="float" office:value="0.191612" calcext:value-type="float">
            <text:p>0.191612</text:p>
          </table:table-cell>
          <table:table-cell office:value-type="float" office:value="1.472" calcext:value-type="float">
            <text:p>1.472</text:p>
          </table:table-cell>
        </table:table-row>
        <table:table-row table:style-name="ro1">
          <table:table-cell office:value-type="float" office:value="1.21573" calcext:value-type="float">
            <text:p>1.21573</text:p>
          </table:table-cell>
          <table:table-cell office:value-type="float" office:value="0.196071" calcext:value-type="float">
            <text:p>0.196071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2122" calcext:value-type="float">
            <text:p>1.22122</text:p>
          </table:table-cell>
          <table:table-cell office:value-type="float" office:value="0.197952" calcext:value-type="float">
            <text:p>0.197952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2625" calcext:value-type="float">
            <text:p>1.22625</text:p>
          </table:table-cell>
          <table:table-cell office:value-type="float" office:value="0.198718" calcext:value-type="float">
            <text:p>0.198718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3277" calcext:value-type="float">
            <text:p>1.23277</text:p>
          </table:table-cell>
          <table:table-cell office:value-type="float" office:value="0.199556" calcext:value-type="float">
            <text:p>0.199556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 office:value-type="float" office:value="1.23514" calcext:value-type="float">
            <text:p>1.23514</text:p>
          </table:table-cell>
          <table:table-cell office:value-type="float" office:value="0.199809" calcext:value-type="float">
            <text:p>0.199809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 office:value-type="float" office:value="1.23846" calcext:value-type="float">
            <text:p>1.23846</text:p>
          </table:table-cell>
          <table:table-cell office:value-type="float" office:value="0.204341" calcext:value-type="float">
            <text:p>0.204341</text:p>
          </table:table-cell>
          <table:table-cell office:value-type="float" office:value="1.461" calcext:value-type="float">
            <text:p>1.461</text:p>
          </table:table-cell>
        </table:table-row>
        <table:table-row table:style-name="ro1">
          <table:table-cell office:value-type="float" office:value="1.23975" calcext:value-type="float">
            <text:p>1.23975</text:p>
          </table:table-cell>
          <table:table-cell office:value-type="float" office:value="0.20667" calcext:value-type="float">
            <text:p>0.20667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.24176" calcext:value-type="float">
            <text:p>1.24176</text:p>
          </table:table-cell>
          <table:table-cell office:value-type="float" office:value="0.208612" calcext:value-type="float">
            <text:p>0.20861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.24435" calcext:value-type="float">
            <text:p>1.24435</text:p>
          </table:table-cell>
          <table:table-cell office:value-type="float" office:value="0.210936" calcext:value-type="float">
            <text:p>0.21093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.24985" calcext:value-type="float">
            <text:p>1.24985</text:p>
          </table:table-cell>
          <table:table-cell office:value-type="float" office:value="0.214541" calcext:value-type="float">
            <text:p>0.214541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.25271" calcext:value-type="float">
            <text:p>1.25271</text:p>
          </table:table-cell>
          <table:table-cell office:value-type="float" office:value="0.216362" calcext:value-type="float">
            <text:p>0.216362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.25535" calcext:value-type="float">
            <text:p>1.25535</text:p>
          </table:table-cell>
          <table:table-cell office:value-type="float" office:value="0.21766" calcext:value-type="float">
            <text:p>0.21766</text:p>
          </table:table-cell>
          <table:table-cell office:value-type="float" office:value="1.46" calcext:value-type="float">
            <text:p>1.46</text:p>
          </table:table-cell>
        </table:table-row>
        <table:table-row table:style-name="ro1">
          <table:table-cell office:value-type="float" office:value="1.25785" calcext:value-type="float">
            <text:p>1.25785</text:p>
          </table:table-cell>
          <table:table-cell office:value-type="float" office:value="0.21812" calcext:value-type="float">
            <text:p>0.21812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1">
          <table:table-cell office:value-type="float" office:value="1.25883" calcext:value-type="float">
            <text:p>1.25883</text:p>
          </table:table-cell>
          <table:table-cell office:value-type="float" office:value="0.218755" calcext:value-type="float">
            <text:p>0.218755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1">
          <table:table-cell office:value-type="float" office:value="1.25911" calcext:value-type="float">
            <text:p>1.25911</text:p>
          </table:table-cell>
          <table:table-cell office:value-type="float" office:value="0.221252" calcext:value-type="float">
            <text:p>0.221252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1">
          <table:table-cell office:value-type="float" office:value="1.25917" calcext:value-type="float">
            <text:p>1.25917</text:p>
          </table:table-cell>
          <table:table-cell office:value-type="float" office:value="0.222897" calcext:value-type="float">
            <text:p>0.222897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1">
          <table:table-cell office:value-type="float" office:value="1.2597" calcext:value-type="float">
            <text:p>1.2597</text:p>
          </table:table-cell>
          <table:table-cell office:value-type="float" office:value="0.220825" calcext:value-type="float">
            <text:p>0.220825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1.26069" calcext:value-type="float">
            <text:p>1.26069</text:p>
          </table:table-cell>
          <table:table-cell office:value-type="float" office:value="0.21985" calcext:value-type="float">
            <text:p>0.21985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1.26214" calcext:value-type="float">
            <text:p>1.26214</text:p>
          </table:table-cell>
          <table:table-cell office:value-type="float" office:value="0.218564" calcext:value-type="float">
            <text:p>0.218564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1.269" calcext:value-type="float">
            <text:p>1.269</text:p>
          </table:table-cell>
          <table:table-cell office:value-type="float" office:value="0.215468" calcext:value-type="float">
            <text:p>0.215468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1.27189" calcext:value-type="float">
            <text:p>1.27189</text:p>
          </table:table-cell>
          <table:table-cell office:value-type="float" office:value="0.214197" calcext:value-type="float">
            <text:p>0.214197</text:p>
          </table:table-cell>
          <table:table-cell office:value-type="float" office:value="1.454" calcext:value-type="float">
            <text:p>1.454</text:p>
          </table:table-cell>
        </table:table-row>
        <table:table-row table:style-name="ro1">
          <table:table-cell office:value-type="float" office:value="1.27252" calcext:value-type="float">
            <text:p>1.27252</text:p>
          </table:table-cell>
          <table:table-cell office:value-type="float" office:value="0.213698" calcext:value-type="float">
            <text:p>0.213698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1">
          <table:table-cell office:value-type="float" office:value="1.26944" calcext:value-type="float">
            <text:p>1.26944</text:p>
          </table:table-cell>
          <table:table-cell office:value-type="float" office:value="0.210672" calcext:value-type="float">
            <text:p>0.210672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1">
          <table:table-cell office:value-type="float" office:value="1.26882" calcext:value-type="float">
            <text:p>1.26882</text:p>
          </table:table-cell>
          <table:table-cell office:value-type="float" office:value="0.208999" calcext:value-type="float">
            <text:p>0.208999</text:p>
          </table:table-cell>
          <table:table-cell office:value-type="float" office:value="1.457" calcext:value-type="float">
            <text:p>1.457</text:p>
          </table:table-cell>
        </table:table-row>
        <table:table-row table:style-name="ro1">
          <table:table-cell office:value-type="float" office:value="1.27069" calcext:value-type="float">
            <text:p>1.27069</text:p>
          </table:table-cell>
          <table:table-cell office:value-type="float" office:value="0.206759" calcext:value-type="float">
            <text:p>0.206759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float" office:value="1.27274" calcext:value-type="float">
            <text:p>1.27274</text:p>
          </table:table-cell>
          <table:table-cell office:value-type="float" office:value="0.206496" calcext:value-type="float">
            <text:p>0.206496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float" office:value="1.27468" calcext:value-type="float">
            <text:p>1.27468</text:p>
          </table:table-cell>
          <table:table-cell office:value-type="float" office:value="0.205721" calcext:value-type="float">
            <text:p>0.205721</text:p>
          </table:table-cell>
          <table:table-cell office:value-type="float" office:value="1.459" calcext:value-type="float">
            <text:p>1.459</text:p>
          </table:table-cell>
        </table:table-row>
        <table:table-row table:style-name="ro1">
          <table:table-cell office:value-type="float" office:value="1.27851" calcext:value-type="float">
            <text:p>1.27851</text:p>
          </table:table-cell>
          <table:table-cell office:value-type="float" office:value="0.200426" calcext:value-type="float">
            <text:p>0.200426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7945" calcext:value-type="float">
            <text:p>1.27945</text:p>
          </table:table-cell>
          <table:table-cell office:value-type="float" office:value="0.198141" calcext:value-type="float">
            <text:p>0.198141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8194" calcext:value-type="float">
            <text:p>1.28194</text:p>
          </table:table-cell>
          <table:table-cell office:value-type="float" office:value="0.198301" calcext:value-type="float">
            <text:p>0.198301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8259" calcext:value-type="float">
            <text:p>1.28259</text:p>
          </table:table-cell>
          <table:table-cell office:value-type="float" office:value="0.199389" calcext:value-type="float">
            <text:p>0.199389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8356" calcext:value-type="float">
            <text:p>1.28356</text:p>
          </table:table-cell>
          <table:table-cell office:value-type="float" office:value="0.201447" calcext:value-type="float">
            <text:p>0.201447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8604" calcext:value-type="float">
            <text:p>1.28604</text:p>
          </table:table-cell>
          <table:table-cell office:value-type="float" office:value="0.201817" calcext:value-type="float">
            <text:p>0.201817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8641" calcext:value-type="float">
            <text:p>1.28641</text:p>
          </table:table-cell>
          <table:table-cell office:value-type="float" office:value="0.201258" calcext:value-type="float">
            <text:p>0.201258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8722" calcext:value-type="float">
            <text:p>1.28722</text:p>
          </table:table-cell>
          <table:table-cell office:value-type="float" office:value="0.199807" calcext:value-type="float">
            <text:p>0.199807</text:p>
          </table:table-cell>
          <table:table-cell office:value-type="float" office:value="1.469" calcext:value-type="float">
            <text:p>1.469</text:p>
          </table:table-cell>
        </table:table-row>
        <table:table-row table:style-name="ro1">
          <table:table-cell office:value-type="float" office:value="1.28861" calcext:value-type="float">
            <text:p>1.28861</text:p>
          </table:table-cell>
          <table:table-cell office:value-type="float" office:value="0.193909" calcext:value-type="float">
            <text:p>0.193909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.28965" calcext:value-type="float">
            <text:p>1.28965</text:p>
          </table:table-cell>
          <table:table-cell office:value-type="float" office:value="0.191473" calcext:value-type="float">
            <text:p>0.191473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.2917" calcext:value-type="float">
            <text:p>1.2917</text:p>
          </table:table-cell>
          <table:table-cell office:value-type="float" office:value="0.188877" calcext:value-type="float">
            <text:p>0.188877</text:p>
          </table:table-cell>
          <table:table-cell office:value-type="float" office:value="1.485" calcext:value-type="float">
            <text:p>1.485</text:p>
          </table:table-cell>
        </table:table-row>
        <table:table-row table:style-name="ro1">
          <table:table-cell office:value-type="float" office:value="1.29657" calcext:value-type="float">
            <text:p>1.29657</text:p>
          </table:table-cell>
          <table:table-cell office:value-type="float" office:value="0.183971" calcext:value-type="float">
            <text:p>0.183971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float" office:value="1.29986" calcext:value-type="float">
            <text:p>1.29986</text:p>
          </table:table-cell>
          <table:table-cell office:value-type="float" office:value="0.182925" calcext:value-type="float">
            <text:p>0.182925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float" office:value="1.3051" calcext:value-type="float">
            <text:p>1.3051</text:p>
          </table:table-cell>
          <table:table-cell office:value-type="float" office:value="0.184948" calcext:value-type="float">
            <text:p>0.184948</text:p>
          </table:table-cell>
          <table:table-cell office:value-type="float" office:value="1.489" calcext:value-type="float">
            <text:p>1.489</text:p>
          </table:table-cell>
        </table:table-row>
        <table:table-row table:style-name="ro1">
          <table:table-cell office:value-type="float" office:value="1.30757" calcext:value-type="float">
            <text:p>1.30757</text:p>
          </table:table-cell>
          <table:table-cell office:value-type="float" office:value="0.187841" calcext:value-type="float">
            <text:p>0.187841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1.31005" calcext:value-type="float">
            <text:p>1.31005</text:p>
          </table:table-cell>
          <table:table-cell office:value-type="float" office:value="0.190709" calcext:value-type="float">
            <text:p>0.190709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1.31245" calcext:value-type="float">
            <text:p>1.31245</text:p>
          </table:table-cell>
          <table:table-cell office:value-type="float" office:value="0.197127" calcext:value-type="float">
            <text:p>0.197127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float" office:value="1.31265" calcext:value-type="float">
            <text:p>1.31265</text:p>
          </table:table-cell>
          <table:table-cell office:value-type="float" office:value="0.199662" calcext:value-type="float">
            <text:p>0.199662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1.31241" calcext:value-type="float">
            <text:p>1.31241</text:p>
          </table:table-cell>
          <table:table-cell office:value-type="float" office:value="0.201411" calcext:value-type="float">
            <text:p>0.201411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1.31164" calcext:value-type="float">
            <text:p>1.31164</text:p>
          </table:table-cell>
          <table:table-cell office:value-type="float" office:value="0.205309" calcext:value-type="float">
            <text:p>0.205309</text:p>
          </table:table-cell>
          <table:table-cell office:value-type="float" office:value="1.501" calcext:value-type="float">
            <text:p>1.501</text:p>
          </table:table-cell>
        </table:table-row>
        <table:table-row table:style-name="ro1">
          <table:table-cell office:value-type="float" office:value="1.31129" calcext:value-type="float">
            <text:p>1.31129</text:p>
          </table:table-cell>
          <table:table-cell office:value-type="float" office:value="0.20671" calcext:value-type="float">
            <text:p>0.20671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1.31183" calcext:value-type="float">
            <text:p>1.31183</text:p>
          </table:table-cell>
          <table:table-cell office:value-type="float" office:value="0.208587" calcext:value-type="float">
            <text:p>0.208587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1.31299" calcext:value-type="float">
            <text:p>1.31299</text:p>
          </table:table-cell>
          <table:table-cell office:value-type="float" office:value="0.210172" calcext:value-type="float">
            <text:p>0.210172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float" office:value="1.31363" calcext:value-type="float">
            <text:p>1.31363</text:p>
          </table:table-cell>
          <table:table-cell office:value-type="float" office:value="0.211794" calcext:value-type="float">
            <text:p>0.211794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1.31502" calcext:value-type="float">
            <text:p>1.31502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1.31587" calcext:value-type="float">
            <text:p>1.31587</text:p>
          </table:table-cell>
          <table:table-cell office:value-type="float" office:value="0.217651" calcext:value-type="float">
            <text:p>0.217651</text:p>
          </table:table-cell>
          <table:table-cell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1.31696" calcext:value-type="float">
            <text:p>1.31696</text:p>
          </table:table-cell>
          <table:table-cell office:value-type="float" office:value="0.22055" calcext:value-type="float">
            <text:p>0.22055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.3187" calcext:value-type="float">
            <text:p>1.3187</text:p>
          </table:table-cell>
          <table:table-cell office:value-type="float" office:value="0.223299" calcext:value-type="float">
            <text:p>0.223299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.31852" calcext:value-type="float">
            <text:p>1.31852</text:p>
          </table:table-cell>
          <table:table-cell office:value-type="float" office:value="0.224829" calcext:value-type="float">
            <text:p>0.224829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.31757" calcext:value-type="float">
            <text:p>1.31757</text:p>
          </table:table-cell>
          <table:table-cell office:value-type="float" office:value="0.227483" calcext:value-type="float">
            <text:p>0.227483</text:p>
          </table:table-cell>
          <table:table-cell office:value-type="float" office:value="1.528" calcext:value-type="float">
            <text:p>1.528</text:p>
          </table:table-cell>
        </table:table-row>
        <table:table-row table:style-name="ro1">
          <table:table-cell office:value-type="float" office:value="1.31562" calcext:value-type="float">
            <text:p>1.31562</text:p>
          </table:table-cell>
          <table:table-cell office:value-type="float" office:value="0.234263" calcext:value-type="float">
            <text:p>0.234263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.31558" calcext:value-type="float">
            <text:p>1.31558</text:p>
          </table:table-cell>
          <table:table-cell office:value-type="float" office:value="0.237134" calcext:value-type="float">
            <text:p>0.237134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.31632" calcext:value-type="float">
            <text:p>1.31632</text:p>
          </table:table-cell>
          <table:table-cell office:value-type="float" office:value="0.238813" calcext:value-type="float">
            <text:p>0.238813</text:p>
          </table:table-cell>
          <table:table-cell office:value-type="float" office:value="1.546" calcext:value-type="float">
            <text:p>1.546</text:p>
          </table:table-cell>
        </table:table-row>
        <table:table-row table:style-name="ro1">
          <table:table-cell office:value-type="float" office:value="1.31817" calcext:value-type="float">
            <text:p>1.31817</text:p>
          </table:table-cell>
          <table:table-cell office:value-type="float" office:value="0.239264" calcext:value-type="float">
            <text:p>0.239264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1.32032" calcext:value-type="float">
            <text:p>1.32032</text:p>
          </table:table-cell>
          <table:table-cell office:value-type="float" office:value="0.239765" calcext:value-type="float">
            <text:p>0.239765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1.31959" calcext:value-type="float">
            <text:p>1.31959</text:p>
          </table:table-cell>
          <table:table-cell office:value-type="float" office:value="0.244209" calcext:value-type="float">
            <text:p>0.244209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float" office:value="1.31697" calcext:value-type="float">
            <text:p>1.31697</text:p>
          </table:table-cell>
          <table:table-cell office:value-type="float" office:value="0.248959" calcext:value-type="float">
            <text:p>0.248959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1.31347" calcext:value-type="float">
            <text:p>1.31347</text:p>
          </table:table-cell>
          <table:table-cell office:value-type="float" office:value="0.247989" calcext:value-type="float">
            <text:p>0.247989</text:p>
          </table:table-cell>
          <table:table-cell office:value-type="float" office:value="1.557" calcext:value-type="float">
            <text:p>1.557</text:p>
          </table:table-cell>
        </table:table-row>
        <table:table-row table:style-name="ro1">
          <table:table-cell office:value-type="float" office:value="1.31357" calcext:value-type="float">
            <text:p>1.31357</text:p>
          </table:table-cell>
          <table:table-cell office:value-type="float" office:value="0.246907" calcext:value-type="float">
            <text:p>0.246907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.31376" calcext:value-type="float">
            <text:p>1.31376</text:p>
          </table:table-cell>
          <table:table-cell office:value-type="float" office:value="0.245254" calcext:value-type="float">
            <text:p>0.245254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.31402" calcext:value-type="float">
            <text:p>1.31402</text:p>
          </table:table-cell>
          <table:table-cell office:value-type="float" office:value="0.247508" calcext:value-type="float">
            <text:p>0.247508</text:p>
          </table:table-cell>
          <table:table-cell office:value-type="float" office:value="1.563" calcext:value-type="float">
            <text:p>1.563</text:p>
          </table:table-cell>
        </table:table-row>
        <table:table-row table:style-name="ro1">
          <table:table-cell office:value-type="float" office:value="1.31422" calcext:value-type="float">
            <text:p>1.31422</text:p>
          </table:table-cell>
          <table:table-cell office:value-type="float" office:value="0.249815" calcext:value-type="float">
            <text:p>0.249815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31309" calcext:value-type="float">
            <text:p>1.31309</text:p>
          </table:table-cell>
          <table:table-cell office:value-type="float" office:value="0.253024" calcext:value-type="float">
            <text:p>0.253024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31186" calcext:value-type="float">
            <text:p>1.31186</text:p>
          </table:table-cell>
          <table:table-cell office:value-type="float" office:value="0.256463" calcext:value-type="float">
            <text:p>0.256463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3106" calcext:value-type="float">
            <text:p>1.3106</text:p>
          </table:table-cell>
          <table:table-cell office:value-type="float" office:value="0.259029" calcext:value-type="float">
            <text:p>0.259029</text:p>
          </table:table-cell>
          <table:table-cell office:value-type="float" office:value="1.573" calcext:value-type="float">
            <text:p>1.573</text:p>
          </table:table-cell>
        </table:table-row>
        <table:table-row table:style-name="ro1">
          <table:table-cell office:value-type="float" office:value="1.30933" calcext:value-type="float">
            <text:p>1.30933</text:p>
          </table:table-cell>
          <table:table-cell office:value-type="float" office:value="0.260174" calcext:value-type="float">
            <text:p>0.260174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1.30747" calcext:value-type="float">
            <text:p>1.30747</text:p>
          </table:table-cell>
          <table:table-cell office:value-type="float" office:value="0.259661" calcext:value-type="float">
            <text:p>0.259661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1.3029" calcext:value-type="float">
            <text:p>1.3029</text:p>
          </table:table-cell>
          <table:table-cell office:value-type="float" office:value="0.255193" calcext:value-type="float">
            <text:p>0.255193</text:p>
          </table:table-cell>
          <table:table-cell office:value-type="float" office:value="1.582" calcext:value-type="float">
            <text:p>1.582</text:p>
          </table:table-cell>
        </table:table-row>
        <table:table-row table:style-name="ro1">
          <table:table-cell office:value-type="float" office:value="1.30042" calcext:value-type="float">
            <text:p>1.30042</text:p>
          </table:table-cell>
          <table:table-cell office:value-type="float" office:value="0.254044" calcext:value-type="float">
            <text:p>0.254044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1.29592" calcext:value-type="float">
            <text:p>1.29592</text:p>
          </table:table-cell>
          <table:table-cell office:value-type="float" office:value="0.257534" calcext:value-type="float">
            <text:p>0.257534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1.29393" calcext:value-type="float">
            <text:p>1.29393</text:p>
          </table:table-cell>
          <table:table-cell office:value-type="float" office:value="0.260339" calcext:value-type="float">
            <text:p>0.260339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float" office:value="1.29256" calcext:value-type="float">
            <text:p>1.29256</text:p>
          </table:table-cell>
          <table:table-cell office:value-type="float" office:value="0.262995" calcext:value-type="float">
            <text:p>0.262995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1.2911" calcext:value-type="float">
            <text:p>1.2911</text:p>
          </table:table-cell>
          <table:table-cell office:value-type="float" office:value="0.265499" calcext:value-type="float">
            <text:p>0.265499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1.29069" calcext:value-type="float">
            <text:p>1.29069</text:p>
          </table:table-cell>
          <table:table-cell office:value-type="float" office:value="0.270288" calcext:value-type="float">
            <text:p>0.270288</text:p>
          </table:table-cell>
          <table:table-cell office:value-type="float" office:value="1.597" calcext:value-type="float">
            <text:p>1.597</text:p>
          </table:table-cell>
        </table:table-row>
        <table:table-row table:style-name="ro1">
          <table:table-cell office:value-type="float" office:value="1.29137" calcext:value-type="float">
            <text:p>1.29137</text:p>
          </table:table-cell>
          <table:table-cell office:value-type="float" office:value="0.272241" calcext:value-type="float">
            <text:p>0.272241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1.29196" calcext:value-type="float">
            <text:p>1.29196</text:p>
          </table:table-cell>
          <table:table-cell office:value-type="float" office:value="0.274147" calcext:value-type="float">
            <text:p>0.274147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1.29225" calcext:value-type="float">
            <text:p>1.29225</text:p>
          </table:table-cell>
          <table:table-cell office:value-type="float" office:value="0.274513" calcext:value-type="float">
            <text:p>0.274513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1.29283" calcext:value-type="float">
            <text:p>1.29283</text:p>
          </table:table-cell>
          <table:table-cell office:value-type="float" office:value="0.273252" calcext:value-type="float">
            <text:p>0.273252</text:p>
          </table:table-cell>
          <table:table-cell office:value-type="float" office:value="1.603" calcext:value-type="float">
            <text:p>1.603</text:p>
          </table:table-cell>
        </table:table-row>
        <table:table-row table:style-name="ro1">
          <table:table-cell office:value-type="float" office:value="1.28883" calcext:value-type="float">
            <text:p>1.28883</text:p>
          </table:table-cell>
          <table:table-cell office:value-type="float" office:value="0.270791" calcext:value-type="float">
            <text:p>0.270791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1.2861" calcext:value-type="float">
            <text:p>1.2861</text:p>
          </table:table-cell>
          <table:table-cell office:value-type="float" office:value="0.271195" calcext:value-type="float">
            <text:p>0.271195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1.28314" calcext:value-type="float">
            <text:p>1.28314</text:p>
          </table:table-cell>
          <table:table-cell office:value-type="float" office:value="0.273696" calcext:value-type="float">
            <text:p>0.273696</text:p>
          </table:table-cell>
          <table:table-cell office:value-type="float" office:value="1.611" calcext:value-type="float">
            <text:p>1.611</text:p>
          </table:table-cell>
        </table:table-row>
        <table:table-row table:style-name="ro1">
          <table:table-cell office:value-type="float" office:value="1.27975" calcext:value-type="float">
            <text:p>1.27975</text:p>
          </table:table-cell>
          <table:table-cell office:value-type="float" office:value="0.277984" calcext:value-type="float">
            <text:p>0.277984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.27556" calcext:value-type="float">
            <text:p>1.27556</text:p>
          </table:table-cell>
          <table:table-cell office:value-type="float" office:value="0.282555" calcext:value-type="float">
            <text:p>0.282555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.27378" calcext:value-type="float">
            <text:p>1.27378</text:p>
          </table:table-cell>
          <table:table-cell office:value-type="float" office:value="0.282292" calcext:value-type="float">
            <text:p>0.282292</text:p>
          </table:table-cell>
          <table:table-cell office:value-type="float" office:value="1.63" calcext:value-type="float">
            <text:p>1.63</text:p>
          </table:table-cell>
        </table:table-row>
        <table:table-row table:style-name="ro1">
          <table:table-cell office:value-type="float" office:value="1.27077" calcext:value-type="float">
            <text:p>1.27077</text:p>
          </table:table-cell>
          <table:table-cell office:value-type="float" office:value="0.277393" calcext:value-type="float">
            <text:p>0.277393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float" office:value="1.26912" calcext:value-type="float">
            <text:p>1.26912</text:p>
          </table:table-cell>
          <table:table-cell office:value-type="float" office:value="0.274863" calcext:value-type="float">
            <text:p>0.274863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float" office:value="1.26852" calcext:value-type="float">
            <text:p>1.26852</text:p>
          </table:table-cell>
          <table:table-cell office:value-type="float" office:value="0.272906" calcext:value-type="float">
            <text:p>0.272906</text:p>
          </table:table-cell>
          <table:table-cell office:value-type="float" office:value="1.634" calcext:value-type="float">
            <text:p>1.634</text:p>
          </table:table-cell>
        </table:table-row>
        <table:table-row table:style-name="ro1">
          <table:table-cell office:value-type="float" office:value="1.26834" calcext:value-type="float">
            <text:p>1.26834</text:p>
          </table:table-cell>
          <table:table-cell office:value-type="float" office:value="0.27395" calcext:value-type="float">
            <text:p>0.27395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.26822" calcext:value-type="float">
            <text:p>1.26822</text:p>
          </table:table-cell>
          <table:table-cell office:value-type="float" office:value="0.274694" calcext:value-type="float">
            <text:p>0.274694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.2683" calcext:value-type="float">
            <text:p>1.2683</text:p>
          </table:table-cell>
          <table:table-cell office:value-type="float" office:value="0.276208" calcext:value-type="float">
            <text:p>0.276208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.2653" calcext:value-type="float">
            <text:p>1.2653</text:p>
          </table:table-cell>
          <table:table-cell office:value-type="float" office:value="0.276478" calcext:value-type="float">
            <text:p>0.276478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.26393" calcext:value-type="float">
            <text:p>1.26393</text:p>
          </table:table-cell>
          <table:table-cell office:value-type="float" office:value="0.277359" calcext:value-type="float">
            <text:p>0.277359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.25893" calcext:value-type="float">
            <text:p>1.25893</text:p>
          </table:table-cell>
          <table:table-cell office:value-type="float" office:value="0.278208" calcext:value-type="float">
            <text:p>0.278208</text:p>
          </table:table-cell>
          <table:table-cell office:value-type="float" office:value="1.642" calcext:value-type="float">
            <text:p>1.642</text:p>
          </table:table-cell>
        </table:table-row>
        <table:table-row table:style-name="ro1">
          <table:table-cell office:value-type="float" office:value="1.25618" calcext:value-type="float">
            <text:p>1.25618</text:p>
          </table:table-cell>
          <table:table-cell office:value-type="float" office:value="0.278923" calcext:value-type="float">
            <text:p>0.278923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.25492" calcext:value-type="float">
            <text:p>1.25492</text:p>
          </table:table-cell>
          <table:table-cell office:value-type="float" office:value="0.27923" calcext:value-type="float">
            <text:p>0.27923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.25409" calcext:value-type="float">
            <text:p>1.25409</text:p>
          </table:table-cell>
          <table:table-cell office:value-type="float" office:value="0.278199" calcext:value-type="float">
            <text:p>0.278199</text:p>
          </table:table-cell>
          <table:table-cell office:value-type="float" office:value="1.65" calcext:value-type="float">
            <text:p>1.65</text:p>
          </table:table-cell>
        </table:table-row>
        <table:table-row table:style-name="ro1">
          <table:table-cell office:value-type="float" office:value="1.25219" calcext:value-type="float">
            <text:p>1.25219</text:p>
          </table:table-cell>
          <table:table-cell office:value-type="float" office:value="0.276673" calcext:value-type="float">
            <text:p>0.276673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float" office:value="1.25197" calcext:value-type="float">
            <text:p>1.25197</text:p>
          </table:table-cell>
          <table:table-cell office:value-type="float" office:value="0.276519" calcext:value-type="float">
            <text:p>0.276519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float" office:value="1.24827" calcext:value-type="float">
            <text:p>1.24827</text:p>
          </table:table-cell>
          <table:table-cell office:value-type="float" office:value="0.277299" calcext:value-type="float">
            <text:p>0.277299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float" office:value="1.24674" calcext:value-type="float">
            <text:p>1.24674</text:p>
          </table:table-cell>
          <table:table-cell office:value-type="float" office:value="0.276983" calcext:value-type="float">
            <text:p>0.276983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1.24639" calcext:value-type="float">
            <text:p>1.24639</text:p>
          </table:table-cell>
          <table:table-cell office:value-type="float" office:value="0.277077" calcext:value-type="float">
            <text:p>0.277077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1.24541" calcext:value-type="float">
            <text:p>1.24541</text:p>
          </table:table-cell>
          <table:table-cell office:value-type="float" office:value="0.274803" calcext:value-type="float">
            <text:p>0.274803</text:p>
          </table:table-cell>
          <table:table-cell office:value-type="float" office:value="1.665" calcext:value-type="float">
            <text:p>1.665</text:p>
          </table:table-cell>
        </table:table-row>
        <table:table-row table:style-name="ro1">
          <table:table-cell office:value-type="float" office:value="1.24522" calcext:value-type="float">
            <text:p>1.24522</text:p>
          </table:table-cell>
          <table:table-cell office:value-type="float" office:value="0.27342" calcext:value-type="float">
            <text:p>0.27342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float" office:value="1.24482" calcext:value-type="float">
            <text:p>1.24482</text:p>
          </table:table-cell>
          <table:table-cell office:value-type="float" office:value="0.269219" calcext:value-type="float">
            <text:p>0.269219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float" office:value="1.24525" calcext:value-type="float">
            <text:p>1.24525</text:p>
          </table:table-cell>
          <table:table-cell office:value-type="float" office:value="0.266613" calcext:value-type="float">
            <text:p>0.266613</text:p>
          </table:table-cell>
          <table:table-cell office:value-type="float" office:value="1.669" calcext:value-type="float">
            <text:p>1.669</text:p>
          </table:table-cell>
        </table:table-row>
        <table:table-row table:style-name="ro1">
          <table:table-cell office:value-type="float" office:value="1.24471" calcext:value-type="float">
            <text:p>1.24471</text:p>
          </table:table-cell>
          <table:table-cell office:value-type="float" office:value="0.264572" calcext:value-type="float">
            <text:p>0.264572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1.24416" calcext:value-type="float">
            <text:p>1.24416</text:p>
          </table:table-cell>
          <table:table-cell office:value-type="float" office:value="0.258617" calcext:value-type="float">
            <text:p>0.258617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1.24406" calcext:value-type="float">
            <text:p>1.24406</text:p>
          </table:table-cell>
          <table:table-cell office:value-type="float" office:value="0.255588" calcext:value-type="float">
            <text:p>0.255588</text:p>
          </table:table-cell>
          <table:table-cell office:value-type="float" office:value="1.673" calcext:value-type="float">
            <text:p>1.673</text:p>
          </table:table-cell>
        </table:table-row>
        <table:table-row table:style-name="ro1">
          <table:table-cell office:value-type="float" office:value="1.24416" calcext:value-type="float">
            <text:p>1.24416</text:p>
          </table:table-cell>
          <table:table-cell office:value-type="float" office:value="0.252428" calcext:value-type="float">
            <text:p>0.252428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1.24481" calcext:value-type="float">
            <text:p>1.24481</text:p>
          </table:table-cell>
          <table:table-cell office:value-type="float" office:value="0.241367" calcext:value-type="float">
            <text:p>0.241367</text:p>
          </table:table-cell>
          <table:table-cell office:value-type="float" office:value="1.688" calcext:value-type="float">
            <text:p>1.688</text:p>
          </table:table-cell>
        </table:table-row>
        <table:table-row table:style-name="ro1">
          <table:table-cell office:value-type="float" office:value="1.24459" calcext:value-type="float">
            <text:p>1.24459</text:p>
          </table:table-cell>
          <table:table-cell office:value-type="float" office:value="0.237035" calcext:value-type="float">
            <text:p>0.237035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.24344" calcext:value-type="float">
            <text:p>1.24344</text:p>
          </table:table-cell>
          <table:table-cell office:value-type="float" office:value="0.233791" calcext:value-type="float">
            <text:p>0.233791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.24226" calcext:value-type="float">
            <text:p>1.24226</text:p>
          </table:table-cell>
          <table:table-cell office:value-type="float" office:value="0.230951" calcext:value-type="float">
            <text:p>0.230951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.24124" calcext:value-type="float">
            <text:p>1.24124</text:p>
          </table:table-cell>
          <table:table-cell office:value-type="float" office:value="0.229271" calcext:value-type="float">
            <text:p>0.229271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float" office:value="1.23933" calcext:value-type="float">
            <text:p>1.23933</text:p>
          </table:table-cell>
          <table:table-cell office:value-type="float" office:value="0.231413" calcext:value-type="float">
            <text:p>0.231413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1.23901" calcext:value-type="float">
            <text:p>1.23901</text:p>
          </table:table-cell>
          <table:table-cell office:value-type="float" office:value="0.23282" calcext:value-type="float">
            <text:p>0.23282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1.23849" calcext:value-type="float">
            <text:p>1.23849</text:p>
          </table:table-cell>
          <table:table-cell office:value-type="float" office:value="0.23441" calcext:value-type="float">
            <text:p>0.23441</text:p>
          </table:table-cell>
          <table:table-cell office:value-type="float" office:value="1.705" calcext:value-type="float">
            <text:p>1.705</text:p>
          </table:table-cell>
        </table:table-row>
        <table:table-row table:style-name="ro1">
          <table:table-cell office:value-type="float" office:value="1.2375" calcext:value-type="float">
            <text:p>1.2375</text:p>
          </table:table-cell>
          <table:table-cell office:value-type="float" office:value="0.236097" calcext:value-type="float">
            <text:p>0.236097</text:p>
          </table:table-cell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float" office:value="1.23205" calcext:value-type="float">
            <text:p>1.23205</text:p>
          </table:table-cell>
          <table:table-cell office:value-type="float" office:value="0.240936" calcext:value-type="float">
            <text:p>0.240936</text:p>
          </table:table-cell>
          <table:table-cell office:value-type="float" office:value="1.708" calcext:value-type="float">
            <text:p>1.708</text:p>
          </table:table-cell>
        </table:table-row>
        <table:table-row table:style-name="ro1">
          <table:table-cell office:value-type="float" office:value="1.22903" calcext:value-type="float">
            <text:p>1.22903</text:p>
          </table:table-cell>
          <table:table-cell office:value-type="float" office:value="0.245313" calcext:value-type="float">
            <text:p>0.245313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2693" calcext:value-type="float">
            <text:p>1.22693</text:p>
          </table:table-cell>
          <table:table-cell office:value-type="float" office:value="0.247391" calcext:value-type="float">
            <text:p>0.247391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2553" calcext:value-type="float">
            <text:p>1.22553</text:p>
          </table:table-cell>
          <table:table-cell office:value-type="float" office:value="0.249353" calcext:value-type="float">
            <text:p>0.249353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2442" calcext:value-type="float">
            <text:p>1.22442</text:p>
          </table:table-cell>
          <table:table-cell office:value-type="float" office:value="0.250993" calcext:value-type="float">
            <text:p>0.250993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2281" calcext:value-type="float">
            <text:p>1.22281</text:p>
          </table:table-cell>
          <table:table-cell office:value-type="float" office:value="0.253125" calcext:value-type="float">
            <text:p>0.253125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2121" calcext:value-type="float">
            <text:p>1.22121</text:p>
          </table:table-cell>
          <table:table-cell office:value-type="float" office:value="0.255645" calcext:value-type="float">
            <text:p>0.255645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2013" calcext:value-type="float">
            <text:p>1.22013</text:p>
          </table:table-cell>
          <table:table-cell office:value-type="float" office:value="0.258679" calcext:value-type="float">
            <text:p>0.258679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1967" calcext:value-type="float">
            <text:p>1.21967</text:p>
          </table:table-cell>
          <table:table-cell office:value-type="float" office:value="0.261902" calcext:value-type="float">
            <text:p>0.261902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1974" calcext:value-type="float">
            <text:p>1.21974</text:p>
          </table:table-cell>
          <table:table-cell office:value-type="float" office:value="0.265367" calcext:value-type="float">
            <text:p>0.265367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1832" calcext:value-type="float">
            <text:p>1.21832</text:p>
          </table:table-cell>
          <table:table-cell office:value-type="float" office:value="0.268864" calcext:value-type="float">
            <text:p>0.268864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1547" calcext:value-type="float">
            <text:p>1.21547</text:p>
          </table:table-cell>
          <table:table-cell office:value-type="float" office:value="0.273239" calcext:value-type="float">
            <text:p>0.273239</text:p>
          </table:table-cell>
          <table:table-cell office:value-type="float" office:value="1.716" calcext:value-type="float">
            <text:p>1.716</text:p>
          </table:table-cell>
        </table:table-row>
        <table:table-row table:style-name="ro1">
          <table:table-cell office:value-type="float" office:value="1.20609" calcext:value-type="float">
            <text:p>1.20609</text:p>
          </table:table-cell>
          <table:table-cell office:value-type="float" office:value="0.281742" calcext:value-type="float">
            <text:p>0.281742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.1972" calcext:value-type="float">
            <text:p>1.1972</text:p>
          </table:table-cell>
          <table:table-cell office:value-type="float" office:value="0.292097" calcext:value-type="float">
            <text:p>0.292097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.1925" calcext:value-type="float">
            <text:p>1.1925</text:p>
          </table:table-cell>
          <table:table-cell office:value-type="float" office:value="0.296813" calcext:value-type="float">
            <text:p>0.296813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.18753" calcext:value-type="float">
            <text:p>1.18753</text:p>
          </table:table-cell>
          <table:table-cell office:value-type="float" office:value="0.301678" calcext:value-type="float">
            <text:p>0.301678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float" office:value="1.18342" calcext:value-type="float">
            <text:p>1.18342</text:p>
          </table:table-cell>
          <table:table-cell office:value-type="float" office:value="0.30792" calcext:value-type="float">
            <text:p>0.30792</text:p>
          </table:table-cell>
          <table:table-cell office:value-type="float" office:value="1.735" calcext:value-type="float">
            <text:p>1.735</text:p>
          </table:table-cell>
        </table:table-row>
        <table:table-row table:style-name="ro1">
          <table:table-cell office:value-type="float" office:value="1.17686" calcext:value-type="float">
            <text:p>1.17686</text:p>
          </table:table-cell>
          <table:table-cell office:value-type="float" office:value="0.319312" calcext:value-type="float">
            <text:p>0.319312</text:p>
          </table:table-cell>
          <table:table-cell office:value-type="float" office:value="1.735" calcext:value-type="float">
            <text:p>1.735</text:p>
          </table:table-cell>
        </table:table-row>
        <table:table-row table:style-name="ro1">
          <table:table-cell office:value-type="float" office:value="1.17351" calcext:value-type="float">
            <text:p>1.17351</text:p>
          </table:table-cell>
          <table:table-cell office:value-type="float" office:value="0.325855" calcext:value-type="float">
            <text:p>0.325855</text:p>
          </table:table-cell>
          <table:table-cell office:value-type="float" office:value="1.735" calcext:value-type="float">
            <text:p>1.735</text:p>
          </table:table-cell>
        </table:table-row>
        <table:table-row table:style-name="ro1">
          <table:table-cell office:value-type="float" office:value="1.17028" calcext:value-type="float">
            <text:p>1.17028</text:p>
          </table:table-cell>
          <table:table-cell office:value-type="float" office:value="0.331969" calcext:value-type="float">
            <text:p>0.331969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1.16657" calcext:value-type="float">
            <text:p>1.16657</text:p>
          </table:table-cell>
          <table:table-cell office:value-type="float" office:value="0.33979" calcext:value-type="float">
            <text:p>0.33979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1.16369" calcext:value-type="float">
            <text:p>1.16369</text:p>
          </table:table-cell>
          <table:table-cell office:value-type="float" office:value="0.343944" calcext:value-type="float">
            <text:p>0.343944</text:p>
          </table:table-cell>
          <table:table-cell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1.15791" calcext:value-type="float">
            <text:p>1.15791</text:p>
          </table:table-cell>
          <table:table-cell office:value-type="float" office:value="0.351836" calcext:value-type="float">
            <text:p>0.351836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float" office:value="1.15408" calcext:value-type="float">
            <text:p>1.15408</text:p>
          </table:table-cell>
          <table:table-cell office:value-type="float" office:value="0.356392" calcext:value-type="float">
            <text:p>0.356392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float" office:value="1.15021" calcext:value-type="float">
            <text:p>1.15021</text:p>
          </table:table-cell>
          <table:table-cell office:value-type="float" office:value="0.360733" calcext:value-type="float">
            <text:p>0.360733</text:p>
          </table:table-cell>
          <table:table-cell office:value-type="float" office:value="1.747" calcext:value-type="float">
            <text:p>1.747</text:p>
          </table:table-cell>
        </table:table-row>
        <table:table-row table:style-name="ro1">
          <table:table-cell office:value-type="float" office:value="1.14593" calcext:value-type="float">
            <text:p>1.14593</text:p>
          </table:table-cell>
          <table:table-cell office:value-type="float" office:value="0.365638" calcext:value-type="float">
            <text:p>0.365638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1.14186" calcext:value-type="float">
            <text:p>1.14186</text:p>
          </table:table-cell>
          <table:table-cell office:value-type="float" office:value="0.370353" calcext:value-type="float">
            <text:p>0.370353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1.13862" calcext:value-type="float">
            <text:p>1.13862</text:p>
          </table:table-cell>
          <table:table-cell office:value-type="float" office:value="0.375378" calcext:value-type="float">
            <text:p>0.375378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1.13749" calcext:value-type="float">
            <text:p>1.13749</text:p>
          </table:table-cell>
          <table:table-cell office:value-type="float" office:value="0.380328" calcext:value-type="float">
            <text:p>0.380328</text:p>
          </table:table-cell>
          <table:table-cell office:value-type="float" office:value="1.752" calcext:value-type="float">
            <text:p>1.752</text:p>
          </table:table-cell>
        </table:table-row>
        <table:table-row table:style-name="ro1">
          <table:table-cell office:value-type="float" office:value="1.13596" calcext:value-type="float">
            <text:p>1.13596</text:p>
          </table:table-cell>
          <table:table-cell office:value-type="float" office:value="0.392567" calcext:value-type="float">
            <text:p>0.392567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1.13507" calcext:value-type="float">
            <text:p>1.13507</text:p>
          </table:table-cell>
          <table:table-cell office:value-type="float" office:value="0.398817" calcext:value-type="float">
            <text:p>0.398817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1.13384" calcext:value-type="float">
            <text:p>1.13384</text:p>
          </table:table-cell>
          <table:table-cell office:value-type="float" office:value="0.405051" calcext:value-type="float">
            <text:p>0.405051</text:p>
          </table:table-cell>
          <table:table-cell office:value-type="float" office:value="1.757" calcext:value-type="float">
            <text:p>1.757</text:p>
          </table:table-cell>
        </table:table-row>
        <table:table-row table:style-name="ro1">
          <table:table-cell office:value-type="float" office:value="1.13065" calcext:value-type="float">
            <text:p>1.13065</text:p>
          </table:table-cell>
          <table:table-cell office:value-type="float" office:value="0.411886" calcext:value-type="float">
            <text:p>0.411886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1.12709" calcext:value-type="float">
            <text:p>1.12709</text:p>
          </table:table-cell>
          <table:table-cell office:value-type="float" office:value="0.41917" calcext:value-type="float">
            <text:p>0.41917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1.12389" calcext:value-type="float">
            <text:p>1.12389</text:p>
          </table:table-cell>
          <table:table-cell office:value-type="float" office:value="0.42531" calcext:value-type="float">
            <text:p>0.42531</text:p>
          </table:table-cell>
          <table:table-cell office:value-type="float" office:value="1.764" calcext:value-type="float">
            <text:p>1.764</text:p>
          </table:table-cell>
        </table:table-row>
        <table:table-row table:style-name="ro1">
          <table:table-cell office:value-type="float" office:value="1.11744" calcext:value-type="float">
            <text:p>1.11744</text:p>
          </table:table-cell>
          <table:table-cell office:value-type="float" office:value="0.436529" calcext:value-type="float">
            <text:p>0.436529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.11517" calcext:value-type="float">
            <text:p>1.11517</text:p>
          </table:table-cell>
          <table:table-cell office:value-type="float" office:value="0.441256" calcext:value-type="float">
            <text:p>0.441256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.11342" calcext:value-type="float">
            <text:p>1.11342</text:p>
          </table:table-cell>
          <table:table-cell office:value-type="float" office:value="0.445086" calcext:value-type="float">
            <text:p>0.445086</text:p>
          </table:table-cell>
          <table:table-cell office:value-type="float" office:value="1.765" calcext:value-type="float">
            <text:p>1.765</text:p>
          </table:table-cell>
        </table:table-row>
        <table:table-row table:style-name="ro1">
          <table:table-cell office:value-type="float" office:value="1.11638" calcext:value-type="float">
            <text:p>1.11638</text:p>
          </table:table-cell>
          <table:table-cell office:value-type="float" office:value="0.453612" calcext:value-type="float">
            <text:p>0.453612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1.11838" calcext:value-type="float">
            <text:p>1.11838</text:p>
          </table:table-cell>
          <table:table-cell office:value-type="float" office:value="0.458374" calcext:value-type="float">
            <text:p>0.458374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1.12016" calcext:value-type="float">
            <text:p>1.12016</text:p>
          </table:table-cell>
          <table:table-cell office:value-type="float" office:value="0.464016" calcext:value-type="float">
            <text:p>0.464016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1.12229" calcext:value-type="float">
            <text:p>1.12229</text:p>
          </table:table-cell>
          <table:table-cell office:value-type="float" office:value="0.470528" calcext:value-type="float">
            <text:p>0.470528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1.12109" calcext:value-type="float">
            <text:p>1.12109</text:p>
          </table:table-cell>
          <table:table-cell office:value-type="float" office:value="0.483101" calcext:value-type="float">
            <text:p>0.483101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1.12073" calcext:value-type="float">
            <text:p>1.12073</text:p>
          </table:table-cell>
          <table:table-cell office:value-type="float" office:value="0.490465" calcext:value-type="float">
            <text:p>0.490465</text:p>
          </table:table-cell>
          <table:table-cell office:value-type="float" office:value="1.779" calcext:value-type="float">
            <text:p>1.779</text:p>
          </table:table-cell>
        </table:table-row>
        <table:table-row table:style-name="ro1">
          <table:table-cell office:value-type="float" office:value="1.1211" calcext:value-type="float">
            <text:p>1.1211</text:p>
          </table:table-cell>
          <table:table-cell office:value-type="float" office:value="0.507929" calcext:value-type="float">
            <text:p>0.507929</text:p>
          </table:table-cell>
          <table:table-cell office:value-type="float" office:value="1.783" calcext:value-type="float">
            <text:p>1.783</text:p>
          </table:table-cell>
        </table:table-row>
        <table:table-row table:style-name="ro1">
          <table:table-cell office:value-type="float" office:value="1.12221" calcext:value-type="float">
            <text:p>1.12221</text:p>
          </table:table-cell>
          <table:table-cell office:value-type="float" office:value="0.516627" calcext:value-type="float">
            <text:p>0.516627</text:p>
          </table:table-cell>
          <table:table-cell office:value-type="float" office:value="1.783" calcext:value-type="float">
            <text:p>1.783</text:p>
          </table:table-cell>
        </table:table-row>
        <table:table-row table:style-name="ro1">
          <table:table-cell office:value-type="float" office:value="1.12724" calcext:value-type="float">
            <text:p>1.12724</text:p>
          </table:table-cell>
          <table:table-cell office:value-type="float" office:value="0.536444" calcext:value-type="float">
            <text:p>0.536444</text:p>
          </table:table-cell>
          <table:table-cell office:value-type="float" office:value="1.783" calcext:value-type="float">
            <text:p>1.783</text:p>
          </table:table-cell>
        </table:table-row>
        <table:table-row table:style-name="ro1">
          <table:table-cell office:value-type="float" office:value="1.12874" calcext:value-type="float">
            <text:p>1.12874</text:p>
          </table:table-cell>
          <table:table-cell office:value-type="float" office:value="0.546528" calcext:value-type="float">
            <text:p>0.546528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1.13121" calcext:value-type="float">
            <text:p>1.13121</text:p>
          </table:table-cell>
          <table:table-cell office:value-type="float" office:value="0.55298" calcext:value-type="float">
            <text:p>0.55298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1.13464" calcext:value-type="float">
            <text:p>1.13464</text:p>
          </table:table-cell>
          <table:table-cell office:value-type="float" office:value="0.562707" calcext:value-type="float">
            <text:p>0.562707</text:p>
          </table:table-cell>
          <table:table-cell office:value-type="float" office:value="1.798" calcext:value-type="float">
            <text:p>1.798</text:p>
          </table:table-cell>
        </table:table-row>
        <table:table-row table:style-name="ro1">
          <table:table-cell office:value-type="float" office:value="1.13529" calcext:value-type="float">
            <text:p>1.13529</text:p>
          </table:table-cell>
          <table:table-cell office:value-type="float" office:value="0.567459" calcext:value-type="float">
            <text:p>0.567459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1.13641" calcext:value-type="float">
            <text:p>1.13641</text:p>
          </table:table-cell>
          <table:table-cell office:value-type="float" office:value="0.572304" calcext:value-type="float">
            <text:p>0.572304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1.13725" calcext:value-type="float">
            <text:p>1.13725</text:p>
          </table:table-cell>
          <table:table-cell office:value-type="float" office:value="0.586889" calcext:value-type="float">
            <text:p>0.586889</text:p>
          </table:table-cell>
          <table:table-cell office:value-type="float" office:value="1.808" calcext:value-type="float">
            <text:p>1.808</text:p>
          </table:table-cell>
        </table:table-row>
        <table:table-row table:style-name="ro1">
          <table:table-cell office:value-type="float" office:value="1.13667" calcext:value-type="float">
            <text:p>1.13667</text:p>
          </table:table-cell>
          <table:table-cell office:value-type="float" office:value="0.594431" calcext:value-type="float">
            <text:p>0.594431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.13546" calcext:value-type="float">
            <text:p>1.13546</text:p>
          </table:table-cell>
          <table:table-cell office:value-type="float" office:value="0.601645" calcext:value-type="float">
            <text:p>0.601645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.13359" calcext:value-type="float">
            <text:p>1.13359</text:p>
          </table:table-cell>
          <table:table-cell office:value-type="float" office:value="0.60798" calcext:value-type="float">
            <text:p>0.60798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.13262" calcext:value-type="float">
            <text:p>1.13262</text:p>
          </table:table-cell>
          <table:table-cell office:value-type="float" office:value="0.614555" calcext:value-type="float">
            <text:p>0.614555</text:p>
          </table:table-cell>
          <table:table-cell office:value-type="float" office:value="1.812" calcext:value-type="float">
            <text:p>1.812</text:p>
          </table:table-cell>
        </table:table-row>
        <table:table-row table:style-name="ro1">
          <table:table-cell office:value-type="float" office:value="1.13104" calcext:value-type="float">
            <text:p>1.13104</text:p>
          </table:table-cell>
          <table:table-cell office:value-type="float" office:value="0.621162" calcext:value-type="float">
            <text:p>0.621162</text:p>
          </table:table-cell>
          <table:table-cell office:value-type="float" office:value="1.817" calcext:value-type="float">
            <text:p>1.817</text:p>
          </table:table-cell>
        </table:table-row>
        <table:table-row table:style-name="ro1">
          <table:table-cell office:value-type="float" office:value="1.12969" calcext:value-type="float">
            <text:p>1.12969</text:p>
          </table:table-cell>
          <table:table-cell office:value-type="float" office:value="0.63121" calcext:value-type="float">
            <text:p>0.63121</text:p>
          </table:table-cell>
          <table:table-cell office:value-type="float" office:value="1.817" calcext:value-type="float">
            <text:p>1.817</text:p>
          </table:table-cell>
        </table:table-row>
        <table:table-row table:style-name="ro1">
          <table:table-cell office:value-type="float" office:value="1.13042" calcext:value-type="float">
            <text:p>1.13042</text:p>
          </table:table-cell>
          <table:table-cell office:value-type="float" office:value="0.637279" calcext:value-type="float">
            <text:p>0.637279</text:p>
          </table:table-cell>
          <table:table-cell office:value-type="float" office:value="1.817" calcext:value-type="float">
            <text:p>1.817</text:p>
          </table:table-cell>
        </table:table-row>
        <table:table-row table:style-name="ro1">
          <table:table-cell office:value-type="float" office:value="1.13066" calcext:value-type="float">
            <text:p>1.13066</text:p>
          </table:table-cell>
          <table:table-cell office:value-type="float" office:value="0.643492" calcext:value-type="float">
            <text:p>0.643492</text:p>
          </table:table-cell>
          <table:table-cell office:value-type="float" office:value="1.817" calcext:value-type="float">
            <text:p>1.817</text:p>
          </table:table-cell>
        </table:table-row>
        <table:table-row table:style-name="ro1">
          <table:table-cell office:value-type="float" office:value="1.13182" calcext:value-type="float">
            <text:p>1.13182</text:p>
          </table:table-cell>
          <table:table-cell office:value-type="float" office:value="0.65908" calcext:value-type="float">
            <text:p>0.65908</text:p>
          </table:table-cell>
          <table:table-cell office:value-type="float" office:value="1.817" calcext:value-type="float">
            <text:p>1.817</text:p>
          </table:table-cell>
        </table:table-row>
        <table:table-row table:style-name="ro1">
          <table:table-cell office:value-type="float" office:value="1.1321" calcext:value-type="float">
            <text:p>1.1321</text:p>
          </table:table-cell>
          <table:table-cell office:value-type="float" office:value="0.667033" calcext:value-type="float">
            <text:p>0.667033</text:p>
          </table:table-cell>
          <table:table-cell office:value-type="float" office:value="1.817" calcext:value-type="float">
            <text:p>1.817</text:p>
          </table:table-cell>
        </table:table-row>
        <table:table-row table:style-name="ro1">
          <table:table-cell office:value-type="float" office:value="1.13239" calcext:value-type="float">
            <text:p>1.13239</text:p>
          </table:table-cell>
          <table:table-cell office:value-type="float" office:value="0.68139" calcext:value-type="float">
            <text:p>0.68139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1.13206" calcext:value-type="float">
            <text:p>1.13206</text:p>
          </table:table-cell>
          <table:table-cell office:value-type="float" office:value="0.688092" calcext:value-type="float">
            <text:p>0.688092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1.13408" calcext:value-type="float">
            <text:p>1.13408</text:p>
          </table:table-cell>
          <table:table-cell office:value-type="float" office:value="0.700155" calcext:value-type="float">
            <text:p>0.700155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1.13543" calcext:value-type="float">
            <text:p>1.13543</text:p>
          </table:table-cell>
          <table:table-cell office:value-type="float" office:value="0.705206" calcext:value-type="float">
            <text:p>0.705206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1.13542" calcext:value-type="float">
            <text:p>1.13542</text:p>
          </table:table-cell>
          <table:table-cell office:value-type="float" office:value="0.718071" calcext:value-type="float">
            <text:p>0.718071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1.1355" calcext:value-type="float">
            <text:p>1.1355</text:p>
          </table:table-cell>
          <table:table-cell office:value-type="float" office:value="0.724098" calcext:value-type="float">
            <text:p>0.724098</text:p>
          </table:table-cell>
          <table:table-cell office:value-type="float" office:value="1.822" calcext:value-type="float">
            <text:p>1.822</text:p>
          </table:table-cell>
        </table:table-row>
        <table:table-row table:style-name="ro1">
          <table:table-cell office:value-type="float" office:value="1.13604" calcext:value-type="float">
            <text:p>1.13604</text:p>
          </table:table-cell>
          <table:table-cell office:value-type="float" office:value="0.730118" calcext:value-type="float">
            <text:p>0.730118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1.13684" calcext:value-type="float">
            <text:p>1.13684</text:p>
          </table:table-cell>
          <table:table-cell office:value-type="float" office:value="0.737012" calcext:value-type="float">
            <text:p>0.737012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1.13828" calcext:value-type="float">
            <text:p>1.13828</text:p>
          </table:table-cell>
          <table:table-cell office:value-type="float" office:value="0.744829" calcext:value-type="float">
            <text:p>0.744829</text:p>
          </table:table-cell>
          <table:table-cell office:value-type="float" office:value="1.824" calcext:value-type="float">
            <text:p>1.824</text:p>
          </table:table-cell>
        </table:table-row>
        <table:table-row table:style-name="ro1">
          <table:table-cell office:value-type="float" office:value="1.14142" calcext:value-type="float">
            <text:p>1.14142</text:p>
          </table:table-cell>
          <table:table-cell office:value-type="float" office:value="0.759189" calcext:value-type="float">
            <text:p>0.759189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14242" calcext:value-type="float">
            <text:p>1.14242</text:p>
          </table:table-cell>
          <table:table-cell office:value-type="float" office:value="0.771561" calcext:value-type="float">
            <text:p>0.771561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14325" calcext:value-type="float">
            <text:p>1.14325</text:p>
          </table:table-cell>
          <table:table-cell office:value-type="float" office:value="0.776163" calcext:value-type="float">
            <text:p>0.776163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14258" calcext:value-type="float">
            <text:p>1.14258</text:p>
          </table:table-cell>
          <table:table-cell office:value-type="float" office:value="0.779735" calcext:value-type="float">
            <text:p>0.779735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14173" calcext:value-type="float">
            <text:p>1.14173</text:p>
          </table:table-cell>
          <table:table-cell office:value-type="float" office:value="0.782919" calcext:value-type="float">
            <text:p>0.782919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14126" calcext:value-type="float">
            <text:p>1.14126</text:p>
          </table:table-cell>
          <table:table-cell office:value-type="float" office:value="0.785969" calcext:value-type="float">
            <text:p>0.785969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14444" calcext:value-type="float">
            <text:p>1.14444</text:p>
          </table:table-cell>
          <table:table-cell office:value-type="float" office:value="0.792393" calcext:value-type="float">
            <text:p>0.792393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14811" calcext:value-type="float">
            <text:p>1.14811</text:p>
          </table:table-cell>
          <table:table-cell office:value-type="float" office:value="0.795604" calcext:value-type="float">
            <text:p>0.795604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15223" calcext:value-type="float">
            <text:p>1.15223</text:p>
          </table:table-cell>
          <table:table-cell office:value-type="float" office:value="0.802289" calcext:value-type="float">
            <text:p>0.802289</text:p>
          </table:table-cell>
          <table:table-cell office:value-type="float" office:value="1.837" calcext:value-type="float">
            <text:p>1.837</text:p>
          </table:table-cell>
        </table:table-row>
        <table:table-row table:style-name="ro1">
          <table:table-cell office:value-type="float" office:value="1.15297" calcext:value-type="float">
            <text:p>1.15297</text:p>
          </table:table-cell>
          <table:table-cell office:value-type="float" office:value="0.805453" calcext:value-type="float">
            <text:p>0.805453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.15243" calcext:value-type="float">
            <text:p>1.15243</text:p>
          </table:table-cell>
          <table:table-cell office:value-type="float" office:value="0.809664" calcext:value-type="float">
            <text:p>0.809664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.14744" calcext:value-type="float">
            <text:p>1.14744</text:p>
          </table:table-cell>
          <table:table-cell office:value-type="float" office:value="0.815443" calcext:value-type="float">
            <text:p>0.815443</text:p>
          </table:table-cell>
          <table:table-cell office:value-type="float" office:value="1.842" calcext:value-type="float">
            <text:p>1.842</text:p>
          </table:table-cell>
        </table:table-row>
        <table:table-row table:style-name="ro1">
          <table:table-cell office:value-type="float" office:value="1.14476" calcext:value-type="float">
            <text:p>1.14476</text:p>
          </table:table-cell>
          <table:table-cell office:value-type="float" office:value="0.816613" calcext:value-type="float">
            <text:p>0.816613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1.14398" calcext:value-type="float">
            <text:p>1.14398</text:p>
          </table:table-cell>
          <table:table-cell office:value-type="float" office:value="0.815865" calcext:value-type="float">
            <text:p>0.815865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1.14457" calcext:value-type="float">
            <text:p>1.14457</text:p>
          </table:table-cell>
          <table:table-cell office:value-type="float" office:value="0.813535" calcext:value-type="float">
            <text:p>0.813535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1.14666" calcext:value-type="float">
            <text:p>1.14666</text:p>
          </table:table-cell>
          <table:table-cell office:value-type="float" office:value="0.812089" calcext:value-type="float">
            <text:p>0.812089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1.14888" calcext:value-type="float">
            <text:p>1.14888</text:p>
          </table:table-cell>
          <table:table-cell office:value-type="float" office:value="0.811805" calcext:value-type="float">
            <text:p>0.811805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1.15222" calcext:value-type="float">
            <text:p>1.15222</text:p>
          </table:table-cell>
          <table:table-cell office:value-type="float" office:value="0.81343" calcext:value-type="float">
            <text:p>0.81343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1.15293" calcext:value-type="float">
            <text:p>1.15293</text:p>
          </table:table-cell>
          <table:table-cell office:value-type="float" office:value="0.813919" calcext:value-type="float">
            <text:p>0.813919</text:p>
          </table:table-cell>
          <table:table-cell office:value-type="float" office:value="1.843" calcext:value-type="float">
            <text:p>1.843</text:p>
          </table:table-cell>
        </table:table-row>
        <table:table-row table:style-name="ro1">
          <table:table-cell office:value-type="float" office:value="1.15314" calcext:value-type="float">
            <text:p>1.15314</text:p>
          </table:table-cell>
          <table:table-cell office:value-type="float" office:value="0.813446" calcext:value-type="float">
            <text:p>0.813446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float" office:value="1.15558" calcext:value-type="float">
            <text:p>1.15558</text:p>
          </table:table-cell>
          <table:table-cell office:value-type="float" office:value="0.812177" calcext:value-type="float">
            <text:p>0.812177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float" office:value="1.15737" calcext:value-type="float">
            <text:p>1.15737</text:p>
          </table:table-cell>
          <table:table-cell office:value-type="float" office:value="0.811715" calcext:value-type="float">
            <text:p>0.811715</text:p>
          </table:table-cell>
          <table:table-cell office:value-type="float" office:value="1.851" calcext:value-type="float">
            <text:p>1.851</text:p>
          </table:table-cell>
        </table:table-row>
        <table:table-row table:style-name="ro1">
          <table:table-cell office:value-type="float" office:value="1.16005" calcext:value-type="float">
            <text:p>1.16005</text:p>
          </table:table-cell>
          <table:table-cell office:value-type="float" office:value="0.809978" calcext:value-type="float">
            <text:p>0.809978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.16293" calcext:value-type="float">
            <text:p>1.16293</text:p>
          </table:table-cell>
          <table:table-cell office:value-type="float" office:value="0.807952" calcext:value-type="float">
            <text:p>0.807952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.16611" calcext:value-type="float">
            <text:p>1.16611</text:p>
          </table:table-cell>
          <table:table-cell office:value-type="float" office:value="0.805647" calcext:value-type="float">
            <text:p>0.805647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.16987" calcext:value-type="float">
            <text:p>1.16987</text:p>
          </table:table-cell>
          <table:table-cell office:value-type="float" office:value="0.802161" calcext:value-type="float">
            <text:p>0.802161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.17927" calcext:value-type="float">
            <text:p>1.17927</text:p>
          </table:table-cell>
          <table:table-cell office:value-type="float" office:value="0.794023" calcext:value-type="float">
            <text:p>0.794023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.18426" calcext:value-type="float">
            <text:p>1.18426</text:p>
          </table:table-cell>
          <table:table-cell office:value-type="float" office:value="0.789456" calcext:value-type="float">
            <text:p>0.789456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.18831" calcext:value-type="float">
            <text:p>1.18831</text:p>
          </table:table-cell>
          <table:table-cell office:value-type="float" office:value="0.785134" calcext:value-type="float">
            <text:p>0.785134</text:p>
          </table:table-cell>
          <table:table-cell office:value-type="float" office:value="1.857" calcext:value-type="float">
            <text:p>1.857</text:p>
          </table:table-cell>
        </table:table-row>
        <table:table-row table:style-name="ro1">
          <table:table-cell office:value-type="float" office:value="1.19156" calcext:value-type="float">
            <text:p>1.19156</text:p>
          </table:table-cell>
          <table:table-cell office:value-type="float" office:value="0.780883" calcext:value-type="float">
            <text:p>0.780883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19305" calcext:value-type="float">
            <text:p>1.19305</text:p>
          </table:table-cell>
          <table:table-cell office:value-type="float" office:value="0.776414" calcext:value-type="float">
            <text:p>0.776414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19533" calcext:value-type="float">
            <text:p>1.19533</text:p>
          </table:table-cell>
          <table:table-cell office:value-type="float" office:value="0.772862" calcext:value-type="float">
            <text:p>0.772862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20085" calcext:value-type="float">
            <text:p>1.20085</text:p>
          </table:table-cell>
          <table:table-cell office:value-type="float" office:value="0.770807" calcext:value-type="float">
            <text:p>0.770807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20328" calcext:value-type="float">
            <text:p>1.20328</text:p>
          </table:table-cell>
          <table:table-cell office:value-type="float" office:value="0.770514" calcext:value-type="float">
            <text:p>0.770514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20587" calcext:value-type="float">
            <text:p>1.20587</text:p>
          </table:table-cell>
          <table:table-cell office:value-type="float" office:value="0.77081" calcext:value-type="float">
            <text:p>0.77081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20988" calcext:value-type="float">
            <text:p>1.20988</text:p>
          </table:table-cell>
          <table:table-cell office:value-type="float" office:value="0.771744" calcext:value-type="float">
            <text:p>0.771744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21266" calcext:value-type="float">
            <text:p>1.21266</text:p>
          </table:table-cell>
          <table:table-cell office:value-type="float" office:value="0.772608" calcext:value-type="float">
            <text:p>0.772608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21664" calcext:value-type="float">
            <text:p>1.21664</text:p>
          </table:table-cell>
          <table:table-cell office:value-type="float" office:value="0.774486" calcext:value-type="float">
            <text:p>0.774486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2227" calcext:value-type="float">
            <text:p>1.2227</text:p>
          </table:table-cell>
          <table:table-cell office:value-type="float" office:value="0.781677" calcext:value-type="float">
            <text:p>0.781677</text:p>
          </table:table-cell>
          <table:table-cell office:value-type="float" office:value="1.863" calcext:value-type="float">
            <text:p>1.863</text:p>
          </table:table-cell>
        </table:table-row>
        <table:table-row table:style-name="ro1">
          <table:table-cell office:value-type="float" office:value="1.22386" calcext:value-type="float">
            <text:p>1.22386</text:p>
          </table:table-cell>
          <table:table-cell office:value-type="float" office:value="0.785255" calcext:value-type="float">
            <text:p>0.785255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1.22492" calcext:value-type="float">
            <text:p>1.22492</text:p>
          </table:table-cell>
          <table:table-cell office:value-type="float" office:value="0.788117" calcext:value-type="float">
            <text:p>0.788117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1.22775" calcext:value-type="float">
            <text:p>1.22775</text:p>
          </table:table-cell>
          <table:table-cell office:value-type="float" office:value="0.79719" calcext:value-type="float">
            <text:p>0.79719</text:p>
          </table:table-cell>
          <table:table-cell office:value-type="float" office:value="1.871" calcext:value-type="float">
            <text:p>1.871</text:p>
          </table:table-cell>
        </table:table-row>
        <table:table-row table:style-name="ro1">
          <table:table-cell office:value-type="float" office:value="1.22972" calcext:value-type="float">
            <text:p>1.22972</text:p>
          </table:table-cell>
          <table:table-cell office:value-type="float" office:value="0.810597" calcext:value-type="float">
            <text:p>0.810597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1.22895" calcext:value-type="float">
            <text:p>1.22895</text:p>
          </table:table-cell>
          <table:table-cell office:value-type="float" office:value="0.823667" calcext:value-type="float">
            <text:p>0.823667</text:p>
          </table:table-cell>
          <table:table-cell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1.22956" calcext:value-type="float">
            <text:p>1.22956</text:p>
          </table:table-cell>
          <table:table-cell office:value-type="float" office:value="0.829663" calcext:value-type="float">
            <text:p>0.829663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3304" calcext:value-type="float">
            <text:p>1.23304</text:p>
          </table:table-cell>
          <table:table-cell office:value-type="float" office:value="0.8421" calcext:value-type="float">
            <text:p>0.8421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3377" calcext:value-type="float">
            <text:p>1.23377</text:p>
          </table:table-cell>
          <table:table-cell office:value-type="float" office:value="0.848864" calcext:value-type="float">
            <text:p>0.848864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3587" calcext:value-type="float">
            <text:p>1.23587</text:p>
          </table:table-cell>
          <table:table-cell office:value-type="float" office:value="0.857555" calcext:value-type="float">
            <text:p>0.857555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3919" calcext:value-type="float">
            <text:p>1.23919</text:p>
          </table:table-cell>
          <table:table-cell office:value-type="float" office:value="0.874713" calcext:value-type="float">
            <text:p>0.874713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4035" calcext:value-type="float">
            <text:p>1.24035</text:p>
          </table:table-cell>
          <table:table-cell office:value-type="float" office:value="0.883362" calcext:value-type="float">
            <text:p>0.883362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4084" calcext:value-type="float">
            <text:p>1.24084</text:p>
          </table:table-cell>
          <table:table-cell office:value-type="float" office:value="0.892675" calcext:value-type="float">
            <text:p>0.892675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4048" calcext:value-type="float">
            <text:p>1.24048</text:p>
          </table:table-cell>
          <table:table-cell office:value-type="float" office:value="0.920947" calcext:value-type="float">
            <text:p>0.920947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4229" calcext:value-type="float">
            <text:p>1.24229</text:p>
          </table:table-cell>
          <table:table-cell office:value-type="float" office:value="0.941145" calcext:value-type="float">
            <text:p>0.941145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4276" calcext:value-type="float">
            <text:p>1.24276</text:p>
          </table:table-cell>
          <table:table-cell office:value-type="float" office:value="0.951812" calcext:value-type="float">
            <text:p>0.951812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4213" calcext:value-type="float">
            <text:p>1.24213</text:p>
          </table:table-cell>
          <table:table-cell office:value-type="float" office:value="0.961446" calcext:value-type="float">
            <text:p>0.961446</text:p>
          </table:table-cell>
          <table:table-cell office:value-type="float" office:value="1.887" calcext:value-type="float">
            <text:p>1.887</text:p>
          </table:table-cell>
        </table:table-row>
        <table:table-row table:style-name="ro1">
          <table:table-cell office:value-type="float" office:value="1.24098" calcext:value-type="float">
            <text:p>1.24098</text:p>
          </table:table-cell>
          <table:table-cell office:value-type="float" office:value="0.971728" calcext:value-type="float">
            <text:p>0.971728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1.23886" calcext:value-type="float">
            <text:p>1.23886</text:p>
          </table:table-cell>
          <table:table-cell office:value-type="float" office:value="0.989553" calcext:value-type="float">
            <text:p>0.989553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1.23681" calcext:value-type="float">
            <text:p>1.23681</text:p>
          </table:table-cell>
          <table:table-cell office:value-type="float" office:value="0.998019" calcext:value-type="float">
            <text:p>0.998019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1.23482" calcext:value-type="float">
            <text:p>1.23482</text:p>
          </table:table-cell>
          <table:table-cell office:value-type="float" office:value="1.00639" calcext:value-type="float">
            <text:p>1.00639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1.23292" calcext:value-type="float">
            <text:p>1.23292</text:p>
          </table:table-cell>
          <table:table-cell office:value-type="float" office:value="1.01391" calcext:value-type="float">
            <text:p>1.01391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1.23098" calcext:value-type="float">
            <text:p>1.23098</text:p>
          </table:table-cell>
          <table:table-cell office:value-type="float" office:value="1.02004" calcext:value-type="float">
            <text:p>1.02004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1.22968" calcext:value-type="float">
            <text:p>1.22968</text:p>
          </table:table-cell>
          <table:table-cell office:value-type="float" office:value="1.02695" calcext:value-type="float">
            <text:p>1.02695</text:p>
          </table:table-cell>
          <table:table-cell office:value-type="float" office:value="1.888" calcext:value-type="float">
            <text:p>1.888</text:p>
          </table:table-cell>
        </table:table-row>
        <table:table-row table:style-name="ro1">
          <table:table-cell office:value-type="float" office:value="1.22903" calcext:value-type="float">
            <text:p>1.22903</text:p>
          </table:table-cell>
          <table:table-cell office:value-type="float" office:value="1.03238" calcext:value-type="float">
            <text:p>1.03238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2937" calcext:value-type="float">
            <text:p>1.22937</text:p>
          </table:table-cell>
          <table:table-cell office:value-type="float" office:value="1.0378" calcext:value-type="float">
            <text:p>1.0378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3072" calcext:value-type="float">
            <text:p>1.23072</text:p>
          </table:table-cell>
          <table:table-cell office:value-type="float" office:value="1.04255" calcext:value-type="float">
            <text:p>1.04255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3222" calcext:value-type="float">
            <text:p>1.23222</text:p>
          </table:table-cell>
          <table:table-cell office:value-type="float" office:value="1.04699" calcext:value-type="float">
            <text:p>1.04699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383" calcext:value-type="float">
            <text:p>1.2383</text:p>
          </table:table-cell>
          <table:table-cell office:value-type="float" office:value="1.05601" calcext:value-type="float">
            <text:p>1.05601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4095" calcext:value-type="float">
            <text:p>1.24095</text:p>
          </table:table-cell>
          <table:table-cell office:value-type="float" office:value="1.06139" calcext:value-type="float">
            <text:p>1.06139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4496" calcext:value-type="float">
            <text:p>1.24496</text:p>
          </table:table-cell>
          <table:table-cell office:value-type="float" office:value="1.07255" calcext:value-type="float">
            <text:p>1.07255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4522" calcext:value-type="float">
            <text:p>1.24522</text:p>
          </table:table-cell>
          <table:table-cell office:value-type="float" office:value="1.07693" calcext:value-type="float">
            <text:p>1.07693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4513" calcext:value-type="float">
            <text:p>1.24513</text:p>
          </table:table-cell>
          <table:table-cell office:value-type="float" office:value="1.08137" calcext:value-type="float">
            <text:p>1.08137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4772" calcext:value-type="float">
            <text:p>1.24772</text:p>
          </table:table-cell>
          <table:table-cell office:value-type="float" office:value="1.09222" calcext:value-type="float">
            <text:p>1.09222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4755" calcext:value-type="float">
            <text:p>1.24755</text:p>
          </table:table-cell>
          <table:table-cell office:value-type="float" office:value="1.0973" calcext:value-type="float">
            <text:p>1.0973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4967" calcext:value-type="float">
            <text:p>1.24967</text:p>
          </table:table-cell>
          <table:table-cell office:value-type="float" office:value="1.11168" calcext:value-type="float">
            <text:p>1.11168</text:p>
          </table:table-cell>
          <table:table-cell office:value-type="float" office:value="1.885" calcext:value-type="float">
            <text:p>1.885</text:p>
          </table:table-cell>
        </table:table-row>
        <table:table-row table:style-name="ro1">
          <table:table-cell office:value-type="float" office:value="1.24989" calcext:value-type="float">
            <text:p>1.24989</text:p>
          </table:table-cell>
          <table:table-cell office:value-type="float" office:value="1.11811" calcext:value-type="float">
            <text:p>1.11811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24939" calcext:value-type="float">
            <text:p>1.24939</text:p>
          </table:table-cell>
          <table:table-cell office:value-type="float" office:value="1.12499" calcext:value-type="float">
            <text:p>1.12499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25258" calcext:value-type="float">
            <text:p>1.25258</text:p>
          </table:table-cell>
          <table:table-cell office:value-type="float" office:value="1.13621" calcext:value-type="float">
            <text:p>1.13621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25436" calcext:value-type="float">
            <text:p>1.25436</text:p>
          </table:table-cell>
          <table:table-cell office:value-type="float" office:value="1.1419" calcext:value-type="float">
            <text:p>1.1419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25755" calcext:value-type="float">
            <text:p>1.25755</text:p>
          </table:table-cell>
          <table:table-cell office:value-type="float" office:value="1.14883" calcext:value-type="float">
            <text:p>1.14883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1.26686" calcext:value-type="float">
            <text:p>1.26686</text:p>
          </table:table-cell>
          <table:table-cell office:value-type="float" office:value="1.15717" calcext:value-type="float">
            <text:p>1.15717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1661" calcext:value-type="float">
            <text:p>1.1661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1.28119" calcext:value-type="float">
            <text:p>1.28119</text:p>
          </table:table-cell>
          <table:table-cell office:value-type="float" office:value="1.16944" calcext:value-type="float">
            <text:p>1.16944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1.28596" calcext:value-type="float">
            <text:p>1.28596</text:p>
          </table:table-cell>
          <table:table-cell office:value-type="float" office:value="1.17433" calcext:value-type="float">
            <text:p>1.17433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1.28867" calcext:value-type="float">
            <text:p>1.28867</text:p>
          </table:table-cell>
          <table:table-cell office:value-type="float" office:value="1.17953" calcext:value-type="float">
            <text:p>1.17953</text:p>
          </table:table-cell>
          <table:table-cell office:value-type="float" office:value="1.878" calcext:value-type="float">
            <text:p>1.878</text:p>
          </table:table-cell>
        </table:table-row>
        <table:table-row table:style-name="ro1">
          <table:table-cell office:value-type="float" office:value="1.29349" calcext:value-type="float">
            <text:p>1.29349</text:p>
          </table:table-cell>
          <table:table-cell office:value-type="float" office:value="1.18923" calcext:value-type="float">
            <text:p>1.18923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1.29448" calcext:value-type="float">
            <text:p>1.29448</text:p>
          </table:table-cell>
          <table:table-cell office:value-type="float" office:value="1.19776" calcext:value-type="float">
            <text:p>1.19776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1.29996" calcext:value-type="float">
            <text:p>1.29996</text:p>
          </table:table-cell>
          <table:table-cell office:value-type="float" office:value="1.21525" calcext:value-type="float">
            <text:p>1.21525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1.30256" calcext:value-type="float">
            <text:p>1.30256</text:p>
          </table:table-cell>
          <table:table-cell office:value-type="float" office:value="1.22075" calcext:value-type="float">
            <text:p>1.22075</text:p>
          </table:table-cell>
          <table:table-cell office:value-type="float" office:value="1.879" calcext:value-type="float">
            <text:p>1.879</text:p>
          </table:table-cell>
        </table:table-row>
        <table:table-row table:style-name="ro1">
          <table:table-cell office:value-type="float" office:value="1.30992" calcext:value-type="float">
            <text:p>1.30992</text:p>
          </table:table-cell>
          <table:table-cell office:value-type="float" office:value="1.22667" calcext:value-type="float">
            <text:p>1.22667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31287" calcext:value-type="float">
            <text:p>1.31287</text:p>
          </table:table-cell>
          <table:table-cell office:value-type="float" office:value="1.22824" calcext:value-type="float">
            <text:p>1.22824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31399" calcext:value-type="float">
            <text:p>1.31399</text:p>
          </table:table-cell>
          <table:table-cell office:value-type="float" office:value="1.2298" calcext:value-type="float">
            <text:p>1.2298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31352" calcext:value-type="float">
            <text:p>1.31352</text:p>
          </table:table-cell>
          <table:table-cell office:value-type="float" office:value="1.23153" calcext:value-type="float">
            <text:p>1.23153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31318" calcext:value-type="float">
            <text:p>1.31318</text:p>
          </table:table-cell>
          <table:table-cell office:value-type="float" office:value="1.23424" calcext:value-type="float">
            <text:p>1.23424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31225" calcext:value-type="float">
            <text:p>1.31225</text:p>
          </table:table-cell>
          <table:table-cell office:value-type="float" office:value="1.23833" calcext:value-type="float">
            <text:p>1.23833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31023" calcext:value-type="float">
            <text:p>1.31023</text:p>
          </table:table-cell>
          <table:table-cell office:value-type="float" office:value="1.24793" calcext:value-type="float">
            <text:p>1.24793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30978" calcext:value-type="float">
            <text:p>1.30978</text:p>
          </table:table-cell>
          <table:table-cell office:value-type="float" office:value="1.25267" calcext:value-type="float">
            <text:p>1.25267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30972" calcext:value-type="float">
            <text:p>1.30972</text:p>
          </table:table-cell>
          <table:table-cell office:value-type="float" office:value="1.25711" calcext:value-type="float">
            <text:p>1.25711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office:value-type="float" office:value="1.30946" calcext:value-type="float">
            <text:p>1.30946</text:p>
          </table:table-cell>
          <table:table-cell office:value-type="float" office:value="1.26366" calcext:value-type="float">
            <text:p>1.26366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0899" calcext:value-type="float">
            <text:p>1.30899</text:p>
          </table:table-cell>
          <table:table-cell office:value-type="float" office:value="1.26647" calcext:value-type="float">
            <text:p>1.26647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0815" calcext:value-type="float">
            <text:p>1.30815</text:p>
          </table:table-cell>
          <table:table-cell office:value-type="float" office:value="1.26888" calcext:value-type="float">
            <text:p>1.26888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1085" calcext:value-type="float">
            <text:p>1.31085</text:p>
          </table:table-cell>
          <table:table-cell office:value-type="float" office:value="1.26853" calcext:value-type="float">
            <text:p>1.26853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1212" calcext:value-type="float">
            <text:p>1.31212</text:p>
          </table:table-cell>
          <table:table-cell office:value-type="float" office:value="1.26713" calcext:value-type="float">
            <text:p>1.26713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151" calcext:value-type="float">
            <text:p>1.3151</text:p>
          </table:table-cell>
          <table:table-cell office:value-type="float" office:value="1.26546" calcext:value-type="float">
            <text:p>1.26546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2455" calcext:value-type="float">
            <text:p>1.32455</text:p>
          </table:table-cell>
          <table:table-cell office:value-type="float" office:value="1.26731" calcext:value-type="float">
            <text:p>1.26731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2914" calcext:value-type="float">
            <text:p>1.32914</text:p>
          </table:table-cell>
          <table:table-cell office:value-type="float" office:value="1.26904" calcext:value-type="float">
            <text:p>1.26904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3404" calcext:value-type="float">
            <text:p>1.33404</text:p>
          </table:table-cell>
          <table:table-cell office:value-type="float" office:value="1.27132" calcext:value-type="float">
            <text:p>1.27132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3783" calcext:value-type="float">
            <text:p>1.33783</text:p>
          </table:table-cell>
          <table:table-cell office:value-type="float" office:value="1.27437" calcext:value-type="float">
            <text:p>1.27437</text:p>
          </table:table-cell>
          <table:table-cell office:value-type="float" office:value="1.867" calcext:value-type="float">
            <text:p>1.867</text:p>
          </table:table-cell>
        </table:table-row>
        <table:table-row table:style-name="ro1">
          <table:table-cell office:value-type="float" office:value="1.34117" calcext:value-type="float">
            <text:p>1.34117</text:p>
          </table:table-cell>
          <table:table-cell office:value-type="float" office:value="1.27756" calcext:value-type="float">
            <text:p>1.27756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.34471" calcext:value-type="float">
            <text:p>1.34471</text:p>
          </table:table-cell>
          <table:table-cell office:value-type="float" office:value="1.28072" calcext:value-type="float">
            <text:p>1.28072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.35193" calcext:value-type="float">
            <text:p>1.35193</text:p>
          </table:table-cell>
          <table:table-cell office:value-type="float" office:value="1.28584" calcext:value-type="float">
            <text:p>1.28584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.3548" calcext:value-type="float">
            <text:p>1.3548</text:p>
          </table:table-cell>
          <table:table-cell office:value-type="float" office:value="1.2875" calcext:value-type="float">
            <text:p>1.2875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.35701" calcext:value-type="float">
            <text:p>1.35701</text:p>
          </table:table-cell>
          <table:table-cell office:value-type="float" office:value="1.2894" calcext:value-type="float">
            <text:p>1.2894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.36075" calcext:value-type="float">
            <text:p>1.36075</text:p>
          </table:table-cell>
          <table:table-cell office:value-type="float" office:value="1.29502" calcext:value-type="float">
            <text:p>1.29502</text:p>
          </table:table-cell>
          <table:table-cell office:value-type="float" office:value="1.87" calcext:value-type="float">
            <text:p>1.87</text:p>
          </table:table-cell>
        </table:table-row>
        <table:table-row table:style-name="ro1">
          <table:table-cell office:value-type="float" office:value="1.36232" calcext:value-type="float">
            <text:p>1.36232</text:p>
          </table:table-cell>
          <table:table-cell office:value-type="float" office:value="1.29689" calcext:value-type="float">
            <text:p>1.29689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36374" calcext:value-type="float">
            <text:p>1.36374</text:p>
          </table:table-cell>
          <table:table-cell office:value-type="float" office:value="1.30068" calcext:value-type="float">
            <text:p>1.30068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36311" calcext:value-type="float">
            <text:p>1.36311</text:p>
          </table:table-cell>
          <table:table-cell office:value-type="float" office:value="1.30366" calcext:value-type="float">
            <text:p>1.30366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36063" calcext:value-type="float">
            <text:p>1.36063</text:p>
          </table:table-cell>
          <table:table-cell office:value-type="float" office:value="1.30657" calcext:value-type="float">
            <text:p>1.30657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35722" calcext:value-type="float">
            <text:p>1.35722</text:p>
          </table:table-cell>
          <table:table-cell office:value-type="float" office:value="1.31061" calcext:value-type="float">
            <text:p>1.31061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34721" calcext:value-type="float">
            <text:p>1.34721</text:p>
          </table:table-cell>
          <table:table-cell office:value-type="float" office:value="1.31958" calcext:value-type="float">
            <text:p>1.31958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34199" calcext:value-type="float">
            <text:p>1.34199</text:p>
          </table:table-cell>
          <table:table-cell office:value-type="float" office:value="1.32284" calcext:value-type="float">
            <text:p>1.32284</text:p>
          </table:table-cell>
          <table:table-cell office:value-type="float" office:value="1.882" calcext:value-type="float">
            <text:p>1.882</text:p>
          </table:table-cell>
        </table:table-row>
        <table:table-row table:style-name="ro1">
          <table:table-cell office:value-type="float" office:value="1.33099" calcext:value-type="float">
            <text:p>1.33099</text:p>
          </table:table-cell>
          <table:table-cell office:value-type="float" office:value="1.32573" calcext:value-type="float">
            <text:p>1.32573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1.3265" calcext:value-type="float">
            <text:p>1.3265</text:p>
          </table:table-cell>
          <table:table-cell office:value-type="float" office:value="1.32565" calcext:value-type="float">
            <text:p>1.32565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1.32263" calcext:value-type="float">
            <text:p>1.32263</text:p>
          </table:table-cell>
          <table:table-cell office:value-type="float" office:value="1.32538" calcext:value-type="float">
            <text:p>1.32538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office:value-type="float" office:value="1.3153" calcext:value-type="float">
            <text:p>1.3153</text:p>
          </table:table-cell>
          <table:table-cell office:value-type="float" office:value="1.32581" calcext:value-type="float">
            <text:p>1.32581</text:p>
          </table:table-cell>
          <table:table-cell office:value-type="float" office:value="1.905" calcext:value-type="float">
            <text:p>1.905</text:p>
          </table:table-cell>
        </table:table-row>
        <table:table-row table:style-name="ro1">
          <table:table-cell office:value-type="float" office:value="1.3042" calcext:value-type="float">
            <text:p>1.3042</text:p>
          </table:table-cell>
          <table:table-cell office:value-type="float" office:value="1.3333" calcext:value-type="float">
            <text:p>1.3333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float" office:value="1.30077" calcext:value-type="float">
            <text:p>1.30077</text:p>
          </table:table-cell>
          <table:table-cell office:value-type="float" office:value="1.3362" calcext:value-type="float">
            <text:p>1.3362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float" office:value="1.30139" calcext:value-type="float">
            <text:p>1.30139</text:p>
          </table:table-cell>
          <table:table-cell office:value-type="float" office:value="1.33793" calcext:value-type="float">
            <text:p>1.33793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1.30024" calcext:value-type="float">
            <text:p>1.30024</text:p>
          </table:table-cell>
          <table:table-cell office:value-type="float" office:value="1.33654" calcext:value-type="float">
            <text:p>1.33654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1.29989" calcext:value-type="float">
            <text:p>1.29989</text:p>
          </table:table-cell>
          <table:table-cell office:value-type="float" office:value="1.33367" calcext:value-type="float">
            <text:p>1.33367</text:p>
          </table:table-cell>
          <table:table-cell office:value-type="float" office:value="1.911" calcext:value-type="float">
            <text:p>1.911</text:p>
          </table:table-cell>
        </table:table-row>
        <table:table-row table:style-name="ro1">
          <table:table-cell office:value-type="float" office:value="1.29772" calcext:value-type="float">
            <text:p>1.29772</text:p>
          </table:table-cell>
          <table:table-cell office:value-type="float" office:value="1.32774" calcext:value-type="float">
            <text:p>1.32774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float" office:value="1.29492" calcext:value-type="float">
            <text:p>1.29492</text:p>
          </table:table-cell>
          <table:table-cell office:value-type="float" office:value="1.32525" calcext:value-type="float">
            <text:p>1.32525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float" office:value="1.29388" calcext:value-type="float">
            <text:p>1.29388</text:p>
          </table:table-cell>
          <table:table-cell office:value-type="float" office:value="1.32246" calcext:value-type="float">
            <text:p>1.32246</text:p>
          </table:table-cell>
          <table:table-cell office:value-type="float" office:value="1.909" calcext:value-type="float">
            <text:p>1.909</text:p>
          </table:table-cell>
        </table:table-row>
        <table:table-row table:style-name="ro1">
          <table:table-cell office:value-type="float" office:value="1.292" calcext:value-type="float">
            <text:p>1.292</text:p>
          </table:table-cell>
          <table:table-cell office:value-type="float" office:value="1.31549" calcext:value-type="float">
            <text:p>1.31549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1.29176" calcext:value-type="float">
            <text:p>1.29176</text:p>
          </table:table-cell>
          <table:table-cell office:value-type="float" office:value="1.31107" calcext:value-type="float">
            <text:p>1.31107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1.29269" calcext:value-type="float">
            <text:p>1.29269</text:p>
          </table:table-cell>
          <table:table-cell office:value-type="float" office:value="1.30607" calcext:value-type="float">
            <text:p>1.30607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1.29325" calcext:value-type="float">
            <text:p>1.29325</text:p>
          </table:table-cell>
          <table:table-cell office:value-type="float" office:value="1.30168" calcext:value-type="float">
            <text:p>1.30168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1.29252" calcext:value-type="float">
            <text:p>1.29252</text:p>
          </table:table-cell>
          <table:table-cell office:value-type="float" office:value="1.29742" calcext:value-type="float">
            <text:p>1.29742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1.29159" calcext:value-type="float">
            <text:p>1.29159</text:p>
          </table:table-cell>
          <table:table-cell office:value-type="float" office:value="1.2941" calcext:value-type="float">
            <text:p>1.2941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1.28494" calcext:value-type="float">
            <text:p>1.28494</text:p>
          </table:table-cell>
          <table:table-cell office:value-type="float" office:value="1.29107" calcext:value-type="float">
            <text:p>1.29107</text:p>
          </table:table-cell>
          <table:table-cell office:value-type="float" office:value="1.912" calcext:value-type="float">
            <text:p>1.912</text:p>
          </table:table-cell>
        </table:table-row>
        <table:table-row table:style-name="ro1">
          <table:table-cell office:value-type="float" office:value="1.2827" calcext:value-type="float">
            <text:p>1.2827</text:p>
          </table:table-cell>
          <table:table-cell office:value-type="float" office:value="1.2906" calcext:value-type="float">
            <text:p>1.2906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1.28081" calcext:value-type="float">
            <text:p>1.28081</text:p>
          </table:table-cell>
          <table:table-cell office:value-type="float" office:value="1.28976" calcext:value-type="float">
            <text:p>1.28976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1.27823" calcext:value-type="float">
            <text:p>1.27823</text:p>
          </table:table-cell>
          <table:table-cell office:value-type="float" office:value="1.28846" calcext:value-type="float">
            <text:p>1.28846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1.27441" calcext:value-type="float">
            <text:p>1.27441</text:p>
          </table:table-cell>
          <table:table-cell office:value-type="float" office:value="1.28738" calcext:value-type="float">
            <text:p>1.28738</text:p>
          </table:table-cell>
          <table:table-cell office:value-type="float" office:value="1.916" calcext:value-type="float">
            <text:p>1.916</text:p>
          </table:table-cell>
        </table:table-row>
        <table:table-row table:style-name="ro1">
          <table:table-cell office:value-type="float" office:value="1.27058" calcext:value-type="float">
            <text:p>1.27058</text:p>
          </table:table-cell>
          <table:table-cell office:value-type="float" office:value="1.28537" calcext:value-type="float">
            <text:p>1.28537</text:p>
          </table:table-cell>
          <table:table-cell office:value-type="float" office:value="1.929" calcext:value-type="float">
            <text:p>1.929</text:p>
          </table:table-cell>
        </table:table-row>
        <table:table-row table:style-name="ro1">
          <table:table-cell office:value-type="float" office:value="1.25962" calcext:value-type="float">
            <text:p>1.25962</text:p>
          </table:table-cell>
          <table:table-cell office:value-type="float" office:value="1.2791" calcext:value-type="float">
            <text:p>1.2791</text:p>
          </table:table-cell>
          <table:table-cell office:value-type="float" office:value="1.929" calcext:value-type="float">
            <text:p>1.929</text:p>
          </table:table-cell>
        </table:table-row>
        <table:table-row table:style-name="ro1">
          <table:table-cell office:value-type="float" office:value="1.25392" calcext:value-type="float">
            <text:p>1.25392</text:p>
          </table:table-cell>
          <table:table-cell office:value-type="float" office:value="1.27734" calcext:value-type="float">
            <text:p>1.27734</text:p>
          </table:table-cell>
          <table:table-cell office:value-type="float" office:value="1.929" calcext:value-type="float">
            <text:p>1.929</text:p>
          </table:table-cell>
        </table:table-row>
        <table:table-row table:style-name="ro1">
          <table:table-cell office:value-type="float" office:value="1.24497" calcext:value-type="float">
            <text:p>1.24497</text:p>
          </table:table-cell>
          <table:table-cell office:value-type="float" office:value="1.27608" calcext:value-type="float">
            <text:p>1.27608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1.23495" calcext:value-type="float">
            <text:p>1.23495</text:p>
          </table:table-cell>
          <table:table-cell office:value-type="float" office:value="1.28012" calcext:value-type="float">
            <text:p>1.28012</text:p>
          </table:table-cell>
          <table:table-cell office:value-type="float" office:value="1.934" calcext:value-type="float">
            <text:p>1.934</text:p>
          </table:table-cell>
        </table:table-row>
        <table:table-row table:style-name="ro1">
          <table:table-cell office:value-type="float" office:value="1.22564" calcext:value-type="float">
            <text:p>1.22564</text:p>
          </table:table-cell>
          <table:table-cell office:value-type="float" office:value="1.28631" calcext:value-type="float">
            <text:p>1.28631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1.21329" calcext:value-type="float">
            <text:p>1.21329</text:p>
          </table:table-cell>
          <table:table-cell office:value-type="float" office:value="1.29216" calcext:value-type="float">
            <text:p>1.29216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1.19645" calcext:value-type="float">
            <text:p>1.19645</text:p>
          </table:table-cell>
          <table:table-cell office:value-type="float" office:value="1.29722" calcext:value-type="float">
            <text:p>1.29722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1.18634" calcext:value-type="float">
            <text:p>1.18634</text:p>
          </table:table-cell>
          <table:table-cell office:value-type="float" office:value="1.30059" calcext:value-type="float">
            <text:p>1.30059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1.17856" calcext:value-type="float">
            <text:p>1.17856</text:p>
          </table:table-cell>
          <table:table-cell office:value-type="float" office:value="1.30414" calcext:value-type="float">
            <text:p>1.30414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1.16969" calcext:value-type="float">
            <text:p>1.16969</text:p>
          </table:table-cell>
          <table:table-cell office:value-type="float" office:value="1.3072" calcext:value-type="float">
            <text:p>1.3072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1.16198" calcext:value-type="float">
            <text:p>1.16198</text:p>
          </table:table-cell>
          <table:table-cell office:value-type="float" office:value="1.30984" calcext:value-type="float">
            <text:p>1.30984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1.15564" calcext:value-type="float">
            <text:p>1.15564</text:p>
          </table:table-cell>
          <table:table-cell office:value-type="float" office:value="1.31302" calcext:value-type="float">
            <text:p>1.31302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1.14922" calcext:value-type="float">
            <text:p>1.14922</text:p>
          </table:table-cell>
          <table:table-cell office:value-type="float" office:value="1.31545" calcext:value-type="float">
            <text:p>1.31545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1.13787" calcext:value-type="float">
            <text:p>1.13787</text:p>
          </table:table-cell>
          <table:table-cell office:value-type="float" office:value="1.31986" calcext:value-type="float">
            <text:p>1.31986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13097" calcext:value-type="float">
            <text:p>1.13097</text:p>
          </table:table-cell>
          <table:table-cell office:value-type="float" office:value="1.32306" calcext:value-type="float">
            <text:p>1.32306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12462" calcext:value-type="float">
            <text:p>1.12462</text:p>
          </table:table-cell>
          <table:table-cell office:value-type="float" office:value="1.32643" calcext:value-type="float">
            <text:p>1.32643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12005" calcext:value-type="float">
            <text:p>1.12005</text:p>
          </table:table-cell>
          <table:table-cell office:value-type="float" office:value="1.33" calcext:value-type="float">
            <text:p>1.33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11593" calcext:value-type="float">
            <text:p>1.11593</text:p>
          </table:table-cell>
          <table:table-cell office:value-type="float" office:value="1.33335" calcext:value-type="float">
            <text:p>1.33335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.11045" calcext:value-type="float">
            <text:p>1.11045</text:p>
          </table:table-cell>
          <table:table-cell office:value-type="float" office:value="1.33742" calcext:value-type="float">
            <text:p>1.33742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.10681" calcext:value-type="float">
            <text:p>1.10681</text:p>
          </table:table-cell>
          <table:table-cell office:value-type="float" office:value="1.34075" calcext:value-type="float">
            <text:p>1.34075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.09821" calcext:value-type="float">
            <text:p>1.09821</text:p>
          </table:table-cell>
          <table:table-cell office:value-type="float" office:value="1.34639" calcext:value-type="float">
            <text:p>1.34639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.09603" calcext:value-type="float">
            <text:p>1.09603</text:p>
          </table:table-cell>
          <table:table-cell office:value-type="float" office:value="1.35021" calcext:value-type="float">
            <text:p>1.35021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.09234" calcext:value-type="float">
            <text:p>1.09234</text:p>
          </table:table-cell>
          <table:table-cell office:value-type="float" office:value="1.35666" calcext:value-type="float">
            <text:p>1.35666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1.08527" calcext:value-type="float">
            <text:p>1.08527</text:p>
          </table:table-cell>
          <table:table-cell office:value-type="float" office:value="1.36249" calcext:value-type="float">
            <text:p>1.36249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1.08055" calcext:value-type="float">
            <text:p>1.08055</text:p>
          </table:table-cell>
          <table:table-cell office:value-type="float" office:value="1.36449" calcext:value-type="float">
            <text:p>1.36449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1.07159" calcext:value-type="float">
            <text:p>1.07159</text:p>
          </table:table-cell>
          <table:table-cell office:value-type="float" office:value="1.36969" calcext:value-type="float">
            <text:p>1.36969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0666" calcext:value-type="float">
            <text:p>1.0666</text:p>
          </table:table-cell>
          <table:table-cell office:value-type="float" office:value="1.37165" calcext:value-type="float">
            <text:p>1.37165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06418" calcext:value-type="float">
            <text:p>1.06418</text:p>
          </table:table-cell>
          <table:table-cell office:value-type="float" office:value="1.37251" calcext:value-type="float">
            <text:p>1.37251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0551" calcext:value-type="float">
            <text:p>1.0551</text:p>
          </table:table-cell>
          <table:table-cell office:value-type="float" office:value="1.37715" calcext:value-type="float">
            <text:p>1.37715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1.05017" calcext:value-type="float">
            <text:p>1.05017</text:p>
          </table:table-cell>
          <table:table-cell office:value-type="float" office:value="1.37961" calcext:value-type="float">
            <text:p>1.37961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1.03685" calcext:value-type="float">
            <text:p>1.03685</text:p>
          </table:table-cell>
          <table:table-cell office:value-type="float" office:value="1.38426" calcext:value-type="float">
            <text:p>1.38426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.02941" calcext:value-type="float">
            <text:p>1.02941</text:p>
          </table:table-cell>
          <table:table-cell office:value-type="float" office:value="1.38669" calcext:value-type="float">
            <text:p>1.38669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.02213" calcext:value-type="float">
            <text:p>1.02213</text:p>
          </table:table-cell>
          <table:table-cell office:value-type="float" office:value="1.38669" calcext:value-type="float">
            <text:p>1.38669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.01047" calcext:value-type="float">
            <text:p>1.01047</text:p>
          </table:table-cell>
          <table:table-cell office:value-type="float" office:value="1.38464" calcext:value-type="float">
            <text:p>1.38464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.00529" calcext:value-type="float">
            <text:p>1.00529</text:p>
          </table:table-cell>
          <table:table-cell office:value-type="float" office:value="1.38399" calcext:value-type="float">
            <text:p>1.38399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.00135" calcext:value-type="float">
            <text:p>1.00135</text:p>
          </table:table-cell>
          <table:table-cell office:value-type="float" office:value="1.38355" calcext:value-type="float">
            <text:p>1.38355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0.989162" calcext:value-type="float">
            <text:p>0.989162</text:p>
          </table:table-cell>
          <table:table-cell office:value-type="float" office:value="1.38517" calcext:value-type="float">
            <text:p>1.38517</text:p>
          </table:table-cell>
          <table:table-cell office:value-type="float" office:value="2.035" calcext:value-type="float">
            <text:p>2.035</text:p>
          </table:table-cell>
        </table:table-row>
        <table:table-row table:style-name="ro1">
          <table:table-cell office:value-type="float" office:value="0.982817" calcext:value-type="float">
            <text:p>0.982817</text:p>
          </table:table-cell>
          <table:table-cell office:value-type="float" office:value="1.38536" calcext:value-type="float">
            <text:p>1.38536</text:p>
          </table:table-cell>
          <table:table-cell office:value-type="float" office:value="2.035" calcext:value-type="float">
            <text:p>2.035</text:p>
          </table:table-cell>
        </table:table-row>
        <table:table-row table:style-name="ro1">
          <table:table-cell office:value-type="float" office:value="0.975677" calcext:value-type="float">
            <text:p>0.975677</text:p>
          </table:table-cell>
          <table:table-cell office:value-type="float" office:value="1.38656" calcext:value-type="float">
            <text:p>1.38656</text:p>
          </table:table-cell>
          <table:table-cell office:value-type="float" office:value="2.035" calcext:value-type="float">
            <text:p>2.035</text:p>
          </table:table-cell>
        </table:table-row>
        <table:table-row table:style-name="ro1">
          <table:table-cell office:value-type="float" office:value="0.966366" calcext:value-type="float">
            <text:p>0.966366</text:p>
          </table:table-cell>
          <table:table-cell office:value-type="float" office:value="1.38657" calcext:value-type="float">
            <text:p>1.38657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0.957584" calcext:value-type="float">
            <text:p>0.957584</text:p>
          </table:table-cell>
          <table:table-cell office:value-type="float" office:value="1.38651" calcext:value-type="float">
            <text:p>1.38651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0.948818" calcext:value-type="float">
            <text:p>0.948818</text:p>
          </table:table-cell>
          <table:table-cell office:value-type="float" office:value="1.38664" calcext:value-type="float">
            <text:p>1.38664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0.940972" calcext:value-type="float">
            <text:p>0.940972</text:p>
          </table:table-cell>
          <table:table-cell office:value-type="float" office:value="1.38717" calcext:value-type="float">
            <text:p>1.38717</text:p>
          </table:table-cell>
          <table:table-cell office:value-type="float" office:value="2.046" calcext:value-type="float">
            <text:p>2.046</text:p>
          </table:table-cell>
        </table:table-row>
        <table:table-row table:style-name="ro1">
          <table:table-cell office:value-type="float" office:value="0.933759" calcext:value-type="float">
            <text:p>0.933759</text:p>
          </table:table-cell>
          <table:table-cell office:value-type="float" office:value="1.38787" calcext:value-type="float">
            <text:p>1.38787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0.927771" calcext:value-type="float">
            <text:p>0.927771</text:p>
          </table:table-cell>
          <table:table-cell office:value-type="float" office:value="1.38921" calcext:value-type="float">
            <text:p>1.38921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0.92273" calcext:value-type="float">
            <text:p>0.92273</text:p>
          </table:table-cell>
          <table:table-cell office:value-type="float" office:value="1.39073" calcext:value-type="float">
            <text:p>1.39073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0.918717" calcext:value-type="float">
            <text:p>0.918717</text:p>
          </table:table-cell>
          <table:table-cell office:value-type="float" office:value="1.39158" calcext:value-type="float">
            <text:p>1.39158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0.913142" calcext:value-type="float">
            <text:p>0.913142</text:p>
          </table:table-cell>
          <table:table-cell office:value-type="float" office:value="1.39267" calcext:value-type="float">
            <text:p>1.39267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0.9072" calcext:value-type="float">
            <text:p>0.9072</text:p>
          </table:table-cell>
          <table:table-cell office:value-type="float" office:value="1.39254" calcext:value-type="float">
            <text:p>1.39254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0.901346" calcext:value-type="float">
            <text:p>0.901346</text:p>
          </table:table-cell>
          <table:table-cell office:value-type="float" office:value="1.3928" calcext:value-type="float">
            <text:p>1.3928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0.894449" calcext:value-type="float">
            <text:p>0.894449</text:p>
          </table:table-cell>
          <table:table-cell office:value-type="float" office:value="1.39365" calcext:value-type="float">
            <text:p>1.39365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0.886459" calcext:value-type="float">
            <text:p>0.886459</text:p>
          </table:table-cell>
          <table:table-cell office:value-type="float" office:value="1.39394" calcext:value-type="float">
            <text:p>1.39394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0.878129" calcext:value-type="float">
            <text:p>0.878129</text:p>
          </table:table-cell>
          <table:table-cell office:value-type="float" office:value="1.39381" calcext:value-type="float">
            <text:p>1.39381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0.869396" calcext:value-type="float">
            <text:p>0.869396</text:p>
          </table:table-cell>
          <table:table-cell office:value-type="float" office:value="1.39425" calcext:value-type="float">
            <text:p>1.39425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0.859707" calcext:value-type="float">
            <text:p>0.859707</text:p>
          </table:table-cell>
          <table:table-cell office:value-type="float" office:value="1.39498" calcext:value-type="float">
            <text:p>1.39498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0.850816" calcext:value-type="float">
            <text:p>0.850816</text:p>
          </table:table-cell>
          <table:table-cell office:value-type="float" office:value="1.396" calcext:value-type="float">
            <text:p>1.396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842725" calcext:value-type="float">
            <text:p>0.842725</text:p>
          </table:table-cell>
          <table:table-cell office:value-type="float" office:value="1.398" calcext:value-type="float">
            <text:p>1.398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835121" calcext:value-type="float">
            <text:p>0.835121</text:p>
          </table:table-cell>
          <table:table-cell office:value-type="float" office:value="1.40045" calcext:value-type="float">
            <text:p>1.40045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822049" calcext:value-type="float">
            <text:p>0.822049</text:p>
          </table:table-cell>
          <table:table-cell office:value-type="float" office:value="1.40442" calcext:value-type="float">
            <text:p>1.40442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815521" calcext:value-type="float">
            <text:p>0.815521</text:p>
          </table:table-cell>
          <table:table-cell office:value-type="float" office:value="1.40508" calcext:value-type="float">
            <text:p>1.40508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802197" calcext:value-type="float">
            <text:p>0.802197</text:p>
          </table:table-cell>
          <table:table-cell office:value-type="float" office:value="1.40318" calcext:value-type="float">
            <text:p>1.40318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794365" calcext:value-type="float">
            <text:p>0.794365</text:p>
          </table:table-cell>
          <table:table-cell office:value-type="float" office:value="1.40288" calcext:value-type="float">
            <text:p>1.40288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786074" calcext:value-type="float">
            <text:p>0.786074</text:p>
          </table:table-cell>
          <table:table-cell office:value-type="float" office:value="1.40213" calcext:value-type="float">
            <text:p>1.40213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0.767663" calcext:value-type="float">
            <text:p>0.767663</text:p>
          </table:table-cell>
          <table:table-cell office:value-type="float" office:value="1.40665" calcext:value-type="float">
            <text:p>1.40665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0.759359" calcext:value-type="float">
            <text:p>0.759359</text:p>
          </table:table-cell>
          <table:table-cell office:value-type="float" office:value="1.40877" calcext:value-type="float">
            <text:p>1.40877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0.747409" calcext:value-type="float">
            <text:p>0.747409</text:p>
          </table:table-cell>
          <table:table-cell office:value-type="float" office:value="1.41469" calcext:value-type="float">
            <text:p>1.41469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0.742596" calcext:value-type="float">
            <text:p>0.742596</text:p>
          </table:table-cell>
          <table:table-cell office:value-type="float" office:value="1.41773" calcext:value-type="float">
            <text:p>1.41773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0.737824" calcext:value-type="float">
            <text:p>0.737824</text:p>
          </table:table-cell>
          <table:table-cell office:value-type="float" office:value="1.41882" calcext:value-type="float">
            <text:p>1.41882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0.72738" calcext:value-type="float">
            <text:p>0.72738</text:p>
          </table:table-cell>
          <table:table-cell office:value-type="float" office:value="1.42149" calcext:value-type="float">
            <text:p>1.42149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722389" calcext:value-type="float">
            <text:p>0.722389</text:p>
          </table:table-cell>
          <table:table-cell office:value-type="float" office:value="1.42373" calcext:value-type="float">
            <text:p>1.42373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716404" calcext:value-type="float">
            <text:p>0.716404</text:p>
          </table:table-cell>
          <table:table-cell office:value-type="float" office:value="1.42555" calcext:value-type="float">
            <text:p>1.42555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707568" calcext:value-type="float">
            <text:p>0.707568</text:p>
          </table:table-cell>
          <table:table-cell office:value-type="float" office:value="1.43236" calcext:value-type="float">
            <text:p>1.43236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699403" calcext:value-type="float">
            <text:p>0.699403</text:p>
          </table:table-cell>
          <table:table-cell office:value-type="float" office:value="1.44069" calcext:value-type="float">
            <text:p>1.44069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689384" calcext:value-type="float">
            <text:p>0.689384</text:p>
          </table:table-cell>
          <table:table-cell office:value-type="float" office:value="1.45321" calcext:value-type="float">
            <text:p>1.45321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686096" calcext:value-type="float">
            <text:p>0.686096</text:p>
          </table:table-cell>
          <table:table-cell office:value-type="float" office:value="1.45707" calcext:value-type="float">
            <text:p>1.45707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0.676943" calcext:value-type="float">
            <text:p>0.676943</text:p>
          </table:table-cell>
          <table:table-cell office:value-type="float" office:value="1.46625" calcext:value-type="float">
            <text:p>1.46625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0.670977" calcext:value-type="float">
            <text:p>0.670977</text:p>
          </table:table-cell>
          <table:table-cell office:value-type="float" office:value="1.46909" calcext:value-type="float">
            <text:p>1.46909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0.659799" calcext:value-type="float">
            <text:p>0.659799</text:p>
          </table:table-cell>
          <table:table-cell office:value-type="float" office:value="1.47231" calcext:value-type="float">
            <text:p>1.47231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655259" calcext:value-type="float">
            <text:p>0.655259</text:p>
          </table:table-cell>
          <table:table-cell office:value-type="float" office:value="1.47362" calcext:value-type="float">
            <text:p>1.47362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646252" calcext:value-type="float">
            <text:p>0.646252</text:p>
          </table:table-cell>
          <table:table-cell office:value-type="float" office:value="1.47428" calcext:value-type="float">
            <text:p>1.47428</text:p>
          </table:table-cell>
          <table:table-cell office:value-type="float" office:value="2.145" calcext:value-type="float">
            <text:p>2.145</text:p>
          </table:table-cell>
        </table:table-row>
        <table:table-row table:style-name="ro1">
          <table:table-cell office:value-type="float" office:value="0.641553" calcext:value-type="float">
            <text:p>0.641553</text:p>
          </table:table-cell>
          <table:table-cell office:value-type="float" office:value="1.47568" calcext:value-type="float">
            <text:p>1.47568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638514" calcext:value-type="float">
            <text:p>0.638514</text:p>
          </table:table-cell>
          <table:table-cell office:value-type="float" office:value="1.47667" calcext:value-type="float">
            <text:p>1.47667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635064" calcext:value-type="float">
            <text:p>0.635064</text:p>
          </table:table-cell>
          <table:table-cell office:value-type="float" office:value="1.47799" calcext:value-type="float">
            <text:p>1.47799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631828" calcext:value-type="float">
            <text:p>0.631828</text:p>
          </table:table-cell>
          <table:table-cell office:value-type="float" office:value="1.47927" calcext:value-type="float">
            <text:p>1.47927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62846" calcext:value-type="float">
            <text:p>0.62846</text:p>
          </table:table-cell>
          <table:table-cell office:value-type="float" office:value="1.48214" calcext:value-type="float">
            <text:p>1.48214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624712" calcext:value-type="float">
            <text:p>0.624712</text:p>
          </table:table-cell>
          <table:table-cell office:value-type="float" office:value="1.48331" calcext:value-type="float">
            <text:p>1.48331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62078" calcext:value-type="float">
            <text:p>0.62078</text:p>
          </table:table-cell>
          <table:table-cell office:value-type="float" office:value="1.48512" calcext:value-type="float">
            <text:p>1.48512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612923" calcext:value-type="float">
            <text:p>0.612923</text:p>
          </table:table-cell>
          <table:table-cell office:value-type="float" office:value="1.48727" calcext:value-type="float">
            <text:p>1.48727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608192" calcext:value-type="float">
            <text:p>0.608192</text:p>
          </table:table-cell>
          <table:table-cell office:value-type="float" office:value="1.48633" calcext:value-type="float">
            <text:p>1.48633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596668" calcext:value-type="float">
            <text:p>0.596668</text:p>
          </table:table-cell>
          <table:table-cell office:value-type="float" office:value="1.47971" calcext:value-type="float">
            <text:p>1.47971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590989" calcext:value-type="float">
            <text:p>0.590989</text:p>
          </table:table-cell>
          <table:table-cell office:value-type="float" office:value="1.47533" calcext:value-type="float">
            <text:p>1.47533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586107" calcext:value-type="float">
            <text:p>0.586107</text:p>
          </table:table-cell>
          <table:table-cell office:value-type="float" office:value="1.47157" calcext:value-type="float">
            <text:p>1.47157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582634" calcext:value-type="float">
            <text:p>0.582634</text:p>
          </table:table-cell>
          <table:table-cell office:value-type="float" office:value="1.4696" calcext:value-type="float">
            <text:p>1.4696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579576" calcext:value-type="float">
            <text:p>0.579576</text:p>
          </table:table-cell>
          <table:table-cell office:value-type="float" office:value="1.46964" calcext:value-type="float">
            <text:p>1.46964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575599" calcext:value-type="float">
            <text:p>0.575599</text:p>
          </table:table-cell>
          <table:table-cell office:value-type="float" office:value="1.47091" calcext:value-type="float">
            <text:p>1.47091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562336" calcext:value-type="float">
            <text:p>0.562336</text:p>
          </table:table-cell>
          <table:table-cell office:value-type="float" office:value="1.46938" calcext:value-type="float">
            <text:p>1.46938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554697" calcext:value-type="float">
            <text:p>0.554697</text:p>
          </table:table-cell>
          <table:table-cell office:value-type="float" office:value="1.46713" calcext:value-type="float">
            <text:p>1.46713</text:p>
          </table:table-cell>
          <table:table-cell office:value-type="float" office:value="2.187" calcext:value-type="float">
            <text:p>2.187</text:p>
          </table:table-cell>
        </table:table-row>
        <table:table-row table:style-name="ro1">
          <table:table-cell office:value-type="float" office:value="0.546969" calcext:value-type="float">
            <text:p>0.546969</text:p>
          </table:table-cell>
          <table:table-cell office:value-type="float" office:value="1.46334" calcext:value-type="float">
            <text:p>1.46334</text:p>
          </table:table-cell>
          <table:table-cell office:value-type="float" office:value="2.211" calcext:value-type="float">
            <text:p>2.211</text:p>
          </table:table-cell>
        </table:table-row>
        <table:table-row table:style-name="ro1">
          <table:table-cell office:value-type="float" office:value="0.538858" calcext:value-type="float">
            <text:p>0.538858</text:p>
          </table:table-cell>
          <table:table-cell office:value-type="float" office:value="1.45723" calcext:value-type="float">
            <text:p>1.45723</text:p>
          </table:table-cell>
          <table:table-cell office:value-type="float" office:value="2.211" calcext:value-type="float">
            <text:p>2.211</text:p>
          </table:table-cell>
        </table:table-row>
        <table:table-row table:style-name="ro1">
          <table:table-cell office:value-type="float" office:value="0.535758" calcext:value-type="float">
            <text:p>0.535758</text:p>
          </table:table-cell>
          <table:table-cell office:value-type="float" office:value="1.45172" calcext:value-type="float">
            <text:p>1.45172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0.533892" calcext:value-type="float">
            <text:p>0.533892</text:p>
          </table:table-cell>
          <table:table-cell office:value-type="float" office:value="1.44995" calcext:value-type="float">
            <text:p>1.44995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0.53312" calcext:value-type="float">
            <text:p>0.53312</text:p>
          </table:table-cell>
          <table:table-cell office:value-type="float" office:value="1.44962" calcext:value-type="float">
            <text:p>1.44962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0.531868" calcext:value-type="float">
            <text:p>0.531868</text:p>
          </table:table-cell>
          <table:table-cell office:value-type="float" office:value="1.44812" calcext:value-type="float">
            <text:p>1.44812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0.523788" calcext:value-type="float">
            <text:p>0.523788</text:p>
          </table:table-cell>
          <table:table-cell office:value-type="float" office:value="1.44425" calcext:value-type="float">
            <text:p>1.44425</text:p>
          </table:table-cell>
          <table:table-cell office:value-type="float" office:value="2.227" calcext:value-type="float">
            <text:p>2.227</text:p>
          </table:table-cell>
        </table:table-row>
        <table:table-row table:style-name="ro1">
          <table:table-cell office:value-type="float" office:value="0.515563" calcext:value-type="float">
            <text:p>0.515563</text:p>
          </table:table-cell>
          <table:table-cell office:value-type="float" office:value="1.4379" calcext:value-type="float">
            <text:p>1.4379</text:p>
          </table:table-cell>
          <table:table-cell office:value-type="float" office:value="2.227" calcext:value-type="float">
            <text:p>2.227</text:p>
          </table:table-cell>
        </table:table-row>
        <table:table-row table:style-name="ro1">
          <table:table-cell office:value-type="float" office:value="0.509777" calcext:value-type="float">
            <text:p>0.509777</text:p>
          </table:table-cell>
          <table:table-cell office:value-type="float" office:value="1.43609" calcext:value-type="float">
            <text:p>1.43609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0.501857" calcext:value-type="float">
            <text:p>0.501857</text:p>
          </table:table-cell>
          <table:table-cell office:value-type="float" office:value="1.43068" calcext:value-type="float">
            <text:p>1.43068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0.47172" calcext:value-type="float">
            <text:p>0.47172</text:p>
          </table:table-cell>
          <table:table-cell office:value-type="float" office:value="1.41216" calcext:value-type="float">
            <text:p>1.41216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0.466884" calcext:value-type="float">
            <text:p>0.466884</text:p>
          </table:table-cell>
          <table:table-cell office:value-type="float" office:value="1.40932" calcext:value-type="float">
            <text:p>1.40932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0.460095" calcext:value-type="float">
            <text:p>0.460095</text:p>
          </table:table-cell>
          <table:table-cell office:value-type="float" office:value="1.40645" calcext:value-type="float">
            <text:p>1.40645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0.443884" calcext:value-type="float">
            <text:p>0.443884</text:p>
          </table:table-cell>
          <table:table-cell office:value-type="float" office:value="1.40094" calcext:value-type="float">
            <text:p>1.40094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0.436756" calcext:value-type="float">
            <text:p>0.436756</text:p>
          </table:table-cell>
          <table:table-cell office:value-type="float" office:value="1.39902" calcext:value-type="float">
            <text:p>1.39902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427246" calcext:value-type="float">
            <text:p>0.427246</text:p>
          </table:table-cell>
          <table:table-cell office:value-type="float" office:value="1.39532" calcext:value-type="float">
            <text:p>1.39532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409685" calcext:value-type="float">
            <text:p>0.409685</text:p>
          </table:table-cell>
          <table:table-cell office:value-type="float" office:value="1.38579" calcext:value-type="float">
            <text:p>1.38579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400527" calcext:value-type="float">
            <text:p>0.400527</text:p>
          </table:table-cell>
          <table:table-cell office:value-type="float" office:value="1.38081" calcext:value-type="float">
            <text:p>1.38081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389826" calcext:value-type="float">
            <text:p>0.389826</text:p>
          </table:table-cell>
          <table:table-cell office:value-type="float" office:value="1.37545" calcext:value-type="float">
            <text:p>1.37545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379159" calcext:value-type="float">
            <text:p>0.379159</text:p>
          </table:table-cell>
          <table:table-cell office:value-type="float" office:value="1.37022" calcext:value-type="float">
            <text:p>1.37022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367833" calcext:value-type="float">
            <text:p>0.367833</text:p>
          </table:table-cell>
          <table:table-cell office:value-type="float" office:value="1.36506" calcext:value-type="float">
            <text:p>1.36506</text:p>
          </table:table-cell>
          <table:table-cell office:value-type="float" office:value="2.266" calcext:value-type="float">
            <text:p>2.266</text:p>
          </table:table-cell>
        </table:table-row>
        <table:table-row table:style-name="ro1">
          <table:table-cell office:value-type="float" office:value="0.355568" calcext:value-type="float">
            <text:p>0.355568</text:p>
          </table:table-cell>
          <table:table-cell office:value-type="float" office:value="1.36122" calcext:value-type="float">
            <text:p>1.36122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343124" calcext:value-type="float">
            <text:p>0.343124</text:p>
          </table:table-cell>
          <table:table-cell office:value-type="float" office:value="1.35802" calcext:value-type="float">
            <text:p>1.35802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332927" calcext:value-type="float">
            <text:p>0.332927</text:p>
          </table:table-cell>
          <table:table-cell office:value-type="float" office:value="1.35411" calcext:value-type="float">
            <text:p>1.35411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323698" calcext:value-type="float">
            <text:p>0.323698</text:p>
          </table:table-cell>
          <table:table-cell office:value-type="float" office:value="1.35042" calcext:value-type="float">
            <text:p>1.35042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314372" calcext:value-type="float">
            <text:p>0.314372</text:p>
          </table:table-cell>
          <table:table-cell office:value-type="float" office:value="1.34703" calcext:value-type="float">
            <text:p>1.34703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>
          <table:table-cell office:value-type="float" office:value="0.30497" calcext:value-type="float">
            <text:p>0.30497</text:p>
          </table:table-cell>
          <table:table-cell office:value-type="float" office:value="1.34359" calcext:value-type="float">
            <text:p>1.34359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>
          <table:table-cell office:value-type="float" office:value="0.295571" calcext:value-type="float">
            <text:p>0.295571</text:p>
          </table:table-cell>
          <table:table-cell office:value-type="float" office:value="1.3397" calcext:value-type="float">
            <text:p>1.3397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>
          <table:table-cell office:value-type="float" office:value="0.284624" calcext:value-type="float">
            <text:p>0.284624</text:p>
          </table:table-cell>
          <table:table-cell office:value-type="float" office:value="1.33702" calcext:value-type="float">
            <text:p>1.33702</text:p>
          </table:table-cell>
          <table:table-cell office:value-type="float" office:value="2.244" calcext:value-type="float">
            <text:p>2.244</text:p>
          </table:table-cell>
        </table:table-row>
        <table:table-row table:style-name="ro1">
          <table:table-cell office:value-type="float" office:value="0.273668" calcext:value-type="float">
            <text:p>0.273668</text:p>
          </table:table-cell>
          <table:table-cell office:value-type="float" office:value="1.33397" calcext:value-type="float">
            <text:p>1.33397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262968" calcext:value-type="float">
            <text:p>0.262968</text:p>
          </table:table-cell>
          <table:table-cell office:value-type="float" office:value="1.33054" calcext:value-type="float">
            <text:p>1.33054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252048" calcext:value-type="float">
            <text:p>0.252048</text:p>
          </table:table-cell>
          <table:table-cell office:value-type="float" office:value="1.32768" calcext:value-type="float">
            <text:p>1.32768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241769" calcext:value-type="float">
            <text:p>0.241769</text:p>
          </table:table-cell>
          <table:table-cell office:value-type="float" office:value="1.32454" calcext:value-type="float">
            <text:p>1.32454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23027" calcext:value-type="float">
            <text:p>0.23027</text:p>
          </table:table-cell>
          <table:table-cell office:value-type="float" office:value="1.3217" calcext:value-type="float">
            <text:p>1.3217</text:p>
          </table:table-cell>
          <table:table-cell office:value-type="float" office:value="2.228" calcext:value-type="float">
            <text:p>2.228</text:p>
          </table:table-cell>
        </table:table-row>
        <table:table-row table:style-name="ro1">
          <table:table-cell office:value-type="float" office:value="0.218268" calcext:value-type="float">
            <text:p>0.218268</text:p>
          </table:table-cell>
          <table:table-cell office:value-type="float" office:value="1.31812" calcext:value-type="float">
            <text:p>1.31812</text:p>
          </table:table-cell>
          <table:table-cell office:value-type="float" office:value="2.228" calcext:value-type="float">
            <text:p>2.228</text:p>
          </table:table-cell>
        </table:table-row>
        <table:table-row table:style-name="ro1">
          <table:table-cell office:value-type="float" office:value="0.206806" calcext:value-type="float">
            <text:p>0.206806</text:p>
          </table:table-cell>
          <table:table-cell office:value-type="float" office:value="1.31591" calcext:value-type="float">
            <text:p>1.31591</text:p>
          </table:table-cell>
          <table:table-cell office:value-type="float" office:value="2.228" calcext:value-type="float">
            <text:p>2.228</text:p>
          </table:table-cell>
        </table:table-row>
        <table:table-row table:style-name="ro1">
          <table:table-cell office:value-type="float" office:value="0.195992" calcext:value-type="float">
            <text:p>0.195992</text:p>
          </table:table-cell>
          <table:table-cell office:value-type="float" office:value="1.31232" calcext:value-type="float">
            <text:p>1.31232</text:p>
          </table:table-cell>
          <table:table-cell office:value-type="float" office:value="2.228" calcext:value-type="float">
            <text:p>2.228</text:p>
          </table:table-cell>
        </table:table-row>
        <table:table-row table:style-name="ro1">
          <table:table-cell office:value-type="float" office:value="0.186085" calcext:value-type="float">
            <text:p>0.186085</text:p>
          </table:table-cell>
          <table:table-cell office:value-type="float" office:value="1.30911" calcext:value-type="float">
            <text:p>1.30911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0.178397" calcext:value-type="float">
            <text:p>0.178397</text:p>
          </table:table-cell>
          <table:table-cell office:value-type="float" office:value="1.30503" calcext:value-type="float">
            <text:p>1.30503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0.169419" calcext:value-type="float">
            <text:p>0.169419</text:p>
          </table:table-cell>
          <table:table-cell office:value-type="float" office:value="1.30231" calcext:value-type="float">
            <text:p>1.30231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0.161535" calcext:value-type="float">
            <text:p>0.161535</text:p>
          </table:table-cell>
          <table:table-cell office:value-type="float" office:value="1.29715" calcext:value-type="float">
            <text:p>1.29715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0.153585" calcext:value-type="float">
            <text:p>0.153585</text:p>
          </table:table-cell>
          <table:table-cell office:value-type="float" office:value="1.29246" calcext:value-type="float">
            <text:p>1.29246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0.145876" calcext:value-type="float">
            <text:p>0.145876</text:p>
          </table:table-cell>
          <table:table-cell office:value-type="float" office:value="1.2883" calcext:value-type="float">
            <text:p>1.2883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0.137076" calcext:value-type="float">
            <text:p>0.137076</text:p>
          </table:table-cell>
          <table:table-cell office:value-type="float" office:value="1.28459" calcext:value-type="float">
            <text:p>1.28459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0.129766" calcext:value-type="float">
            <text:p>0.129766</text:p>
          </table:table-cell>
          <table:table-cell office:value-type="float" office:value="1.28066" calcext:value-type="float">
            <text:p>1.28066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0.120802" calcext:value-type="float">
            <text:p>0.120802</text:p>
          </table:table-cell>
          <table:table-cell office:value-type="float" office:value="1.2779" calcext:value-type="float">
            <text:p>1.2779</text:p>
          </table:table-cell>
          <table:table-cell office:value-type="float" office:value="2.219" calcext:value-type="float">
            <text:p>2.219</text:p>
          </table:table-cell>
        </table:table-row>
        <table:table-row table:style-name="ro1">
          <table:table-cell office:value-type="float" office:value="0.111839" calcext:value-type="float">
            <text:p>0.111839</text:p>
          </table:table-cell>
          <table:table-cell office:value-type="float" office:value="1.27625" calcext:value-type="float">
            <text:p>1.27625</text:p>
          </table:table-cell>
          <table:table-cell office:value-type="float" office:value="2.219" calcext:value-type="float">
            <text:p>2.219</text:p>
          </table:table-cell>
        </table:table-row>
        <table:table-row table:style-name="ro1">
          <table:table-cell office:value-type="float" office:value="0.10258" calcext:value-type="float">
            <text:p>0.10258</text:p>
          </table:table-cell>
          <table:table-cell office:value-type="float" office:value="1.27453" calcext:value-type="float">
            <text:p>1.27453</text:p>
          </table:table-cell>
          <table:table-cell office:value-type="float" office:value="2.219" calcext:value-type="float">
            <text:p>2.219</text:p>
          </table:table-cell>
        </table:table-row>
        <table:table-row table:style-name="ro1">
          <table:table-cell office:value-type="float" office:value="0.0936939" calcext:value-type="float">
            <text:p>0.0936939</text:p>
          </table:table-cell>
          <table:table-cell office:value-type="float" office:value="1.27299" calcext:value-type="float">
            <text:p>1.27299</text:p>
          </table:table-cell>
          <table:table-cell office:value-type="float" office:value="2.219" calcext:value-type="float">
            <text:p>2.219</text:p>
          </table:table-cell>
        </table:table-row>
        <table:table-row table:style-name="ro1">
          <table:table-cell office:value-type="float" office:value="0.0842287" calcext:value-type="float">
            <text:p>0.0842287</text:p>
          </table:table-cell>
          <table:table-cell office:value-type="float" office:value="1.27096" calcext:value-type="float">
            <text:p>1.27096</text:p>
          </table:table-cell>
          <table:table-cell office:value-type="float" office:value="2.219" calcext:value-type="float">
            <text:p>2.219</text:p>
          </table:table-cell>
        </table:table-row>
        <table:table-row table:style-name="ro1">
          <table:table-cell office:value-type="float" office:value="0.0752047" calcext:value-type="float">
            <text:p>0.0752047</text:p>
          </table:table-cell>
          <table:table-cell office:value-type="float" office:value="1.26952" calcext:value-type="float">
            <text:p>1.26952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0667252" calcext:value-type="float">
            <text:p>0.0667252</text:p>
          </table:table-cell>
          <table:table-cell office:value-type="float" office:value="1.26654" calcext:value-type="float">
            <text:p>1.26654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0582518" calcext:value-type="float">
            <text:p>0.0582518</text:p>
          </table:table-cell>
          <table:table-cell office:value-type="float" office:value="1.26339" calcext:value-type="float">
            <text:p>1.26339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0498296" calcext:value-type="float">
            <text:p>0.0498296</text:p>
          </table:table-cell>
          <table:table-cell office:value-type="float" office:value="1.25954" calcext:value-type="float">
            <text:p>1.25954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0416068" calcext:value-type="float">
            <text:p>0.0416068</text:p>
          </table:table-cell>
          <table:table-cell office:value-type="float" office:value="1.25764" calcext:value-type="float">
            <text:p>1.25764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0333784" calcext:value-type="float">
            <text:p>0.0333784</text:p>
          </table:table-cell>
          <table:table-cell office:value-type="float" office:value="1.25607" calcext:value-type="float">
            <text:p>1.25607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0252815" calcext:value-type="float">
            <text:p>0.0252815</text:p>
          </table:table-cell>
          <table:table-cell office:value-type="float" office:value="1.25673" calcext:value-type="float">
            <text:p>1.25673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0178046" calcext:value-type="float">
            <text:p>0.0178046</text:p>
          </table:table-cell>
          <table:table-cell office:value-type="float" office:value="1.25798" calcext:value-type="float">
            <text:p>1.25798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0120213" calcext:value-type="float">
            <text:p>0.0120213</text:p>
          </table:table-cell>
          <table:table-cell office:value-type="float" office:value="1.26091" calcext:value-type="float">
            <text:p>1.26091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0.00560776" calcext:value-type="float">
            <text:p>0.00560776</text:p>
          </table:table-cell>
          <table:table-cell office:value-type="float" office:value="1.26332" calcext:value-type="float">
            <text:p>1.26332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-0.00112482" calcext:value-type="float">
            <text:p>-0.00112482</text:p>
          </table:table-cell>
          <table:table-cell office:value-type="float" office:value="1.26614" calcext:value-type="float">
            <text:p>1.26614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-0.00774682" calcext:value-type="float">
            <text:p>-0.00774682</text:p>
          </table:table-cell>
          <table:table-cell office:value-type="float" office:value="1.26815" calcext:value-type="float">
            <text:p>1.26815</text:p>
          </table:table-cell>
          <table:table-cell office:value-type="float" office:value="2.213" calcext:value-type="float">
            <text:p>2.213</text:p>
          </table:table-cell>
        </table:table-row>
        <table:table-row table:style-name="ro1">
          <table:table-cell office:value-type="float" office:value="-0.0147218" calcext:value-type="float">
            <text:p>-0.0147218</text:p>
          </table:table-cell>
          <table:table-cell office:value-type="float" office:value="1.26981" calcext:value-type="float">
            <text:p>1.26981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-0.023486" calcext:value-type="float">
            <text:p>-0.023486</text:p>
          </table:table-cell>
          <table:table-cell office:value-type="float" office:value="1.27177" calcext:value-type="float">
            <text:p>1.27177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-0.031928" calcext:value-type="float">
            <text:p>-0.031928</text:p>
          </table:table-cell>
          <table:table-cell office:value-type="float" office:value="1.27506" calcext:value-type="float">
            <text:p>1.27506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-0.0395414" calcext:value-type="float">
            <text:p>-0.0395414</text:p>
          </table:table-cell>
          <table:table-cell office:value-type="float" office:value="1.27709" calcext:value-type="float">
            <text:p>1.27709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-0.0476329" calcext:value-type="float">
            <text:p>-0.0476329</text:p>
          </table:table-cell>
          <table:table-cell office:value-type="float" office:value="1.27928" calcext:value-type="float">
            <text:p>1.27928</text:p>
          </table:table-cell>
          <table:table-cell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-0.0557488" calcext:value-type="float">
            <text:p>-0.0557488</text:p>
          </table:table-cell>
          <table:table-cell office:value-type="float" office:value="1.28152" calcext:value-type="float">
            <text:p>1.28152</text:p>
          </table:table-cell>
          <table:table-cell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-0.0636443" calcext:value-type="float">
            <text:p>-0.0636443</text:p>
          </table:table-cell>
          <table:table-cell office:value-type="float" office:value="1.28384" calcext:value-type="float">
            <text:p>1.28384</text:p>
          </table:table-cell>
          <table:table-cell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-0.0715505" calcext:value-type="float">
            <text:p>-0.0715505</text:p>
          </table:table-cell>
          <table:table-cell office:value-type="float" office:value="1.28432" calcext:value-type="float">
            <text:p>1.28432</text:p>
          </table:table-cell>
          <table:table-cell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-0.0806528" calcext:value-type="float">
            <text:p>-0.0806528</text:p>
          </table:table-cell>
          <table:table-cell office:value-type="float" office:value="1.28557" calcext:value-type="float">
            <text:p>1.28557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-0.0898741" calcext:value-type="float">
            <text:p>-0.0898741</text:p>
          </table:table-cell>
          <table:table-cell office:value-type="float" office:value="1.28655" calcext:value-type="float">
            <text:p>1.28655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-0.0991248" calcext:value-type="float">
            <text:p>-0.0991248</text:p>
          </table:table-cell>
          <table:table-cell office:value-type="float" office:value="1.28655" calcext:value-type="float">
            <text:p>1.28655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-0.108099" calcext:value-type="float">
            <text:p>-0.108099</text:p>
          </table:table-cell>
          <table:table-cell office:value-type="float" office:value="1.28532" calcext:value-type="float">
            <text:p>1.28532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-0.116444" calcext:value-type="float">
            <text:p>-0.116444</text:p>
          </table:table-cell>
          <table:table-cell office:value-type="float" office:value="1.2845" calcext:value-type="float">
            <text:p>1.2845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-0.123367" calcext:value-type="float">
            <text:p>-0.123367</text:p>
          </table:table-cell>
          <table:table-cell office:value-type="float" office:value="1.28365" calcext:value-type="float">
            <text:p>1.28365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-0.128329" calcext:value-type="float">
            <text:p>-0.128329</text:p>
          </table:table-cell>
          <table:table-cell office:value-type="float" office:value="1.2829" calcext:value-type="float">
            <text:p>1.2829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-0.132062" calcext:value-type="float">
            <text:p>-0.132062</text:p>
          </table:table-cell>
          <table:table-cell office:value-type="float" office:value="1.28321" calcext:value-type="float">
            <text:p>1.28321</text:p>
          </table:table-cell>
          <table:table-cell office:value-type="float" office:value="2.192" calcext:value-type="float">
            <text:p>2.192</text:p>
          </table:table-cell>
        </table:table-row>
        <table:table-row table:style-name="ro1">
          <table:table-cell office:value-type="float" office:value="-0.136178" calcext:value-type="float">
            <text:p>-0.136178</text:p>
          </table:table-cell>
          <table:table-cell office:value-type="float" office:value="1.28387" calcext:value-type="float">
            <text:p>1.28387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0.139881" calcext:value-type="float">
            <text:p>-0.139881</text:p>
          </table:table-cell>
          <table:table-cell office:value-type="float" office:value="1.28444" calcext:value-type="float">
            <text:p>1.28444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0.142706" calcext:value-type="float">
            <text:p>-0.142706</text:p>
          </table:table-cell>
          <table:table-cell office:value-type="float" office:value="1.28383" calcext:value-type="float">
            <text:p>1.28383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0.144972" calcext:value-type="float">
            <text:p>-0.144972</text:p>
          </table:table-cell>
          <table:table-cell office:value-type="float" office:value="1.28322" calcext:value-type="float">
            <text:p>1.28322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0.147704" calcext:value-type="float">
            <text:p>-0.147704</text:p>
          </table:table-cell>
          <table:table-cell office:value-type="float" office:value="1.28166" calcext:value-type="float">
            <text:p>1.28166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0.14945" calcext:value-type="float">
            <text:p>-0.14945</text:p>
          </table:table-cell>
          <table:table-cell office:value-type="float" office:value="1.2808" calcext:value-type="float">
            <text:p>1.2808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0.151452" calcext:value-type="float">
            <text:p>-0.151452</text:p>
          </table:table-cell>
          <table:table-cell office:value-type="float" office:value="1.27924" calcext:value-type="float">
            <text:p>1.27924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0.152826" calcext:value-type="float">
            <text:p>-0.152826</text:p>
          </table:table-cell>
          <table:table-cell office:value-type="float" office:value="1.27893" calcext:value-type="float">
            <text:p>1.27893</text:p>
          </table:table-cell>
          <table:table-cell office:value-type="float" office:value="2.19" calcext:value-type="float">
            <text:p>2.19</text:p>
          </table:table-cell>
        </table:table-row>
        <table:table-row table:style-name="ro1">
          <table:table-cell office:value-type="float" office:value="-0.15603" calcext:value-type="float">
            <text:p>-0.15603</text:p>
          </table:table-cell>
          <table:table-cell office:value-type="float" office:value="1.27896" calcext:value-type="float">
            <text:p>1.2789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159197" calcext:value-type="float">
            <text:p>-0.159197</text:p>
          </table:table-cell>
          <table:table-cell office:value-type="float" office:value="1.27946" calcext:value-type="float">
            <text:p>1.2794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161057" calcext:value-type="float">
            <text:p>-0.161057</text:p>
          </table:table-cell>
          <table:table-cell office:value-type="float" office:value="1.2796" calcext:value-type="float">
            <text:p>1.279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163564" calcext:value-type="float">
            <text:p>-0.163564</text:p>
          </table:table-cell>
          <table:table-cell office:value-type="float" office:value="1.28061" calcext:value-type="float">
            <text:p>1.28061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165944" calcext:value-type="float">
            <text:p>-0.165944</text:p>
          </table:table-cell>
          <table:table-cell office:value-type="float" office:value="1.28114" calcext:value-type="float">
            <text:p>1.28114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16799" calcext:value-type="float">
            <text:p>-0.16799</text:p>
          </table:table-cell>
          <table:table-cell office:value-type="float" office:value="1.28072" calcext:value-type="float">
            <text:p>1.28072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169854" calcext:value-type="float">
            <text:p>-0.169854</text:p>
          </table:table-cell>
          <table:table-cell office:value-type="float" office:value="1.28076" calcext:value-type="float">
            <text:p>1.2807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172437" calcext:value-type="float">
            <text:p>-0.172437</text:p>
          </table:table-cell>
          <table:table-cell office:value-type="float" office:value="1.28086" calcext:value-type="float">
            <text:p>1.2808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173027" calcext:value-type="float">
            <text:p>-0.173027</text:p>
          </table:table-cell>
          <table:table-cell office:value-type="float" office:value="1.28205" calcext:value-type="float">
            <text:p>1.28205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-0.174472" calcext:value-type="float">
            <text:p>-0.174472</text:p>
          </table:table-cell>
          <table:table-cell office:value-type="float" office:value="1.28431" calcext:value-type="float">
            <text:p>1.28431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-0.176519" calcext:value-type="float">
            <text:p>-0.176519</text:p>
          </table:table-cell>
          <table:table-cell office:value-type="float" office:value="1.28775" calcext:value-type="float">
            <text:p>1.28775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-0.178647" calcext:value-type="float">
            <text:p>-0.178647</text:p>
          </table:table-cell>
          <table:table-cell office:value-type="float" office:value="1.29155" calcext:value-type="float">
            <text:p>1.29155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-0.182055" calcext:value-type="float">
            <text:p>-0.182055</text:p>
          </table:table-cell>
          <table:table-cell office:value-type="float" office:value="1.29593" calcext:value-type="float">
            <text:p>1.29593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-0.185563" calcext:value-type="float">
            <text:p>-0.185563</text:p>
          </table:table-cell>
          <table:table-cell office:value-type="float" office:value="1.29965" calcext:value-type="float">
            <text:p>1.29965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-0.19043" calcext:value-type="float">
            <text:p>-0.19043</text:p>
          </table:table-cell>
          <table:table-cell office:value-type="float" office:value="1.30273" calcext:value-type="float">
            <text:p>1.30273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-0.195016" calcext:value-type="float">
            <text:p>-0.195016</text:p>
          </table:table-cell>
          <table:table-cell office:value-type="float" office:value="1.30501" calcext:value-type="float">
            <text:p>1.30501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-0.198982" calcext:value-type="float">
            <text:p>-0.198982</text:p>
          </table:table-cell>
          <table:table-cell office:value-type="float" office:value="1.30674" calcext:value-type="float">
            <text:p>1.30674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-0.201384" calcext:value-type="float">
            <text:p>-0.201384</text:p>
          </table:table-cell>
          <table:table-cell office:value-type="float" office:value="1.30929" calcext:value-type="float">
            <text:p>1.30929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-0.203582" calcext:value-type="float">
            <text:p>-0.203582</text:p>
          </table:table-cell>
          <table:table-cell office:value-type="float" office:value="1.31111" calcext:value-type="float">
            <text:p>1.31111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-0.204027" calcext:value-type="float">
            <text:p>-0.204027</text:p>
          </table:table-cell>
          <table:table-cell office:value-type="float" office:value="1.31339" calcext:value-type="float">
            <text:p>1.31339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-0.203523" calcext:value-type="float">
            <text:p>-0.203523</text:p>
          </table:table-cell>
          <table:table-cell office:value-type="float" office:value="1.31521" calcext:value-type="float">
            <text:p>1.31521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03252" calcext:value-type="float">
            <text:p>-0.203252</text:p>
          </table:table-cell>
          <table:table-cell office:value-type="float" office:value="1.31729" calcext:value-type="float">
            <text:p>1.31729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05003" calcext:value-type="float">
            <text:p>-0.205003</text:p>
          </table:table-cell>
          <table:table-cell office:value-type="float" office:value="1.31934" calcext:value-type="float">
            <text:p>1.31934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07332" calcext:value-type="float">
            <text:p>-0.207332</text:p>
          </table:table-cell>
          <table:table-cell office:value-type="float" office:value="1.32193" calcext:value-type="float">
            <text:p>1.32193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09863" calcext:value-type="float">
            <text:p>-0.209863</text:p>
          </table:table-cell>
          <table:table-cell office:value-type="float" office:value="1.32413" calcext:value-type="float">
            <text:p>1.32413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13479" calcext:value-type="float">
            <text:p>-0.213479</text:p>
          </table:table-cell>
          <table:table-cell office:value-type="float" office:value="1.32706" calcext:value-type="float">
            <text:p>1.32706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19418" calcext:value-type="float">
            <text:p>-0.219418</text:p>
          </table:table-cell>
          <table:table-cell office:value-type="float" office:value="1.32971" calcext:value-type="float">
            <text:p>1.32971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25025" calcext:value-type="float">
            <text:p>-0.225025</text:p>
          </table:table-cell>
          <table:table-cell office:value-type="float" office:value="1.33152" calcext:value-type="float">
            <text:p>1.33152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3091" calcext:value-type="float">
            <text:p>-0.23091</text:p>
          </table:table-cell>
          <table:table-cell office:value-type="float" office:value="1.33282" calcext:value-type="float">
            <text:p>1.33282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3796" calcext:value-type="float">
            <text:p>-0.23796</text:p>
          </table:table-cell>
          <table:table-cell office:value-type="float" office:value="1.33328" calcext:value-type="float">
            <text:p>1.33328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45484" calcext:value-type="float">
            <text:p>-0.245484</text:p>
          </table:table-cell>
          <table:table-cell office:value-type="float" office:value="1.33453" calcext:value-type="float">
            <text:p>1.33453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51663" calcext:value-type="float">
            <text:p>-0.251663</text:p>
          </table:table-cell>
          <table:table-cell office:value-type="float" office:value="1.33428" calcext:value-type="float">
            <text:p>1.33428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5817" calcext:value-type="float">
            <text:p>-0.25817</text:p>
          </table:table-cell>
          <table:table-cell office:value-type="float" office:value="1.33417" calcext:value-type="float">
            <text:p>1.33417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-0.264425" calcext:value-type="float">
            <text:p>-0.264425</text:p>
          </table:table-cell>
          <table:table-cell office:value-type="float" office:value="1.33286" calcext:value-type="float">
            <text:p>1.33286</text:p>
          </table:table-cell>
          <table:table-cell office:value-type="float" office:value="2.141" calcext:value-type="float">
            <text:p>2.141</text:p>
          </table:table-cell>
        </table:table-row>
        <table:table-row table:style-name="ro1">
          <table:table-cell office:value-type="float" office:value="-0.270554" calcext:value-type="float">
            <text:p>-0.270554</text:p>
          </table:table-cell>
          <table:table-cell office:value-type="float" office:value="1.33132" calcext:value-type="float">
            <text:p>1.33132</text:p>
          </table:table-cell>
          <table:table-cell office:value-type="float" office:value="2.141" calcext:value-type="float">
            <text:p>2.141</text:p>
          </table:table-cell>
        </table:table-row>
        <table:table-row table:style-name="ro1">
          <table:table-cell office:value-type="float" office:value="-0.276696" calcext:value-type="float">
            <text:p>-0.276696</text:p>
          </table:table-cell>
          <table:table-cell office:value-type="float" office:value="1.32805" calcext:value-type="float">
            <text:p>1.32805</text:p>
          </table:table-cell>
          <table:table-cell office:value-type="float" office:value="2.141" calcext:value-type="float">
            <text:p>2.141</text:p>
          </table:table-cell>
        </table:table-row>
        <table:table-row table:style-name="ro1">
          <table:table-cell office:value-type="float" office:value="-0.283857" calcext:value-type="float">
            <text:p>-0.283857</text:p>
          </table:table-cell>
          <table:table-cell office:value-type="float" office:value="1.32531" calcext:value-type="float">
            <text:p>1.32531</text:p>
          </table:table-cell>
          <table:table-cell office:value-type="float" office:value="2.141" calcext:value-type="float">
            <text:p>2.141</text:p>
          </table:table-cell>
        </table:table-row>
        <table:table-row table:style-name="ro1">
          <table:table-cell office:value-type="float" office:value="-0.29062" calcext:value-type="float">
            <text:p>-0.29062</text:p>
          </table:table-cell>
          <table:table-cell office:value-type="float" office:value="1.32267" calcext:value-type="float">
            <text:p>1.32267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-0.298346" calcext:value-type="float">
            <text:p>-0.298346</text:p>
          </table:table-cell>
          <table:table-cell office:value-type="float" office:value="1.32047" calcext:value-type="float">
            <text:p>1.32047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-0.307042" calcext:value-type="float">
            <text:p>-0.307042</text:p>
          </table:table-cell>
          <table:table-cell office:value-type="float" office:value="1.31932" calcext:value-type="float">
            <text:p>1.31932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-0.315373" calcext:value-type="float">
            <text:p>-0.315373</text:p>
          </table:table-cell>
          <table:table-cell office:value-type="float" office:value="1.31821" calcext:value-type="float">
            <text:p>1.31821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-0.322835" calcext:value-type="float">
            <text:p>-0.322835</text:p>
          </table:table-cell>
          <table:table-cell office:value-type="float" office:value="1.31657" calcext:value-type="float">
            <text:p>1.31657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330125" calcext:value-type="float">
            <text:p>-0.330125</text:p>
          </table:table-cell>
          <table:table-cell office:value-type="float" office:value="1.31414" calcext:value-type="float">
            <text:p>1.31414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338506" calcext:value-type="float">
            <text:p>-0.338506</text:p>
          </table:table-cell>
          <table:table-cell office:value-type="float" office:value="1.31234" calcext:value-type="float">
            <text:p>1.31234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347305" calcext:value-type="float">
            <text:p>-0.347305</text:p>
          </table:table-cell>
          <table:table-cell office:value-type="float" office:value="1.31008" calcext:value-type="float">
            <text:p>1.31008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357594" calcext:value-type="float">
            <text:p>-0.357594</text:p>
          </table:table-cell>
          <table:table-cell office:value-type="float" office:value="1.30782" calcext:value-type="float">
            <text:p>1.30782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67448" calcext:value-type="float">
            <text:p>-0.367448</text:p>
          </table:table-cell>
          <table:table-cell office:value-type="float" office:value="1.30694" calcext:value-type="float">
            <text:p>1.30694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79485" calcext:value-type="float">
            <text:p>-0.379485</text:p>
          </table:table-cell>
          <table:table-cell office:value-type="float" office:value="1.30657" calcext:value-type="float">
            <text:p>1.30657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91677" calcext:value-type="float">
            <text:p>-0.391677</text:p>
          </table:table-cell>
          <table:table-cell office:value-type="float" office:value="1.30628" calcext:value-type="float">
            <text:p>1.30628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403515" calcext:value-type="float">
            <text:p>-0.403515</text:p>
          </table:table-cell>
          <table:table-cell office:value-type="float" office:value="1.30689" calcext:value-type="float">
            <text:p>1.30689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-0.415099" calcext:value-type="float">
            <text:p>-0.415099</text:p>
          </table:table-cell>
          <table:table-cell office:value-type="float" office:value="1.30773" calcext:value-type="float">
            <text:p>1.30773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-0.426401" calcext:value-type="float">
            <text:p>-0.426401</text:p>
          </table:table-cell>
          <table:table-cell office:value-type="float" office:value="1.30729" calcext:value-type="float">
            <text:p>1.30729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-0.437309" calcext:value-type="float">
            <text:p>-0.437309</text:p>
          </table:table-cell>
          <table:table-cell office:value-type="float" office:value="1.30505" calcext:value-type="float">
            <text:p>1.30505</text:p>
          </table:table-cell>
          <table:table-cell office:value-type="float" office:value="2.106" calcext:value-type="float">
            <text:p>2.106</text:p>
          </table:table-cell>
        </table:table-row>
        <table:table-row table:style-name="ro1">
          <table:table-cell office:value-type="float" office:value="-0.446584" calcext:value-type="float">
            <text:p>-0.446584</text:p>
          </table:table-cell>
          <table:table-cell office:value-type="float" office:value="1.30199" calcext:value-type="float">
            <text:p>1.30199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-0.455398" calcext:value-type="float">
            <text:p>-0.455398</text:p>
          </table:table-cell>
          <table:table-cell office:value-type="float" office:value="1.29703" calcext:value-type="float">
            <text:p>1.29703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-0.464396" calcext:value-type="float">
            <text:p>-0.464396</text:p>
          </table:table-cell>
          <table:table-cell office:value-type="float" office:value="1.29151" calcext:value-type="float">
            <text:p>1.29151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-0.475514" calcext:value-type="float">
            <text:p>-0.475514</text:p>
          </table:table-cell>
          <table:table-cell office:value-type="float" office:value="1.2866" calcext:value-type="float">
            <text:p>1.2866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-0.485159" calcext:value-type="float">
            <text:p>-0.485159</text:p>
          </table:table-cell>
          <table:table-cell office:value-type="float" office:value="1.28296" calcext:value-type="float">
            <text:p>1.28296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-0.495264" calcext:value-type="float">
            <text:p>-0.495264</text:p>
          </table:table-cell>
          <table:table-cell office:value-type="float" office:value="1.27897" calcext:value-type="float">
            <text:p>1.27897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-0.505019" calcext:value-type="float">
            <text:p>-0.505019</text:p>
          </table:table-cell>
          <table:table-cell office:value-type="float" office:value="1.27566" calcext:value-type="float">
            <text:p>1.27566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-0.513497" calcext:value-type="float">
            <text:p>-0.513497</text:p>
          </table:table-cell>
          <table:table-cell office:value-type="float" office:value="1.27305" calcext:value-type="float">
            <text:p>1.27305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-0.521646" calcext:value-type="float">
            <text:p>-0.521646</text:p>
          </table:table-cell>
          <table:table-cell office:value-type="float" office:value="1.26893" calcext:value-type="float">
            <text:p>1.26893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-0.529342" calcext:value-type="float">
            <text:p>-0.529342</text:p>
          </table:table-cell>
          <table:table-cell office:value-type="float" office:value="1.26402" calcext:value-type="float">
            <text:p>1.26402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-0.536874" calcext:value-type="float">
            <text:p>-0.536874</text:p>
          </table:table-cell>
          <table:table-cell office:value-type="float" office:value="1.25888" calcext:value-type="float">
            <text:p>1.25888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-0.544438" calcext:value-type="float">
            <text:p>-0.544438</text:p>
          </table:table-cell>
          <table:table-cell office:value-type="float" office:value="1.25311" calcext:value-type="float">
            <text:p>1.25311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-0.55179" calcext:value-type="float">
            <text:p>-0.55179</text:p>
          </table:table-cell>
          <table:table-cell office:value-type="float" office:value="1.24541" calcext:value-type="float">
            <text:p>1.24541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-0.558493" calcext:value-type="float">
            <text:p>-0.558493</text:p>
          </table:table-cell>
          <table:table-cell office:value-type="float" office:value="1.2381" calcext:value-type="float">
            <text:p>1.2381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-0.564483" calcext:value-type="float">
            <text:p>-0.564483</text:p>
          </table:table-cell>
          <table:table-cell office:value-type="float" office:value="1.23069" calcext:value-type="float">
            <text:p>1.23069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-0.568904" calcext:value-type="float">
            <text:p>-0.568904</text:p>
          </table:table-cell>
          <table:table-cell office:value-type="float" office:value="1.22311" calcext:value-type="float">
            <text:p>1.22311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-0.573917" calcext:value-type="float">
            <text:p>-0.573917</text:p>
          </table:table-cell>
          <table:table-cell office:value-type="float" office:value="1.21464" calcext:value-type="float">
            <text:p>1.21464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-0.578135" calcext:value-type="float">
            <text:p>-0.578135</text:p>
          </table:table-cell>
          <table:table-cell office:value-type="float" office:value="1.20793" calcext:value-type="float">
            <text:p>1.20793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-0.582276" calcext:value-type="float">
            <text:p>-0.582276</text:p>
          </table:table-cell>
          <table:table-cell office:value-type="float" office:value="1.2008" calcext:value-type="float">
            <text:p>1.2008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-0.587953" calcext:value-type="float">
            <text:p>-0.587953</text:p>
          </table:table-cell>
          <table:table-cell office:value-type="float" office:value="1.19425" calcext:value-type="float">
            <text:p>1.19425</text:p>
          </table:table-cell>
          <table:table-cell office:value-type="float" office:value="2.09" calcext:value-type="float">
            <text:p>2.09</text:p>
          </table:table-cell>
        </table:table-row>
        <table:table-row table:style-name="ro1">
          <table:table-cell office:value-type="float" office:value="-0.593428" calcext:value-type="float">
            <text:p>-0.593428</text:p>
          </table:table-cell>
          <table:table-cell office:value-type="float" office:value="1.18726" calcext:value-type="float">
            <text:p>1.1872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598215" calcext:value-type="float">
            <text:p>-0.598215</text:p>
          </table:table-cell>
          <table:table-cell office:value-type="float" office:value="1.18035" calcext:value-type="float">
            <text:p>1.18035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603994" calcext:value-type="float">
            <text:p>-0.603994</text:p>
          </table:table-cell>
          <table:table-cell office:value-type="float" office:value="1.17176" calcext:value-type="float">
            <text:p>1.17176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608043" calcext:value-type="float">
            <text:p>-0.608043</text:p>
          </table:table-cell>
          <table:table-cell office:value-type="float" office:value="1.16431" calcext:value-type="float">
            <text:p>1.1643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612492" calcext:value-type="float">
            <text:p>-0.612492</text:p>
          </table:table-cell>
          <table:table-cell office:value-type="float" office:value="1.15639" calcext:value-type="float">
            <text:p>1.15639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616021" calcext:value-type="float">
            <text:p>-0.616021</text:p>
          </table:table-cell>
          <table:table-cell office:value-type="float" office:value="1.14991" calcext:value-type="float">
            <text:p>1.1499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620171" calcext:value-type="float">
            <text:p>-0.620171</text:p>
          </table:table-cell>
          <table:table-cell office:value-type="float" office:value="1.14391" calcext:value-type="float">
            <text:p>1.14391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623963" calcext:value-type="float">
            <text:p>-0.623963</text:p>
          </table:table-cell>
          <table:table-cell office:value-type="float" office:value="1.13704" calcext:value-type="float">
            <text:p>1.13704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628413" calcext:value-type="float">
            <text:p>-0.628413</text:p>
          </table:table-cell>
          <table:table-cell office:value-type="float" office:value="1.12893" calcext:value-type="float">
            <text:p>1.12893</text:p>
          </table:table-cell>
          <table:table-cell office:value-type="float" office:value="2.08" calcext:value-type="float">
            <text:p>2.08</text:p>
          </table:table-cell>
        </table:table-row>
        <table:table-row table:style-name="ro1">
          <table:table-cell office:value-type="float" office:value="-0.632647" calcext:value-type="float">
            <text:p>-0.632647</text:p>
          </table:table-cell>
          <table:table-cell office:value-type="float" office:value="1.12191" calcext:value-type="float">
            <text:p>1.12191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-0.638653" calcext:value-type="float">
            <text:p>-0.638653</text:p>
          </table:table-cell>
          <table:table-cell office:value-type="float" office:value="1.11512" calcext:value-type="float">
            <text:p>1.11512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-0.643544" calcext:value-type="float">
            <text:p>-0.643544</text:p>
          </table:table-cell>
          <table:table-cell office:value-type="float" office:value="1.10817" calcext:value-type="float">
            <text:p>1.10817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-0.647731" calcext:value-type="float">
            <text:p>-0.647731</text:p>
          </table:table-cell>
          <table:table-cell office:value-type="float" office:value="1.10396" calcext:value-type="float">
            <text:p>1.10396</text:p>
          </table:table-cell>
          <table:table-cell office:value-type="float" office:value="2.077" calcext:value-type="float">
            <text:p>2.077</text:p>
          </table:table-cell>
        </table:table-row>
        <table:table-row table:style-name="ro1">
          <table:table-cell office:value-type="float" office:value="-0.653355" calcext:value-type="float">
            <text:p>-0.653355</text:p>
          </table:table-cell>
          <table:table-cell office:value-type="float" office:value="1.10239" calcext:value-type="float">
            <text:p>1.10239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float" office:value="-0.659595" calcext:value-type="float">
            <text:p>-0.659595</text:p>
          </table:table-cell>
          <table:table-cell office:value-type="float" office:value="1.09957" calcext:value-type="float">
            <text:p>1.09957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float" office:value="-0.663977" calcext:value-type="float">
            <text:p>-0.663977</text:p>
          </table:table-cell>
          <table:table-cell office:value-type="float" office:value="1.09694" calcext:value-type="float">
            <text:p>1.09694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float" office:value="-0.666003" calcext:value-type="float">
            <text:p>-0.666003</text:p>
          </table:table-cell>
          <table:table-cell office:value-type="float" office:value="1.09605" calcext:value-type="float">
            <text:p>1.09605</text:p>
          </table:table-cell>
          <table:table-cell office:value-type="float" office:value="2.064" calcext:value-type="float">
            <text:p>2.064</text:p>
          </table:table-cell>
        </table:table-row>
        <table:table-row table:style-name="ro1">
          <table:table-cell office:value-type="float" office:value="-0.665474" calcext:value-type="float">
            <text:p>-0.665474</text:p>
          </table:table-cell>
          <table:table-cell office:value-type="float" office:value="1.09714" calcext:value-type="float">
            <text:p>1.09714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-0.662514" calcext:value-type="float">
            <text:p>-0.662514</text:p>
          </table:table-cell>
          <table:table-cell office:value-type="float" office:value="1.09638" calcext:value-type="float">
            <text:p>1.09638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-0.656681" calcext:value-type="float">
            <text:p>-0.656681</text:p>
          </table:table-cell>
          <table:table-cell office:value-type="float" office:value="1.0951" calcext:value-type="float">
            <text:p>1.0951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-0.651437" calcext:value-type="float">
            <text:p>-0.651437</text:p>
          </table:table-cell>
          <table:table-cell office:value-type="float" office:value="1.0943" calcext:value-type="float">
            <text:p>1.0943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-0.64756" calcext:value-type="float">
            <text:p>-0.64756</text:p>
          </table:table-cell>
          <table:table-cell office:value-type="float" office:value="1.09226" calcext:value-type="float">
            <text:p>1.09226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645053" calcext:value-type="float">
            <text:p>-0.645053</text:p>
          </table:table-cell>
          <table:table-cell office:value-type="float" office:value="1.08742" calcext:value-type="float">
            <text:p>1.08742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641128" calcext:value-type="float">
            <text:p>-0.641128</text:p>
          </table:table-cell>
          <table:table-cell office:value-type="float" office:value="1.08437" calcext:value-type="float">
            <text:p>1.08437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637447" calcext:value-type="float">
            <text:p>-0.637447</text:p>
          </table:table-cell>
          <table:table-cell office:value-type="float" office:value="1.08367" calcext:value-type="float">
            <text:p>1.08367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633122" calcext:value-type="float">
            <text:p>-0.633122</text:p>
          </table:table-cell>
          <table:table-cell office:value-type="float" office:value="1.08394" calcext:value-type="float">
            <text:p>1.08394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627766" calcext:value-type="float">
            <text:p>-0.627766</text:p>
          </table:table-cell>
          <table:table-cell office:value-type="float" office:value="1.08461" calcext:value-type="float">
            <text:p>1.08461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622541" calcext:value-type="float">
            <text:p>-0.622541</text:p>
          </table:table-cell>
          <table:table-cell office:value-type="float" office:value="1.0845" calcext:value-type="float">
            <text:p>1.0845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61781" calcext:value-type="float">
            <text:p>-0.61781</text:p>
          </table:table-cell>
          <table:table-cell office:value-type="float" office:value="1.08389" calcext:value-type="float">
            <text:p>1.08389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613646" calcext:value-type="float">
            <text:p>-0.613646</text:p>
          </table:table-cell>
          <table:table-cell office:value-type="float" office:value="1.08143" calcext:value-type="float">
            <text:p>1.08143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-0.610298" calcext:value-type="float">
            <text:p>-0.610298</text:p>
          </table:table-cell>
          <table:table-cell office:value-type="float" office:value="1.07755" calcext:value-type="float">
            <text:p>1.07755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-0.607657" calcext:value-type="float">
            <text:p>-0.607657</text:p>
          </table:table-cell>
          <table:table-cell office:value-type="float" office:value="1.07324" calcext:value-type="float">
            <text:p>1.07324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-0.605142" calcext:value-type="float">
            <text:p>-0.605142</text:p>
          </table:table-cell>
          <table:table-cell office:value-type="float" office:value="1.06997" calcext:value-type="float">
            <text:p>1.06997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-0.604132" calcext:value-type="float">
            <text:p>-0.604132</text:p>
          </table:table-cell>
          <table:table-cell office:value-type="float" office:value="1.066" calcext:value-type="float">
            <text:p>1.06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-0.603909" calcext:value-type="float">
            <text:p>-0.603909</text:p>
          </table:table-cell>
          <table:table-cell office:value-type="float" office:value="1.06185" calcext:value-type="float">
            <text:p>1.06185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-0.602687" calcext:value-type="float">
            <text:p>-0.602687</text:p>
          </table:table-cell>
          <table:table-cell office:value-type="float" office:value="1.05819" calcext:value-type="float">
            <text:p>1.05819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-0.60008" calcext:value-type="float">
            <text:p>-0.60008</text:p>
          </table:table-cell>
          <table:table-cell office:value-type="float" office:value="1.05475" calcext:value-type="float">
            <text:p>1.05475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-0.597366" calcext:value-type="float">
            <text:p>-0.597366</text:p>
          </table:table-cell>
          <table:table-cell office:value-type="float" office:value="1.05115" calcext:value-type="float">
            <text:p>1.05115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94347" calcext:value-type="float">
            <text:p>-0.594347</text:p>
          </table:table-cell>
          <table:table-cell office:value-type="float" office:value="1.04729" calcext:value-type="float">
            <text:p>1.04729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91071" calcext:value-type="float">
            <text:p>-0.591071</text:p>
          </table:table-cell>
          <table:table-cell office:value-type="float" office:value="1.04383" calcext:value-type="float">
            <text:p>1.04383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8784" calcext:value-type="float">
            <text:p>-0.58784</text:p>
          </table:table-cell>
          <table:table-cell office:value-type="float" office:value="1.03908" calcext:value-type="float">
            <text:p>1.03908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84745" calcext:value-type="float">
            <text:p>-0.584745</text:p>
          </table:table-cell>
          <table:table-cell office:value-type="float" office:value="1.0359" calcext:value-type="float">
            <text:p>1.0359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80988" calcext:value-type="float">
            <text:p>-0.580988</text:p>
          </table:table-cell>
          <table:table-cell office:value-type="float" office:value="1.03397" calcext:value-type="float">
            <text:p>1.03397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75126" calcext:value-type="float">
            <text:p>-0.575126</text:p>
          </table:table-cell>
          <table:table-cell office:value-type="float" office:value="1.03232" calcext:value-type="float">
            <text:p>1.03232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67337" calcext:value-type="float">
            <text:p>-0.567337</text:p>
          </table:table-cell>
          <table:table-cell office:value-type="float" office:value="1.03131" calcext:value-type="float">
            <text:p>1.03131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60251" calcext:value-type="float">
            <text:p>-0.560251</text:p>
          </table:table-cell>
          <table:table-cell office:value-type="float" office:value="1.03271" calcext:value-type="float">
            <text:p>1.03271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54801" calcext:value-type="float">
            <text:p>-0.554801</text:p>
          </table:table-cell>
          <table:table-cell office:value-type="float" office:value="1.03072" calcext:value-type="float">
            <text:p>1.03072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49221" calcext:value-type="float">
            <text:p>-0.549221</text:p>
          </table:table-cell>
          <table:table-cell office:value-type="float" office:value="1.02687" calcext:value-type="float">
            <text:p>1.02687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4433" calcext:value-type="float">
            <text:p>-0.54433</text:p>
          </table:table-cell>
          <table:table-cell office:value-type="float" office:value="1.02272" calcext:value-type="float">
            <text:p>1.02272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-0.53976" calcext:value-type="float">
            <text:p>-0.53976</text:p>
          </table:table-cell>
          <table:table-cell office:value-type="float" office:value="1.01903" calcext:value-type="float">
            <text:p>1.01903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535581" calcext:value-type="float">
            <text:p>-0.535581</text:p>
          </table:table-cell>
          <table:table-cell office:value-type="float" office:value="1.01515" calcext:value-type="float">
            <text:p>1.01515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530714" calcext:value-type="float">
            <text:p>-0.530714</text:p>
          </table:table-cell>
          <table:table-cell office:value-type="float" office:value="1.01257" calcext:value-type="float">
            <text:p>1.01257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526856" calcext:value-type="float">
            <text:p>-0.526856</text:p>
          </table:table-cell>
          <table:table-cell office:value-type="float" office:value="1.00991" calcext:value-type="float">
            <text:p>1.00991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522782" calcext:value-type="float">
            <text:p>-0.522782</text:p>
          </table:table-cell>
          <table:table-cell office:value-type="float" office:value="1.00702" calcext:value-type="float">
            <text:p>1.00702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518206" calcext:value-type="float">
            <text:p>-0.518206</text:p>
          </table:table-cell>
          <table:table-cell office:value-type="float" office:value="1.00328" calcext:value-type="float">
            <text:p>1.00328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51325" calcext:value-type="float">
            <text:p>-0.51325</text:p>
          </table:table-cell>
          <table:table-cell office:value-type="float" office:value="0.998304" calcext:value-type="float">
            <text:p>0.998304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508759" calcext:value-type="float">
            <text:p>-0.508759</text:p>
          </table:table-cell>
          <table:table-cell office:value-type="float" office:value="0.994742" calcext:value-type="float">
            <text:p>0.994742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504111" calcext:value-type="float">
            <text:p>-0.504111</text:p>
          </table:table-cell>
          <table:table-cell office:value-type="float" office:value="0.992374" calcext:value-type="float">
            <text:p>0.992374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500788" calcext:value-type="float">
            <text:p>-0.500788</text:p>
          </table:table-cell>
          <table:table-cell office:value-type="float" office:value="0.991036" calcext:value-type="float">
            <text:p>0.991036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497731" calcext:value-type="float">
            <text:p>-0.497731</text:p>
          </table:table-cell>
          <table:table-cell office:value-type="float" office:value="0.988524" calcext:value-type="float">
            <text:p>0.988524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49286" calcext:value-type="float">
            <text:p>-0.49286</text:p>
          </table:table-cell>
          <table:table-cell office:value-type="float" office:value="0.985495" calcext:value-type="float">
            <text:p>0.985495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48845" calcext:value-type="float">
            <text:p>-0.48845</text:p>
          </table:table-cell>
          <table:table-cell office:value-type="float" office:value="0.98231" calcext:value-type="float">
            <text:p>0.98231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-0.483167" calcext:value-type="float">
            <text:p>-0.483167</text:p>
          </table:table-cell>
          <table:table-cell office:value-type="float" office:value="0.979813" calcext:value-type="float">
            <text:p>0.979813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-0.477417" calcext:value-type="float">
            <text:p>-0.477417</text:p>
          </table:table-cell>
          <table:table-cell office:value-type="float" office:value="0.97708" calcext:value-type="float">
            <text:p>0.97708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-0.472427" calcext:value-type="float">
            <text:p>-0.472427</text:p>
          </table:table-cell>
          <table:table-cell office:value-type="float" office:value="0.975722" calcext:value-type="float">
            <text:p>0.975722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-0.467709" calcext:value-type="float">
            <text:p>-0.467709</text:p>
          </table:table-cell>
          <table:table-cell office:value-type="float" office:value="0.974684" calcext:value-type="float">
            <text:p>0.974684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-0.461339" calcext:value-type="float">
            <text:p>-0.461339</text:p>
          </table:table-cell>
          <table:table-cell office:value-type="float" office:value="0.971548" calcext:value-type="float">
            <text:p>0.971548</text:p>
          </table:table-cell>
          <table:table-cell office:value-type="float" office:value="2.053" calcext:value-type="float">
            <text:p>2.053</text:p>
          </table:table-cell>
        </table:table-row>
        <table:table-row table:style-name="ro1">
          <table:table-cell office:value-type="float" office:value="-0.454516" calcext:value-type="float">
            <text:p>-0.454516</text:p>
          </table:table-cell>
          <table:table-cell office:value-type="float" office:value="0.967295" calcext:value-type="float">
            <text:p>0.967295</text:p>
          </table:table-cell>
          <table:table-cell office:value-type="float" office:value="2.053" calcext:value-type="float">
            <text:p>2.053</text:p>
          </table:table-cell>
        </table:table-row>
        <table:table-row table:style-name="ro1">
          <table:table-cell office:value-type="float" office:value="-0.448385" calcext:value-type="float">
            <text:p>-0.448385</text:p>
          </table:table-cell>
          <table:table-cell office:value-type="float" office:value="0.962503" calcext:value-type="float">
            <text:p>0.962503</text:p>
          </table:table-cell>
          <table:table-cell office:value-type="float" office:value="2.053" calcext:value-type="float">
            <text:p>2.053</text:p>
          </table:table-cell>
        </table:table-row>
        <table:table-row table:style-name="ro1">
          <table:table-cell office:value-type="float" office:value="-0.437935" calcext:value-type="float">
            <text:p>-0.437935</text:p>
          </table:table-cell>
          <table:table-cell office:value-type="float" office:value="0.954905" calcext:value-type="float">
            <text:p>0.954905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-0.433476" calcext:value-type="float">
            <text:p>-0.433476</text:p>
          </table:table-cell>
          <table:table-cell office:value-type="float" office:value="0.952346" calcext:value-type="float">
            <text:p>0.952346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-0.429929" calcext:value-type="float">
            <text:p>-0.429929</text:p>
          </table:table-cell>
          <table:table-cell office:value-type="float" office:value="0.94872" calcext:value-type="float">
            <text:p>0.94872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-0.425176" calcext:value-type="float">
            <text:p>-0.425176</text:p>
          </table:table-cell>
          <table:table-cell office:value-type="float" office:value="0.945228" calcext:value-type="float">
            <text:p>0.945228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-0.420447" calcext:value-type="float">
            <text:p>-0.420447</text:p>
          </table:table-cell>
          <table:table-cell office:value-type="float" office:value="0.942296" calcext:value-type="float">
            <text:p>0.942296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-0.415724" calcext:value-type="float">
            <text:p>-0.415724</text:p>
          </table:table-cell>
          <table:table-cell office:value-type="float" office:value="0.939479" calcext:value-type="float">
            <text:p>0.939479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-0.410548" calcext:value-type="float">
            <text:p>-0.410548</text:p>
          </table:table-cell>
          <table:table-cell office:value-type="float" office:value="0.938157" calcext:value-type="float">
            <text:p>0.938157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-0.40564" calcext:value-type="float">
            <text:p>-0.40564</text:p>
          </table:table-cell>
          <table:table-cell office:value-type="float" office:value="0.937977" calcext:value-type="float">
            <text:p>0.937977</text:p>
          </table:table-cell>
          <table:table-cell office:value-type="float" office:value="2.057" calcext:value-type="float">
            <text:p>2.057</text:p>
          </table:table-cell>
        </table:table-row>
        <table:table-row table:style-name="ro1">
          <table:table-cell office:value-type="float" office:value="-0.402001" calcext:value-type="float">
            <text:p>-0.402001</text:p>
          </table:table-cell>
          <table:table-cell office:value-type="float" office:value="0.937967" calcext:value-type="float">
            <text:p>0.937967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-0.398166" calcext:value-type="float">
            <text:p>-0.398166</text:p>
          </table:table-cell>
          <table:table-cell office:value-type="float" office:value="0.935065" calcext:value-type="float">
            <text:p>0.935065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-0.393847" calcext:value-type="float">
            <text:p>-0.393847</text:p>
          </table:table-cell>
          <table:table-cell office:value-type="float" office:value="0.931457" calcext:value-type="float">
            <text:p>0.931457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-0.390591" calcext:value-type="float">
            <text:p>-0.390591</text:p>
          </table:table-cell>
          <table:table-cell office:value-type="float" office:value="0.927289" calcext:value-type="float">
            <text:p>0.927289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-0.386454" calcext:value-type="float">
            <text:p>-0.386454</text:p>
          </table:table-cell>
          <table:table-cell office:value-type="float" office:value="0.925299" calcext:value-type="float">
            <text:p>0.925299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-0.381978" calcext:value-type="float">
            <text:p>-0.381978</text:p>
          </table:table-cell>
          <table:table-cell office:value-type="float" office:value="0.923588" calcext:value-type="float">
            <text:p>0.923588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-0.378334" calcext:value-type="float">
            <text:p>-0.378334</text:p>
          </table:table-cell>
          <table:table-cell office:value-type="float" office:value="0.924706" calcext:value-type="float">
            <text:p>0.924706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-0.376308" calcext:value-type="float">
            <text:p>-0.376308</text:p>
          </table:table-cell>
          <table:table-cell office:value-type="float" office:value="0.926209" calcext:value-type="float">
            <text:p>0.926209</text:p>
          </table:table-cell>
          <table:table-cell office:value-type="float" office:value="2.061" calcext:value-type="float">
            <text:p>2.061</text:p>
          </table:table-cell>
        </table:table-row>
        <table:table-row table:style-name="ro1">
          <table:table-cell office:value-type="float" office:value="-0.373739" calcext:value-type="float">
            <text:p>-0.373739</text:p>
          </table:table-cell>
          <table:table-cell office:value-type="float" office:value="0.926534" calcext:value-type="float">
            <text:p>0.926534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-0.371195" calcext:value-type="float">
            <text:p>-0.371195</text:p>
          </table:table-cell>
          <table:table-cell office:value-type="float" office:value="0.925" calcext:value-type="float">
            <text:p>0.925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-0.367226" calcext:value-type="float">
            <text:p>-0.367226</text:p>
          </table:table-cell>
          <table:table-cell office:value-type="float" office:value="0.923867" calcext:value-type="float">
            <text:p>0.923867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-0.3618" calcext:value-type="float">
            <text:p>-0.3618</text:p>
          </table:table-cell>
          <table:table-cell office:value-type="float" office:value="0.921631" calcext:value-type="float">
            <text:p>0.921631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-0.354939" calcext:value-type="float">
            <text:p>-0.354939</text:p>
          </table:table-cell>
          <table:table-cell office:value-type="float" office:value="0.919291" calcext:value-type="float">
            <text:p>0.919291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-0.349211" calcext:value-type="float">
            <text:p>-0.349211</text:p>
          </table:table-cell>
          <table:table-cell office:value-type="float" office:value="0.918164" calcext:value-type="float">
            <text:p>0.918164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-0.346459" calcext:value-type="float">
            <text:p>-0.346459</text:p>
          </table:table-cell>
          <table:table-cell office:value-type="float" office:value="0.918897" calcext:value-type="float">
            <text:p>0.918897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-0.345462" calcext:value-type="float">
            <text:p>-0.345462</text:p>
          </table:table-cell>
          <table:table-cell office:value-type="float" office:value="0.919475" calcext:value-type="float">
            <text:p>0.919475</text:p>
          </table:table-cell>
          <table:table-cell office:value-type="float" office:value="2.066" calcext:value-type="float">
            <text:p>2.066</text:p>
          </table:table-cell>
        </table:table-row>
        <table:table-row table:style-name="ro1">
          <table:table-cell office:value-type="float" office:value="-0.34536" calcext:value-type="float">
            <text:p>-0.34536</text:p>
          </table:table-cell>
          <table:table-cell office:value-type="float" office:value="0.91993" calcext:value-type="float">
            <text:p>0.91993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-0.34544" calcext:value-type="float">
            <text:p>-0.34544</text:p>
          </table:table-cell>
          <table:table-cell office:value-type="float" office:value="0.919697" calcext:value-type="float">
            <text:p>0.919697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-0.344518" calcext:value-type="float">
            <text:p>-0.344518</text:p>
          </table:table-cell>
          <table:table-cell office:value-type="float" office:value="0.917868" calcext:value-type="float">
            <text:p>0.917868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-0.341278" calcext:value-type="float">
            <text:p>-0.341278</text:p>
          </table:table-cell>
          <table:table-cell office:value-type="float" office:value="0.913657" calcext:value-type="float">
            <text:p>0.913657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-0.336469" calcext:value-type="float">
            <text:p>-0.336469</text:p>
          </table:table-cell>
          <table:table-cell office:value-type="float" office:value="0.908565" calcext:value-type="float">
            <text:p>0.908565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-0.331285" calcext:value-type="float">
            <text:p>-0.331285</text:p>
          </table:table-cell>
          <table:table-cell office:value-type="float" office:value="0.903459" calcext:value-type="float">
            <text:p>0.903459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-0.326168" calcext:value-type="float">
            <text:p>-0.326168</text:p>
          </table:table-cell>
          <table:table-cell office:value-type="float" office:value="0.899602" calcext:value-type="float">
            <text:p>0.899602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-0.321308" calcext:value-type="float">
            <text:p>-0.321308</text:p>
          </table:table-cell>
          <table:table-cell office:value-type="float" office:value="0.896967" calcext:value-type="float">
            <text:p>0.896967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-0.316383" calcext:value-type="float">
            <text:p>-0.316383</text:p>
          </table:table-cell>
          <table:table-cell office:value-type="float" office:value="0.895687" calcext:value-type="float">
            <text:p>0.895687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-0.31326" calcext:value-type="float">
            <text:p>-0.31326</text:p>
          </table:table-cell>
          <table:table-cell office:value-type="float" office:value="0.895223" calcext:value-type="float">
            <text:p>0.895223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-0.310366" calcext:value-type="float">
            <text:p>-0.310366</text:p>
          </table:table-cell>
          <table:table-cell office:value-type="float" office:value="0.894394" calcext:value-type="float">
            <text:p>0.894394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-0.30851" calcext:value-type="float">
            <text:p>-0.30851</text:p>
          </table:table-cell>
          <table:table-cell office:value-type="float" office:value="0.891865" calcext:value-type="float">
            <text:p>0.891865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-0.306515" calcext:value-type="float">
            <text:p>-0.306515</text:p>
          </table:table-cell>
          <table:table-cell office:value-type="float" office:value="0.888928" calcext:value-type="float">
            <text:p>0.888928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-0.306513" calcext:value-type="float">
            <text:p>-0.306513</text:p>
          </table:table-cell>
          <table:table-cell office:value-type="float" office:value="0.884906" calcext:value-type="float">
            <text:p>0.884906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-0.30567" calcext:value-type="float">
            <text:p>-0.30567</text:p>
          </table:table-cell>
          <table:table-cell office:value-type="float" office:value="0.880811" calcext:value-type="float">
            <text:p>0.880811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-0.305479" calcext:value-type="float">
            <text:p>-0.305479</text:p>
          </table:table-cell>
          <table:table-cell office:value-type="float" office:value="0.877594" calcext:value-type="float">
            <text:p>0.877594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-0.305744" calcext:value-type="float">
            <text:p>-0.305744</text:p>
          </table:table-cell>
          <table:table-cell office:value-type="float" office:value="0.874308" calcext:value-type="float">
            <text:p>0.874308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-0.306883" calcext:value-type="float">
            <text:p>-0.306883</text:p>
          </table:table-cell>
          <table:table-cell office:value-type="float" office:value="0.870316" calcext:value-type="float">
            <text:p>0.870316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-0.308176" calcext:value-type="float">
            <text:p>-0.308176</text:p>
          </table:table-cell>
          <table:table-cell office:value-type="float" office:value="0.865999" calcext:value-type="float">
            <text:p>0.865999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-0.310175" calcext:value-type="float">
            <text:p>-0.310175</text:p>
          </table:table-cell>
          <table:table-cell office:value-type="float" office:value="0.860158" calcext:value-type="float">
            <text:p>0.860158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-0.311502" calcext:value-type="float">
            <text:p>-0.311502</text:p>
          </table:table-cell>
          <table:table-cell office:value-type="float" office:value="0.853153" calcext:value-type="float">
            <text:p>0.853153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float" office:value="-0.311553" calcext:value-type="float">
            <text:p>-0.311553</text:p>
          </table:table-cell>
          <table:table-cell office:value-type="float" office:value="0.846231" calcext:value-type="float">
            <text:p>0.846231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float" office:value="-0.311065" calcext:value-type="float">
            <text:p>-0.311065</text:p>
          </table:table-cell>
          <table:table-cell office:value-type="float" office:value="0.839749" calcext:value-type="float">
            <text:p>0.839749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float" office:value="-0.309439" calcext:value-type="float">
            <text:p>-0.309439</text:p>
          </table:table-cell>
          <table:table-cell office:value-type="float" office:value="0.833067" calcext:value-type="float">
            <text:p>0.833067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float" office:value="-0.304997" calcext:value-type="float">
            <text:p>-0.304997</text:p>
          </table:table-cell>
          <table:table-cell office:value-type="float" office:value="0.823654" calcext:value-type="float">
            <text:p>0.823654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-0.301903" calcext:value-type="float">
            <text:p>-0.301903</text:p>
          </table:table-cell>
          <table:table-cell office:value-type="float" office:value="0.81949" calcext:value-type="float">
            <text:p>0.81949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-0.299212" calcext:value-type="float">
            <text:p>-0.299212</text:p>
          </table:table-cell>
          <table:table-cell office:value-type="float" office:value="0.81517" calcext:value-type="float">
            <text:p>0.81517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-0.296733" calcext:value-type="float">
            <text:p>-0.296733</text:p>
          </table:table-cell>
          <table:table-cell office:value-type="float" office:value="0.811513" calcext:value-type="float">
            <text:p>0.811513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-0.294533" calcext:value-type="float">
            <text:p>-0.294533</text:p>
          </table:table-cell>
          <table:table-cell office:value-type="float" office:value="0.807888" calcext:value-type="float">
            <text:p>0.807888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-0.292125" calcext:value-type="float">
            <text:p>-0.292125</text:p>
          </table:table-cell>
          <table:table-cell office:value-type="float" office:value="0.803835" calcext:value-type="float">
            <text:p>0.803835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-0.291895" calcext:value-type="float">
            <text:p>-0.291895</text:p>
          </table:table-cell>
          <table:table-cell office:value-type="float" office:value="0.798888" calcext:value-type="float">
            <text:p>0.798888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-0.292001" calcext:value-type="float">
            <text:p>-0.292001</text:p>
          </table:table-cell>
          <table:table-cell office:value-type="float" office:value="0.792862" calcext:value-type="float">
            <text:p>0.792862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-0.29187" calcext:value-type="float">
            <text:p>-0.29187</text:p>
          </table:table-cell>
          <table:table-cell office:value-type="float" office:value="0.786293" calcext:value-type="float">
            <text:p>0.786293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-0.293976" calcext:value-type="float">
            <text:p>-0.293976</text:p>
          </table:table-cell>
          <table:table-cell office:value-type="float" office:value="0.771157" calcext:value-type="float">
            <text:p>0.771157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-0.294825" calcext:value-type="float">
            <text:p>-0.294825</text:p>
          </table:table-cell>
          <table:table-cell office:value-type="float" office:value="0.764696" calcext:value-type="float">
            <text:p>0.764696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-0.300565" calcext:value-type="float">
            <text:p>-0.300565</text:p>
          </table:table-cell>
          <table:table-cell office:value-type="float" office:value="0.757177" calcext:value-type="float">
            <text:p>0.757177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-0.307467" calcext:value-type="float">
            <text:p>-0.307467</text:p>
          </table:table-cell>
          <table:table-cell office:value-type="float" office:value="0.750365" calcext:value-type="float">
            <text:p>0.750365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-0.310446" calcext:value-type="float">
            <text:p>-0.310446</text:p>
          </table:table-cell>
          <table:table-cell office:value-type="float" office:value="0.746312" calcext:value-type="float">
            <text:p>0.746312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10666" calcext:value-type="float">
            <text:p>-0.310666</text:p>
          </table:table-cell>
          <table:table-cell office:value-type="float" office:value="0.740585" calcext:value-type="float">
            <text:p>0.740585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12078" calcext:value-type="float">
            <text:p>-0.312078</text:p>
          </table:table-cell>
          <table:table-cell office:value-type="float" office:value="0.735632" calcext:value-type="float">
            <text:p>0.735632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13905" calcext:value-type="float">
            <text:p>-0.313905</text:p>
          </table:table-cell>
          <table:table-cell office:value-type="float" office:value="0.730206" calcext:value-type="float">
            <text:p>0.730206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15463" calcext:value-type="float">
            <text:p>-0.315463</text:p>
          </table:table-cell>
          <table:table-cell office:value-type="float" office:value="0.724452" calcext:value-type="float">
            <text:p>0.724452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19592" calcext:value-type="float">
            <text:p>-0.319592</text:p>
          </table:table-cell>
          <table:table-cell office:value-type="float" office:value="0.716051" calcext:value-type="float">
            <text:p>0.716051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17688" calcext:value-type="float">
            <text:p>-0.317688</text:p>
          </table:table-cell>
          <table:table-cell office:value-type="float" office:value="0.706177" calcext:value-type="float">
            <text:p>0.706177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-0.316911" calcext:value-type="float">
            <text:p>-0.316911</text:p>
          </table:table-cell>
          <table:table-cell office:value-type="float" office:value="0.70206" calcext:value-type="float">
            <text:p>0.70206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-0.316476" calcext:value-type="float">
            <text:p>-0.316476</text:p>
          </table:table-cell>
          <table:table-cell office:value-type="float" office:value="0.693436" calcext:value-type="float">
            <text:p>0.693436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-0.317368" calcext:value-type="float">
            <text:p>-0.317368</text:p>
          </table:table-cell>
          <table:table-cell office:value-type="float" office:value="0.689691" calcext:value-type="float">
            <text:p>0.68969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-0.318469" calcext:value-type="float">
            <text:p>-0.318469</text:p>
          </table:table-cell>
          <table:table-cell office:value-type="float" office:value="0.686574" calcext:value-type="float">
            <text:p>0.686574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-0.320343" calcext:value-type="float">
            <text:p>-0.320343</text:p>
          </table:table-cell>
          <table:table-cell office:value-type="float" office:value="0.684359" calcext:value-type="float">
            <text:p>0.68435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-0.322642" calcext:value-type="float">
            <text:p>-0.322642</text:p>
          </table:table-cell>
          <table:table-cell office:value-type="float" office:value="0.680826" calcext:value-type="float">
            <text:p>0.68082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-0.327214" calcext:value-type="float">
            <text:p>-0.327214</text:p>
          </table:table-cell>
          <table:table-cell office:value-type="float" office:value="0.676485" calcext:value-type="float">
            <text:p>0.676485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-0.33133" calcext:value-type="float">
            <text:p>-0.33133</text:p>
          </table:table-cell>
          <table:table-cell office:value-type="float" office:value="0.671221" calcext:value-type="float">
            <text:p>0.671221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-0.337182" calcext:value-type="float">
            <text:p>-0.337182</text:p>
          </table:table-cell>
          <table:table-cell office:value-type="float" office:value="0.665285" calcext:value-type="float">
            <text:p>0.665285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-0.347475" calcext:value-type="float">
            <text:p>-0.347475</text:p>
          </table:table-cell>
          <table:table-cell office:value-type="float" office:value="0.652743" calcext:value-type="float">
            <text:p>0.652743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50431" calcext:value-type="float">
            <text:p>-0.350431</text:p>
          </table:table-cell>
          <table:table-cell office:value-type="float" office:value="0.646551" calcext:value-type="float">
            <text:p>0.646551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53209" calcext:value-type="float">
            <text:p>-0.353209</text:p>
          </table:table-cell>
          <table:table-cell office:value-type="float" office:value="0.641172" calcext:value-type="float">
            <text:p>0.641172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5114" calcext:value-type="float">
            <text:p>-0.35114</text:p>
          </table:table-cell>
          <table:table-cell office:value-type="float" office:value="0.624657" calcext:value-type="float">
            <text:p>0.624657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50546" calcext:value-type="float">
            <text:p>-0.350546</text:p>
          </table:table-cell>
          <table:table-cell office:value-type="float" office:value="0.620138" calcext:value-type="float">
            <text:p>0.620138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49368" calcext:value-type="float">
            <text:p>-0.349368</text:p>
          </table:table-cell>
          <table:table-cell office:value-type="float" office:value="0.615916" calcext:value-type="float">
            <text:p>0.615916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-0.348248" calcext:value-type="float">
            <text:p>-0.348248</text:p>
          </table:table-cell>
          <table:table-cell office:value-type="float" office:value="0.61058" calcext:value-type="float">
            <text:p>0.61058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47361" calcext:value-type="float">
            <text:p>-0.347361</text:p>
          </table:table-cell>
          <table:table-cell office:value-type="float" office:value="0.605181" calcext:value-type="float">
            <text:p>0.605181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46492" calcext:value-type="float">
            <text:p>-0.346492</text:p>
          </table:table-cell>
          <table:table-cell office:value-type="float" office:value="0.600229" calcext:value-type="float">
            <text:p>0.600229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45344" calcext:value-type="float">
            <text:p>-0.345344</text:p>
          </table:table-cell>
          <table:table-cell office:value-type="float" office:value="0.595548" calcext:value-type="float">
            <text:p>0.595548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44933" calcext:value-type="float">
            <text:p>-0.344933</text:p>
          </table:table-cell>
          <table:table-cell office:value-type="float" office:value="0.588396" calcext:value-type="float">
            <text:p>0.588396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4421" calcext:value-type="float">
            <text:p>-0.34421</text:p>
          </table:table-cell>
          <table:table-cell office:value-type="float" office:value="0.581879" calcext:value-type="float">
            <text:p>0.581879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41688" calcext:value-type="float">
            <text:p>-0.341688</text:p>
          </table:table-cell>
          <table:table-cell office:value-type="float" office:value="0.575391" calcext:value-type="float">
            <text:p>0.575391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39415" calcext:value-type="float">
            <text:p>-0.339415</text:p>
          </table:table-cell>
          <table:table-cell office:value-type="float" office:value="0.567974" calcext:value-type="float">
            <text:p>0.567974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37916" calcext:value-type="float">
            <text:p>-0.337916</text:p>
          </table:table-cell>
          <table:table-cell office:value-type="float" office:value="0.56147" calcext:value-type="float">
            <text:p>0.56147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34254" calcext:value-type="float">
            <text:p>-0.334254</text:p>
          </table:table-cell>
          <table:table-cell office:value-type="float" office:value="0.550097" calcext:value-type="float">
            <text:p>0.550097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3344" calcext:value-type="float">
            <text:p>-0.33344</text:p>
          </table:table-cell>
          <table:table-cell office:value-type="float" office:value="0.544232" calcext:value-type="float">
            <text:p>0.544232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32418" calcext:value-type="float">
            <text:p>-0.332418</text:p>
          </table:table-cell>
          <table:table-cell office:value-type="float" office:value="0.539023" calcext:value-type="float">
            <text:p>0.539023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-0.319521" calcext:value-type="float">
            <text:p>-0.319521</text:p>
          </table:table-cell>
          <table:table-cell office:value-type="float" office:value="0.510776" calcext:value-type="float">
            <text:p>0.510776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-0.316065" calcext:value-type="float">
            <text:p>-0.316065</text:p>
          </table:table-cell>
          <table:table-cell office:value-type="float" office:value="0.503726" calcext:value-type="float">
            <text:p>0.503726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-0.310737" calcext:value-type="float">
            <text:p>-0.310737</text:p>
          </table:table-cell>
          <table:table-cell office:value-type="float" office:value="0.497023" calcext:value-type="float">
            <text:p>0.497023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-0.30609" calcext:value-type="float">
            <text:p>-0.30609</text:p>
          </table:table-cell>
          <table:table-cell office:value-type="float" office:value="0.492517" calcext:value-type="float">
            <text:p>0.492517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-0.300739" calcext:value-type="float">
            <text:p>-0.300739</text:p>
          </table:table-cell>
          <table:table-cell office:value-type="float" office:value="0.488581" calcext:value-type="float">
            <text:p>0.488581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-0.289008" calcext:value-type="float">
            <text:p>-0.289008</text:p>
          </table:table-cell>
          <table:table-cell office:value-type="float" office:value="0.482128" calcext:value-type="float">
            <text:p>0.482128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-0.283272" calcext:value-type="float">
            <text:p>-0.283272</text:p>
          </table:table-cell>
          <table:table-cell office:value-type="float" office:value="0.477609" calcext:value-type="float">
            <text:p>0.477609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-0.276642" calcext:value-type="float">
            <text:p>-0.276642</text:p>
          </table:table-cell>
          <table:table-cell office:value-type="float" office:value="0.471172" calcext:value-type="float">
            <text:p>0.471172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-0.262814" calcext:value-type="float">
            <text:p>-0.262814</text:p>
          </table:table-cell>
          <table:table-cell office:value-type="float" office:value="0.460823" calcext:value-type="float">
            <text:p>0.460823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-0.256714" calcext:value-type="float">
            <text:p>-0.256714</text:p>
          </table:table-cell>
          <table:table-cell office:value-type="float" office:value="0.455753" calcext:value-type="float">
            <text:p>0.455753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-0.247866" calcext:value-type="float">
            <text:p>-0.247866</text:p>
          </table:table-cell>
          <table:table-cell office:value-type="float" office:value="0.447521" calcext:value-type="float">
            <text:p>0.447521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-0.244486" calcext:value-type="float">
            <text:p>-0.244486</text:p>
          </table:table-cell>
          <table:table-cell office:value-type="float" office:value="0.445206" calcext:value-type="float">
            <text:p>0.445206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-0.242503" calcext:value-type="float">
            <text:p>-0.242503</text:p>
          </table:table-cell>
          <table:table-cell office:value-type="float" office:value="0.440453" calcext:value-type="float">
            <text:p>0.440453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-0.238438" calcext:value-type="float">
            <text:p>-0.238438</text:p>
          </table:table-cell>
          <table:table-cell office:value-type="float" office:value="0.435719" calcext:value-type="float">
            <text:p>0.435719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-0.233799" calcext:value-type="float">
            <text:p>-0.233799</text:p>
          </table:table-cell>
          <table:table-cell office:value-type="float" office:value="0.431127" calcext:value-type="float">
            <text:p>0.431127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228686" calcext:value-type="float">
            <text:p>-0.228686</text:p>
          </table:table-cell>
          <table:table-cell office:value-type="float" office:value="0.428608" calcext:value-type="float">
            <text:p>0.428608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217749" calcext:value-type="float">
            <text:p>-0.217749</text:p>
          </table:table-cell>
          <table:table-cell office:value-type="float" office:value="0.42559" calcext:value-type="float">
            <text:p>0.42559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212071" calcext:value-type="float">
            <text:p>-0.212071</text:p>
          </table:table-cell>
          <table:table-cell office:value-type="float" office:value="0.423986" calcext:value-type="float">
            <text:p>0.423986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207272" calcext:value-type="float">
            <text:p>-0.207272</text:p>
          </table:table-cell>
          <table:table-cell office:value-type="float" office:value="0.421741" calcext:value-type="float">
            <text:p>0.421741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198619" calcext:value-type="float">
            <text:p>-0.198619</text:p>
          </table:table-cell>
          <table:table-cell office:value-type="float" office:value="0.414611" calcext:value-type="float">
            <text:p>0.414611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191361" calcext:value-type="float">
            <text:p>-0.191361</text:p>
          </table:table-cell>
          <table:table-cell office:value-type="float" office:value="0.407576" calcext:value-type="float">
            <text:p>0.407576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185051" calcext:value-type="float">
            <text:p>-0.185051</text:p>
          </table:table-cell>
          <table:table-cell office:value-type="float" office:value="0.401638" calcext:value-type="float">
            <text:p>0.401638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181093" calcext:value-type="float">
            <text:p>-0.181093</text:p>
          </table:table-cell>
          <table:table-cell office:value-type="float" office:value="0.399078" calcext:value-type="float">
            <text:p>0.399078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17425" calcext:value-type="float">
            <text:p>-0.17425</text:p>
          </table:table-cell>
          <table:table-cell office:value-type="float" office:value="0.397926" calcext:value-type="float">
            <text:p>0.397926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171788" calcext:value-type="float">
            <text:p>-0.171788</text:p>
          </table:table-cell>
          <table:table-cell office:value-type="float" office:value="0.394419" calcext:value-type="float">
            <text:p>0.394419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15921" calcext:value-type="float">
            <text:p>-0.15921</text:p>
          </table:table-cell>
          <table:table-cell office:value-type="float" office:value="0.383288" calcext:value-type="float">
            <text:p>0.383288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-0.153392" calcext:value-type="float">
            <text:p>-0.153392</text:p>
          </table:table-cell>
          <table:table-cell office:value-type="float" office:value="0.378767" calcext:value-type="float">
            <text:p>0.378767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-0.145075" calcext:value-type="float">
            <text:p>-0.145075</text:p>
          </table:table-cell>
          <table:table-cell office:value-type="float" office:value="0.375714" calcext:value-type="float">
            <text:p>0.375714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-0.142018" calcext:value-type="float">
            <text:p>-0.142018</text:p>
          </table:table-cell>
          <table:table-cell office:value-type="float" office:value="0.374665" calcext:value-type="float">
            <text:p>0.374665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-0.138787" calcext:value-type="float">
            <text:p>-0.138787</text:p>
          </table:table-cell>
          <table:table-cell office:value-type="float" office:value="0.37392" calcext:value-type="float">
            <text:p>0.37392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-0.126576" calcext:value-type="float">
            <text:p>-0.126576</text:p>
          </table:table-cell>
          <table:table-cell office:value-type="float" office:value="0.373823" calcext:value-type="float">
            <text:p>0.373823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-0.120001" calcext:value-type="float">
            <text:p>-0.120001</text:p>
          </table:table-cell>
          <table:table-cell office:value-type="float" office:value="0.372021" calcext:value-type="float">
            <text:p>0.372021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-0.114422" calcext:value-type="float">
            <text:p>-0.114422</text:p>
          </table:table-cell>
          <table:table-cell office:value-type="float" office:value="0.368879" calcext:value-type="float">
            <text:p>0.368879</text:p>
          </table:table-cell>
          <table:table-cell office:value-type="float" office:value="2.139" calcext:value-type="float">
            <text:p>2.139</text:p>
          </table:table-cell>
        </table:table-row>
        <table:table-row table:style-name="ro1">
          <table:table-cell office:value-type="float" office:value="-0.109248" calcext:value-type="float">
            <text:p>-0.109248</text:p>
          </table:table-cell>
          <table:table-cell office:value-type="float" office:value="0.361105" calcext:value-type="float">
            <text:p>0.361105</text:p>
          </table:table-cell>
          <table:table-cell office:value-type="float" office:value="2.139" calcext:value-type="float">
            <text:p>2.139</text:p>
          </table:table-cell>
        </table:table-row>
        <table:table-row table:style-name="ro1">
          <table:table-cell office:value-type="float" office:value="-0.107897" calcext:value-type="float">
            <text:p>-0.107897</text:p>
          </table:table-cell>
          <table:table-cell office:value-type="float" office:value="0.359194" calcext:value-type="float">
            <text:p>0.359194</text:p>
          </table:table-cell>
          <table:table-cell office:value-type="float" office:value="2.139" calcext:value-type="float">
            <text:p>2.139</text:p>
          </table:table-cell>
        </table:table-row>
        <table:table-row table:style-name="ro1">
          <table:table-cell office:value-type="float" office:value="-0.106251" calcext:value-type="float">
            <text:p>-0.106251</text:p>
          </table:table-cell>
          <table:table-cell office:value-type="float" office:value="0.359898" calcext:value-type="float">
            <text:p>0.359898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-0.103326" calcext:value-type="float">
            <text:p>-0.103326</text:p>
          </table:table-cell>
          <table:table-cell office:value-type="float" office:value="0.362177" calcext:value-type="float">
            <text:p>0.362177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-0.0946266" calcext:value-type="float">
            <text:p>-0.0946266</text:p>
          </table:table-cell>
          <table:table-cell office:value-type="float" office:value="0.362744" calcext:value-type="float">
            <text:p>0.362744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-0.0915783" calcext:value-type="float">
            <text:p>-0.0915783</text:p>
          </table:table-cell>
          <table:table-cell office:value-type="float" office:value="0.360886" calcext:value-type="float">
            <text:p>0.360886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-0.0893094" calcext:value-type="float">
            <text:p>-0.0893094</text:p>
          </table:table-cell>
          <table:table-cell office:value-type="float" office:value="0.356876" calcext:value-type="float">
            <text:p>0.356876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-0.0885874" calcext:value-type="float">
            <text:p>-0.0885874</text:p>
          </table:table-cell>
          <table:table-cell office:value-type="float" office:value="0.351679" calcext:value-type="float">
            <text:p>0.351679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-0.0879872" calcext:value-type="float">
            <text:p>-0.0879872</text:p>
          </table:table-cell>
          <table:table-cell office:value-type="float" office:value="0.347283" calcext:value-type="float">
            <text:p>0.347283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-0.0872485" calcext:value-type="float">
            <text:p>-0.0872485</text:p>
          </table:table-cell>
          <table:table-cell office:value-type="float" office:value="0.345985" calcext:value-type="float">
            <text:p>0.345985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-0.0859314" calcext:value-type="float">
            <text:p>-0.0859314</text:p>
          </table:table-cell>
          <table:table-cell office:value-type="float" office:value="0.347315" calcext:value-type="float">
            <text:p>0.347315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-0.0830664" calcext:value-type="float">
            <text:p>-0.0830664</text:p>
          </table:table-cell>
          <table:table-cell office:value-type="float" office:value="0.348233" calcext:value-type="float">
            <text:p>0.348233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-0.0796115" calcext:value-type="float">
            <text:p>-0.0796115</text:p>
          </table:table-cell>
          <table:table-cell office:value-type="float" office:value="0.348848" calcext:value-type="float">
            <text:p>0.348848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-0.0760518" calcext:value-type="float">
            <text:p>-0.0760518</text:p>
          </table:table-cell>
          <table:table-cell office:value-type="float" office:value="0.348234" calcext:value-type="float">
            <text:p>0.348234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-0.0652744" calcext:value-type="float">
            <text:p>-0.0652744</text:p>
          </table:table-cell>
          <table:table-cell office:value-type="float" office:value="0.332035" calcext:value-type="float">
            <text:p>0.332035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-0.0631457" calcext:value-type="float">
            <text:p>-0.0631457</text:p>
          </table:table-cell>
          <table:table-cell office:value-type="float" office:value="0.32736" calcext:value-type="float">
            <text:p>0.3273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0622567" calcext:value-type="float">
            <text:p>-0.0622567</text:p>
          </table:table-cell>
          <table:table-cell office:value-type="float" office:value="0.324296" calcext:value-type="float">
            <text:p>0.32429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0647252" calcext:value-type="float">
            <text:p>-0.0647252</text:p>
          </table:table-cell>
          <table:table-cell office:value-type="float" office:value="0.322867" calcext:value-type="float">
            <text:p>0.322867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-0.0667955" calcext:value-type="float">
            <text:p>-0.0667955</text:p>
          </table:table-cell>
          <table:table-cell office:value-type="float" office:value="0.323059" calcext:value-type="float">
            <text:p>0.323059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-0.0677853" calcext:value-type="float">
            <text:p>-0.0677853</text:p>
          </table:table-cell>
          <table:table-cell office:value-type="float" office:value="0.322424" calcext:value-type="float">
            <text:p>0.322424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-0.0654516" calcext:value-type="float">
            <text:p>-0.0654516</text:p>
          </table:table-cell>
          <table:table-cell office:value-type="float" office:value="0.315089" calcext:value-type="float">
            <text:p>0.315089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-0.0631491" calcext:value-type="float">
            <text:p>-0.0631491</text:p>
          </table:table-cell>
          <table:table-cell office:value-type="float" office:value="0.310736" calcext:value-type="float">
            <text:p>0.310736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-0.0623558" calcext:value-type="float">
            <text:p>-0.0623558</text:p>
          </table:table-cell>
          <table:table-cell office:value-type="float" office:value="0.30714" calcext:value-type="float">
            <text:p>0.30714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-0.0609651" calcext:value-type="float">
            <text:p>-0.0609651</text:p>
          </table:table-cell>
          <table:table-cell office:value-type="float" office:value="0.303862" calcext:value-type="float">
            <text:p>0.303862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-0.0610248" calcext:value-type="float">
            <text:p>-0.0610248</text:p>
          </table:table-cell>
          <table:table-cell office:value-type="float" office:value="0.302824" calcext:value-type="float">
            <text:p>0.302824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-0.0606037" calcext:value-type="float">
            <text:p>-0.0606037</text:p>
          </table:table-cell>
          <table:table-cell office:value-type="float" office:value="0.302477" calcext:value-type="float">
            <text:p>0.302477</text:p>
          </table:table-cell>
          <table:table-cell office:value-type="float" office:value="2.202" calcext:value-type="float">
            <text:p>2.202</text:p>
          </table:table-cell>
        </table:table-row>
        <table:table-row table:style-name="ro1">
          <table:table-cell office:value-type="float" office:value="-0.0606333" calcext:value-type="float">
            <text:p>-0.0606333</text:p>
          </table:table-cell>
          <table:table-cell office:value-type="float" office:value="0.302959" calcext:value-type="float">
            <text:p>0.302959</text:p>
          </table:table-cell>
          <table:table-cell office:value-type="float" office:value="2.202" calcext:value-type="float">
            <text:p>2.202</text:p>
          </table:table-cell>
        </table:table-row>
        <table:table-row table:style-name="ro1">
          <table:table-cell office:value-type="float" office:value="-0.0603682" calcext:value-type="float">
            <text:p>-0.0603682</text:p>
          </table:table-cell>
          <table:table-cell office:value-type="float" office:value="0.305308" calcext:value-type="float">
            <text:p>0.305308</text:p>
          </table:table-cell>
          <table:table-cell office:value-type="float" office:value="2.202" calcext:value-type="float">
            <text:p>2.202</text:p>
          </table:table-cell>
        </table:table-row>
        <table:table-row table:style-name="ro1">
          <table:table-cell office:value-type="float" office:value="-0.0612447" calcext:value-type="float">
            <text:p>-0.0612447</text:p>
          </table:table-cell>
          <table:table-cell office:value-type="float" office:value="0.309945" calcext:value-type="float">
            <text:p>0.309945</text:p>
          </table:table-cell>
          <table:table-cell office:value-type="float" office:value="2.202" calcext:value-type="float">
            <text:p>2.202</text:p>
          </table:table-cell>
        </table:table-row>
        <table:table-row table:style-name="ro1">
          <table:table-cell office:value-type="float" office:value="-0.0601781" calcext:value-type="float">
            <text:p>-0.0601781</text:p>
          </table:table-cell>
          <table:table-cell office:value-type="float" office:value="0.323622" calcext:value-type="float">
            <text:p>0.323622</text:p>
          </table:table-cell>
          <table:table-cell office:value-type="float" office:value="2.206" calcext:value-type="float">
            <text:p>2.206</text:p>
          </table:table-cell>
        </table:table-row>
        <table:table-row table:style-name="ro1">
          <table:table-cell office:value-type="float" office:value="-0.0596271" calcext:value-type="float">
            <text:p>-0.0596271</text:p>
          </table:table-cell>
          <table:table-cell office:value-type="float" office:value="0.330194" calcext:value-type="float">
            <text:p>0.330194</text:p>
          </table:table-cell>
          <table:table-cell office:value-type="float" office:value="2.206" calcext:value-type="float">
            <text:p>2.206</text:p>
          </table:table-cell>
        </table:table-row>
        <table:table-row table:style-name="ro1">
          <table:table-cell office:value-type="float" office:value="-0.0581446" calcext:value-type="float">
            <text:p>-0.0581446</text:p>
          </table:table-cell>
          <table:table-cell office:value-type="float" office:value="0.334426" calcext:value-type="float">
            <text:p>0.334426</text:p>
          </table:table-cell>
          <table:table-cell office:value-type="float" office:value="2.206" calcext:value-type="float">
            <text:p>2.206</text:p>
          </table:table-cell>
        </table:table-row>
        <table:table-row table:style-name="ro1">
          <table:table-cell office:value-type="float" office:value="-0.0567408" calcext:value-type="float">
            <text:p>-0.0567408</text:p>
          </table:table-cell>
          <table:table-cell office:value-type="float" office:value="0.338122" calcext:value-type="float">
            <text:p>0.338122</text:p>
          </table:table-cell>
          <table:table-cell office:value-type="float" office:value="2.212" calcext:value-type="float">
            <text:p>2.212</text:p>
          </table:table-cell>
        </table:table-row>
        <table:table-row table:style-name="ro1">
          <table:table-cell office:value-type="float" office:value="-0.0569783" calcext:value-type="float">
            <text:p>-0.0569783</text:p>
          </table:table-cell>
          <table:table-cell office:value-type="float" office:value="0.341135" calcext:value-type="float">
            <text:p>0.341135</text:p>
          </table:table-cell>
          <table:table-cell office:value-type="float" office:value="2.212" calcext:value-type="float">
            <text:p>2.212</text:p>
          </table:table-cell>
        </table:table-row>
        <table:table-row table:style-name="ro1">
          <table:table-cell office:value-type="float" office:value="-0.0595439" calcext:value-type="float">
            <text:p>-0.0595439</text:p>
          </table:table-cell>
          <table:table-cell office:value-type="float" office:value="0.343702" calcext:value-type="float">
            <text:p>0.343702</text:p>
          </table:table-cell>
          <table:table-cell office:value-type="float" office:value="2.212" calcext:value-type="float">
            <text:p>2.212</text:p>
          </table:table-cell>
        </table:table-row>
        <table:table-row table:style-name="ro1">
          <table:table-cell office:value-type="float" office:value="-0.061972" calcext:value-type="float">
            <text:p>-0.061972</text:p>
          </table:table-cell>
          <table:table-cell office:value-type="float" office:value="0.346702" calcext:value-type="float">
            <text:p>0.346702</text:p>
          </table:table-cell>
          <table:table-cell office:value-type="float" office:value="2.212" calcext:value-type="float">
            <text:p>2.212</text:p>
          </table:table-cell>
        </table:table-row>
        <table:table-row table:style-name="ro1">
          <table:table-cell office:value-type="float" office:value="-0.063502" calcext:value-type="float">
            <text:p>-0.063502</text:p>
          </table:table-cell>
          <table:table-cell office:value-type="float" office:value="0.345022" calcext:value-type="float">
            <text:p>0.345022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-0.0634264" calcext:value-type="float">
            <text:p>-0.0634264</text:p>
          </table:table-cell>
          <table:table-cell office:value-type="float" office:value="0.342784" calcext:value-type="float">
            <text:p>0.342784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-0.0572841" calcext:value-type="float">
            <text:p>-0.0572841</text:p>
          </table:table-cell>
          <table:table-cell office:value-type="float" office:value="0.334222" calcext:value-type="float">
            <text:p>0.334222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-0.0526038" calcext:value-type="float">
            <text:p>-0.0526038</text:p>
          </table:table-cell>
          <table:table-cell office:value-type="float" office:value="0.331607" calcext:value-type="float">
            <text:p>0.331607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-0.0498203" calcext:value-type="float">
            <text:p>-0.0498203</text:p>
          </table:table-cell>
          <table:table-cell office:value-type="float" office:value="0.330216" calcext:value-type="float">
            <text:p>0.330216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-0.0465771" calcext:value-type="float">
            <text:p>-0.0465771</text:p>
          </table:table-cell>
          <table:table-cell office:value-type="float" office:value="0.329355" calcext:value-type="float">
            <text:p>0.329355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-0.0434691" calcext:value-type="float">
            <text:p>-0.0434691</text:p>
          </table:table-cell>
          <table:table-cell office:value-type="float" office:value="0.329483" calcext:value-type="float">
            <text:p>0.329483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-0.0393795" calcext:value-type="float">
            <text:p>-0.0393795</text:p>
          </table:table-cell>
          <table:table-cell office:value-type="float" office:value="0.32929" calcext:value-type="float">
            <text:p>0.32929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-0.0289361" calcext:value-type="float">
            <text:p>-0.0289361</text:p>
          </table:table-cell>
          <table:table-cell office:value-type="float" office:value="0.33562" calcext:value-type="float">
            <text:p>0.33562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-0.0242366" calcext:value-type="float">
            <text:p>-0.0242366</text:p>
          </table:table-cell>
          <table:table-cell office:value-type="float" office:value="0.337903" calcext:value-type="float">
            <text:p>0.33790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-0.0130345" calcext:value-type="float">
            <text:p>-0.0130345</text:p>
          </table:table-cell>
          <table:table-cell office:value-type="float" office:value="0.34224" calcext:value-type="float">
            <text:p>0.34224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-0.00691538" calcext:value-type="float">
            <text:p>-0.00691538</text:p>
          </table:table-cell>
          <table:table-cell office:value-type="float" office:value="0.343918" calcext:value-type="float">
            <text:p>0.343918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0.00368229" calcext:value-type="float">
            <text:p>0.00368229</text:p>
          </table:table-cell>
          <table:table-cell office:value-type="float" office:value="0.346328" calcext:value-type="float">
            <text:p>0.346328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0.00847629" calcext:value-type="float">
            <text:p>0.00847629</text:p>
          </table:table-cell>
          <table:table-cell office:value-type="float" office:value="0.346364" calcext:value-type="float">
            <text:p>0.346364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0.0150911" calcext:value-type="float">
            <text:p>0.0150911</text:p>
          </table:table-cell>
          <table:table-cell office:value-type="float" office:value="0.344972" calcext:value-type="float">
            <text:p>0.344972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0.0242279" calcext:value-type="float">
            <text:p>0.0242279</text:p>
          </table:table-cell>
          <table:table-cell office:value-type="float" office:value="0.34096" calcext:value-type="float">
            <text:p>0.34096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0.0300142" calcext:value-type="float">
            <text:p>0.0300142</text:p>
          </table:table-cell>
          <table:table-cell office:value-type="float" office:value="0.338833" calcext:value-type="float">
            <text:p>0.338833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0.0422354" calcext:value-type="float">
            <text:p>0.0422354</text:p>
          </table:table-cell>
          <table:table-cell office:value-type="float" office:value="0.337997" calcext:value-type="float">
            <text:p>0.337997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0487692" calcext:value-type="float">
            <text:p>0.0487692</text:p>
          </table:table-cell>
          <table:table-cell office:value-type="float" office:value="0.335789" calcext:value-type="float">
            <text:p>0.335789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0554137" calcext:value-type="float">
            <text:p>0.0554137</text:p>
          </table:table-cell>
          <table:table-cell office:value-type="float" office:value="0.333277" calcext:value-type="float">
            <text:p>0.333277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0619283" calcext:value-type="float">
            <text:p>0.0619283</text:p>
          </table:table-cell>
          <table:table-cell office:value-type="float" office:value="0.331376" calcext:value-type="float">
            <text:p>0.331376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0686575" calcext:value-type="float">
            <text:p>0.0686575</text:p>
          </table:table-cell>
          <table:table-cell office:value-type="float" office:value="0.328597" calcext:value-type="float">
            <text:p>0.328597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0746838" calcext:value-type="float">
            <text:p>0.0746838</text:p>
          </table:table-cell>
          <table:table-cell office:value-type="float" office:value="0.324443" calcext:value-type="float">
            <text:p>0.324443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082031" calcext:value-type="float">
            <text:p>0.082031</text:p>
          </table:table-cell>
          <table:table-cell office:value-type="float" office:value="0.321075" calcext:value-type="float">
            <text:p>0.321075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0895032" calcext:value-type="float">
            <text:p>0.0895032</text:p>
          </table:table-cell>
          <table:table-cell office:value-type="float" office:value="0.318037" calcext:value-type="float">
            <text:p>0.318037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0962197" calcext:value-type="float">
            <text:p>0.0962197</text:p>
          </table:table-cell>
          <table:table-cell office:value-type="float" office:value="0.3143" calcext:value-type="float">
            <text:p>0.3143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03008" calcext:value-type="float">
            <text:p>0.103008</text:p>
          </table:table-cell>
          <table:table-cell office:value-type="float" office:value="0.311792" calcext:value-type="float">
            <text:p>0.311792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09831" calcext:value-type="float">
            <text:p>0.109831</text:p>
          </table:table-cell>
          <table:table-cell office:value-type="float" office:value="0.3103" calcext:value-type="float">
            <text:p>0.3103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15013" calcext:value-type="float">
            <text:p>0.115013</text:p>
          </table:table-cell>
          <table:table-cell office:value-type="float" office:value="0.309387" calcext:value-type="float">
            <text:p>0.309387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20134" calcext:value-type="float">
            <text:p>0.120134</text:p>
          </table:table-cell>
          <table:table-cell office:value-type="float" office:value="0.308603" calcext:value-type="float">
            <text:p>0.308603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25314" calcext:value-type="float">
            <text:p>0.125314</text:p>
          </table:table-cell>
          <table:table-cell office:value-type="float" office:value="0.308476" calcext:value-type="float">
            <text:p>0.308476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30275" calcext:value-type="float">
            <text:p>0.130275</text:p>
          </table:table-cell>
          <table:table-cell office:value-type="float" office:value="0.308242" calcext:value-type="float">
            <text:p>0.308242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3434" calcext:value-type="float">
            <text:p>0.13434</text:p>
          </table:table-cell>
          <table:table-cell office:value-type="float" office:value="0.308772" calcext:value-type="float">
            <text:p>0.308772</text:p>
          </table:table-cell>
          <table:table-cell office:value-type="float" office:value="2.235" calcext:value-type="float">
            <text:p>2.235</text:p>
          </table:table-cell>
        </table:table-row>
        <table:table-row table:style-name="ro1">
          <table:table-cell office:value-type="float" office:value="0.138727" calcext:value-type="float">
            <text:p>0.138727</text:p>
          </table:table-cell>
          <table:table-cell office:value-type="float" office:value="0.309434" calcext:value-type="float">
            <text:p>0.309434</text:p>
          </table:table-cell>
          <table:table-cell office:value-type="float" office:value="2.235" calcext:value-type="float">
            <text:p>2.235</text:p>
          </table:table-cell>
        </table:table-row>
        <table:table-row table:style-name="ro1">
          <table:table-cell office:value-type="float" office:value="0.143833" calcext:value-type="float">
            <text:p>0.143833</text:p>
          </table:table-cell>
          <table:table-cell office:value-type="float" office:value="0.310559" calcext:value-type="float">
            <text:p>0.310559</text:p>
          </table:table-cell>
          <table:table-cell office:value-type="float" office:value="2.235" calcext:value-type="float">
            <text:p>2.235</text:p>
          </table:table-cell>
        </table:table-row>
        <table:table-row table:style-name="ro1">
          <table:table-cell office:value-type="float" office:value="0.148563" calcext:value-type="float">
            <text:p>0.148563</text:p>
          </table:table-cell>
          <table:table-cell office:value-type="float" office:value="0.311537" calcext:value-type="float">
            <text:p>0.311537</text:p>
          </table:table-cell>
          <table:table-cell office:value-type="float" office:value="2.235" calcext:value-type="float">
            <text:p>2.235</text:p>
          </table:table-cell>
        </table:table-row>
        <table:table-row table:style-name="ro1">
          <table:table-cell office:value-type="float" office:value="0.155425" calcext:value-type="float">
            <text:p>0.155425</text:p>
          </table:table-cell>
          <table:table-cell office:value-type="float" office:value="0.311769" calcext:value-type="float">
            <text:p>0.311769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63003" calcext:value-type="float">
            <text:p>0.163003</text:p>
          </table:table-cell>
          <table:table-cell office:value-type="float" office:value="0.310986" calcext:value-type="float">
            <text:p>0.310986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71181" calcext:value-type="float">
            <text:p>0.171181</text:p>
          </table:table-cell>
          <table:table-cell office:value-type="float" office:value="0.310259" calcext:value-type="float">
            <text:p>0.310259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78855" calcext:value-type="float">
            <text:p>0.178855</text:p>
          </table:table-cell>
          <table:table-cell office:value-type="float" office:value="0.308334" calcext:value-type="float">
            <text:p>0.308334</text:p>
          </table:table-cell>
          <table:table-cell office:value-type="float" office:value="2.231" calcext:value-type="float">
            <text:p>2.231</text:p>
          </table:table-cell>
        </table:table-row>
        <table:table-row table:style-name="ro1">
          <table:table-cell office:value-type="float" office:value="0.187032" calcext:value-type="float">
            <text:p>0.187032</text:p>
          </table:table-cell>
          <table:table-cell office:value-type="float" office:value="0.305786" calcext:value-type="float">
            <text:p>0.305786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0.192996" calcext:value-type="float">
            <text:p>0.192996</text:p>
          </table:table-cell>
          <table:table-cell office:value-type="float" office:value="0.30474" calcext:value-type="float">
            <text:p>0.30474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0.198156" calcext:value-type="float">
            <text:p>0.198156</text:p>
          </table:table-cell>
          <table:table-cell office:value-type="float" office:value="0.303717" calcext:value-type="float">
            <text:p>0.303717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0.203222" calcext:value-type="float">
            <text:p>0.203222</text:p>
          </table:table-cell>
          <table:table-cell office:value-type="float" office:value="0.303605" calcext:value-type="float">
            <text:p>0.303605</text:p>
          </table:table-cell>
          <table:table-cell office:value-type="float" office:value="2.225" calcext:value-type="float">
            <text:p>2.225</text:p>
          </table:table-cell>
        </table:table-row>
        <table:table-row table:style-name="ro1">
          <table:table-cell office:value-type="float" office:value="0.209698" calcext:value-type="float">
            <text:p>0.209698</text:p>
          </table:table-cell>
          <table:table-cell office:value-type="float" office:value="0.305351" calcext:value-type="float">
            <text:p>0.305351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0.216323" calcext:value-type="float">
            <text:p>0.216323</text:p>
          </table:table-cell>
          <table:table-cell office:value-type="float" office:value="0.307682" calcext:value-type="float">
            <text:p>0.307682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0.223132" calcext:value-type="float">
            <text:p>0.223132</text:p>
          </table:table-cell>
          <table:table-cell office:value-type="float" office:value="0.310436" calcext:value-type="float">
            <text:p>0.310436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0.230917" calcext:value-type="float">
            <text:p>0.230917</text:p>
          </table:table-cell>
          <table:table-cell office:value-type="float" office:value="0.314029" calcext:value-type="float">
            <text:p>0.314029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0.237856" calcext:value-type="float">
            <text:p>0.237856</text:p>
          </table:table-cell>
          <table:table-cell office:value-type="float" office:value="0.318395" calcext:value-type="float">
            <text:p>0.318395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243997" calcext:value-type="float">
            <text:p>0.243997</text:p>
          </table:table-cell>
          <table:table-cell office:value-type="float" office:value="0.322004" calcext:value-type="float">
            <text:p>0.322004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251239" calcext:value-type="float">
            <text:p>0.251239</text:p>
          </table:table-cell>
          <table:table-cell office:value-type="float" office:value="0.325407" calcext:value-type="float">
            <text:p>0.325407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260981" calcext:value-type="float">
            <text:p>0.260981</text:p>
          </table:table-cell>
          <table:table-cell office:value-type="float" office:value="0.327191" calcext:value-type="float">
            <text:p>0.327191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270426" calcext:value-type="float">
            <text:p>0.270426</text:p>
          </table:table-cell>
          <table:table-cell office:value-type="float" office:value="0.327904" calcext:value-type="float">
            <text:p>0.327904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0.281319" calcext:value-type="float">
            <text:p>0.281319</text:p>
          </table:table-cell>
          <table:table-cell office:value-type="float" office:value="0.326962" calcext:value-type="float">
            <text:p>0.326962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0.29234" calcext:value-type="float">
            <text:p>0.29234</text:p>
          </table:table-cell>
          <table:table-cell office:value-type="float" office:value="0.324543" calcext:value-type="float">
            <text:p>0.324543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0.304342" calcext:value-type="float">
            <text:p>0.304342</text:p>
          </table:table-cell>
          <table:table-cell office:value-type="float" office:value="0.320048" calcext:value-type="float">
            <text:p>0.320048</text:p>
          </table:table-cell>
          <table:table-cell office:value-type="float" office:value="2.218" calcext:value-type="float">
            <text:p>2.218</text:p>
          </table:table-cell>
        </table:table-row>
        <table:table-row table:style-name="ro1">
          <table:table-cell office:value-type="float" office:value="0.314417" calcext:value-type="float">
            <text:p>0.314417</text:p>
          </table:table-cell>
          <table:table-cell office:value-type="float" office:value="0.316506" calcext:value-type="float">
            <text:p>0.316506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324877" calcext:value-type="float">
            <text:p>0.324877</text:p>
          </table:table-cell>
          <table:table-cell office:value-type="float" office:value="0.312525" calcext:value-type="float">
            <text:p>0.312525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336978" calcext:value-type="float">
            <text:p>0.336978</text:p>
          </table:table-cell>
          <table:table-cell office:value-type="float" office:value="0.307977" calcext:value-type="float">
            <text:p>0.307977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34733" calcext:value-type="float">
            <text:p>0.34733</text:p>
          </table:table-cell>
          <table:table-cell office:value-type="float" office:value="0.303546" calcext:value-type="float">
            <text:p>0.303546</text:p>
          </table:table-cell>
          <table:table-cell office:value-type="float" office:value="2.216" calcext:value-type="float">
            <text:p>2.216</text:p>
          </table:table-cell>
        </table:table-row>
        <table:table-row table:style-name="ro1">
          <table:table-cell office:value-type="float" office:value="0.357133" calcext:value-type="float">
            <text:p>0.357133</text:p>
          </table:table-cell>
          <table:table-cell office:value-type="float" office:value="0.301334" calcext:value-type="float">
            <text:p>0.301334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367141" calcext:value-type="float">
            <text:p>0.367141</text:p>
          </table:table-cell>
          <table:table-cell office:value-type="float" office:value="0.298906" calcext:value-type="float">
            <text:p>0.298906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37598" calcext:value-type="float">
            <text:p>0.37598</text:p>
          </table:table-cell>
          <table:table-cell office:value-type="float" office:value="0.298072" calcext:value-type="float">
            <text:p>0.298072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383444" calcext:value-type="float">
            <text:p>0.383444</text:p>
          </table:table-cell>
          <table:table-cell office:value-type="float" office:value="0.299215" calcext:value-type="float">
            <text:p>0.299215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390976" calcext:value-type="float">
            <text:p>0.390976</text:p>
          </table:table-cell>
          <table:table-cell office:value-type="float" office:value="0.302713" calcext:value-type="float">
            <text:p>0.302713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399817" calcext:value-type="float">
            <text:p>0.399817</text:p>
          </table:table-cell>
          <table:table-cell office:value-type="float" office:value="0.306483" calcext:value-type="float">
            <text:p>0.306483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40768" calcext:value-type="float">
            <text:p>0.40768</text:p>
          </table:table-cell>
          <table:table-cell office:value-type="float" office:value="0.310065" calcext:value-type="float">
            <text:p>0.310065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415917" calcext:value-type="float">
            <text:p>0.415917</text:p>
          </table:table-cell>
          <table:table-cell office:value-type="float" office:value="0.31351" calcext:value-type="float">
            <text:p>0.31351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423423" calcext:value-type="float">
            <text:p>0.423423</text:p>
          </table:table-cell>
          <table:table-cell office:value-type="float" office:value="0.316441" calcext:value-type="float">
            <text:p>0.316441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0.430596" calcext:value-type="float">
            <text:p>0.430596</text:p>
          </table:table-cell>
          <table:table-cell office:value-type="float" office:value="0.319918" calcext:value-type="float">
            <text:p>0.319918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0.437007" calcext:value-type="float">
            <text:p>0.437007</text:p>
          </table:table-cell>
          <table:table-cell office:value-type="float" office:value="0.323483" calcext:value-type="float">
            <text:p>0.323483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0.443027" calcext:value-type="float">
            <text:p>0.443027</text:p>
          </table:table-cell>
          <table:table-cell office:value-type="float" office:value="0.328255" calcext:value-type="float">
            <text:p>0.328255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0.450047" calcext:value-type="float">
            <text:p>0.450047</text:p>
          </table:table-cell>
          <table:table-cell office:value-type="float" office:value="0.332859" calcext:value-type="float">
            <text:p>0.332859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0.458197" calcext:value-type="float">
            <text:p>0.458197</text:p>
          </table:table-cell>
          <table:table-cell office:value-type="float" office:value="0.337569" calcext:value-type="float">
            <text:p>0.337569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0.467349" calcext:value-type="float">
            <text:p>0.467349</text:p>
          </table:table-cell>
          <table:table-cell office:value-type="float" office:value="0.340463" calcext:value-type="float">
            <text:p>0.340463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0.476689" calcext:value-type="float">
            <text:p>0.476689</text:p>
          </table:table-cell>
          <table:table-cell office:value-type="float" office:value="0.342908" calcext:value-type="float">
            <text:p>0.342908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0.486692" calcext:value-type="float">
            <text:p>0.486692</text:p>
          </table:table-cell>
          <table:table-cell office:value-type="float" office:value="0.343805" calcext:value-type="float">
            <text:p>0.343805</text:p>
          </table:table-cell>
          <table:table-cell office:value-type="float" office:value="2.217" calcext:value-type="float">
            <text:p>2.217</text:p>
          </table:table-cell>
        </table:table-row>
        <table:table-row table:style-name="ro1">
          <table:table-cell office:value-type="float" office:value="0.496514" calcext:value-type="float">
            <text:p>0.496514</text:p>
          </table:table-cell>
          <table:table-cell office:value-type="float" office:value="0.343723" calcext:value-type="float">
            <text:p>0.34372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505574" calcext:value-type="float">
            <text:p>0.505574</text:p>
          </table:table-cell>
          <table:table-cell office:value-type="float" office:value="0.342927" calcext:value-type="float">
            <text:p>0.342927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523066" calcext:value-type="float">
            <text:p>0.523066</text:p>
          </table:table-cell>
          <table:table-cell office:value-type="float" office:value="0.342501" calcext:value-type="float">
            <text:p>0.342501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531181" calcext:value-type="float">
            <text:p>0.531181</text:p>
          </table:table-cell>
          <table:table-cell office:value-type="float" office:value="0.34188" calcext:value-type="float">
            <text:p>0.34188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539194" calcext:value-type="float">
            <text:p>0.539194</text:p>
          </table:table-cell>
          <table:table-cell office:value-type="float" office:value="0.343083" calcext:value-type="float">
            <text:p>0.34308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546681" calcext:value-type="float">
            <text:p>0.546681</text:p>
          </table:table-cell>
          <table:table-cell office:value-type="float" office:value="0.344978" calcext:value-type="float">
            <text:p>0.344978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553729" calcext:value-type="float">
            <text:p>0.553729</text:p>
          </table:table-cell>
          <table:table-cell office:value-type="float" office:value="0.345579" calcext:value-type="float">
            <text:p>0.345579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561172" calcext:value-type="float">
            <text:p>0.561172</text:p>
          </table:table-cell>
          <table:table-cell office:value-type="float" office:value="0.346686" calcext:value-type="float">
            <text:p>0.346686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float" office:value="0.567969" calcext:value-type="float">
            <text:p>0.567969</text:p>
          </table:table-cell>
          <table:table-cell office:value-type="float" office:value="0.349313" calcext:value-type="float">
            <text:p>0.349313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float" office:value="0.573951" calcext:value-type="float">
            <text:p>0.573951</text:p>
          </table:table-cell>
          <table:table-cell office:value-type="float" office:value="0.349659" calcext:value-type="float">
            <text:p>0.349659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float" office:value="0.580704" calcext:value-type="float">
            <text:p>0.580704</text:p>
          </table:table-cell>
          <table:table-cell office:value-type="float" office:value="0.35009" calcext:value-type="float">
            <text:p>0.35009</text:p>
          </table:table-cell>
          <table:table-cell office:value-type="float" office:value="2.208" calcext:value-type="float">
            <text:p>2.208</text:p>
          </table:table-cell>
        </table:table-row>
        <table:table-row table:style-name="ro1">
          <table:table-cell office:value-type="float" office:value="0.587433" calcext:value-type="float">
            <text:p>0.587433</text:p>
          </table:table-cell>
          <table:table-cell office:value-type="float" office:value="0.351856" calcext:value-type="float">
            <text:p>0.351856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593292" calcext:value-type="float">
            <text:p>0.593292</text:p>
          </table:table-cell>
          <table:table-cell office:value-type="float" office:value="0.353536" calcext:value-type="float">
            <text:p>0.353536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600104" calcext:value-type="float">
            <text:p>0.600104</text:p>
          </table:table-cell>
          <table:table-cell office:value-type="float" office:value="0.355278" calcext:value-type="float">
            <text:p>0.355278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607464" calcext:value-type="float">
            <text:p>0.607464</text:p>
          </table:table-cell>
          <table:table-cell office:value-type="float" office:value="0.3593" calcext:value-type="float">
            <text:p>0.3593</text:p>
          </table:table-cell>
          <table:table-cell office:value-type="float" office:value="2.21" calcext:value-type="float">
            <text:p>2.21</text:p>
          </table:table-cell>
        </table:table-row>
        <table:table-row table:style-name="ro1">
          <table:table-cell office:value-type="float" office:value="0.615139" calcext:value-type="float">
            <text:p>0.615139</text:p>
          </table:table-cell>
          <table:table-cell office:value-type="float" office:value="0.361585" calcext:value-type="float">
            <text:p>0.361585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 office:value-type="float" office:value="0.623636" calcext:value-type="float">
            <text:p>0.623636</text:p>
          </table:table-cell>
          <table:table-cell office:value-type="float" office:value="0.363284" calcext:value-type="float">
            <text:p>0.363284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 office:value-type="float" office:value="0.632018" calcext:value-type="float">
            <text:p>0.632018</text:p>
          </table:table-cell>
          <table:table-cell office:value-type="float" office:value="0.365952" calcext:value-type="float">
            <text:p>0.365952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 office:value-type="float" office:value="0.639873" calcext:value-type="float">
            <text:p>0.639873</text:p>
          </table:table-cell>
          <table:table-cell office:value-type="float" office:value="0.368736" calcext:value-type="float">
            <text:p>0.368736</text:p>
          </table:table-cell>
          <table:table-cell office:value-type="float" office:value="2.207" calcext:value-type="float">
            <text:p>2.207</text:p>
          </table:table-cell>
        </table:table-row>
        <table:table-row table:style-name="ro1">
          <table:table-cell office:value-type="float" office:value="0.648418" calcext:value-type="float">
            <text:p>0.648418</text:p>
          </table:table-cell>
          <table:table-cell office:value-type="float" office:value="0.370119" calcext:value-type="float">
            <text:p>0.370119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65614" calcext:value-type="float">
            <text:p>0.65614</text:p>
          </table:table-cell>
          <table:table-cell office:value-type="float" office:value="0.372434" calcext:value-type="float">
            <text:p>0.372434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66328" calcext:value-type="float">
            <text:p>0.66328</text:p>
          </table:table-cell>
          <table:table-cell office:value-type="float" office:value="0.374777" calcext:value-type="float">
            <text:p>0.374777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671426" calcext:value-type="float">
            <text:p>0.671426</text:p>
          </table:table-cell>
          <table:table-cell office:value-type="float" office:value="0.375953" calcext:value-type="float">
            <text:p>0.375953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681815" calcext:value-type="float">
            <text:p>0.681815</text:p>
          </table:table-cell>
          <table:table-cell office:value-type="float" office:value="0.376292" calcext:value-type="float">
            <text:p>0.376292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692364" calcext:value-type="float">
            <text:p>0.692364</text:p>
          </table:table-cell>
          <table:table-cell office:value-type="float" office:value="0.376118" calcext:value-type="float">
            <text:p>0.376118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702511" calcext:value-type="float">
            <text:p>0.702511</text:p>
          </table:table-cell>
          <table:table-cell office:value-type="float" office:value="0.374189" calcext:value-type="float">
            <text:p>0.374189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712286" calcext:value-type="float">
            <text:p>0.712286</text:p>
          </table:table-cell>
          <table:table-cell office:value-type="float" office:value="0.371822" calcext:value-type="float">
            <text:p>0.371822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7222" calcext:value-type="float">
            <text:p>0.7222</text:p>
          </table:table-cell>
          <table:table-cell office:value-type="float" office:value="0.368746" calcext:value-type="float">
            <text:p>0.368746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730382" calcext:value-type="float">
            <text:p>0.730382</text:p>
          </table:table-cell>
          <table:table-cell office:value-type="float" office:value="0.364116" calcext:value-type="float">
            <text:p>0.364116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738289" calcext:value-type="float">
            <text:p>0.738289</text:p>
          </table:table-cell>
          <table:table-cell office:value-type="float" office:value="0.359424" calcext:value-type="float">
            <text:p>0.359424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746887" calcext:value-type="float">
            <text:p>0.746887</text:p>
          </table:table-cell>
          <table:table-cell office:value-type="float" office:value="0.356522" calcext:value-type="float">
            <text:p>0.356522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755986" calcext:value-type="float">
            <text:p>0.755986</text:p>
          </table:table-cell>
          <table:table-cell office:value-type="float" office:value="0.352614" calcext:value-type="float">
            <text:p>0.352614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764844" calcext:value-type="float">
            <text:p>0.764844</text:p>
          </table:table-cell>
          <table:table-cell office:value-type="float" office:value="0.349939" calcext:value-type="float">
            <text:p>0.349939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772638" calcext:value-type="float">
            <text:p>0.772638</text:p>
          </table:table-cell>
          <table:table-cell office:value-type="float" office:value="0.348243" calcext:value-type="float">
            <text:p>0.348243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779306" calcext:value-type="float">
            <text:p>0.779306</text:p>
          </table:table-cell>
          <table:table-cell office:value-type="float" office:value="0.34638" calcext:value-type="float">
            <text:p>0.34638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786082" calcext:value-type="float">
            <text:p>0.786082</text:p>
          </table:table-cell>
          <table:table-cell office:value-type="float" office:value="0.34439" calcext:value-type="float">
            <text:p>0.34439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791487" calcext:value-type="float">
            <text:p>0.791487</text:p>
          </table:table-cell>
          <table:table-cell office:value-type="float" office:value="0.34273" calcext:value-type="float">
            <text:p>0.34273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796078" calcext:value-type="float">
            <text:p>0.796078</text:p>
          </table:table-cell>
          <table:table-cell office:value-type="float" office:value="0.340535" calcext:value-type="float">
            <text:p>0.340535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79986" calcext:value-type="float">
            <text:p>0.79986</text:p>
          </table:table-cell>
          <table:table-cell office:value-type="float" office:value="0.339152" calcext:value-type="float">
            <text:p>0.339152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804024" calcext:value-type="float">
            <text:p>0.804024</text:p>
          </table:table-cell>
          <table:table-cell office:value-type="float" office:value="0.338965" calcext:value-type="float">
            <text:p>0.338965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float" office:value="0.809119" calcext:value-type="float">
            <text:p>0.809119</text:p>
          </table:table-cell>
          <table:table-cell office:value-type="float" office:value="0.338814" calcext:value-type="float">
            <text:p>0.338814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float" office:value="0.815123" calcext:value-type="float">
            <text:p>0.815123</text:p>
          </table:table-cell>
          <table:table-cell office:value-type="float" office:value="0.340388" calcext:value-type="float">
            <text:p>0.340388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float" office:value="0.821089" calcext:value-type="float">
            <text:p>0.821089</text:p>
          </table:table-cell>
          <table:table-cell office:value-type="float" office:value="0.341849" calcext:value-type="float">
            <text:p>0.341849</text:p>
          </table:table-cell>
          <table:table-cell office:value-type="float" office:value="2.186" calcext:value-type="float">
            <text:p>2.186</text:p>
          </table:table-cell>
        </table:table-row>
        <table:table-row table:style-name="ro1">
          <table:table-cell office:value-type="float" office:value="0.828712" calcext:value-type="float">
            <text:p>0.828712</text:p>
          </table:table-cell>
          <table:table-cell office:value-type="float" office:value="0.342286" calcext:value-type="float">
            <text:p>0.34228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836724" calcext:value-type="float">
            <text:p>0.836724</text:p>
          </table:table-cell>
          <table:table-cell office:value-type="float" office:value="0.342056" calcext:value-type="float">
            <text:p>0.34205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841824" calcext:value-type="float">
            <text:p>0.841824</text:p>
          </table:table-cell>
          <table:table-cell office:value-type="float" office:value="0.342434" calcext:value-type="float">
            <text:p>0.342434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846125" calcext:value-type="float">
            <text:p>0.846125</text:p>
          </table:table-cell>
          <table:table-cell office:value-type="float" office:value="0.342608" calcext:value-type="float">
            <text:p>0.342608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856145" calcext:value-type="float">
            <text:p>0.856145</text:p>
          </table:table-cell>
          <table:table-cell office:value-type="float" office:value="0.343913" calcext:value-type="float">
            <text:p>0.343913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0.860028" calcext:value-type="float">
            <text:p>0.860028</text:p>
          </table:table-cell>
          <table:table-cell office:value-type="float" office:value="0.343992" calcext:value-type="float">
            <text:p>0.343992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0.866236" calcext:value-type="float">
            <text:p>0.866236</text:p>
          </table:table-cell>
          <table:table-cell office:value-type="float" office:value="0.34303" calcext:value-type="float">
            <text:p>0.34303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0.872605" calcext:value-type="float">
            <text:p>0.872605</text:p>
          </table:table-cell>
          <table:table-cell office:value-type="float" office:value="0.34113" calcext:value-type="float">
            <text:p>0.34113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0.876874" calcext:value-type="float">
            <text:p>0.876874</text:p>
          </table:table-cell>
          <table:table-cell office:value-type="float" office:value="0.338185" calcext:value-type="float">
            <text:p>0.338185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0.87972" calcext:value-type="float">
            <text:p>0.87972</text:p>
          </table:table-cell>
          <table:table-cell office:value-type="float" office:value="0.334971" calcext:value-type="float">
            <text:p>0.334971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0.883401" calcext:value-type="float">
            <text:p>0.883401</text:p>
          </table:table-cell>
          <table:table-cell office:value-type="float" office:value="0.332075" calcext:value-type="float">
            <text:p>0.332075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0.887257" calcext:value-type="float">
            <text:p>0.887257</text:p>
          </table:table-cell>
          <table:table-cell office:value-type="float" office:value="0.32902" calcext:value-type="float">
            <text:p>0.32902</text:p>
          </table:table-cell>
          <table:table-cell office:value-type="float" office:value="2.173" calcext:value-type="float">
            <text:p>2.173</text:p>
          </table:table-cell>
        </table:table-row>
        <table:table-row table:style-name="ro1">
          <table:table-cell office:value-type="float" office:value="0.890492" calcext:value-type="float">
            <text:p>0.890492</text:p>
          </table:table-cell>
          <table:table-cell office:value-type="float" office:value="0.325594" calcext:value-type="float">
            <text:p>0.325594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0.895381" calcext:value-type="float">
            <text:p>0.895381</text:p>
          </table:table-cell>
          <table:table-cell office:value-type="float" office:value="0.321944" calcext:value-type="float">
            <text:p>0.321944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0.901481" calcext:value-type="float">
            <text:p>0.901481</text:p>
          </table:table-cell>
          <table:table-cell office:value-type="float" office:value="0.317948" calcext:value-type="float">
            <text:p>0.317948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0.907312" calcext:value-type="float">
            <text:p>0.907312</text:p>
          </table:table-cell>
          <table:table-cell office:value-type="float" office:value="0.314815" calcext:value-type="float">
            <text:p>0.314815</text:p>
          </table:table-cell>
          <table:table-cell office:value-type="float" office:value="2.167" calcext:value-type="float">
            <text:p>2.167</text:p>
          </table:table-cell>
        </table:table-row>
        <table:table-row table:style-name="ro1">
          <table:table-cell office:value-type="float" office:value="0.91185" calcext:value-type="float">
            <text:p>0.91185</text:p>
          </table:table-cell>
          <table:table-cell office:value-type="float" office:value="0.310612" calcext:value-type="float">
            <text:p>0.310612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0.918503" calcext:value-type="float">
            <text:p>0.918503</text:p>
          </table:table-cell>
          <table:table-cell office:value-type="float" office:value="0.306917" calcext:value-type="float">
            <text:p>0.306917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0.925493" calcext:value-type="float">
            <text:p>0.925493</text:p>
          </table:table-cell>
          <table:table-cell office:value-type="float" office:value="0.30394" calcext:value-type="float">
            <text:p>0.30394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0.932303" calcext:value-type="float">
            <text:p>0.932303</text:p>
          </table:table-cell>
          <table:table-cell office:value-type="float" office:value="0.300724" calcext:value-type="float">
            <text:p>0.300724</text:p>
          </table:table-cell>
          <table:table-cell office:value-type="float" office:value="2.164" calcext:value-type="float">
            <text:p>2.164</text:p>
          </table:table-cell>
        </table:table-row>
        <table:table-row table:style-name="ro1">
          <table:table-cell office:value-type="float" office:value="0.939453" calcext:value-type="float">
            <text:p>0.939453</text:p>
          </table:table-cell>
          <table:table-cell office:value-type="float" office:value="0.295217" calcext:value-type="float">
            <text:p>0.295217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1">
          <table:table-cell office:value-type="float" office:value="0.945904" calcext:value-type="float">
            <text:p>0.945904</text:p>
          </table:table-cell>
          <table:table-cell office:value-type="float" office:value="0.289327" calcext:value-type="float">
            <text:p>0.289327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1">
          <table:table-cell office:value-type="float" office:value="0.951178" calcext:value-type="float">
            <text:p>0.951178</text:p>
          </table:table-cell>
          <table:table-cell office:value-type="float" office:value="0.283412" calcext:value-type="float">
            <text:p>0.283412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1">
          <table:table-cell office:value-type="float" office:value="0.955916" calcext:value-type="float">
            <text:p>0.955916</text:p>
          </table:table-cell>
          <table:table-cell office:value-type="float" office:value="0.277218" calcext:value-type="float">
            <text:p>0.277218</text:p>
          </table:table-cell>
          <table:table-cell office:value-type="float" office:value="2.157" calcext:value-type="float">
            <text:p>2.157</text:p>
          </table:table-cell>
        </table:table-row>
        <table:table-row table:style-name="ro1">
          <table:table-cell office:value-type="float" office:value="0.960551" calcext:value-type="float">
            <text:p>0.960551</text:p>
          </table:table-cell>
          <table:table-cell office:value-type="float" office:value="0.271151" calcext:value-type="float">
            <text:p>0.271151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0.965476" calcext:value-type="float">
            <text:p>0.965476</text:p>
          </table:table-cell>
          <table:table-cell office:value-type="float" office:value="0.266467" calcext:value-type="float">
            <text:p>0.266467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0.972155" calcext:value-type="float">
            <text:p>0.972155</text:p>
          </table:table-cell>
          <table:table-cell office:value-type="float" office:value="0.263047" calcext:value-type="float">
            <text:p>0.263047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0.97859" calcext:value-type="float">
            <text:p>0.97859</text:p>
          </table:table-cell>
          <table:table-cell office:value-type="float" office:value="0.259731" calcext:value-type="float">
            <text:p>0.259731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0.984051" calcext:value-type="float">
            <text:p>0.984051</text:p>
          </table:table-cell>
          <table:table-cell office:value-type="float" office:value="0.255512" calcext:value-type="float">
            <text:p>0.255512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0.989167" calcext:value-type="float">
            <text:p>0.989167</text:p>
          </table:table-cell>
          <table:table-cell office:value-type="float" office:value="0.252212" calcext:value-type="float">
            <text:p>0.252212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0.993735" calcext:value-type="float">
            <text:p>0.993735</text:p>
          </table:table-cell>
          <table:table-cell office:value-type="float" office:value="0.249367" calcext:value-type="float">
            <text:p>0.249367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0.998203" calcext:value-type="float">
            <text:p>0.998203</text:p>
          </table:table-cell>
          <table:table-cell office:value-type="float" office:value="0.246616" calcext:value-type="float">
            <text:p>0.246616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1.00229" calcext:value-type="float">
            <text:p>1.00229</text:p>
          </table:table-cell>
          <table:table-cell office:value-type="float" office:value="0.243316" calcext:value-type="float">
            <text:p>0.243316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01027" calcext:value-type="float">
            <text:p>1.01027</text:p>
          </table:table-cell>
          <table:table-cell office:value-type="float" office:value="0.23593" calcext:value-type="float">
            <text:p>0.23593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01504" calcext:value-type="float">
            <text:p>1.01504</text:p>
          </table:table-cell>
          <table:table-cell office:value-type="float" office:value="0.232494" calcext:value-type="float">
            <text:p>0.232494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01968" calcext:value-type="float">
            <text:p>1.01968</text:p>
          </table:table-cell>
          <table:table-cell office:value-type="float" office:value="0.230765" calcext:value-type="float">
            <text:p>0.230765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02448" calcext:value-type="float">
            <text:p>1.02448</text:p>
          </table:table-cell>
          <table:table-cell office:value-type="float" office:value="0.23041" calcext:value-type="float">
            <text:p>0.23041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03792" calcext:value-type="float">
            <text:p>1.03792</text:p>
          </table:table-cell>
          <table:table-cell office:value-type="float" office:value="0.231392" calcext:value-type="float">
            <text:p>0.231392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04437" calcext:value-type="float">
            <text:p>1.04437</text:p>
          </table:table-cell>
          <table:table-cell office:value-type="float" office:value="0.230783" calcext:value-type="float">
            <text:p>0.230783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.05213" calcext:value-type="float">
            <text:p>1.05213</text:p>
          </table:table-cell>
          <table:table-cell office:value-type="float" office:value="0.229847" calcext:value-type="float">
            <text:p>0.229847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.06089" calcext:value-type="float">
            <text:p>1.06089</text:p>
          </table:table-cell>
          <table:table-cell office:value-type="float" office:value="0.228392" calcext:value-type="float">
            <text:p>0.228392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.06954" calcext:value-type="float">
            <text:p>1.06954</text:p>
          </table:table-cell>
          <table:table-cell office:value-type="float" office:value="0.227916" calcext:value-type="float">
            <text:p>0.227916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.08002" calcext:value-type="float">
            <text:p>1.08002</text:p>
          </table:table-cell>
          <table:table-cell office:value-type="float" office:value="0.226765" calcext:value-type="float">
            <text:p>0.226765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1.09105" calcext:value-type="float">
            <text:p>1.09105</text:p>
          </table:table-cell>
          <table:table-cell office:value-type="float" office:value="0.226505" calcext:value-type="float">
            <text:p>0.226505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1.1007" calcext:value-type="float">
            <text:p>1.1007</text:p>
          </table:table-cell>
          <table:table-cell office:value-type="float" office:value="0.225771" calcext:value-type="float">
            <text:p>0.225771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1.10944" calcext:value-type="float">
            <text:p>1.10944</text:p>
          </table:table-cell>
          <table:table-cell office:value-type="float" office:value="0.225037" calcext:value-type="float">
            <text:p>0.225037</text:p>
          </table:table-cell>
          <table:table-cell office:value-type="float" office:value="2.109" calcext:value-type="float">
            <text:p>2.109</text:p>
          </table:table-cell>
        </table:table-row>
        <table:table-row table:style-name="ro1">
          <table:table-cell office:value-type="float" office:value="1.11681" calcext:value-type="float">
            <text:p>1.11681</text:p>
          </table:table-cell>
          <table:table-cell office:value-type="float" office:value="0.224508" calcext:value-type="float">
            <text:p>0.224508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1.1229" calcext:value-type="float">
            <text:p>1.1229</text:p>
          </table:table-cell>
          <table:table-cell office:value-type="float" office:value="0.224445" calcext:value-type="float">
            <text:p>0.224445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1.12761" calcext:value-type="float">
            <text:p>1.12761</text:p>
          </table:table-cell>
          <table:table-cell office:value-type="float" office:value="0.223482" calcext:value-type="float">
            <text:p>0.223482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1.13262" calcext:value-type="float">
            <text:p>1.13262</text:p>
          </table:table-cell>
          <table:table-cell office:value-type="float" office:value="0.222179" calcext:value-type="float">
            <text:p>0.222179</text:p>
          </table:table-cell>
          <table:table-cell office:value-type="float" office:value="2.103" calcext:value-type="float">
            <text:p>2.103</text:p>
          </table:table-cell>
        </table:table-row>
        <table:table-row table:style-name="ro1">
          <table:table-cell office:value-type="float" office:value="1.13883" calcext:value-type="float">
            <text:p>1.13883</text:p>
          </table:table-cell>
          <table:table-cell office:value-type="float" office:value="0.220671" calcext:value-type="float">
            <text:p>0.220671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.14638" calcext:value-type="float">
            <text:p>1.14638</text:p>
          </table:table-cell>
          <table:table-cell office:value-type="float" office:value="0.219059" calcext:value-type="float">
            <text:p>0.219059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.1548" calcext:value-type="float">
            <text:p>1.1548</text:p>
          </table:table-cell>
          <table:table-cell office:value-type="float" office:value="0.216897" calcext:value-type="float">
            <text:p>0.216897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.1644" calcext:value-type="float">
            <text:p>1.1644</text:p>
          </table:table-cell>
          <table:table-cell office:value-type="float" office:value="0.214948" calcext:value-type="float">
            <text:p>0.214948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.17462" calcext:value-type="float">
            <text:p>1.17462</text:p>
          </table:table-cell>
          <table:table-cell office:value-type="float" office:value="0.212848" calcext:value-type="float">
            <text:p>0.212848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1.18398" calcext:value-type="float">
            <text:p>1.18398</text:p>
          </table:table-cell>
          <table:table-cell office:value-type="float" office:value="0.211093" calcext:value-type="float">
            <text:p>0.211093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1.19194" calcext:value-type="float">
            <text:p>1.19194</text:p>
          </table:table-cell>
          <table:table-cell office:value-type="float" office:value="0.20893" calcext:value-type="float">
            <text:p>0.20893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1.20095" calcext:value-type="float">
            <text:p>1.20095</text:p>
          </table:table-cell>
          <table:table-cell office:value-type="float" office:value="0.20797" calcext:value-type="float">
            <text:p>0.20797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1.2096" calcext:value-type="float">
            <text:p>1.2096</text:p>
          </table:table-cell>
          <table:table-cell office:value-type="float" office:value="0.207758" calcext:value-type="float">
            <text:p>0.207758</text:p>
          </table:table-cell>
          <table:table-cell office:value-type="float" office:value="2.093" calcext:value-type="float">
            <text:p>2.093</text:p>
          </table:table-cell>
        </table:table-row>
        <table:table-row table:style-name="ro1">
          <table:table-cell office:value-type="float" office:value="1.21762" calcext:value-type="float">
            <text:p>1.21762</text:p>
          </table:table-cell>
          <table:table-cell office:value-type="float" office:value="0.207801" calcext:value-type="float">
            <text:p>0.207801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22537" calcext:value-type="float">
            <text:p>1.22537</text:p>
          </table:table-cell>
          <table:table-cell office:value-type="float" office:value="0.207717" calcext:value-type="float">
            <text:p>0.207717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23377" calcext:value-type="float">
            <text:p>1.23377</text:p>
          </table:table-cell>
          <table:table-cell office:value-type="float" office:value="0.207911" calcext:value-type="float">
            <text:p>0.207911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24138" calcext:value-type="float">
            <text:p>1.24138</text:p>
          </table:table-cell>
          <table:table-cell office:value-type="float" office:value="0.208625" calcext:value-type="float">
            <text:p>0.208625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24959" calcext:value-type="float">
            <text:p>1.24959</text:p>
          </table:table-cell>
          <table:table-cell office:value-type="float" office:value="0.207988" calcext:value-type="float">
            <text:p>0.207988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25879" calcext:value-type="float">
            <text:p>1.25879</text:p>
          </table:table-cell>
          <table:table-cell office:value-type="float" office:value="0.208118" calcext:value-type="float">
            <text:p>0.208118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26761" calcext:value-type="float">
            <text:p>1.26761</text:p>
          </table:table-cell>
          <table:table-cell office:value-type="float" office:value="0.207025" calcext:value-type="float">
            <text:p>0.207025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27559" calcext:value-type="float">
            <text:p>1.27559</text:p>
          </table:table-cell>
          <table:table-cell office:value-type="float" office:value="0.205903" calcext:value-type="float">
            <text:p>0.205903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28274" calcext:value-type="float">
            <text:p>1.28274</text:p>
          </table:table-cell>
          <table:table-cell office:value-type="float" office:value="0.203772" calcext:value-type="float">
            <text:p>0.203772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1.28974" calcext:value-type="float">
            <text:p>1.28974</text:p>
          </table:table-cell>
          <table:table-cell office:value-type="float" office:value="0.20266" calcext:value-type="float">
            <text:p>0.20266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1.29598" calcext:value-type="float">
            <text:p>1.29598</text:p>
          </table:table-cell>
          <table:table-cell office:value-type="float" office:value="0.200332" calcext:value-type="float">
            <text:p>0.200332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1.30293" calcext:value-type="float">
            <text:p>1.30293</text:p>
          </table:table-cell>
          <table:table-cell office:value-type="float" office:value="0.19959" calcext:value-type="float">
            <text:p>0.19959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1.31144" calcext:value-type="float">
            <text:p>1.31144</text:p>
          </table:table-cell>
          <table:table-cell office:value-type="float" office:value="0.199531" calcext:value-type="float">
            <text:p>0.199531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1.32081" calcext:value-type="float">
            <text:p>1.32081</text:p>
          </table:table-cell>
          <table:table-cell office:value-type="float" office:value="0.200988" calcext:value-type="float">
            <text:p>0.200988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1.32966" calcext:value-type="float">
            <text:p>1.32966</text:p>
          </table:table-cell>
          <table:table-cell office:value-type="float" office:value="0.202739" calcext:value-type="float">
            <text:p>0.202739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1.33891" calcext:value-type="float">
            <text:p>1.33891</text:p>
          </table:table-cell>
          <table:table-cell office:value-type="float" office:value="0.205613" calcext:value-type="float">
            <text:p>0.205613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1.34752" calcext:value-type="float">
            <text:p>1.34752</text:p>
          </table:table-cell>
          <table:table-cell office:value-type="float" office:value="0.208279" calcext:value-type="float">
            <text:p>0.208279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3552" calcext:value-type="float">
            <text:p>1.3552</text:p>
          </table:table-cell>
          <table:table-cell office:value-type="float" office:value="0.210742" calcext:value-type="float">
            <text:p>0.210742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36201" calcext:value-type="float">
            <text:p>1.36201</text:p>
          </table:table-cell>
          <table:table-cell office:value-type="float" office:value="0.211894" calcext:value-type="float">
            <text:p>0.211894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36953" calcext:value-type="float">
            <text:p>1.36953</text:p>
          </table:table-cell>
          <table:table-cell office:value-type="float" office:value="0.214213" calcext:value-type="float">
            <text:p>0.214213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37664" calcext:value-type="float">
            <text:p>1.37664</text:p>
          </table:table-cell>
          <table:table-cell office:value-type="float" office:value="0.216427" calcext:value-type="float">
            <text:p>0.216427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1.38306" calcext:value-type="float">
            <text:p>1.38306</text:p>
          </table:table-cell>
          <table:table-cell office:value-type="float" office:value="0.218343" calcext:value-type="float">
            <text:p>0.218343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1.38855" calcext:value-type="float">
            <text:p>1.38855</text:p>
          </table:table-cell>
          <table:table-cell office:value-type="float" office:value="0.220523" calcext:value-type="float">
            <text:p>0.220523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1.39192" calcext:value-type="float">
            <text:p>1.39192</text:p>
          </table:table-cell>
          <table:table-cell office:value-type="float" office:value="0.223353" calcext:value-type="float">
            <text:p>0.223353</text:p>
          </table:table-cell>
          <table:table-cell office:value-type="float" office:value="2.073" calcext:value-type="float">
            <text:p>2.073</text:p>
          </table:table-cell>
        </table:table-row>
        <table:table-row table:style-name="ro1">
          <table:table-cell office:value-type="float" office:value="1.39376" calcext:value-type="float">
            <text:p>1.39376</text:p>
          </table:table-cell>
          <table:table-cell office:value-type="float" office:value="0.224737" calcext:value-type="float">
            <text:p>0.224737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39593" calcext:value-type="float">
            <text:p>1.39593</text:p>
          </table:table-cell>
          <table:table-cell office:value-type="float" office:value="0.226674" calcext:value-type="float">
            <text:p>0.226674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39895" calcext:value-type="float">
            <text:p>1.39895</text:p>
          </table:table-cell>
          <table:table-cell office:value-type="float" office:value="0.227963" calcext:value-type="float">
            <text:p>0.227963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40292" calcext:value-type="float">
            <text:p>1.40292</text:p>
          </table:table-cell>
          <table:table-cell office:value-type="float" office:value="0.229545" calcext:value-type="float">
            <text:p>0.229545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40961" calcext:value-type="float">
            <text:p>1.40961</text:p>
          </table:table-cell>
          <table:table-cell office:value-type="float" office:value="0.23198" calcext:value-type="float">
            <text:p>0.23198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41689" calcext:value-type="float">
            <text:p>1.41689</text:p>
          </table:table-cell>
          <table:table-cell office:value-type="float" office:value="0.235131" calcext:value-type="float">
            <text:p>0.235131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42279" calcext:value-type="float">
            <text:p>1.42279</text:p>
          </table:table-cell>
          <table:table-cell office:value-type="float" office:value="0.238151" calcext:value-type="float">
            <text:p>0.238151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44063" calcext:value-type="float">
            <text:p>1.44063</text:p>
          </table:table-cell>
          <table:table-cell office:value-type="float" office:value="0.251018" calcext:value-type="float">
            <text:p>0.251018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44574" calcext:value-type="float">
            <text:p>1.44574</text:p>
          </table:table-cell>
          <table:table-cell office:value-type="float" office:value="0.253827" calcext:value-type="float">
            <text:p>0.253827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45222" calcext:value-type="float">
            <text:p>1.45222</text:p>
          </table:table-cell>
          <table:table-cell office:value-type="float" office:value="0.258471" calcext:value-type="float">
            <text:p>0.258471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5491" calcext:value-type="float">
            <text:p>1.45491</text:p>
          </table:table-cell>
          <table:table-cell office:value-type="float" office:value="0.262065" calcext:value-type="float">
            <text:p>0.262065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5548" calcext:value-type="float">
            <text:p>1.45548</text:p>
          </table:table-cell>
          <table:table-cell office:value-type="float" office:value="0.265745" calcext:value-type="float">
            <text:p>0.265745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5517" calcext:value-type="float">
            <text:p>1.45517</text:p>
          </table:table-cell>
          <table:table-cell office:value-type="float" office:value="0.269431" calcext:value-type="float">
            <text:p>0.269431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5646" calcext:value-type="float">
            <text:p>1.45646</text:p>
          </table:table-cell>
          <table:table-cell office:value-type="float" office:value="0.273219" calcext:value-type="float">
            <text:p>0.273219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5986" calcext:value-type="float">
            <text:p>1.45986</text:p>
          </table:table-cell>
          <table:table-cell office:value-type="float" office:value="0.276352" calcext:value-type="float">
            <text:p>0.276352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6415" calcext:value-type="float">
            <text:p>1.46415</text:p>
          </table:table-cell>
          <table:table-cell office:value-type="float" office:value="0.278598" calcext:value-type="float">
            <text:p>0.278598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6902" calcext:value-type="float">
            <text:p>1.46902</text:p>
          </table:table-cell>
          <table:table-cell office:value-type="float" office:value="0.280849" calcext:value-type="float">
            <text:p>0.280849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7439" calcext:value-type="float">
            <text:p>1.47439</text:p>
          </table:table-cell>
          <table:table-cell office:value-type="float" office:value="0.283188" calcext:value-type="float">
            <text:p>0.283188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8198" calcext:value-type="float">
            <text:p>1.48198</text:p>
          </table:table-cell>
          <table:table-cell office:value-type="float" office:value="0.288833" calcext:value-type="float">
            <text:p>0.288833</text:p>
          </table:table-cell>
          <table:table-cell office:value-type="float" office:value="2.081" calcext:value-type="float">
            <text:p>2.081</text:p>
          </table:table-cell>
        </table:table-row>
        <table:table-row table:style-name="ro1">
          <table:table-cell office:value-type="float" office:value="1.48443" calcext:value-type="float">
            <text:p>1.48443</text:p>
          </table:table-cell>
          <table:table-cell office:value-type="float" office:value="0.291471" calcext:value-type="float">
            <text:p>0.291471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8652" calcext:value-type="float">
            <text:p>1.48652</text:p>
          </table:table-cell>
          <table:table-cell office:value-type="float" office:value="0.294127" calcext:value-type="float">
            <text:p>0.294127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8812" calcext:value-type="float">
            <text:p>1.48812</text:p>
          </table:table-cell>
          <table:table-cell office:value-type="float" office:value="0.295937" calcext:value-type="float">
            <text:p>0.295937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8951" calcext:value-type="float">
            <text:p>1.48951</text:p>
          </table:table-cell>
          <table:table-cell office:value-type="float" office:value="0.297838" calcext:value-type="float">
            <text:p>0.297838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9106" calcext:value-type="float">
            <text:p>1.49106</text:p>
          </table:table-cell>
          <table:table-cell office:value-type="float" office:value="0.300766" calcext:value-type="float">
            <text:p>0.300766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9394" calcext:value-type="float">
            <text:p>1.49394</text:p>
          </table:table-cell>
          <table:table-cell office:value-type="float" office:value="0.310877" calcext:value-type="float">
            <text:p>0.310877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9415" calcext:value-type="float">
            <text:p>1.49415</text:p>
          </table:table-cell>
          <table:table-cell office:value-type="float" office:value="0.317292" calcext:value-type="float">
            <text:p>0.317292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9304" calcext:value-type="float">
            <text:p>1.49304</text:p>
          </table:table-cell>
          <table:table-cell office:value-type="float" office:value="0.322734" calcext:value-type="float">
            <text:p>0.322734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8872" calcext:value-type="float">
            <text:p>1.48872</text:p>
          </table:table-cell>
          <table:table-cell office:value-type="float" office:value="0.324185" calcext:value-type="float">
            <text:p>0.324185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48668" calcext:value-type="float">
            <text:p>1.48668</text:p>
          </table:table-cell>
          <table:table-cell office:value-type="float" office:value="0.323314" calcext:value-type="float">
            <text:p>0.323314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48502" calcext:value-type="float">
            <text:p>1.48502</text:p>
          </table:table-cell>
          <table:table-cell office:value-type="float" office:value="0.322818" calcext:value-type="float">
            <text:p>0.322818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48429" calcext:value-type="float">
            <text:p>1.48429</text:p>
          </table:table-cell>
          <table:table-cell office:value-type="float" office:value="0.324132" calcext:value-type="float">
            <text:p>0.324132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48356" calcext:value-type="float">
            <text:p>1.48356</text:p>
          </table:table-cell>
          <table:table-cell office:value-type="float" office:value="0.327283" calcext:value-type="float">
            <text:p>0.327283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48691" calcext:value-type="float">
            <text:p>1.48691</text:p>
          </table:table-cell>
          <table:table-cell office:value-type="float" office:value="0.334546" calcext:value-type="float">
            <text:p>0.334546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48724" calcext:value-type="float">
            <text:p>1.48724</text:p>
          </table:table-cell>
          <table:table-cell office:value-type="float" office:value="0.334987" calcext:value-type="float">
            <text:p>0.334987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48764" calcext:value-type="float">
            <text:p>1.48764</text:p>
          </table:table-cell>
          <table:table-cell office:value-type="float" office:value="0.336099" calcext:value-type="float">
            <text:p>0.336099</text:p>
          </table:table-cell>
          <table:table-cell office:value-type="float" office:value="2.087" calcext:value-type="float">
            <text:p>2.087</text:p>
          </table:table-cell>
        </table:table-row>
        <table:table-row table:style-name="ro1">
          <table:table-cell office:value-type="float" office:value="1.48648" calcext:value-type="float">
            <text:p>1.48648</text:p>
          </table:table-cell>
          <table:table-cell office:value-type="float" office:value="0.338718" calcext:value-type="float">
            <text:p>0.338718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8526" calcext:value-type="float">
            <text:p>1.48526</text:p>
          </table:table-cell>
          <table:table-cell office:value-type="float" office:value="0.341928" calcext:value-type="float">
            <text:p>0.341928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8369" calcext:value-type="float">
            <text:p>1.48369</text:p>
          </table:table-cell>
          <table:table-cell office:value-type="float" office:value="0.344629" calcext:value-type="float">
            <text:p>0.344629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8129" calcext:value-type="float">
            <text:p>1.48129</text:p>
          </table:table-cell>
          <table:table-cell office:value-type="float" office:value="0.350591" calcext:value-type="float">
            <text:p>0.350591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8204" calcext:value-type="float">
            <text:p>1.48204</text:p>
          </table:table-cell>
          <table:table-cell office:value-type="float" office:value="0.353374" calcext:value-type="float">
            <text:p>0.353374</text:p>
          </table:table-cell>
          <table:table-cell office:value-type="float" office:value="2.082" calcext:value-type="float">
            <text:p>2.082</text:p>
          </table:table-cell>
        </table:table-row>
        <table:table-row table:style-name="ro1">
          <table:table-cell office:value-type="float" office:value="1.48346" calcext:value-type="float">
            <text:p>1.48346</text:p>
          </table:table-cell>
          <table:table-cell office:value-type="float" office:value="0.367607" calcext:value-type="float">
            <text:p>0.367607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float" office:value="1.48431" calcext:value-type="float">
            <text:p>1.48431</text:p>
          </table:table-cell>
          <table:table-cell office:value-type="float" office:value="0.372754" calcext:value-type="float">
            <text:p>0.372754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float" office:value="1.48432" calcext:value-type="float">
            <text:p>1.48432</text:p>
          </table:table-cell>
          <table:table-cell office:value-type="float" office:value="0.378048" calcext:value-type="float">
            <text:p>0.378048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float" office:value="1.48343" calcext:value-type="float">
            <text:p>1.48343</text:p>
          </table:table-cell>
          <table:table-cell office:value-type="float" office:value="0.38288" calcext:value-type="float">
            <text:p>0.38288</text:p>
          </table:table-cell>
          <table:table-cell office:value-type="float" office:value="2.083" calcext:value-type="float">
            <text:p>2.083</text:p>
          </table:table-cell>
        </table:table-row>
        <table:table-row table:style-name="ro1">
          <table:table-cell office:value-type="float" office:value="1.48295" calcext:value-type="float">
            <text:p>1.48295</text:p>
          </table:table-cell>
          <table:table-cell office:value-type="float" office:value="0.387948" calcext:value-type="float">
            <text:p>0.387948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1.48148" calcext:value-type="float">
            <text:p>1.48148</text:p>
          </table:table-cell>
          <table:table-cell office:value-type="float" office:value="0.394403" calcext:value-type="float">
            <text:p>0.394403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1.48061" calcext:value-type="float">
            <text:p>1.48061</text:p>
          </table:table-cell>
          <table:table-cell office:value-type="float" office:value="0.401903" calcext:value-type="float">
            <text:p>0.401903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1.47943" calcext:value-type="float">
            <text:p>1.47943</text:p>
          </table:table-cell>
          <table:table-cell office:value-type="float" office:value="0.409173" calcext:value-type="float">
            <text:p>0.409173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1.47898" calcext:value-type="float">
            <text:p>1.47898</text:p>
          </table:table-cell>
          <table:table-cell office:value-type="float" office:value="0.416934" calcext:value-type="float">
            <text:p>0.416934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float" office:value="1.47898" calcext:value-type="float">
            <text:p>1.47898</text:p>
          </table:table-cell>
          <table:table-cell office:value-type="float" office:value="0.42578" calcext:value-type="float">
            <text:p>0.42578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float" office:value="1.47896" calcext:value-type="float">
            <text:p>1.47896</text:p>
          </table:table-cell>
          <table:table-cell office:value-type="float" office:value="0.435013" calcext:value-type="float">
            <text:p>0.435013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float" office:value="1.4785" calcext:value-type="float">
            <text:p>1.4785</text:p>
          </table:table-cell>
          <table:table-cell office:value-type="float" office:value="0.443558" calcext:value-type="float">
            <text:p>0.443558</text:p>
          </table:table-cell>
          <table:table-cell office:value-type="float" office:value="2.088" calcext:value-type="float">
            <text:p>2.088</text:p>
          </table:table-cell>
        </table:table-row>
        <table:table-row table:style-name="ro1">
          <table:table-cell office:value-type="float" office:value="1.4768" calcext:value-type="float">
            <text:p>1.4768</text:p>
          </table:table-cell>
          <table:table-cell office:value-type="float" office:value="0.452456" calcext:value-type="float">
            <text:p>0.452456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47504" calcext:value-type="float">
            <text:p>1.47504</text:p>
          </table:table-cell>
          <table:table-cell office:value-type="float" office:value="0.462194" calcext:value-type="float">
            <text:p>0.462194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47334" calcext:value-type="float">
            <text:p>1.47334</text:p>
          </table:table-cell>
          <table:table-cell office:value-type="float" office:value="0.470121" calcext:value-type="float">
            <text:p>0.470121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47067" calcext:value-type="float">
            <text:p>1.47067</text:p>
          </table:table-cell>
          <table:table-cell office:value-type="float" office:value="0.476996" calcext:value-type="float">
            <text:p>0.476996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1.46803" calcext:value-type="float">
            <text:p>1.46803</text:p>
          </table:table-cell>
          <table:table-cell office:value-type="float" office:value="0.485077" calcext:value-type="float">
            <text:p>0.485077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1.46677" calcext:value-type="float">
            <text:p>1.46677</text:p>
          </table:table-cell>
          <table:table-cell office:value-type="float" office:value="0.49326" calcext:value-type="float">
            <text:p>0.49326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1.4653" calcext:value-type="float">
            <text:p>1.4653</text:p>
          </table:table-cell>
          <table:table-cell office:value-type="float" office:value="0.500941" calcext:value-type="float">
            <text:p>0.500941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1.46283" calcext:value-type="float">
            <text:p>1.46283</text:p>
          </table:table-cell>
          <table:table-cell office:value-type="float" office:value="0.51065" calcext:value-type="float">
            <text:p>0.51065</text:p>
          </table:table-cell>
          <table:table-cell office:value-type="float" office:value="2.097" calcext:value-type="float">
            <text:p>2.097</text:p>
          </table:table-cell>
        </table:table-row>
        <table:table-row table:style-name="ro1">
          <table:table-cell office:value-type="float" office:value="1.46083" calcext:value-type="float">
            <text:p>1.46083</text:p>
          </table:table-cell>
          <table:table-cell office:value-type="float" office:value="0.519157" calcext:value-type="float">
            <text:p>0.519157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1.45886" calcext:value-type="float">
            <text:p>1.45886</text:p>
          </table:table-cell>
          <table:table-cell office:value-type="float" office:value="0.527761" calcext:value-type="float">
            <text:p>0.527761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1.45721" calcext:value-type="float">
            <text:p>1.45721</text:p>
          </table:table-cell>
          <table:table-cell office:value-type="float" office:value="0.535847" calcext:value-type="float">
            <text:p>0.535847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1.45595" calcext:value-type="float">
            <text:p>1.45595</text:p>
          </table:table-cell>
          <table:table-cell office:value-type="float" office:value="0.543337" calcext:value-type="float">
            <text:p>0.543337</text:p>
          </table:table-cell>
          <table:table-cell office:value-type="float" office:value="2.114" calcext:value-type="float">
            <text:p>2.114</text:p>
          </table:table-cell>
        </table:table-row>
        <table:table-row table:style-name="ro1">
          <table:table-cell office:value-type="float" office:value="1.4564" calcext:value-type="float">
            <text:p>1.4564</text:p>
          </table:table-cell>
          <table:table-cell office:value-type="float" office:value="0.551009" calcext:value-type="float">
            <text:p>0.551009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5928" calcext:value-type="float">
            <text:p>1.45928</text:p>
          </table:table-cell>
          <table:table-cell office:value-type="float" office:value="0.565419" calcext:value-type="float">
            <text:p>0.565419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6034" calcext:value-type="float">
            <text:p>1.46034</text:p>
          </table:table-cell>
          <table:table-cell office:value-type="float" office:value="0.572756" calcext:value-type="float">
            <text:p>0.572756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6188" calcext:value-type="float">
            <text:p>1.46188</text:p>
          </table:table-cell>
          <table:table-cell office:value-type="float" office:value="0.580576" calcext:value-type="float">
            <text:p>0.580576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6238" calcext:value-type="float">
            <text:p>1.46238</text:p>
          </table:table-cell>
          <table:table-cell office:value-type="float" office:value="0.587549" calcext:value-type="float">
            <text:p>0.587549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6208" calcext:value-type="float">
            <text:p>1.46208</text:p>
          </table:table-cell>
          <table:table-cell office:value-type="float" office:value="0.595092" calcext:value-type="float">
            <text:p>0.595092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6168" calcext:value-type="float">
            <text:p>1.46168</text:p>
          </table:table-cell>
          <table:table-cell office:value-type="float" office:value="0.60149" calcext:value-type="float">
            <text:p>0.60149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6031" calcext:value-type="float">
            <text:p>1.46031</text:p>
          </table:table-cell>
          <table:table-cell office:value-type="float" office:value="0.607094" calcext:value-type="float">
            <text:p>0.607094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569" calcext:value-type="float">
            <text:p>1.4569</text:p>
          </table:table-cell>
          <table:table-cell office:value-type="float" office:value="0.612706" calcext:value-type="float">
            <text:p>0.612706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5337" calcext:value-type="float">
            <text:p>1.45337</text:p>
          </table:table-cell>
          <table:table-cell office:value-type="float" office:value="0.618674" calcext:value-type="float">
            <text:p>0.618674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5029" calcext:value-type="float">
            <text:p>1.45029</text:p>
          </table:table-cell>
          <table:table-cell office:value-type="float" office:value="0.623626" calcext:value-type="float">
            <text:p>0.623626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4608" calcext:value-type="float">
            <text:p>1.44608</text:p>
          </table:table-cell>
          <table:table-cell office:value-type="float" office:value="0.629513" calcext:value-type="float">
            <text:p>0.629513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4278" calcext:value-type="float">
            <text:p>1.44278</text:p>
          </table:table-cell>
          <table:table-cell office:value-type="float" office:value="0.637011" calcext:value-type="float">
            <text:p>0.637011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4218" calcext:value-type="float">
            <text:p>1.44218</text:p>
          </table:table-cell>
          <table:table-cell office:value-type="float" office:value="0.644819" calcext:value-type="float">
            <text:p>0.644819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4162" calcext:value-type="float">
            <text:p>1.44162</text:p>
          </table:table-cell>
          <table:table-cell office:value-type="float" office:value="0.65259" calcext:value-type="float">
            <text:p>0.65259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4197" calcext:value-type="float">
            <text:p>1.44197</text:p>
          </table:table-cell>
          <table:table-cell office:value-type="float" office:value="0.661385" calcext:value-type="float">
            <text:p>0.661385</text:p>
          </table:table-cell>
          <table:table-cell office:value-type="float" office:value="2.108" calcext:value-type="float">
            <text:p>2.108</text:p>
          </table:table-cell>
        </table:table-row>
        <table:table-row table:style-name="ro1">
          <table:table-cell office:value-type="float" office:value="1.44355" calcext:value-type="float">
            <text:p>1.44355</text:p>
          </table:table-cell>
          <table:table-cell office:value-type="float" office:value="0.669324" calcext:value-type="float">
            <text:p>0.669324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1.44641" calcext:value-type="float">
            <text:p>1.44641</text:p>
          </table:table-cell>
          <table:table-cell office:value-type="float" office:value="0.676793" calcext:value-type="float">
            <text:p>0.676793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1.44717" calcext:value-type="float">
            <text:p>1.44717</text:p>
          </table:table-cell>
          <table:table-cell office:value-type="float" office:value="0.684135" calcext:value-type="float">
            <text:p>0.684135</text:p>
          </table:table-cell>
          <table:table-cell office:value-type="float" office:value="2.12" calcext:value-type="float">
            <text:p>2.12</text:p>
          </table:table-cell>
        </table:table-row>
        <table:table-row table:style-name="ro1">
          <table:table-cell office:value-type="float" office:value="1.44352" calcext:value-type="float">
            <text:p>1.44352</text:p>
          </table:table-cell>
          <table:table-cell office:value-type="float" office:value="0.696035" calcext:value-type="float">
            <text:p>0.696035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1.44145" calcext:value-type="float">
            <text:p>1.44145</text:p>
          </table:table-cell>
          <table:table-cell office:value-type="float" office:value="0.70205" calcext:value-type="float">
            <text:p>0.70205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1.43846" calcext:value-type="float">
            <text:p>1.43846</text:p>
          </table:table-cell>
          <table:table-cell office:value-type="float" office:value="0.70914" calcext:value-type="float">
            <text:p>0.70914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1.43605" calcext:value-type="float">
            <text:p>1.43605</text:p>
          </table:table-cell>
          <table:table-cell office:value-type="float" office:value="0.715753" calcext:value-type="float">
            <text:p>0.715753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1.43407" calcext:value-type="float">
            <text:p>1.43407</text:p>
          </table:table-cell>
          <table:table-cell office:value-type="float" office:value="0.723444" calcext:value-type="float">
            <text:p>0.723444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43475" calcext:value-type="float">
            <text:p>1.43475</text:p>
          </table:table-cell>
          <table:table-cell office:value-type="float" office:value="0.730982" calcext:value-type="float">
            <text:p>0.730982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43687" calcext:value-type="float">
            <text:p>1.43687</text:p>
          </table:table-cell>
          <table:table-cell office:value-type="float" office:value="0.738746" calcext:value-type="float">
            <text:p>0.738746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43932" calcext:value-type="float">
            <text:p>1.43932</text:p>
          </table:table-cell>
          <table:table-cell office:value-type="float" office:value="0.745433" calcext:value-type="float">
            <text:p>0.745433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4425" calcext:value-type="float">
            <text:p>1.4425</text:p>
          </table:table-cell>
          <table:table-cell office:value-type="float" office:value="0.751525" calcext:value-type="float">
            <text:p>0.751525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1.44574" calcext:value-type="float">
            <text:p>1.44574</text:p>
          </table:table-cell>
          <table:table-cell office:value-type="float" office:value="0.757647" calcext:value-type="float">
            <text:p>0.757647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1.44837" calcext:value-type="float">
            <text:p>1.44837</text:p>
          </table:table-cell>
          <table:table-cell office:value-type="float" office:value="0.762483" calcext:value-type="float">
            <text:p>0.762483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1.4517" calcext:value-type="float">
            <text:p>1.4517</text:p>
          </table:table-cell>
          <table:table-cell office:value-type="float" office:value="0.765459" calcext:value-type="float">
            <text:p>0.765459</text:p>
          </table:table-cell>
          <table:table-cell office:value-type="float" office:value="2.133" calcext:value-type="float">
            <text:p>2.133</text:p>
          </table:table-cell>
        </table:table-row>
        <table:table-row table:style-name="ro1">
          <table:table-cell office:value-type="float" office:value="1.45393" calcext:value-type="float">
            <text:p>1.45393</text:p>
          </table:table-cell>
          <table:table-cell office:value-type="float" office:value="0.768698" calcext:value-type="float">
            <text:p>0.768698</text:p>
          </table:table-cell>
          <table:table-cell office:value-type="float" office:value="2.142" calcext:value-type="float">
            <text:p>2.142</text:p>
          </table:table-cell>
        </table:table-row>
        <table:table-row table:style-name="ro1">
          <table:table-cell office:value-type="float" office:value="1.45626" calcext:value-type="float">
            <text:p>1.45626</text:p>
          </table:table-cell>
          <table:table-cell office:value-type="float" office:value="0.772511" calcext:value-type="float">
            <text:p>0.772511</text:p>
          </table:table-cell>
          <table:table-cell office:value-type="float" office:value="2.142" calcext:value-type="float">
            <text:p>2.142</text:p>
          </table:table-cell>
        </table:table-row>
        <table:table-row table:style-name="ro1">
          <table:table-cell office:value-type="float" office:value="1.45799" calcext:value-type="float">
            <text:p>1.45799</text:p>
          </table:table-cell>
          <table:table-cell office:value-type="float" office:value="0.775089" calcext:value-type="float">
            <text:p>0.775089</text:p>
          </table:table-cell>
          <table:table-cell office:value-type="float" office:value="2.142" calcext:value-type="float">
            <text:p>2.142</text:p>
          </table:table-cell>
        </table:table-row>
        <table:table-row table:style-name="ro1">
          <table:table-cell office:value-type="float" office:value="1.45878" calcext:value-type="float">
            <text:p>1.45878</text:p>
          </table:table-cell>
          <table:table-cell office:value-type="float" office:value="0.77762" calcext:value-type="float">
            <text:p>0.77762</text:p>
          </table:table-cell>
          <table:table-cell office:value-type="float" office:value="2.142" calcext:value-type="float">
            <text:p>2.142</text:p>
          </table:table-cell>
        </table:table-row>
        <table:table-row table:style-name="ro1">
          <table:table-cell office:value-type="float" office:value="1.45761" calcext:value-type="float">
            <text:p>1.45761</text:p>
          </table:table-cell>
          <table:table-cell office:value-type="float" office:value="0.781397" calcext:value-type="float">
            <text:p>0.781397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1.45608" calcext:value-type="float">
            <text:p>1.45608</text:p>
          </table:table-cell>
          <table:table-cell office:value-type="float" office:value="0.784207" calcext:value-type="float">
            <text:p>0.784207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1.45476" calcext:value-type="float">
            <text:p>1.45476</text:p>
          </table:table-cell>
          <table:table-cell office:value-type="float" office:value="0.787348" calcext:value-type="float">
            <text:p>0.787348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1.45391" calcext:value-type="float">
            <text:p>1.45391</text:p>
          </table:table-cell>
          <table:table-cell office:value-type="float" office:value="0.791799" calcext:value-type="float">
            <text:p>0.791799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1.45551" calcext:value-type="float">
            <text:p>1.45551</text:p>
          </table:table-cell>
          <table:table-cell office:value-type="float" office:value="0.799175" calcext:value-type="float">
            <text:p>0.799175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45642" calcext:value-type="float">
            <text:p>1.45642</text:p>
          </table:table-cell>
          <table:table-cell office:value-type="float" office:value="0.805329" calcext:value-type="float">
            <text:p>0.805329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45583" calcext:value-type="float">
            <text:p>1.45583</text:p>
          </table:table-cell>
          <table:table-cell office:value-type="float" office:value="0.810464" calcext:value-type="float">
            <text:p>0.810464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45327" calcext:value-type="float">
            <text:p>1.45327</text:p>
          </table:table-cell>
          <table:table-cell office:value-type="float" office:value="0.814535" calcext:value-type="float">
            <text:p>0.814535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44941" calcext:value-type="float">
            <text:p>1.44941</text:p>
          </table:table-cell>
          <table:table-cell office:value-type="float" office:value="0.81864" calcext:value-type="float">
            <text:p>0.81864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.44292" calcext:value-type="float">
            <text:p>1.44292</text:p>
          </table:table-cell>
          <table:table-cell office:value-type="float" office:value="0.821613" calcext:value-type="float">
            <text:p>0.821613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.43686" calcext:value-type="float">
            <text:p>1.43686</text:p>
          </table:table-cell>
          <table:table-cell office:value-type="float" office:value="0.826817" calcext:value-type="float">
            <text:p>0.826817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.43242" calcext:value-type="float">
            <text:p>1.43242</text:p>
          </table:table-cell>
          <table:table-cell office:value-type="float" office:value="0.833612" calcext:value-type="float">
            <text:p>0.833612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.42834" calcext:value-type="float">
            <text:p>1.42834</text:p>
          </table:table-cell>
          <table:table-cell office:value-type="float" office:value="0.839775" calcext:value-type="float">
            <text:p>0.839775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42414" calcext:value-type="float">
            <text:p>1.42414</text:p>
          </table:table-cell>
          <table:table-cell office:value-type="float" office:value="0.844196" calcext:value-type="float">
            <text:p>0.844196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42009" calcext:value-type="float">
            <text:p>1.42009</text:p>
          </table:table-cell>
          <table:table-cell office:value-type="float" office:value="0.847797" calcext:value-type="float">
            <text:p>0.847797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41582" calcext:value-type="float">
            <text:p>1.41582</text:p>
          </table:table-cell>
          <table:table-cell office:value-type="float" office:value="0.852141" calcext:value-type="float">
            <text:p>0.852141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41122" calcext:value-type="float">
            <text:p>1.41122</text:p>
          </table:table-cell>
          <table:table-cell office:value-type="float" office:value="0.856108" calcext:value-type="float">
            <text:p>0.856108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40511" calcext:value-type="float">
            <text:p>1.40511</text:p>
          </table:table-cell>
          <table:table-cell office:value-type="float" office:value="0.862668" calcext:value-type="float">
            <text:p>0.862668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40007" calcext:value-type="float">
            <text:p>1.40007</text:p>
          </table:table-cell>
          <table:table-cell office:value-type="float" office:value="0.869849" calcext:value-type="float">
            <text:p>0.869849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39443" calcext:value-type="float">
            <text:p>1.39443</text:p>
          </table:table-cell>
          <table:table-cell office:value-type="float" office:value="0.877615" calcext:value-type="float">
            <text:p>0.877615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38817" calcext:value-type="float">
            <text:p>1.38817</text:p>
          </table:table-cell>
          <table:table-cell office:value-type="float" office:value="0.883635" calcext:value-type="float">
            <text:p>0.883635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38279" calcext:value-type="float">
            <text:p>1.38279</text:p>
          </table:table-cell>
          <table:table-cell office:value-type="float" office:value="0.891157" calcext:value-type="float">
            <text:p>0.891157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37952" calcext:value-type="float">
            <text:p>1.37952</text:p>
          </table:table-cell>
          <table:table-cell office:value-type="float" office:value="0.897117" calcext:value-type="float">
            <text:p>0.897117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37522" calcext:value-type="float">
            <text:p>1.37522</text:p>
          </table:table-cell>
          <table:table-cell office:value-type="float" office:value="0.904384" calcext:value-type="float">
            <text:p>0.904384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1.37041" calcext:value-type="float">
            <text:p>1.37041</text:p>
          </table:table-cell>
          <table:table-cell office:value-type="float" office:value="0.910477" calcext:value-type="float">
            <text:p>0.910477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1.36572" calcext:value-type="float">
            <text:p>1.36572</text:p>
          </table:table-cell>
          <table:table-cell office:value-type="float" office:value="0.916429" calcext:value-type="float">
            <text:p>0.916429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1.36024" calcext:value-type="float">
            <text:p>1.36024</text:p>
          </table:table-cell>
          <table:table-cell office:value-type="float" office:value="0.922599" calcext:value-type="float">
            <text:p>0.922599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1.3542" calcext:value-type="float">
            <text:p>1.3542</text:p>
          </table:table-cell>
          <table:table-cell office:value-type="float" office:value="0.929003" calcext:value-type="float">
            <text:p>0.929003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1.34963" calcext:value-type="float">
            <text:p>1.34963</text:p>
          </table:table-cell>
          <table:table-cell office:value-type="float" office:value="0.935144" calcext:value-type="float">
            <text:p>0.935144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.3465" calcext:value-type="float">
            <text:p>1.3465</text:p>
          </table:table-cell>
          <table:table-cell office:value-type="float" office:value="0.941549" calcext:value-type="float">
            <text:p>0.941549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.34421" calcext:value-type="float">
            <text:p>1.34421</text:p>
          </table:table-cell>
          <table:table-cell office:value-type="float" office:value="0.948269" calcext:value-type="float">
            <text:p>0.948269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.34126" calcext:value-type="float">
            <text:p>1.34126</text:p>
          </table:table-cell>
          <table:table-cell office:value-type="float" office:value="0.953309" calcext:value-type="float">
            <text:p>0.953309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.33802" calcext:value-type="float">
            <text:p>1.33802</text:p>
          </table:table-cell>
          <table:table-cell office:value-type="float" office:value="0.958037" calcext:value-type="float">
            <text:p>0.958037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1.33428" calcext:value-type="float">
            <text:p>1.33428</text:p>
          </table:table-cell>
          <table:table-cell office:value-type="float" office:value="0.962307" calcext:value-type="float">
            <text:p>0.96230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33051" calcext:value-type="float">
            <text:p>1.33051</text:p>
          </table:table-cell>
          <table:table-cell office:value-type="float" office:value="0.965517" calcext:value-type="float">
            <text:p>0.96551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3265" calcext:value-type="float">
            <text:p>1.3265</text:p>
          </table:table-cell>
          <table:table-cell office:value-type="float" office:value="0.968888" calcext:value-type="float">
            <text:p>0.96888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32292" calcext:value-type="float">
            <text:p>1.32292</text:p>
          </table:table-cell>
          <table:table-cell office:value-type="float" office:value="0.973762" calcext:value-type="float">
            <text:p>0.973762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32026" calcext:value-type="float">
            <text:p>1.32026</text:p>
          </table:table-cell>
          <table:table-cell office:value-type="float" office:value="0.978856" calcext:value-type="float">
            <text:p>0.97885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31729" calcext:value-type="float">
            <text:p>1.31729</text:p>
          </table:table-cell>
          <table:table-cell office:value-type="float" office:value="0.98283" calcext:value-type="float">
            <text:p>0.98283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31426" calcext:value-type="float">
            <text:p>1.31426</text:p>
          </table:table-cell>
          <table:table-cell office:value-type="float" office:value="0.987725" calcext:value-type="float">
            <text:p>0.987725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31155" calcext:value-type="float">
            <text:p>1.31155</text:p>
          </table:table-cell>
          <table:table-cell office:value-type="float" office:value="0.99376" calcext:value-type="float">
            <text:p>0.9937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30863" calcext:value-type="float">
            <text:p>1.30863</text:p>
          </table:table-cell>
          <table:table-cell office:value-type="float" office:value="0.998546" calcext:value-type="float">
            <text:p>0.998546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3062" calcext:value-type="float">
            <text:p>1.3062</text:p>
          </table:table-cell>
          <table:table-cell office:value-type="float" office:value="1.00419" calcext:value-type="float">
            <text:p>1.00419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30352" calcext:value-type="float">
            <text:p>1.30352</text:p>
          </table:table-cell>
          <table:table-cell office:value-type="float" office:value="1.02065" calcext:value-type="float">
            <text:p>1.02065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30029" calcext:value-type="float">
            <text:p>1.30029</text:p>
          </table:table-cell>
          <table:table-cell office:value-type="float" office:value="1.02839" calcext:value-type="float">
            <text:p>1.02839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29789" calcext:value-type="float">
            <text:p>1.29789</text:p>
          </table:table-cell>
          <table:table-cell office:value-type="float" office:value="1.03722" calcext:value-type="float">
            <text:p>1.03722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29446" calcext:value-type="float">
            <text:p>1.29446</text:p>
          </table:table-cell>
          <table:table-cell office:value-type="float" office:value="1.04628" calcext:value-type="float">
            <text:p>1.04628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28982" calcext:value-type="float">
            <text:p>1.28982</text:p>
          </table:table-cell>
          <table:table-cell office:value-type="float" office:value="1.05543" calcext:value-type="float">
            <text:p>1.05543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28562" calcext:value-type="float">
            <text:p>1.28562</text:p>
          </table:table-cell>
          <table:table-cell office:value-type="float" office:value="1.06465" calcext:value-type="float">
            <text:p>1.06465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1.28322" calcext:value-type="float">
            <text:p>1.28322</text:p>
          </table:table-cell>
          <table:table-cell office:value-type="float" office:value="1.07377" calcext:value-type="float">
            <text:p>1.07377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1.27996" calcext:value-type="float">
            <text:p>1.27996</text:p>
          </table:table-cell>
          <table:table-cell office:value-type="float" office:value="1.08276" calcext:value-type="float">
            <text:p>1.08276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1.2769" calcext:value-type="float">
            <text:p>1.2769</text:p>
          </table:table-cell>
          <table:table-cell office:value-type="float" office:value="1.09122" calcext:value-type="float">
            <text:p>1.09122</text:p>
          </table:table-cell>
          <table:table-cell office:value-type="float" office:value="2.152" calcext:value-type="float">
            <text:p>2.152</text:p>
          </table:table-cell>
        </table:table-row>
        <table:table-row table:style-name="ro1">
          <table:table-cell office:value-type="float" office:value="1.27345" calcext:value-type="float">
            <text:p>1.27345</text:p>
          </table:table-cell>
          <table:table-cell office:value-type="float" office:value="1.0991" calcext:value-type="float">
            <text:p>1.0991</text:p>
          </table:table-cell>
          <table:table-cell office:value-type="float" office:value="2.162" calcext:value-type="float">
            <text:p>2.162</text:p>
          </table:table-cell>
        </table:table-row>
        <table:table-row table:style-name="ro1">
          <table:table-cell office:value-type="float" office:value="1.271" calcext:value-type="float">
            <text:p>1.271</text:p>
          </table:table-cell>
          <table:table-cell office:value-type="float" office:value="1.10744" calcext:value-type="float">
            <text:p>1.10744</text:p>
          </table:table-cell>
          <table:table-cell office:value-type="float" office:value="2.162" calcext:value-type="float">
            <text:p>2.162</text:p>
          </table:table-cell>
        </table:table-row>
        <table:table-row table:style-name="ro1">
          <table:table-cell office:value-type="float" office:value="1.26759" calcext:value-type="float">
            <text:p>1.26759</text:p>
          </table:table-cell>
          <table:table-cell office:value-type="float" office:value="1.11621" calcext:value-type="float">
            <text:p>1.11621</text:p>
          </table:table-cell>
          <table:table-cell office:value-type="float" office:value="2.162" calcext:value-type="float">
            <text:p>2.162</text:p>
          </table:table-cell>
        </table:table-row>
        <table:table-row table:style-name="ro1">
          <table:table-cell office:value-type="float" office:value="1.26403" calcext:value-type="float">
            <text:p>1.26403</text:p>
          </table:table-cell>
          <table:table-cell office:value-type="float" office:value="1.12523" calcext:value-type="float">
            <text:p>1.12523</text:p>
          </table:table-cell>
          <table:table-cell office:value-type="float" office:value="2.162" calcext:value-type="float">
            <text:p>2.162</text:p>
          </table:table-cell>
        </table:table-row>
        <table:table-row table:style-name="ro1">
          <table:table-cell office:value-type="float" office:value="1.26057" calcext:value-type="float">
            <text:p>1.26057</text:p>
          </table:table-cell>
          <table:table-cell office:value-type="float" office:value="1.13517" calcext:value-type="float">
            <text:p>1.1351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25834" calcext:value-type="float">
            <text:p>1.25834</text:p>
          </table:table-cell>
          <table:table-cell office:value-type="float" office:value="1.14729" calcext:value-type="float">
            <text:p>1.14729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25578" calcext:value-type="float">
            <text:p>1.25578</text:p>
          </table:table-cell>
          <table:table-cell office:value-type="float" office:value="1.15917" calcext:value-type="float">
            <text:p>1.15917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25408" calcext:value-type="float">
            <text:p>1.25408</text:p>
          </table:table-cell>
          <table:table-cell office:value-type="float" office:value="1.17208" calcext:value-type="float">
            <text:p>1.1720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25318" calcext:value-type="float">
            <text:p>1.25318</text:p>
          </table:table-cell>
          <table:table-cell office:value-type="float" office:value="1.18538" calcext:value-type="float">
            <text:p>1.18538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25298" calcext:value-type="float">
            <text:p>1.25298</text:p>
          </table:table-cell>
          <table:table-cell office:value-type="float" office:value="1.19874" calcext:value-type="float">
            <text:p>1.19874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25244" calcext:value-type="float">
            <text:p>1.25244</text:p>
          </table:table-cell>
          <table:table-cell office:value-type="float" office:value="1.2119" calcext:value-type="float">
            <text:p>1.2119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25116" calcext:value-type="float">
            <text:p>1.25116</text:p>
          </table:table-cell>
          <table:table-cell office:value-type="float" office:value="1.226" calcext:value-type="float">
            <text:p>1.226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25045" calcext:value-type="float">
            <text:p>1.25045</text:p>
          </table:table-cell>
          <table:table-cell office:value-type="float" office:value="1.2399" calcext:value-type="float">
            <text:p>1.2399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4926" calcext:value-type="float">
            <text:p>1.24926</text:p>
          </table:table-cell>
          <table:table-cell office:value-type="float" office:value="1.25414" calcext:value-type="float">
            <text:p>1.25414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4725" calcext:value-type="float">
            <text:p>1.24725</text:p>
          </table:table-cell>
          <table:table-cell office:value-type="float" office:value="1.2674" calcext:value-type="float">
            <text:p>1.2674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4484" calcext:value-type="float">
            <text:p>1.24484</text:p>
          </table:table-cell>
          <table:table-cell office:value-type="float" office:value="1.27946" calcext:value-type="float">
            <text:p>1.27946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4167" calcext:value-type="float">
            <text:p>1.24167</text:p>
          </table:table-cell>
          <table:table-cell office:value-type="float" office:value="1.29066" calcext:value-type="float">
            <text:p>1.29066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3794" calcext:value-type="float">
            <text:p>1.23794</text:p>
          </table:table-cell>
          <table:table-cell office:value-type="float" office:value="1.30218" calcext:value-type="float">
            <text:p>1.30218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3517" calcext:value-type="float">
            <text:p>1.23517</text:p>
          </table:table-cell>
          <table:table-cell office:value-type="float" office:value="1.31354" calcext:value-type="float">
            <text:p>1.31354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3348" calcext:value-type="float">
            <text:p>1.23348</text:p>
          </table:table-cell>
          <table:table-cell office:value-type="float" office:value="1.32734" calcext:value-type="float">
            <text:p>1.32734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3357" calcext:value-type="float">
            <text:p>1.23357</text:p>
          </table:table-cell>
          <table:table-cell office:value-type="float" office:value="1.34109" calcext:value-type="float">
            <text:p>1.34109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352" calcext:value-type="float">
            <text:p>1.2352</text:p>
          </table:table-cell>
          <table:table-cell office:value-type="float" office:value="1.35553" calcext:value-type="float">
            <text:p>1.35553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3706" calcext:value-type="float">
            <text:p>1.23706</text:p>
          </table:table-cell>
          <table:table-cell office:value-type="float" office:value="1.36987" calcext:value-type="float">
            <text:p>1.36987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403" calcext:value-type="float">
            <text:p>1.2403</text:p>
          </table:table-cell>
          <table:table-cell office:value-type="float" office:value="1.38417" calcext:value-type="float">
            <text:p>1.38417</text:p>
          </table:table-cell>
          <table:table-cell office:value-type="float" office:value="2.153" calcext:value-type="float">
            <text:p>2.153</text:p>
          </table:table-cell>
        </table:table-row>
        <table:table-row table:style-name="ro1">
          <table:table-cell office:value-type="float" office:value="1.24315" calcext:value-type="float">
            <text:p>1.24315</text:p>
          </table:table-cell>
          <table:table-cell office:value-type="float" office:value="1.39798" calcext:value-type="float">
            <text:p>1.39798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24596" calcext:value-type="float">
            <text:p>1.24596</text:p>
          </table:table-cell>
          <table:table-cell office:value-type="float" office:value="1.41274" calcext:value-type="float">
            <text:p>1.41274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24894" calcext:value-type="float">
            <text:p>1.24894</text:p>
          </table:table-cell>
          <table:table-cell office:value-type="float" office:value="1.42645" calcext:value-type="float">
            <text:p>1.42645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25199" calcext:value-type="float">
            <text:p>1.25199</text:p>
          </table:table-cell>
          <table:table-cell office:value-type="float" office:value="1.439" calcext:value-type="float">
            <text:p>1.439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float" office:value="1.25321" calcext:value-type="float">
            <text:p>1.25321</text:p>
          </table:table-cell>
          <table:table-cell office:value-type="float" office:value="1.45261" calcext:value-type="float">
            <text:p>1.45261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.25488" calcext:value-type="float">
            <text:p>1.25488</text:p>
          </table:table-cell>
          <table:table-cell office:value-type="float" office:value="1.46584" calcext:value-type="float">
            <text:p>1.46584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.25478" calcext:value-type="float">
            <text:p>1.25478</text:p>
          </table:table-cell>
          <table:table-cell office:value-type="float" office:value="1.47898" calcext:value-type="float">
            <text:p>1.47898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.25434" calcext:value-type="float">
            <text:p>1.25434</text:p>
          </table:table-cell>
          <table:table-cell office:value-type="float" office:value="1.49187" calcext:value-type="float">
            <text:p>1.49187</text:p>
          </table:table-cell>
          <table:table-cell office:value-type="float" office:value="2.15" calcext:value-type="float">
            <text:p>2.15</text:p>
          </table:table-cell>
        </table:table-row>
        <table:table-row table:style-name="ro1">
          <table:table-cell office:value-type="float" office:value="1.25454" calcext:value-type="float">
            <text:p>1.25454</text:p>
          </table:table-cell>
          <table:table-cell office:value-type="float" office:value="1.50543" calcext:value-type="float">
            <text:p>1.50543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1.25693" calcext:value-type="float">
            <text:p>1.25693</text:p>
          </table:table-cell>
          <table:table-cell office:value-type="float" office:value="1.52657" calcext:value-type="float">
            <text:p>1.52657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1.26003" calcext:value-type="float">
            <text:p>1.26003</text:p>
          </table:table-cell>
          <table:table-cell office:value-type="float" office:value="1.53616" calcext:value-type="float">
            <text:p>1.53616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1.26352" calcext:value-type="float">
            <text:p>1.26352</text:p>
          </table:table-cell>
          <table:table-cell office:value-type="float" office:value="1.5456" calcext:value-type="float">
            <text:p>1.5456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1.26683" calcext:value-type="float">
            <text:p>1.26683</text:p>
          </table:table-cell>
          <table:table-cell office:value-type="float" office:value="1.55527" calcext:value-type="float">
            <text:p>1.55527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1.27019" calcext:value-type="float">
            <text:p>1.27019</text:p>
          </table:table-cell>
          <table:table-cell office:value-type="float" office:value="1.56491" calcext:value-type="float">
            <text:p>1.56491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1.27463" calcext:value-type="float">
            <text:p>1.27463</text:p>
          </table:table-cell>
          <table:table-cell office:value-type="float" office:value="1.57614" calcext:value-type="float">
            <text:p>1.57614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1.27791" calcext:value-type="float">
            <text:p>1.27791</text:p>
          </table:table-cell>
          <table:table-cell office:value-type="float" office:value="1.58785" calcext:value-type="float">
            <text:p>1.58785</text:p>
          </table:table-cell>
          <table:table-cell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1.28178" calcext:value-type="float">
            <text:p>1.28178</text:p>
          </table:table-cell>
          <table:table-cell office:value-type="float" office:value="1.59984" calcext:value-type="float">
            <text:p>1.59984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28493" calcext:value-type="float">
            <text:p>1.28493</text:p>
          </table:table-cell>
          <table:table-cell office:value-type="float" office:value="1.61187" calcext:value-type="float">
            <text:p>1.61187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28849" calcext:value-type="float">
            <text:p>1.28849</text:p>
          </table:table-cell>
          <table:table-cell office:value-type="float" office:value="1.62367" calcext:value-type="float">
            <text:p>1.62367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29139" calcext:value-type="float">
            <text:p>1.29139</text:p>
          </table:table-cell>
          <table:table-cell office:value-type="float" office:value="1.63587" calcext:value-type="float">
            <text:p>1.63587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29596" calcext:value-type="float">
            <text:p>1.29596</text:p>
          </table:table-cell>
          <table:table-cell office:value-type="float" office:value="1.64595" calcext:value-type="float">
            <text:p>1.64595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30109" calcext:value-type="float">
            <text:p>1.30109</text:p>
          </table:table-cell>
          <table:table-cell office:value-type="float" office:value="1.65613" calcext:value-type="float">
            <text:p>1.65613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30715" calcext:value-type="float">
            <text:p>1.30715</text:p>
          </table:table-cell>
          <table:table-cell office:value-type="float" office:value="1.6648" calcext:value-type="float">
            <text:p>1.6648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31219" calcext:value-type="float">
            <text:p>1.31219</text:p>
          </table:table-cell>
          <table:table-cell office:value-type="float" office:value="1.67411" calcext:value-type="float">
            <text:p>1.67411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31863" calcext:value-type="float">
            <text:p>1.31863</text:p>
          </table:table-cell>
          <table:table-cell office:value-type="float" office:value="1.68105" calcext:value-type="float">
            <text:p>1.68105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32424" calcext:value-type="float">
            <text:p>1.32424</text:p>
          </table:table-cell>
          <table:table-cell office:value-type="float" office:value="1.68921" calcext:value-type="float">
            <text:p>1.68921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32782" calcext:value-type="float">
            <text:p>1.32782</text:p>
          </table:table-cell>
          <table:table-cell office:value-type="float" office:value="1.69754" calcext:value-type="float">
            <text:p>1.69754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33012" calcext:value-type="float">
            <text:p>1.33012</text:p>
          </table:table-cell>
          <table:table-cell office:value-type="float" office:value="1.70681" calcext:value-type="float">
            <text:p>1.70681</text:p>
          </table:table-cell>
          <table:table-cell office:value-type="float" office:value="2.151" calcext:value-type="float">
            <text:p>2.151</text:p>
          </table:table-cell>
        </table:table-row>
        <table:table-row table:style-name="ro1">
          <table:table-cell office:value-type="float" office:value="1.33232" calcext:value-type="float">
            <text:p>1.33232</text:p>
          </table:table-cell>
          <table:table-cell office:value-type="float" office:value="1.71569" calcext:value-type="float">
            <text:p>1.71569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1.33396" calcext:value-type="float">
            <text:p>1.33396</text:p>
          </table:table-cell>
          <table:table-cell office:value-type="float" office:value="1.72579" calcext:value-type="float">
            <text:p>1.72579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1.33598" calcext:value-type="float">
            <text:p>1.33598</text:p>
          </table:table-cell>
          <table:table-cell office:value-type="float" office:value="1.73617" calcext:value-type="float">
            <text:p>1.73617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1.3385" calcext:value-type="float">
            <text:p>1.3385</text:p>
          </table:table-cell>
          <table:table-cell office:value-type="float" office:value="1.74608" calcext:value-type="float">
            <text:p>1.74608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1.34271" calcext:value-type="float">
            <text:p>1.34271</text:p>
          </table:table-cell>
          <table:table-cell office:value-type="float" office:value="1.75464" calcext:value-type="float">
            <text:p>1.75464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 office:value-type="float" office:value="1.34648" calcext:value-type="float">
            <text:p>1.34648</text:p>
          </table:table-cell>
          <table:table-cell office:value-type="float" office:value="1.76425" calcext:value-type="float">
            <text:p>1.76425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 office:value-type="float" office:value="1.34881" calcext:value-type="float">
            <text:p>1.34881</text:p>
          </table:table-cell>
          <table:table-cell office:value-type="float" office:value="1.77241" calcext:value-type="float">
            <text:p>1.77241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 office:value-type="float" office:value="1.34909" calcext:value-type="float">
            <text:p>1.34909</text:p>
          </table:table-cell>
          <table:table-cell office:value-type="float" office:value="1.77934" calcext:value-type="float">
            <text:p>1.77934</text:p>
          </table:table-cell>
          <table:table-cell office:value-type="float" office:value="2.138" calcext:value-type="float">
            <text:p>2.138</text:p>
          </table:table-cell>
        </table:table-row>
        <table:table-row table:style-name="ro1">
          <table:table-cell office:value-type="float" office:value="1.34906" calcext:value-type="float">
            <text:p>1.34906</text:p>
          </table:table-cell>
          <table:table-cell office:value-type="float" office:value="1.78556" calcext:value-type="float">
            <text:p>1.78556</text:p>
          </table:table-cell>
          <table:table-cell office:value-type="float" office:value="2.137" calcext:value-type="float">
            <text:p>2.137</text:p>
          </table:table-cell>
        </table:table-row>
        <table:table-row table:style-name="ro1">
          <table:table-cell office:value-type="float" office:value="1.34794" calcext:value-type="float">
            <text:p>1.34794</text:p>
          </table:table-cell>
          <table:table-cell office:value-type="float" office:value="1.79146" calcext:value-type="float">
            <text:p>1.79146</text:p>
          </table:table-cell>
          <table:table-cell office:value-type="float" office:value="2.137" calcext:value-type="float">
            <text:p>2.137</text:p>
          </table:table-cell>
        </table:table-row>
        <table:table-row table:style-name="ro1">
          <table:table-cell office:value-type="float" office:value="1.34752" calcext:value-type="float">
            <text:p>1.34752</text:p>
          </table:table-cell>
          <table:table-cell office:value-type="float" office:value="1.79623" calcext:value-type="float">
            <text:p>1.79623</text:p>
          </table:table-cell>
          <table:table-cell office:value-type="float" office:value="2.137" calcext:value-type="float">
            <text:p>2.137</text:p>
          </table:table-cell>
        </table:table-row>
        <table:table-row table:style-name="ro1">
          <table:table-cell office:value-type="float" office:value="1.34818" calcext:value-type="float">
            <text:p>1.34818</text:p>
          </table:table-cell>
          <table:table-cell office:value-type="float" office:value="1.80117" calcext:value-type="float">
            <text:p>1.80117</text:p>
          </table:table-cell>
          <table:table-cell office:value-type="float" office:value="2.137" calcext:value-type="float">
            <text:p>2.137</text:p>
          </table:table-cell>
        </table:table-row>
        <table:table-row table:style-name="ro1">
          <table:table-cell office:value-type="float" office:value="1.35122" calcext:value-type="float">
            <text:p>1.35122</text:p>
          </table:table-cell>
          <table:table-cell office:value-type="float" office:value="1.80516" calcext:value-type="float">
            <text:p>1.80516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.35456" calcext:value-type="float">
            <text:p>1.35456</text:p>
          </table:table-cell>
          <table:table-cell office:value-type="float" office:value="1.80824" calcext:value-type="float">
            <text:p>1.80824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.35728" calcext:value-type="float">
            <text:p>1.35728</text:p>
          </table:table-cell>
          <table:table-cell office:value-type="float" office:value="1.81021" calcext:value-type="float">
            <text:p>1.81021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.35923" calcext:value-type="float">
            <text:p>1.35923</text:p>
          </table:table-cell>
          <table:table-cell office:value-type="float" office:value="1.81208" calcext:value-type="float">
            <text:p>1.81208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float" office:value="1.36078" calcext:value-type="float">
            <text:p>1.36078</text:p>
          </table:table-cell>
          <table:table-cell office:value-type="float" office:value="1.81387" calcext:value-type="float">
            <text:p>1.81387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36056" calcext:value-type="float">
            <text:p>1.36056</text:p>
          </table:table-cell>
          <table:table-cell office:value-type="float" office:value="1.81722" calcext:value-type="float">
            <text:p>1.81722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36095" calcext:value-type="float">
            <text:p>1.36095</text:p>
          </table:table-cell>
          <table:table-cell office:value-type="float" office:value="1.82037" calcext:value-type="float">
            <text:p>1.82037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36181" calcext:value-type="float">
            <text:p>1.36181</text:p>
          </table:table-cell>
          <table:table-cell office:value-type="float" office:value="1.82543" calcext:value-type="float">
            <text:p>1.82543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3632" calcext:value-type="float">
            <text:p>1.3632</text:p>
          </table:table-cell>
          <table:table-cell office:value-type="float" office:value="1.82933" calcext:value-type="float">
            <text:p>1.82933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1.36439" calcext:value-type="float">
            <text:p>1.36439</text:p>
          </table:table-cell>
          <table:table-cell office:value-type="float" office:value="1.8329" calcext:value-type="float">
            <text:p>1.8329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1.36712" calcext:value-type="float">
            <text:p>1.36712</text:p>
          </table:table-cell>
          <table:table-cell office:value-type="float" office:value="1.83482" calcext:value-type="float">
            <text:p>1.83482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1.36864" calcext:value-type="float">
            <text:p>1.36864</text:p>
          </table:table-cell>
          <table:table-cell office:value-type="float" office:value="1.83628" calcext:value-type="float">
            <text:p>1.83628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1.36916" calcext:value-type="float">
            <text:p>1.36916</text:p>
          </table:table-cell>
          <table:table-cell office:value-type="float" office:value="1.8371" calcext:value-type="float">
            <text:p>1.8371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36936" calcext:value-type="float">
            <text:p>1.36936</text:p>
          </table:table-cell>
          <table:table-cell office:value-type="float" office:value="1.83721" calcext:value-type="float">
            <text:p>1.83721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36953" calcext:value-type="float">
            <text:p>1.36953</text:p>
          </table:table-cell>
          <table:table-cell office:value-type="float" office:value="1.83687" calcext:value-type="float">
            <text:p>1.83687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36793" calcext:value-type="float">
            <text:p>1.36793</text:p>
          </table:table-cell>
          <table:table-cell office:value-type="float" office:value="1.83543" calcext:value-type="float">
            <text:p>1.83543</text:p>
          </table:table-cell>
          <table:table-cell office:value-type="float" office:value="2.127" calcext:value-type="float">
            <text:p>2.127</text:p>
          </table:table-cell>
        </table:table-row>
        <table:table-row table:style-name="ro1">
          <table:table-cell office:value-type="float" office:value="1.36629" calcext:value-type="float">
            <text:p>1.36629</text:p>
          </table:table-cell>
          <table:table-cell office:value-type="float" office:value="1.83609" calcext:value-type="float">
            <text:p>1.83609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538" calcext:value-type="float">
            <text:p>1.36538</text:p>
          </table:table-cell>
          <table:table-cell office:value-type="float" office:value="1.83589" calcext:value-type="float">
            <text:p>1.83589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455" calcext:value-type="float">
            <text:p>1.36455</text:p>
          </table:table-cell>
          <table:table-cell office:value-type="float" office:value="1.83712" calcext:value-type="float">
            <text:p>1.83712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313" calcext:value-type="float">
            <text:p>1.36313</text:p>
          </table:table-cell>
          <table:table-cell office:value-type="float" office:value="1.83978" calcext:value-type="float">
            <text:p>1.83978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154" calcext:value-type="float">
            <text:p>1.36154</text:p>
          </table:table-cell>
          <table:table-cell office:value-type="float" office:value="1.8452" calcext:value-type="float">
            <text:p>1.8452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027" calcext:value-type="float">
            <text:p>1.36027</text:p>
          </table:table-cell>
          <table:table-cell office:value-type="float" office:value="1.85041" calcext:value-type="float">
            <text:p>1.85041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5961" calcext:value-type="float">
            <text:p>1.35961</text:p>
          </table:table-cell>
          <table:table-cell office:value-type="float" office:value="1.85657" calcext:value-type="float">
            <text:p>1.85657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002" calcext:value-type="float">
            <text:p>1.36002</text:p>
          </table:table-cell>
          <table:table-cell office:value-type="float" office:value="1.86117" calcext:value-type="float">
            <text:p>1.86117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077" calcext:value-type="float">
            <text:p>1.36077</text:p>
          </table:table-cell>
          <table:table-cell office:value-type="float" office:value="1.86403" calcext:value-type="float">
            <text:p>1.86403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226" calcext:value-type="float">
            <text:p>1.36226</text:p>
          </table:table-cell>
          <table:table-cell office:value-type="float" office:value="1.86561" calcext:value-type="float">
            <text:p>1.86561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381" calcext:value-type="float">
            <text:p>1.36381</text:p>
          </table:table-cell>
          <table:table-cell office:value-type="float" office:value="1.86634" calcext:value-type="float">
            <text:p>1.86634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51" calcext:value-type="float">
            <text:p>1.3651</text:p>
          </table:table-cell>
          <table:table-cell office:value-type="float" office:value="1.86744" calcext:value-type="float">
            <text:p>1.86744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486" calcext:value-type="float">
            <text:p>1.36486</text:p>
          </table:table-cell>
          <table:table-cell office:value-type="float" office:value="1.86985" calcext:value-type="float">
            <text:p>1.86985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467" calcext:value-type="float">
            <text:p>1.36467</text:p>
          </table:table-cell>
          <table:table-cell office:value-type="float" office:value="1.8734" calcext:value-type="float">
            <text:p>1.8734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554" calcext:value-type="float">
            <text:p>1.36554</text:p>
          </table:table-cell>
          <table:table-cell office:value-type="float" office:value="1.87704" calcext:value-type="float">
            <text:p>1.87704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607" calcext:value-type="float">
            <text:p>1.36607</text:p>
          </table:table-cell>
          <table:table-cell office:value-type="float" office:value="1.88" calcext:value-type="float">
            <text:p>1.88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611" calcext:value-type="float">
            <text:p>1.36611</text:p>
          </table:table-cell>
          <table:table-cell office:value-type="float" office:value="1.88177" calcext:value-type="float">
            <text:p>1.88177</text:p>
          </table:table-cell>
          <table:table-cell office:value-type="float" office:value="2.123" calcext:value-type="float">
            <text:p>2.123</text:p>
          </table:table-cell>
        </table:table-row>
        <table:table-row table:style-name="ro1">
          <table:table-cell office:value-type="float" office:value="1.36643" calcext:value-type="float">
            <text:p>1.36643</text:p>
          </table:table-cell>
          <table:table-cell office:value-type="float" office:value="1.8835" calcext:value-type="float">
            <text:p>1.8835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1.36664" calcext:value-type="float">
            <text:p>1.36664</text:p>
          </table:table-cell>
          <table:table-cell office:value-type="float" office:value="1.8851" calcext:value-type="float">
            <text:p>1.8851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1.36651" calcext:value-type="float">
            <text:p>1.36651</text:p>
          </table:table-cell>
          <table:table-cell office:value-type="float" office:value="1.88598" calcext:value-type="float">
            <text:p>1.88598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1.36698" calcext:value-type="float">
            <text:p>1.36698</text:p>
          </table:table-cell>
          <table:table-cell office:value-type="float" office:value="1.88722" calcext:value-type="float">
            <text:p>1.88722</text:p>
          </table:table-cell>
          <table:table-cell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1.36823" calcext:value-type="float">
            <text:p>1.36823</text:p>
          </table:table-cell>
          <table:table-cell office:value-type="float" office:value="1.8883" calcext:value-type="float">
            <text:p>1.8883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1.36868" calcext:value-type="float">
            <text:p>1.36868</text:p>
          </table:table-cell>
          <table:table-cell office:value-type="float" office:value="1.88836" calcext:value-type="float">
            <text:p>1.88836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1.37031" calcext:value-type="float">
            <text:p>1.37031</text:p>
          </table:table-cell>
          <table:table-cell office:value-type="float" office:value="1.88837" calcext:value-type="float">
            <text:p>1.88837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1.37023" calcext:value-type="float">
            <text:p>1.37023</text:p>
          </table:table-cell>
          <table:table-cell office:value-type="float" office:value="1.8886" calcext:value-type="float">
            <text:p>1.8886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1.36948" calcext:value-type="float">
            <text:p>1.36948</text:p>
          </table:table-cell>
          <table:table-cell office:value-type="float" office:value="1.88933" calcext:value-type="float">
            <text:p>1.88933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36575" calcext:value-type="float">
            <text:p>1.36575</text:p>
          </table:table-cell>
          <table:table-cell office:value-type="float" office:value="1.89017" calcext:value-type="float">
            <text:p>1.89017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36129" calcext:value-type="float">
            <text:p>1.36129</text:p>
          </table:table-cell>
          <table:table-cell office:value-type="float" office:value="1.89189" calcext:value-type="float">
            <text:p>1.89189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35363" calcext:value-type="float">
            <text:p>1.35363</text:p>
          </table:table-cell>
          <table:table-cell office:value-type="float" office:value="1.89295" calcext:value-type="float">
            <text:p>1.89295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34506" calcext:value-type="float">
            <text:p>1.34506</text:p>
          </table:table-cell>
          <table:table-cell office:value-type="float" office:value="1.89446" calcext:value-type="float">
            <text:p>1.89446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3348" calcext:value-type="float">
            <text:p>1.3348</text:p>
          </table:table-cell>
          <table:table-cell office:value-type="float" office:value="1.89646" calcext:value-type="float">
            <text:p>1.89646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32524" calcext:value-type="float">
            <text:p>1.32524</text:p>
          </table:table-cell>
          <table:table-cell office:value-type="float" office:value="1.89711" calcext:value-type="float">
            <text:p>1.89711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31449" calcext:value-type="float">
            <text:p>1.31449</text:p>
          </table:table-cell>
          <table:table-cell office:value-type="float" office:value="1.8952" calcext:value-type="float">
            <text:p>1.8952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30211" calcext:value-type="float">
            <text:p>1.30211</text:p>
          </table:table-cell>
          <table:table-cell office:value-type="float" office:value="1.89193" calcext:value-type="float">
            <text:p>1.89193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29053" calcext:value-type="float">
            <text:p>1.29053</text:p>
          </table:table-cell>
          <table:table-cell office:value-type="float" office:value="1.8879" calcext:value-type="float">
            <text:p>1.8879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27788" calcext:value-type="float">
            <text:p>1.27788</text:p>
          </table:table-cell>
          <table:table-cell office:value-type="float" office:value="1.88183" calcext:value-type="float">
            <text:p>1.88183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26354" calcext:value-type="float">
            <text:p>1.26354</text:p>
          </table:table-cell>
          <table:table-cell office:value-type="float" office:value="1.87735" calcext:value-type="float">
            <text:p>1.87735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24308" calcext:value-type="float">
            <text:p>1.24308</text:p>
          </table:table-cell>
          <table:table-cell office:value-type="float" office:value="1.87169" calcext:value-type="float">
            <text:p>1.87169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22415" calcext:value-type="float">
            <text:p>1.22415</text:p>
          </table:table-cell>
          <table:table-cell office:value-type="float" office:value="1.86817" calcext:value-type="float">
            <text:p>1.86817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20626" calcext:value-type="float">
            <text:p>1.20626</text:p>
          </table:table-cell>
          <table:table-cell office:value-type="float" office:value="1.86492" calcext:value-type="float">
            <text:p>1.86492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19098" calcext:value-type="float">
            <text:p>1.19098</text:p>
          </table:table-cell>
          <table:table-cell office:value-type="float" office:value="1.86226" calcext:value-type="float">
            <text:p>1.86226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17946" calcext:value-type="float">
            <text:p>1.17946</text:p>
          </table:table-cell>
          <table:table-cell office:value-type="float" office:value="1.85957" calcext:value-type="float">
            <text:p>1.85957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17657" calcext:value-type="float">
            <text:p>1.17657</text:p>
          </table:table-cell>
          <table:table-cell office:value-type="float" office:value="1.85982" calcext:value-type="float">
            <text:p>1.85982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17657" calcext:value-type="float">
            <text:p>1.17657</text:p>
          </table:table-cell>
          <table:table-cell office:value-type="float" office:value="1.85982" calcext:value-type="float">
            <text:p>1.85982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17332" calcext:value-type="float">
            <text:p>1.17332</text:p>
          </table:table-cell>
          <table:table-cell office:value-type="float" office:value="1.85897" calcext:value-type="float">
            <text:p>1.85897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1.16597" calcext:value-type="float">
            <text:p>1.16597</text:p>
          </table:table-cell>
          <table:table-cell office:value-type="float" office:value="1.85899" calcext:value-type="float">
            <text:p>1.85899</text:p>
          </table:table-cell>
          <table:table-cell office:value-type="float" office:value="2.119" calcext:value-type="float">
            <text:p>2.119</text:p>
          </table:table-cell>
        </table:table-row>
        <table:table-row table:style-name="ro1">
          <table:table-cell office:value-type="float" office:value="1.1551" calcext:value-type="float">
            <text:p>1.1551</text:p>
          </table:table-cell>
          <table:table-cell office:value-type="float" office:value="1.85951" calcext:value-type="float">
            <text:p>1.85951</text:p>
          </table:table-cell>
          <table:table-cell office:value-type="float" office:value="2.119" calcext:value-type="float">
            <text:p>2.119</text:p>
          </table:table-cell>
        </table:table-row>
        <table:table-row table:style-name="ro1">
          <table:table-cell office:value-type="float" office:value="1.14061" calcext:value-type="float">
            <text:p>1.14061</text:p>
          </table:table-cell>
          <table:table-cell office:value-type="float" office:value="1.8599" calcext:value-type="float">
            <text:p>1.8599</text:p>
          </table:table-cell>
          <table:table-cell office:value-type="float" office:value="2.119" calcext:value-type="float">
            <text:p>2.119</text:p>
          </table:table-cell>
        </table:table-row>
        <table:table-row table:style-name="ro1">
          <table:table-cell office:value-type="float" office:value="1.12214" calcext:value-type="float">
            <text:p>1.12214</text:p>
          </table:table-cell>
          <table:table-cell office:value-type="float" office:value="1.85947" calcext:value-type="float">
            <text:p>1.85947</text:p>
          </table:table-cell>
          <table:table-cell office:value-type="float" office:value="2.119" calcext:value-type="float">
            <text:p>2.119</text:p>
          </table:table-cell>
        </table:table-row>
        <table:table-row table:style-name="ro1">
          <table:table-cell office:value-type="float" office:value="1.10358" calcext:value-type="float">
            <text:p>1.10358</text:p>
          </table:table-cell>
          <table:table-cell office:value-type="float" office:value="1.85896" calcext:value-type="float">
            <text:p>1.85896</text:p>
          </table:table-cell>
          <table:table-cell office:value-type="float" office:value="2.119" calcext:value-type="float">
            <text:p>2.119</text:p>
          </table:table-cell>
        </table:table-row>
        <table:table-row table:style-name="ro1">
          <table:table-cell office:value-type="float" office:value="1.08647" calcext:value-type="float">
            <text:p>1.08647</text:p>
          </table:table-cell>
          <table:table-cell office:value-type="float" office:value="1.85673" calcext:value-type="float">
            <text:p>1.85673</text:p>
          </table:table-cell>
          <table:table-cell office:value-type="float" office:value="2.119" calcext:value-type="float">
            <text:p>2.119</text:p>
          </table:table-cell>
        </table:table-row>
        <table:table-row table:style-name="ro1">
          <table:table-cell office:value-type="float" office:value="1.07064" calcext:value-type="float">
            <text:p>1.07064</text:p>
          </table:table-cell>
          <table:table-cell office:value-type="float" office:value="1.8536" calcext:value-type="float">
            <text:p>1.8536</text:p>
          </table:table-cell>
          <table:table-cell office:value-type="float" office:value="2.119" calcext:value-type="float">
            <text:p>2.119</text:p>
          </table:table-cell>
        </table:table-row>
        <table:table-row table:style-name="ro1">
          <table:table-cell office:value-type="float" office:value="1.05629" calcext:value-type="float">
            <text:p>1.05629</text:p>
          </table:table-cell>
          <table:table-cell office:value-type="float" office:value="1.84982" calcext:value-type="float">
            <text:p>1.84982</text:p>
          </table:table-cell>
          <table:table-cell office:value-type="float" office:value="2.119" calcext:value-type="float">
            <text:p>2.119</text:p>
          </table:table-cell>
        </table:table-row>
        <table:table-row table:style-name="ro1">
          <table:table-cell office:value-type="float" office:value="1.03345" calcext:value-type="float">
            <text:p>1.03345</text:p>
          </table:table-cell>
          <table:table-cell office:value-type="float" office:value="1.84279" calcext:value-type="float">
            <text:p>1.84279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1.02532" calcext:value-type="float">
            <text:p>1.02532</text:p>
          </table:table-cell>
          <table:table-cell office:value-type="float" office:value="1.84096" calcext:value-type="float">
            <text:p>1.84096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1.01695" calcext:value-type="float">
            <text:p>1.01695</text:p>
          </table:table-cell>
          <table:table-cell office:value-type="float" office:value="1.8389" calcext:value-type="float">
            <text:p>1.8389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1.00938" calcext:value-type="float">
            <text:p>1.00938</text:p>
          </table:table-cell>
          <table:table-cell office:value-type="float" office:value="1.83744" calcext:value-type="float">
            <text:p>1.83744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1.00144" calcext:value-type="float">
            <text:p>1.00144</text:p>
          </table:table-cell>
          <table:table-cell office:value-type="float" office:value="1.83578" calcext:value-type="float">
            <text:p>1.83578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993281" calcext:value-type="float">
            <text:p>0.993281</text:p>
          </table:table-cell>
          <table:table-cell office:value-type="float" office:value="1.83439" calcext:value-type="float">
            <text:p>1.83439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984234" calcext:value-type="float">
            <text:p>0.984234</text:p>
          </table:table-cell>
          <table:table-cell office:value-type="float" office:value="1.83098" calcext:value-type="float">
            <text:p>1.83098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975499" calcext:value-type="float">
            <text:p>0.975499</text:p>
          </table:table-cell>
          <table:table-cell office:value-type="float" office:value="1.82726" calcext:value-type="float">
            <text:p>1.82726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966348" calcext:value-type="float">
            <text:p>0.966348</text:p>
          </table:table-cell>
          <table:table-cell office:value-type="float" office:value="1.82347" calcext:value-type="float">
            <text:p>1.82347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957596" calcext:value-type="float">
            <text:p>0.957596</text:p>
          </table:table-cell>
          <table:table-cell office:value-type="float" office:value="1.81925" calcext:value-type="float">
            <text:p>1.81925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948145" calcext:value-type="float">
            <text:p>0.948145</text:p>
          </table:table-cell>
          <table:table-cell office:value-type="float" office:value="1.81516" calcext:value-type="float">
            <text:p>1.81516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936754" calcext:value-type="float">
            <text:p>0.936754</text:p>
          </table:table-cell>
          <table:table-cell office:value-type="float" office:value="1.81171" calcext:value-type="float">
            <text:p>1.81171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923968" calcext:value-type="float">
            <text:p>0.923968</text:p>
          </table:table-cell>
          <table:table-cell office:value-type="float" office:value="1.80755" calcext:value-type="float">
            <text:p>1.80755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91098" calcext:value-type="float">
            <text:p>0.91098</text:p>
          </table:table-cell>
          <table:table-cell office:value-type="float" office:value="1.80264" calcext:value-type="float">
            <text:p>1.80264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897487" calcext:value-type="float">
            <text:p>0.897487</text:p>
          </table:table-cell>
          <table:table-cell office:value-type="float" office:value="1.79766" calcext:value-type="float">
            <text:p>1.79766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88398" calcext:value-type="float">
            <text:p>0.88398</text:p>
          </table:table-cell>
          <table:table-cell office:value-type="float" office:value="1.79242" calcext:value-type="float">
            <text:p>1.79242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871526" calcext:value-type="float">
            <text:p>0.871526</text:p>
          </table:table-cell>
          <table:table-cell office:value-type="float" office:value="1.78771" calcext:value-type="float">
            <text:p>1.78771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0.860143" calcext:value-type="float">
            <text:p>0.860143</text:p>
          </table:table-cell>
          <table:table-cell office:value-type="float" office:value="1.78376" calcext:value-type="float">
            <text:p>1.78376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0.848497" calcext:value-type="float">
            <text:p>0.848497</text:p>
          </table:table-cell>
          <table:table-cell office:value-type="float" office:value="1.77982" calcext:value-type="float">
            <text:p>1.77982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0.836734" calcext:value-type="float">
            <text:p>0.836734</text:p>
          </table:table-cell>
          <table:table-cell office:value-type="float" office:value="1.77661" calcext:value-type="float">
            <text:p>1.77661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0.824631" calcext:value-type="float">
            <text:p>0.824631</text:p>
          </table:table-cell>
          <table:table-cell office:value-type="float" office:value="1.77436" calcext:value-type="float">
            <text:p>1.77436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812835" calcext:value-type="float">
            <text:p>0.812835</text:p>
          </table:table-cell>
          <table:table-cell office:value-type="float" office:value="1.77279" calcext:value-type="float">
            <text:p>1.77279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80063" calcext:value-type="float">
            <text:p>0.80063</text:p>
          </table:table-cell>
          <table:table-cell office:value-type="float" office:value="1.77161" calcext:value-type="float">
            <text:p>1.77161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789076" calcext:value-type="float">
            <text:p>0.789076</text:p>
          </table:table-cell>
          <table:table-cell office:value-type="float" office:value="1.77147" calcext:value-type="float">
            <text:p>1.77147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778973" calcext:value-type="float">
            <text:p>0.778973</text:p>
          </table:table-cell>
          <table:table-cell office:value-type="float" office:value="1.77131" calcext:value-type="float">
            <text:p>1.77131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769935" calcext:value-type="float">
            <text:p>0.769935</text:p>
          </table:table-cell>
          <table:table-cell office:value-type="float" office:value="1.76875" calcext:value-type="float">
            <text:p>1.76875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76068" calcext:value-type="float">
            <text:p>0.76068</text:p>
          </table:table-cell>
          <table:table-cell office:value-type="float" office:value="1.76485" calcext:value-type="float">
            <text:p>1.76485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750413" calcext:value-type="float">
            <text:p>0.750413</text:p>
          </table:table-cell>
          <table:table-cell office:value-type="float" office:value="1.76039" calcext:value-type="float">
            <text:p>1.76039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740496" calcext:value-type="float">
            <text:p>0.740496</text:p>
          </table:table-cell>
          <table:table-cell office:value-type="float" office:value="1.75452" calcext:value-type="float">
            <text:p>1.75452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729343" calcext:value-type="float">
            <text:p>0.729343</text:p>
          </table:table-cell>
          <table:table-cell office:value-type="float" office:value="1.74861" calcext:value-type="float">
            <text:p>1.74861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718802" calcext:value-type="float">
            <text:p>0.718802</text:p>
          </table:table-cell>
          <table:table-cell office:value-type="float" office:value="1.7439" calcext:value-type="float">
            <text:p>1.7439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707916" calcext:value-type="float">
            <text:p>0.707916</text:p>
          </table:table-cell>
          <table:table-cell office:value-type="float" office:value="1.74009" calcext:value-type="float">
            <text:p>1.74009</text:p>
          </table:table-cell>
          <table:table-cell office:value-type="float" office:value="2.163" calcext:value-type="float">
            <text:p>2.163</text:p>
          </table:table-cell>
        </table:table-row>
        <table:table-row table:style-name="ro1">
          <table:table-cell office:value-type="float" office:value="0.69896" calcext:value-type="float">
            <text:p>0.69896</text:p>
          </table:table-cell>
          <table:table-cell office:value-type="float" office:value="1.73622" calcext:value-type="float">
            <text:p>1.73622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68928" calcext:value-type="float">
            <text:p>0.68928</text:p>
          </table:table-cell>
          <table:table-cell office:value-type="float" office:value="1.73183" calcext:value-type="float">
            <text:p>1.73183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681409" calcext:value-type="float">
            <text:p>0.681409</text:p>
          </table:table-cell>
          <table:table-cell office:value-type="float" office:value="1.72731" calcext:value-type="float">
            <text:p>1.72731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672373" calcext:value-type="float">
            <text:p>0.672373</text:p>
          </table:table-cell>
          <table:table-cell office:value-type="float" office:value="1.72198" calcext:value-type="float">
            <text:p>1.72198</text:p>
          </table:table-cell>
          <table:table-cell office:value-type="float" office:value="2.165" calcext:value-type="float">
            <text:p>2.165</text:p>
          </table:table-cell>
        </table:table-row>
        <table:table-row table:style-name="ro1">
          <table:table-cell office:value-type="float" office:value="0.66434" calcext:value-type="float">
            <text:p>0.66434</text:p>
          </table:table-cell>
          <table:table-cell office:value-type="float" office:value="1.71789" calcext:value-type="float">
            <text:p>1.71789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0.654866" calcext:value-type="float">
            <text:p>0.654866</text:p>
          </table:table-cell>
          <table:table-cell office:value-type="float" office:value="1.71422" calcext:value-type="float">
            <text:p>1.71422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0.64586" calcext:value-type="float">
            <text:p>0.64586</text:p>
          </table:table-cell>
          <table:table-cell office:value-type="float" office:value="1.71266" calcext:value-type="float">
            <text:p>1.71266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0.635414" calcext:value-type="float">
            <text:p>0.635414</text:p>
          </table:table-cell>
          <table:table-cell office:value-type="float" office:value="1.7105" calcext:value-type="float">
            <text:p>1.7105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0.626556" calcext:value-type="float">
            <text:p>0.626556</text:p>
          </table:table-cell>
          <table:table-cell office:value-type="float" office:value="1.70926" calcext:value-type="float">
            <text:p>1.70926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0.618525" calcext:value-type="float">
            <text:p>0.618525</text:p>
          </table:table-cell>
          <table:table-cell office:value-type="float" office:value="1.70621" calcext:value-type="float">
            <text:p>1.70621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0.611657" calcext:value-type="float">
            <text:p>0.611657</text:p>
          </table:table-cell>
          <table:table-cell office:value-type="float" office:value="1.70266" calcext:value-type="float">
            <text:p>1.70266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0.604324" calcext:value-type="float">
            <text:p>0.604324</text:p>
          </table:table-cell>
          <table:table-cell office:value-type="float" office:value="1.69914" calcext:value-type="float">
            <text:p>1.69914</text:p>
          </table:table-cell>
          <table:table-cell office:value-type="float" office:value="2.174" calcext:value-type="float">
            <text:p>2.174</text:p>
          </table:table-cell>
        </table:table-row>
        <table:table-row table:style-name="ro1">
          <table:table-cell office:value-type="float" office:value="0.598145" calcext:value-type="float">
            <text:p>0.598145</text:p>
          </table:table-cell>
          <table:table-cell office:value-type="float" office:value="1.69564" calcext:value-type="float">
            <text:p>1.69564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0.590024" calcext:value-type="float">
            <text:p>0.590024</text:p>
          </table:table-cell>
          <table:table-cell office:value-type="float" office:value="1.69146" calcext:value-type="float">
            <text:p>1.69146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0.580654" calcext:value-type="float">
            <text:p>0.580654</text:p>
          </table:table-cell>
          <table:table-cell office:value-type="float" office:value="1.68573" calcext:value-type="float">
            <text:p>1.68573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0.571803" calcext:value-type="float">
            <text:p>0.571803</text:p>
          </table:table-cell>
          <table:table-cell office:value-type="float" office:value="1.68041" calcext:value-type="float">
            <text:p>1.68041</text:p>
          </table:table-cell>
          <table:table-cell office:value-type="float" office:value="2.175" calcext:value-type="float">
            <text:p>2.175</text:p>
          </table:table-cell>
        </table:table-row>
        <table:table-row table:style-name="ro1">
          <table:table-cell office:value-type="float" office:value="0.563152" calcext:value-type="float">
            <text:p>0.563152</text:p>
          </table:table-cell>
          <table:table-cell office:value-type="float" office:value="1.67324" calcext:value-type="float">
            <text:p>1.67324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552917" calcext:value-type="float">
            <text:p>0.552917</text:p>
          </table:table-cell>
          <table:table-cell office:value-type="float" office:value="1.667" calcext:value-type="float">
            <text:p>1.667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543434" calcext:value-type="float">
            <text:p>0.543434</text:p>
          </table:table-cell>
          <table:table-cell office:value-type="float" office:value="1.66044" calcext:value-type="float">
            <text:p>1.66044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534533" calcext:value-type="float">
            <text:p>0.534533</text:p>
          </table:table-cell>
          <table:table-cell office:value-type="float" office:value="1.65504" calcext:value-type="float">
            <text:p>1.65504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525307" calcext:value-type="float">
            <text:p>0.525307</text:p>
          </table:table-cell>
          <table:table-cell office:value-type="float" office:value="1.65106" calcext:value-type="float">
            <text:p>1.65106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516573" calcext:value-type="float">
            <text:p>0.516573</text:p>
          </table:table-cell>
          <table:table-cell office:value-type="float" office:value="1.64828" calcext:value-type="float">
            <text:p>1.64828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508827" calcext:value-type="float">
            <text:p>0.508827</text:p>
          </table:table-cell>
          <table:table-cell office:value-type="float" office:value="1.64641" calcext:value-type="float">
            <text:p>1.64641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501138" calcext:value-type="float">
            <text:p>0.501138</text:p>
          </table:table-cell>
          <table:table-cell office:value-type="float" office:value="1.64565" calcext:value-type="float">
            <text:p>1.64565</text:p>
          </table:table-cell>
          <table:table-cell office:value-type="float" office:value="2.179" calcext:value-type="float">
            <text:p>2.179</text:p>
          </table:table-cell>
        </table:table-row>
        <table:table-row table:style-name="ro1">
          <table:table-cell office:value-type="float" office:value="0.494625" calcext:value-type="float">
            <text:p>0.494625</text:p>
          </table:table-cell>
          <table:table-cell office:value-type="float" office:value="1.64609" calcext:value-type="float">
            <text:p>1.64609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0.489343" calcext:value-type="float">
            <text:p>0.489343</text:p>
          </table:table-cell>
          <table:table-cell office:value-type="float" office:value="1.64736" calcext:value-type="float">
            <text:p>1.64736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0.482591" calcext:value-type="float">
            <text:p>0.482591</text:p>
          </table:table-cell>
          <table:table-cell office:value-type="float" office:value="1.64836" calcext:value-type="float">
            <text:p>1.64836</text:p>
          </table:table-cell>
          <table:table-cell office:value-type="float" office:value="2.185" calcext:value-type="float">
            <text:p>2.185</text:p>
          </table:table-cell>
        </table:table-row>
        <table:table-row table:style-name="ro1">
          <table:table-cell office:value-type="float" office:value="0.479945" calcext:value-type="float">
            <text:p>0.479945</text:p>
          </table:table-cell>
          <table:table-cell office:value-type="float" office:value="1.64961" calcext:value-type="float">
            <text:p>1.64961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0.475936" calcext:value-type="float">
            <text:p>0.475936</text:p>
          </table:table-cell>
          <table:table-cell office:value-type="float" office:value="1.65" calcext:value-type="float">
            <text:p>1.65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0.472354" calcext:value-type="float">
            <text:p>0.472354</text:p>
          </table:table-cell>
          <table:table-cell office:value-type="float" office:value="1.64929" calcext:value-type="float">
            <text:p>1.64929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0.469348" calcext:value-type="float">
            <text:p>0.469348</text:p>
          </table:table-cell>
          <table:table-cell office:value-type="float" office:value="1.64869" calcext:value-type="float">
            <text:p>1.64869</text:p>
          </table:table-cell>
          <table:table-cell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0.464047" calcext:value-type="float">
            <text:p>0.464047</text:p>
          </table:table-cell>
          <table:table-cell office:value-type="float" office:value="1.64881" calcext:value-type="float">
            <text:p>1.64881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457794" calcext:value-type="float">
            <text:p>0.457794</text:p>
          </table:table-cell>
          <table:table-cell office:value-type="float" office:value="1.65021" calcext:value-type="float">
            <text:p>1.65021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441672" calcext:value-type="float">
            <text:p>0.441672</text:p>
          </table:table-cell>
          <table:table-cell office:value-type="float" office:value="1.65437" calcext:value-type="float">
            <text:p>1.65437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0.432872" calcext:value-type="float">
            <text:p>0.432872</text:p>
          </table:table-cell>
          <table:table-cell office:value-type="float" office:value="1.65718" calcext:value-type="float">
            <text:p>1.65718</text:p>
          </table:table-cell>
          <table:table-cell office:value-type="float" office:value="2.201" calcext:value-type="float">
            <text:p>2.201</text:p>
          </table:table-cell>
        </table:table-row>
        <table:table-row table:style-name="ro1">
          <table:table-cell office:value-type="float" office:value="0.416166" calcext:value-type="float">
            <text:p>0.416166</text:p>
          </table:table-cell>
          <table:table-cell office:value-type="float" office:value="1.65941" calcext:value-type="float">
            <text:p>1.65941</text:p>
          </table:table-cell>
          <table:table-cell office:value-type="float" office:value="2.201" calcext:value-type="float">
            <text:p>2.201</text:p>
          </table:table-cell>
        </table:table-row>
        <table:table-row table:style-name="ro1">
          <table:table-cell office:value-type="float" office:value="0.409127" calcext:value-type="float">
            <text:p>0.409127</text:p>
          </table:table-cell>
          <table:table-cell office:value-type="float" office:value="1.6623" calcext:value-type="float">
            <text:p>1.6623</text:p>
          </table:table-cell>
          <table:table-cell office:value-type="float" office:value="2.201" calcext:value-type="float">
            <text:p>2.201</text:p>
          </table:table-cell>
        </table:table-row>
        <table:table-row table:style-name="ro1">
          <table:table-cell office:value-type="float" office:value="0.402412" calcext:value-type="float">
            <text:p>0.402412</text:p>
          </table:table-cell>
          <table:table-cell office:value-type="float" office:value="1.66386" calcext:value-type="float">
            <text:p>1.66386</text:p>
          </table:table-cell>
          <table:table-cell office:value-type="float" office:value="2.201" calcext:value-type="float">
            <text:p>2.201</text:p>
          </table:table-cell>
        </table:table-row>
        <table:table-row table:style-name="ro1">
          <table:table-cell office:value-type="float" office:value="0.389473" calcext:value-type="float">
            <text:p>0.389473</text:p>
          </table:table-cell>
          <table:table-cell office:value-type="float" office:value="1.66491" calcext:value-type="float">
            <text:p>1.66491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383734" calcext:value-type="float">
            <text:p>0.383734</text:p>
          </table:table-cell>
          <table:table-cell office:value-type="float" office:value="1.66607" calcext:value-type="float">
            <text:p>1.66607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376381" calcext:value-type="float">
            <text:p>0.376381</text:p>
          </table:table-cell>
          <table:table-cell office:value-type="float" office:value="1.66431" calcext:value-type="float">
            <text:p>1.66431</text:p>
          </table:table-cell>
          <table:table-cell office:value-type="float" office:value="2.214" calcext:value-type="float">
            <text:p>2.214</text:p>
          </table:table-cell>
        </table:table-row>
        <table:table-row table:style-name="ro1">
          <table:table-cell office:value-type="float" office:value="0.368982" calcext:value-type="float">
            <text:p>0.368982</text:p>
          </table:table-cell>
          <table:table-cell office:value-type="float" office:value="1.66229" calcext:value-type="float">
            <text:p>1.66229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0.360229" calcext:value-type="float">
            <text:p>0.360229</text:p>
          </table:table-cell>
          <table:table-cell office:value-type="float" office:value="1.66055" calcext:value-type="float">
            <text:p>1.66055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0.352347" calcext:value-type="float">
            <text:p>0.352347</text:p>
          </table:table-cell>
          <table:table-cell office:value-type="float" office:value="1.65741" calcext:value-type="float">
            <text:p>1.65741</text:p>
          </table:table-cell>
          <table:table-cell office:value-type="float" office:value="2.223" calcext:value-type="float">
            <text:p>2.223</text:p>
          </table:table-cell>
        </table:table-row>
        <table:table-row table:style-name="ro1">
          <table:table-cell office:value-type="float" office:value="0.331146" calcext:value-type="float">
            <text:p>0.331146</text:p>
          </table:table-cell>
          <table:table-cell office:value-type="float" office:value="1.65414" calcext:value-type="float">
            <text:p>1.65414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0.323685" calcext:value-type="float">
            <text:p>0.323685</text:p>
          </table:table-cell>
          <table:table-cell office:value-type="float" office:value="1.6518" calcext:value-type="float">
            <text:p>1.6518</text:p>
          </table:table-cell>
          <table:table-cell office:value-type="float" office:value="2.233" calcext:value-type="float">
            <text:p>2.233</text:p>
          </table:table-cell>
        </table:table-row>
        <table:table-row table:style-name="ro1">
          <table:table-cell office:value-type="float" office:value="0.308274" calcext:value-type="float">
            <text:p>0.308274</text:p>
          </table:table-cell>
          <table:table-cell office:value-type="float" office:value="1.64413" calcext:value-type="float">
            <text:p>1.64413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0.300146" calcext:value-type="float">
            <text:p>0.300146</text:p>
          </table:table-cell>
          <table:table-cell office:value-type="float" office:value="1.64221" calcext:value-type="float">
            <text:p>1.64221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0.292928" calcext:value-type="float">
            <text:p>0.292928</text:p>
          </table:table-cell>
          <table:table-cell office:value-type="float" office:value="1.64157" calcext:value-type="float">
            <text:p>1.64157</text:p>
          </table:table-cell>
          <table:table-cell office:value-type="float" office:value="2.241" calcext:value-type="float">
            <text:p>2.241</text:p>
          </table:table-cell>
        </table:table-row>
        <table:table-row table:style-name="ro1">
          <table:table-cell office:value-type="float" office:value="0.277287" calcext:value-type="float">
            <text:p>0.277287</text:p>
          </table:table-cell>
          <table:table-cell office:value-type="float" office:value="1.6453" calcext:value-type="float">
            <text:p>1.6453</text:p>
          </table:table-cell>
          <table:table-cell office:value-type="float" office:value="2.254" calcext:value-type="float">
            <text:p>2.254</text:p>
          </table:table-cell>
        </table:table-row>
        <table:table-row table:style-name="ro1">
          <table:table-cell office:value-type="float" office:value="0.259817" calcext:value-type="float">
            <text:p>0.259817</text:p>
          </table:table-cell>
          <table:table-cell office:value-type="float" office:value="1.65243" calcext:value-type="float">
            <text:p>1.65243</text:p>
          </table:table-cell>
          <table:table-cell office:value-type="float" office:value="2.254" calcext:value-type="float">
            <text:p>2.254</text:p>
          </table:table-cell>
        </table:table-row>
        <table:table-row table:style-name="ro1">
          <table:table-cell office:value-type="float" office:value="0.246229" calcext:value-type="float">
            <text:p>0.246229</text:p>
          </table:table-cell>
          <table:table-cell office:value-type="float" office:value="1.65783" calcext:value-type="float">
            <text:p>1.65783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239692" calcext:value-type="float">
            <text:p>0.239692</text:p>
          </table:table-cell>
          <table:table-cell office:value-type="float" office:value="1.66006" calcext:value-type="float">
            <text:p>1.66006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233374" calcext:value-type="float">
            <text:p>0.233374</text:p>
          </table:table-cell>
          <table:table-cell office:value-type="float" office:value="1.66319" calcext:value-type="float">
            <text:p>1.66319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22107" calcext:value-type="float">
            <text:p>0.22107</text:p>
          </table:table-cell>
          <table:table-cell office:value-type="float" office:value="1.66612" calcext:value-type="float">
            <text:p>1.66612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21553" calcext:value-type="float">
            <text:p>0.21553</text:p>
          </table:table-cell>
          <table:table-cell office:value-type="float" office:value="1.6675" calcext:value-type="float">
            <text:p>1.6675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204051" calcext:value-type="float">
            <text:p>0.204051</text:p>
          </table:table-cell>
          <table:table-cell office:value-type="float" office:value="1.66678" calcext:value-type="float">
            <text:p>1.6667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199664" calcext:value-type="float">
            <text:p>0.199664</text:p>
          </table:table-cell>
          <table:table-cell office:value-type="float" office:value="1.66809" calcext:value-type="float">
            <text:p>1.66809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0.191144" calcext:value-type="float">
            <text:p>0.191144</text:p>
          </table:table-cell>
          <table:table-cell office:value-type="float" office:value="1.67447" calcext:value-type="float">
            <text:p>1.67447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0.187057" calcext:value-type="float">
            <text:p>0.187057</text:p>
          </table:table-cell>
          <table:table-cell office:value-type="float" office:value="1.67927" calcext:value-type="float">
            <text:p>1.67927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0.183285" calcext:value-type="float">
            <text:p>0.183285</text:p>
          </table:table-cell>
          <table:table-cell office:value-type="float" office:value="1.68441" calcext:value-type="float">
            <text:p>1.68441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0.174622" calcext:value-type="float">
            <text:p>0.174622</text:p>
          </table:table-cell>
          <table:table-cell office:value-type="float" office:value="1.69461" calcext:value-type="float">
            <text:p>1.69461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0.169812" calcext:value-type="float">
            <text:p>0.169812</text:p>
          </table:table-cell>
          <table:table-cell office:value-type="float" office:value="1.69904" calcext:value-type="float">
            <text:p>1.69904</text:p>
          </table:table-cell>
          <table:table-cell office:value-type="float" office:value="2.275" calcext:value-type="float">
            <text:p>2.275</text:p>
          </table:table-cell>
        </table:table-row>
        <table:table-row table:style-name="ro1">
          <table:table-cell office:value-type="float" office:value="0.16495" calcext:value-type="float">
            <text:p>0.16495</text:p>
          </table:table-cell>
          <table:table-cell office:value-type="float" office:value="1.70275" calcext:value-type="float">
            <text:p>1.70275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0.157329" calcext:value-type="float">
            <text:p>0.157329</text:p>
          </table:table-cell>
          <table:table-cell office:value-type="float" office:value="1.70656" calcext:value-type="float">
            <text:p>1.70656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0.153475" calcext:value-type="float">
            <text:p>0.153475</text:p>
          </table:table-cell>
          <table:table-cell office:value-type="float" office:value="1.70803" calcext:value-type="float">
            <text:p>1.70803</text:p>
          </table:table-cell>
          <table:table-cell office:value-type="float" office:value="2.279" calcext:value-type="float">
            <text:p>2.279</text:p>
          </table:table-cell>
        </table:table-row>
        <table:table-row table:style-name="ro1">
          <table:table-cell office:value-type="float" office:value="0.152099" calcext:value-type="float">
            <text:p>0.152099</text:p>
          </table:table-cell>
          <table:table-cell office:value-type="float" office:value="1.71024" calcext:value-type="float">
            <text:p>1.71024</text:p>
          </table:table-cell>
          <table:table-cell office:value-type="float" office:value="2.287" calcext:value-type="float">
            <text:p>2.287</text:p>
          </table:table-cell>
        </table:table-row>
        <table:table-row table:style-name="ro1">
          <table:table-cell office:value-type="float" office:value="0.151521" calcext:value-type="float">
            <text:p>0.151521</text:p>
          </table:table-cell>
          <table:table-cell office:value-type="float" office:value="1.71129" calcext:value-type="float">
            <text:p>1.71129</text:p>
          </table:table-cell>
          <table:table-cell office:value-type="float" office:value="2.287" calcext:value-type="float">
            <text:p>2.287</text:p>
          </table:table-cell>
        </table:table-row>
        <table:table-row table:style-name="ro1">
          <table:table-cell office:value-type="float" office:value="0.150463" calcext:value-type="float">
            <text:p>0.150463</text:p>
          </table:table-cell>
          <table:table-cell office:value-type="float" office:value="1.71316" calcext:value-type="float">
            <text:p>1.71316</text:p>
          </table:table-cell>
          <table:table-cell office:value-type="float" office:value="2.287" calcext:value-type="float">
            <text:p>2.287</text:p>
          </table:table-cell>
        </table:table-row>
        <table:table-row table:style-name="ro1">
          <table:table-cell office:value-type="float" office:value="0.145225" calcext:value-type="float">
            <text:p>0.145225</text:p>
          </table:table-cell>
          <table:table-cell office:value-type="float" office:value="1.71654" calcext:value-type="float">
            <text:p>1.71654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float" office:value="0.142019" calcext:value-type="float">
            <text:p>0.142019</text:p>
          </table:table-cell>
          <table:table-cell office:value-type="float" office:value="1.71743" calcext:value-type="float">
            <text:p>1.71743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float" office:value="0.138757" calcext:value-type="float">
            <text:p>0.138757</text:p>
          </table:table-cell>
          <table:table-cell office:value-type="float" office:value="1.7175" calcext:value-type="float">
            <text:p>1.7175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float" office:value="0.135362" calcext:value-type="float">
            <text:p>0.135362</text:p>
          </table:table-cell>
          <table:table-cell office:value-type="float" office:value="1.71702" calcext:value-type="float">
            <text:p>1.71702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float" office:value="0.131025" calcext:value-type="float">
            <text:p>0.131025</text:p>
          </table:table-cell>
          <table:table-cell office:value-type="float" office:value="1.71284" calcext:value-type="float">
            <text:p>1.71284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float" office:value="0.128477" calcext:value-type="float">
            <text:p>0.128477</text:p>
          </table:table-cell>
          <table:table-cell office:value-type="float" office:value="1.71158" calcext:value-type="float">
            <text:p>1.71158</text:p>
          </table:table-cell>
          <table:table-cell office:value-type="float" office:value="2.293" calcext:value-type="float">
            <text:p>2.293</text:p>
          </table:table-cell>
        </table:table-row>
        <table:table-row table:style-name="ro1">
          <table:table-cell office:value-type="float" office:value="0.121655" calcext:value-type="float">
            <text:p>0.121655</text:p>
          </table:table-cell>
          <table:table-cell office:value-type="float" office:value="1.70974" calcext:value-type="float">
            <text:p>1.7097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117921" calcext:value-type="float">
            <text:p>0.117921</text:p>
          </table:table-cell>
          <table:table-cell office:value-type="float" office:value="1.70805" calcext:value-type="float">
            <text:p>1.70805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112743" calcext:value-type="float">
            <text:p>0.112743</text:p>
          </table:table-cell>
          <table:table-cell office:value-type="float" office:value="1.70707" calcext:value-type="float">
            <text:p>1.70707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106682" calcext:value-type="float">
            <text:p>0.106682</text:p>
          </table:table-cell>
          <table:table-cell office:value-type="float" office:value="1.70561" calcext:value-type="float">
            <text:p>1.70561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0.101731" calcext:value-type="float">
            <text:p>0.101731</text:p>
          </table:table-cell>
          <table:table-cell office:value-type="float" office:value="1.70406" calcext:value-type="float">
            <text:p>1.70406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0.0979274" calcext:value-type="float">
            <text:p>0.0979274</text:p>
          </table:table-cell>
          <table:table-cell office:value-type="float" office:value="1.70207" calcext:value-type="float">
            <text:p>1.70207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0.0938463" calcext:value-type="float">
            <text:p>0.0938463</text:p>
          </table:table-cell>
          <table:table-cell office:value-type="float" office:value="1.70011" calcext:value-type="float">
            <text:p>1.70011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0.0930097" calcext:value-type="float">
            <text:p>0.0930097</text:p>
          </table:table-cell>
          <table:table-cell office:value-type="float" office:value="1.69326" calcext:value-type="float">
            <text:p>1.69326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0.092408" calcext:value-type="float">
            <text:p>0.092408</text:p>
          </table:table-cell>
          <table:table-cell office:value-type="float" office:value="1.68956" calcext:value-type="float">
            <text:p>1.68956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0.0911347" calcext:value-type="float">
            <text:p>0.0911347</text:p>
          </table:table-cell>
          <table:table-cell office:value-type="float" office:value="1.68653" calcext:value-type="float">
            <text:p>1.68653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0.0908098" calcext:value-type="float">
            <text:p>0.0908098</text:p>
          </table:table-cell>
          <table:table-cell office:value-type="float" office:value="1.68495" calcext:value-type="float">
            <text:p>1.68495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float" office:value="0.0897632" calcext:value-type="float">
            <text:p>0.0897632</text:p>
          </table:table-cell>
          <table:table-cell office:value-type="float" office:value="1.68438" calcext:value-type="float">
            <text:p>1.68438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float" office:value="0.088503" calcext:value-type="float">
            <text:p>0.088503</text:p>
          </table:table-cell>
          <table:table-cell office:value-type="float" office:value="1.68491" calcext:value-type="float">
            <text:p>1.68491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float" office:value="0.0877973" calcext:value-type="float">
            <text:p>0.0877973</text:p>
          </table:table-cell>
          <table:table-cell office:value-type="float" office:value="1.68503" calcext:value-type="float">
            <text:p>1.68503</text:p>
          </table:table-cell>
          <table:table-cell office:value-type="float" office:value="2.312" calcext:value-type="float">
            <text:p>2.312</text:p>
          </table:table-cell>
        </table:table-row>
        <table:table-row table:style-name="ro1">
          <table:table-cell office:value-type="float" office:value="0.0761482" calcext:value-type="float">
            <text:p>0.0761482</text:p>
          </table:table-cell>
          <table:table-cell office:value-type="float" office:value="1.68673" calcext:value-type="float">
            <text:p>1.68673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727346" calcext:value-type="float">
            <text:p>0.0727346</text:p>
          </table:table-cell>
          <table:table-cell office:value-type="float" office:value="1.6857" calcext:value-type="float">
            <text:p>1.6857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99041" calcext:value-type="float">
            <text:p>0.0699041</text:p>
          </table:table-cell>
          <table:table-cell office:value-type="float" office:value="1.68389" calcext:value-type="float">
            <text:p>1.68389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84855" calcext:value-type="float">
            <text:p>0.0684855</text:p>
          </table:table-cell>
          <table:table-cell office:value-type="float" office:value="1.68104" calcext:value-type="float">
            <text:p>1.68104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68022" calcext:value-type="float">
            <text:p>0.0668022</text:p>
          </table:table-cell>
          <table:table-cell office:value-type="float" office:value="1.68054" calcext:value-type="float">
            <text:p>1.68054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69305" calcext:value-type="float">
            <text:p>0.0669305</text:p>
          </table:table-cell>
          <table:table-cell office:value-type="float" office:value="1.68423" calcext:value-type="float">
            <text:p>1.68423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60433" calcext:value-type="float">
            <text:p>0.0660433</text:p>
          </table:table-cell>
          <table:table-cell office:value-type="float" office:value="1.68534" calcext:value-type="float">
            <text:p>1.68534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2961" calcext:value-type="float">
            <text:p>0.062961</text:p>
          </table:table-cell>
          <table:table-cell office:value-type="float" office:value="1.68185" calcext:value-type="float">
            <text:p>1.68185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07792" calcext:value-type="float">
            <text:p>0.0607792</text:p>
          </table:table-cell>
          <table:table-cell office:value-type="float" office:value="1.67881" calcext:value-type="float">
            <text:p>1.67881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580671" calcext:value-type="float">
            <text:p>0.0580671</text:p>
          </table:table-cell>
          <table:table-cell office:value-type="float" office:value="1.67593" calcext:value-type="float">
            <text:p>1.67593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545981" calcext:value-type="float">
            <text:p>0.0545981</text:p>
          </table:table-cell>
          <table:table-cell office:value-type="float" office:value="1.67533" calcext:value-type="float">
            <text:p>1.67533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543236" calcext:value-type="float">
            <text:p>0.0543236</text:p>
          </table:table-cell>
          <table:table-cell office:value-type="float" office:value="1.67564" calcext:value-type="float">
            <text:p>1.67564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504581" calcext:value-type="float">
            <text:p>0.0504581</text:p>
          </table:table-cell>
          <table:table-cell office:value-type="float" office:value="1.66239" calcext:value-type="float">
            <text:p>1.66239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488653" calcext:value-type="float">
            <text:p>0.0488653</text:p>
          </table:table-cell>
          <table:table-cell office:value-type="float" office:value="1.65772" calcext:value-type="float">
            <text:p>1.65772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516753" calcext:value-type="float">
            <text:p>0.0516753</text:p>
          </table:table-cell>
          <table:table-cell office:value-type="float" office:value="1.65493" calcext:value-type="float">
            <text:p>1.65493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550698" calcext:value-type="float">
            <text:p>0.0550698</text:p>
          </table:table-cell>
          <table:table-cell office:value-type="float" office:value="1.65372" calcext:value-type="float">
            <text:p>1.65372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599603" calcext:value-type="float">
            <text:p>0.0599603</text:p>
          </table:table-cell>
          <table:table-cell office:value-type="float" office:value="1.65334" calcext:value-type="float">
            <text:p>1.65334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51696" calcext:value-type="float">
            <text:p>0.0651696</text:p>
          </table:table-cell>
          <table:table-cell office:value-type="float" office:value="1.64957" calcext:value-type="float">
            <text:p>1.64957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6129" calcext:value-type="float">
            <text:p>0.066129</text:p>
          </table:table-cell>
          <table:table-cell office:value-type="float" office:value="1.64675" calcext:value-type="float">
            <text:p>1.64675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54519" calcext:value-type="float">
            <text:p>0.0654519</text:p>
          </table:table-cell>
          <table:table-cell office:value-type="float" office:value="1.64458" calcext:value-type="float">
            <text:p>1.64458</text:p>
          </table:table-cell>
          <table:table-cell office:value-type="float" office:value="2.314" calcext:value-type="float">
            <text:p>2.314</text:p>
          </table:table-cell>
        </table:table-row>
        <table:table-row table:style-name="ro1">
          <table:table-cell office:value-type="float" office:value="0.0634307" calcext:value-type="float">
            <text:p>0.0634307</text:p>
          </table:table-cell>
          <table:table-cell office:value-type="float" office:value="1.64373" calcext:value-type="float">
            <text:p>1.64373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float" office:value="0.0602923" calcext:value-type="float">
            <text:p>0.0602923</text:p>
          </table:table-cell>
          <table:table-cell office:value-type="float" office:value="1.64289" calcext:value-type="float">
            <text:p>1.64289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float" office:value="0.0571069" calcext:value-type="float">
            <text:p>0.0571069</text:p>
          </table:table-cell>
          <table:table-cell office:value-type="float" office:value="1.64254" calcext:value-type="float">
            <text:p>1.64254</text:p>
          </table:table-cell>
          <table:table-cell office:value-type="float" office:value="2.313" calcext:value-type="float">
            <text:p>2.313</text:p>
          </table:table-cell>
        </table:table-row>
        <table:table-row table:style-name="ro1">
          <table:table-cell office:value-type="float" office:value="0.0456772" calcext:value-type="float">
            <text:p>0.0456772</text:p>
          </table:table-cell>
          <table:table-cell office:value-type="float" office:value="1.64133" calcext:value-type="float">
            <text:p>1.64133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0.0397871" calcext:value-type="float">
            <text:p>0.0397871</text:p>
          </table:table-cell>
          <table:table-cell office:value-type="float" office:value="1.64097" calcext:value-type="float">
            <text:p>1.64097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0.0339511" calcext:value-type="float">
            <text:p>0.0339511</text:p>
          </table:table-cell>
          <table:table-cell office:value-type="float" office:value="1.64134" calcext:value-type="float">
            <text:p>1.6413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float" office:value="0.0280803" calcext:value-type="float">
            <text:p>0.0280803</text:p>
          </table:table-cell>
          <table:table-cell office:value-type="float" office:value="1.64474" calcext:value-type="float">
            <text:p>1.64474</text:p>
          </table:table-cell>
          <table:table-cell office:value-type="float" office:value="2.308" calcext:value-type="float">
            <text:p>2.308</text:p>
          </table:table-cell>
        </table:table-row>
        <table:table-row table:style-name="ro1">
          <table:table-cell office:value-type="float" office:value="0.0270633" calcext:value-type="float">
            <text:p>0.0270633</text:p>
          </table:table-cell>
          <table:table-cell office:value-type="float" office:value="1.6463" calcext:value-type="float">
            <text:p>1.6463</text:p>
          </table:table-cell>
          <table:table-cell office:value-type="float" office:value="2.308" calcext:value-type="float">
            <text:p>2.308</text:p>
          </table:table-cell>
        </table:table-row>
        <table:table-row table:style-name="ro1">
          <table:table-cell office:value-type="float" office:value="0.0167223" calcext:value-type="float">
            <text:p>0.0167223</text:p>
          </table:table-cell>
          <table:table-cell office:value-type="float" office:value="1.6506" calcext:value-type="float">
            <text:p>1.6506</text:p>
          </table:table-cell>
          <table:table-cell office:value-type="float" office:value="2.308" calcext:value-type="float">
            <text:p>2.308</text:p>
          </table:table-cell>
        </table:table-row>
        <table:table-row table:style-name="ro1">
          <table:table-cell office:value-type="float" office:value="0.0129886" calcext:value-type="float">
            <text:p>0.0129886</text:p>
          </table:table-cell>
          <table:table-cell office:value-type="float" office:value="1.6515" calcext:value-type="float">
            <text:p>1.6515</text:p>
          </table:table-cell>
          <table:table-cell office:value-type="float" office:value="2.308" calcext:value-type="float">
            <text:p>2.308</text:p>
          </table:table-cell>
        </table:table-row>
        <table:table-row table:style-name="ro1">
          <table:table-cell office:value-type="float" office:value="0.00588648" calcext:value-type="float">
            <text:p>0.00588648</text:p>
          </table:table-cell>
          <table:table-cell office:value-type="float" office:value="1.65285" calcext:value-type="float">
            <text:p>1.65285</text:p>
          </table:table-cell>
          <table:table-cell office:value-type="float" office:value="2.308" calcext:value-type="float">
            <text:p>2.308</text:p>
          </table:table-cell>
        </table:table-row>
        <table:table-row table:style-name="ro1">
          <table:table-cell office:value-type="float" office:value="0.00331729" calcext:value-type="float">
            <text:p>0.00331729</text:p>
          </table:table-cell>
          <table:table-cell office:value-type="float" office:value="1.65309" calcext:value-type="float">
            <text:p>1.65309</text:p>
          </table:table-cell>
          <table:table-cell office:value-type="float" office:value="2.308" calcext:value-type="float">
            <text:p>2.308</text:p>
          </table:table-cell>
        </table:table-row>
        <table:table-row table:style-name="ro1">
          <table:table-cell office:value-type="float" office:value="0.000450238" calcext:value-type="float">
            <text:p>0.000450238</text:p>
          </table:table-cell>
          <table:table-cell office:value-type="float" office:value="1.65366" calcext:value-type="float">
            <text:p>1.65366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-0.00391532" calcext:value-type="float">
            <text:p>-0.00391532</text:p>
          </table:table-cell>
          <table:table-cell office:value-type="float" office:value="1.65468" calcext:value-type="float">
            <text:p>1.65468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-0.0101455" calcext:value-type="float">
            <text:p>-0.0101455</text:p>
          </table:table-cell>
          <table:table-cell office:value-type="float" office:value="1.6487" calcext:value-type="float">
            <text:p>1.6487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-0.011977" calcext:value-type="float">
            <text:p>-0.011977</text:p>
          </table:table-cell>
          <table:table-cell office:value-type="float" office:value="1.64611" calcext:value-type="float">
            <text:p>1.64611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-0.0142818" calcext:value-type="float">
            <text:p>-0.0142818</text:p>
          </table:table-cell>
          <table:table-cell office:value-type="float" office:value="1.64391" calcext:value-type="float">
            <text:p>1.64391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-0.0155959" calcext:value-type="float">
            <text:p>-0.0155959</text:p>
          </table:table-cell>
          <table:table-cell office:value-type="float" office:value="1.63779" calcext:value-type="float">
            <text:p>1.63779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-0.0162192" calcext:value-type="float">
            <text:p>-0.0162192</text:p>
          </table:table-cell>
          <table:table-cell office:value-type="float" office:value="1.63265" calcext:value-type="float">
            <text:p>1.63265</text:p>
          </table:table-cell>
          <table:table-cell office:value-type="float" office:value="2.298" calcext:value-type="float">
            <text:p>2.298</text:p>
          </table:table-cell>
        </table:table-row>
        <table:table-row table:style-name="ro1">
          <table:table-cell office:value-type="float" office:value="-0.0156028" calcext:value-type="float">
            <text:p>-0.0156028</text:p>
          </table:table-cell>
          <table:table-cell office:value-type="float" office:value="1.6154" calcext:value-type="float">
            <text:p>1.6154</text:p>
          </table:table-cell>
          <table:table-cell office:value-type="float" office:value="2.305" calcext:value-type="float">
            <text:p>2.305</text:p>
          </table:table-cell>
        </table:table-row>
        <table:table-row table:style-name="ro1">
          <table:table-cell office:value-type="float" office:value="-0.0183093" calcext:value-type="float">
            <text:p>-0.0183093</text:p>
          </table:table-cell>
          <table:table-cell office:value-type="float" office:value="1.59528" calcext:value-type="float">
            <text:p>1.59528</text:p>
          </table:table-cell>
          <table:table-cell office:value-type="float" office:value="2.305" calcext:value-type="float">
            <text:p>2.305</text:p>
          </table:table-cell>
        </table:table-row>
        <table:table-row table:style-name="ro1">
          <table:table-cell office:value-type="float" office:value="-0.0192521" calcext:value-type="float">
            <text:p>-0.0192521</text:p>
          </table:table-cell>
          <table:table-cell office:value-type="float" office:value="1.57439" calcext:value-type="float">
            <text:p>1.57439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-0.0200787" calcext:value-type="float">
            <text:p>-0.0200787</text:p>
          </table:table-cell>
          <table:table-cell office:value-type="float" office:value="1.56469" calcext:value-type="float">
            <text:p>1.56469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-0.021731" calcext:value-type="float">
            <text:p>-0.021731</text:p>
          </table:table-cell>
          <table:table-cell office:value-type="float" office:value="1.55637" calcext:value-type="float">
            <text:p>1.55637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-0.0219229" calcext:value-type="float">
            <text:p>-0.0219229</text:p>
          </table:table-cell>
          <table:table-cell office:value-type="float" office:value="1.54551" calcext:value-type="float">
            <text:p>1.54551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-0.0218673" calcext:value-type="float">
            <text:p>-0.0218673</text:p>
          </table:table-cell>
          <table:table-cell office:value-type="float" office:value="1.52207" calcext:value-type="float">
            <text:p>1.52207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-0.0209098" calcext:value-type="float">
            <text:p>-0.0209098</text:p>
          </table:table-cell>
          <table:table-cell office:value-type="float" office:value="1.51097" calcext:value-type="float">
            <text:p>1.51097</text:p>
          </table:table-cell>
          <table:table-cell office:value-type="float" office:value="2.29" calcext:value-type="float">
            <text:p>2.29</text:p>
          </table:table-cell>
        </table:table-row>
        <table:table-row table:style-name="ro1">
          <table:table-cell office:value-type="float" office:value="-0.00639832" calcext:value-type="float">
            <text:p>-0.00639832</text:p>
          </table:table-cell>
          <table:table-cell office:value-type="float" office:value="1.4706" calcext:value-type="float">
            <text:p>1.4706</text:p>
          </table:table-cell>
          <table:table-cell office:value-type="float" office:value="2.285" calcext:value-type="float">
            <text:p>2.285</text:p>
          </table:table-cell>
        </table:table-row>
        <table:table-row table:style-name="ro1">
          <table:table-cell office:value-type="float" office:value="-0.00296175" calcext:value-type="float">
            <text:p>-0.00296175</text:p>
          </table:table-cell>
          <table:table-cell office:value-type="float" office:value="1.45902" calcext:value-type="float">
            <text:p>1.45902</text:p>
          </table:table-cell>
          <table:table-cell office:value-type="float" office:value="2.285" calcext:value-type="float">
            <text:p>2.285</text:p>
          </table:table-cell>
        </table:table-row>
        <table:table-row table:style-name="ro1">
          <table:table-cell table:style-name="ce1" office:value-type="float" office:value="0.0000828022" calcext:value-type="float">
            <text:p>8.28E-005</text:p>
          </table:table-cell>
          <table:table-cell office:value-type="float" office:value="1.44677" calcext:value-type="float">
            <text:p>1.44677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float" office:value="0.00351408" calcext:value-type="float">
            <text:p>0.00351408</text:p>
          </table:table-cell>
          <table:table-cell office:value-type="float" office:value="1.43291" calcext:value-type="float">
            <text:p>1.43291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float" office:value="0.00612079" calcext:value-type="float">
            <text:p>0.00612079</text:p>
          </table:table-cell>
          <table:table-cell office:value-type="float" office:value="1.42067" calcext:value-type="float">
            <text:p>1.42067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float" office:value="0.00822383" calcext:value-type="float">
            <text:p>0.00822383</text:p>
          </table:table-cell>
          <table:table-cell office:value-type="float" office:value="1.40942" calcext:value-type="float">
            <text:p>1.40942</text:p>
          </table:table-cell>
          <table:table-cell office:value-type="float" office:value="2.273" calcext:value-type="float">
            <text:p>2.273</text:p>
          </table:table-cell>
        </table:table-row>
        <table:table-row table:style-name="ro1">
          <table:table-cell office:value-type="float" office:value="0.00809248" calcext:value-type="float">
            <text:p>0.00809248</text:p>
          </table:table-cell>
          <table:table-cell office:value-type="float" office:value="1.39867" calcext:value-type="float">
            <text:p>1.39867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00751571" calcext:value-type="float">
            <text:p>0.00751571</text:p>
          </table:table-cell>
          <table:table-cell office:value-type="float" office:value="1.38866" calcext:value-type="float">
            <text:p>1.38866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00512905" calcext:value-type="float">
            <text:p>0.00512905</text:p>
          </table:table-cell>
          <table:table-cell office:value-type="float" office:value="1.3698" calcext:value-type="float">
            <text:p>1.369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00435293" calcext:value-type="float">
            <text:p>0.00435293</text:p>
          </table:table-cell>
          <table:table-cell office:value-type="float" office:value="1.36014" calcext:value-type="float">
            <text:p>1.36014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00455404" calcext:value-type="float">
            <text:p>0.00455404</text:p>
          </table:table-cell>
          <table:table-cell office:value-type="float" office:value="1.35068" calcext:value-type="float">
            <text:p>1.35068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00831352" calcext:value-type="float">
            <text:p>0.00831352</text:p>
          </table:table-cell>
          <table:table-cell office:value-type="float" office:value="1.32942" calcext:value-type="float">
            <text:p>1.32942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float" office:value="0.0109072" calcext:value-type="float">
            <text:p>0.0109072</text:p>
          </table:table-cell>
          <table:table-cell office:value-type="float" office:value="1.31817" calcext:value-type="float">
            <text:p>1.31817</text:p>
          </table:table-cell>
          <table:table-cell office:value-type="float" office:value="2.253" calcext:value-type="float">
            <text:p>2.253</text:p>
          </table:table-cell>
        </table:table-row>
        <table:table-row table:style-name="ro1">
          <table:table-cell office:value-type="float" office:value="0.027716" calcext:value-type="float">
            <text:p>0.027716</text:p>
          </table:table-cell>
          <table:table-cell office:value-type="float" office:value="1.28764" calcext:value-type="float">
            <text:p>1.28764</text:p>
          </table:table-cell>
          <table:table-cell office:value-type="float" office:value="2.253" calcext:value-type="float">
            <text:p>2.253</text:p>
          </table:table-cell>
        </table:table-row>
        <table:table-row table:style-name="ro1">
          <table:table-cell office:value-type="float" office:value="0.0355175" calcext:value-type="float">
            <text:p>0.0355175</text:p>
          </table:table-cell>
          <table:table-cell office:value-type="float" office:value="1.27091" calcext:value-type="float">
            <text:p>1.27091</text:p>
          </table:table-cell>
          <table:table-cell office:value-type="float" office:value="2.247" calcext:value-type="float">
            <text:p>2.247</text:p>
          </table:table-cell>
        </table:table-row>
        <table:table-row table:style-name="ro1">
          <table:table-cell office:value-type="float" office:value="0.0417477" calcext:value-type="float">
            <text:p>0.0417477</text:p>
          </table:table-cell>
          <table:table-cell office:value-type="float" office:value="1.24923" calcext:value-type="float">
            <text:p>1.24923</text:p>
          </table:table-cell>
          <table:table-cell office:value-type="float" office:value="2.247" calcext:value-type="float">
            <text:p>2.247</text:p>
          </table:table-cell>
        </table:table-row>
        <table:table-row table:style-name="ro1">
          <table:table-cell office:value-type="float" office:value="0.0446905" calcext:value-type="float">
            <text:p>0.0446905</text:p>
          </table:table-cell>
          <table:table-cell office:value-type="float" office:value="1.23714" calcext:value-type="float">
            <text:p>1.23714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0.0531091" calcext:value-type="float">
            <text:p>0.0531091</text:p>
          </table:table-cell>
          <table:table-cell office:value-type="float" office:value="1.20828" calcext:value-type="float">
            <text:p>1.20828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0.0567225" calcext:value-type="float">
            <text:p>0.0567225</text:p>
          </table:table-cell>
          <table:table-cell office:value-type="float" office:value="1.19521" calcext:value-type="float">
            <text:p>1.19521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0.0607316" calcext:value-type="float">
            <text:p>0.0607316</text:p>
          </table:table-cell>
          <table:table-cell office:value-type="float" office:value="1.18247" calcext:value-type="float">
            <text:p>1.18247</text:p>
          </table:table-cell>
          <table:table-cell office:value-type="float" office:value="2.239" calcext:value-type="float">
            <text:p>2.239</text:p>
          </table:table-cell>
        </table:table-row>
        <table:table-row table:style-name="ro1">
          <table:table-cell office:value-type="float" office:value="0.0679505" calcext:value-type="float">
            <text:p>0.0679505</text:p>
          </table:table-cell>
          <table:table-cell office:value-type="float" office:value="1.14296" calcext:value-type="float">
            <text:p>1.14296</text:p>
          </table:table-cell>
          <table:table-cell office:value-type="float" office:value="2.227" calcext:value-type="float">
            <text:p>2.227</text:p>
          </table:table-cell>
        </table:table-row>
        <table:table-row table:style-name="ro1">
          <table:table-cell office:value-type="float" office:value="0.0717442" calcext:value-type="float">
            <text:p>0.0717442</text:p>
          </table:table-cell>
          <table:table-cell office:value-type="float" office:value="1.13002" calcext:value-type="float">
            <text:p>1.13002</text:p>
          </table:table-cell>
          <table:table-cell office:value-type="float" office:value="2.227" calcext:value-type="float">
            <text:p>2.227</text:p>
          </table:table-cell>
        </table:table-row>
        <table:table-row table:style-name="ro1">
          <table:table-cell office:value-type="float" office:value="0.0753993" calcext:value-type="float">
            <text:p>0.0753993</text:p>
          </table:table-cell>
          <table:table-cell office:value-type="float" office:value="1.11645" calcext:value-type="float">
            <text:p>1.11645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0.0783914" calcext:value-type="float">
            <text:p>0.0783914</text:p>
          </table:table-cell>
          <table:table-cell office:value-type="float" office:value="1.10297" calcext:value-type="float">
            <text:p>1.10297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0.0828107" calcext:value-type="float">
            <text:p>0.0828107</text:p>
          </table:table-cell>
          <table:table-cell office:value-type="float" office:value="1.09067" calcext:value-type="float">
            <text:p>1.09067</text:p>
          </table:table-cell>
          <table:table-cell office:value-type="float" office:value="2.215" calcext:value-type="float">
            <text:p>2.215</text:p>
          </table:table-cell>
        </table:table-row>
        <table:table-row table:style-name="ro1">
          <table:table-cell office:value-type="float" office:value="0.0867238" calcext:value-type="float">
            <text:p>0.0867238</text:p>
          </table:table-cell>
          <table:table-cell office:value-type="float" office:value="1.06691" calcext:value-type="float">
            <text:p>1.06691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0875706" calcext:value-type="float">
            <text:p>0.0875706</text:p>
          </table:table-cell>
          <table:table-cell office:value-type="float" office:value="1.05543" calcext:value-type="float">
            <text:p>1.05543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0895159" calcext:value-type="float">
            <text:p>0.0895159</text:p>
          </table:table-cell>
          <table:table-cell office:value-type="float" office:value="1.04406" calcext:value-type="float">
            <text:p>1.04406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0914777" calcext:value-type="float">
            <text:p>0.0914777</text:p>
          </table:table-cell>
          <table:table-cell office:value-type="float" office:value="1.02339" calcext:value-type="float">
            <text:p>1.02339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0931224" calcext:value-type="float">
            <text:p>0.0931224</text:p>
          </table:table-cell>
          <table:table-cell office:value-type="float" office:value="1.01256" calcext:value-type="float">
            <text:p>1.01256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094764" calcext:value-type="float">
            <text:p>0.094764</text:p>
          </table:table-cell>
          <table:table-cell office:value-type="float" office:value="1.00453" calcext:value-type="float">
            <text:p>1.00453</text:p>
          </table:table-cell>
          <table:table-cell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0.0937419" calcext:value-type="float">
            <text:p>0.0937419</text:p>
          </table:table-cell>
          <table:table-cell office:value-type="float" office:value="0.991342" calcext:value-type="float">
            <text:p>0.991342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float" office:value="0.0937977" calcext:value-type="float">
            <text:p>0.0937977</text:p>
          </table:table-cell>
          <table:table-cell office:value-type="float" office:value="0.984594" calcext:value-type="float">
            <text:p>0.984594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float" office:value="0.092869" calcext:value-type="float">
            <text:p>0.092869</text:p>
          </table:table-cell>
          <table:table-cell office:value-type="float" office:value="0.976814" calcext:value-type="float">
            <text:p>0.976814</text:p>
          </table:table-cell>
          <table:table-cell office:value-type="float" office:value="2.184" calcext:value-type="float">
            <text:p>2.184</text:p>
          </table:table-cell>
        </table:table-row>
        <table:table-row table:style-name="ro1">
          <table:table-cell office:value-type="float" office:value="0.0872793" calcext:value-type="float">
            <text:p>0.0872793</text:p>
          </table:table-cell>
          <table:table-cell office:value-type="float" office:value="0.955531" calcext:value-type="float">
            <text:p>0.955531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0.0853936" calcext:value-type="float">
            <text:p>0.0853936</text:p>
          </table:table-cell>
          <table:table-cell office:value-type="float" office:value="0.943469" calcext:value-type="float">
            <text:p>0.943469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0.0826966" calcext:value-type="float">
            <text:p>0.0826966</text:p>
          </table:table-cell>
          <table:table-cell office:value-type="float" office:value="0.930506" calcext:value-type="float">
            <text:p>0.930506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0.0804559" calcext:value-type="float">
            <text:p>0.0804559</text:p>
          </table:table-cell>
          <table:table-cell office:value-type="float" office:value="0.918365" calcext:value-type="float">
            <text:p>0.918365</text:p>
          </table:table-cell>
          <table:table-cell office:value-type="float" office:value="2.171" calcext:value-type="float">
            <text:p>2.171</text:p>
          </table:table-cell>
        </table:table-row>
        <table:table-row table:style-name="ro1">
          <table:table-cell office:value-type="float" office:value="0.0771315" calcext:value-type="float">
            <text:p>0.0771315</text:p>
          </table:table-cell>
          <table:table-cell office:value-type="float" office:value="0.905439" calcext:value-type="float">
            <text:p>0.905439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 office:value-type="float" office:value="0.0739825" calcext:value-type="float">
            <text:p>0.0739825</text:p>
          </table:table-cell>
          <table:table-cell office:value-type="float" office:value="0.891559" calcext:value-type="float">
            <text:p>0.891559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 office:value-type="float" office:value="0.0689305" calcext:value-type="float">
            <text:p>0.0689305</text:p>
          </table:table-cell>
          <table:table-cell office:value-type="float" office:value="0.877667" calcext:value-type="float">
            <text:p>0.877667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 office:value-type="float" office:value="0.063945" calcext:value-type="float">
            <text:p>0.063945</text:p>
          </table:table-cell>
          <table:table-cell office:value-type="float" office:value="0.863853" calcext:value-type="float">
            <text:p>0.863853</text:p>
          </table:table-cell>
          <table:table-cell office:value-type="float" office:value="2.169" calcext:value-type="float">
            <text:p>2.169</text:p>
          </table:table-cell>
        </table:table-row>
        <table:table-row table:style-name="ro1">
          <table:table-cell office:value-type="float" office:value="0.0585891" calcext:value-type="float">
            <text:p>0.0585891</text:p>
          </table:table-cell>
          <table:table-cell office:value-type="float" office:value="0.850107" calcext:value-type="float">
            <text:p>0.850107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0.054228" calcext:value-type="float">
            <text:p>0.054228</text:p>
          </table:table-cell>
          <table:table-cell office:value-type="float" office:value="0.836835" calcext:value-type="float">
            <text:p>0.836835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0.0450522" calcext:value-type="float">
            <text:p>0.0450522</text:p>
          </table:table-cell>
          <table:table-cell office:value-type="float" office:value="0.814249" calcext:value-type="float">
            <text:p>0.814249</text:p>
          </table:table-cell>
          <table:table-cell office:value-type="float" office:value="2.147" calcext:value-type="float">
            <text:p>2.147</text:p>
          </table:table-cell>
        </table:table-row>
        <table:table-row table:style-name="ro1">
          <table:table-cell office:value-type="float" office:value="0.040406" calcext:value-type="float">
            <text:p>0.040406</text:p>
          </table:table-cell>
          <table:table-cell office:value-type="float" office:value="0.804154" calcext:value-type="float">
            <text:p>0.804154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0353155" calcext:value-type="float">
            <text:p>0.0353155</text:p>
          </table:table-cell>
          <table:table-cell office:value-type="float" office:value="0.796161" calcext:value-type="float">
            <text:p>0.796161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0303379" calcext:value-type="float">
            <text:p>0.0303379</text:p>
          </table:table-cell>
          <table:table-cell office:value-type="float" office:value="0.788959" calcext:value-type="float">
            <text:p>0.788959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0265831" calcext:value-type="float">
            <text:p>0.0265831</text:p>
          </table:table-cell>
          <table:table-cell office:value-type="float" office:value="0.781742" calcext:value-type="float">
            <text:p>0.781742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0235886" calcext:value-type="float">
            <text:p>0.0235886</text:p>
          </table:table-cell>
          <table:table-cell office:value-type="float" office:value="0.774074" calcext:value-type="float">
            <text:p>0.774074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0.0219094" calcext:value-type="float">
            <text:p>0.0219094</text:p>
          </table:table-cell>
          <table:table-cell office:value-type="float" office:value="0.755139" calcext:value-type="float">
            <text:p>0.755139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0.0222117" calcext:value-type="float">
            <text:p>0.0222117</text:p>
          </table:table-cell>
          <table:table-cell office:value-type="float" office:value="0.745371" calcext:value-type="float">
            <text:p>0.745371</text:p>
          </table:table-cell>
          <table:table-cell office:value-type="float" office:value="2.124" calcext:value-type="float">
            <text:p>2.124</text:p>
          </table:table-cell>
        </table:table-row>
        <table:table-row table:style-name="ro1">
          <table:table-cell office:value-type="float" office:value="0.0224111" calcext:value-type="float">
            <text:p>0.0224111</text:p>
          </table:table-cell>
          <table:table-cell office:value-type="float" office:value="0.721602" calcext:value-type="float">
            <text:p>0.721602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0.0228512" calcext:value-type="float">
            <text:p>0.0228512</text:p>
          </table:table-cell>
          <table:table-cell office:value-type="float" office:value="0.709533" calcext:value-type="float">
            <text:p>0.709533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0.0214888" calcext:value-type="float">
            <text:p>0.0214888</text:p>
          </table:table-cell>
          <table:table-cell office:value-type="float" office:value="0.69679" calcext:value-type="float">
            <text:p>0.69679</text:p>
          </table:table-cell>
          <table:table-cell office:value-type="float" office:value="2.101" calcext:value-type="float">
            <text:p>2.101</text:p>
          </table:table-cell>
        </table:table-row>
        <table:table-row table:style-name="ro1">
          <table:table-cell office:value-type="float" office:value="0.0195779" calcext:value-type="float">
            <text:p>0.0195779</text:p>
          </table:table-cell>
          <table:table-cell office:value-type="float" office:value="0.684364" calcext:value-type="float">
            <text:p>0.684364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0186967" calcext:value-type="float">
            <text:p>0.0186967</text:p>
          </table:table-cell>
          <table:table-cell office:value-type="float" office:value="0.673014" calcext:value-type="float">
            <text:p>0.673014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0172253" calcext:value-type="float">
            <text:p>0.0172253</text:p>
          </table:table-cell>
          <table:table-cell office:value-type="float" office:value="0.662325" calcext:value-type="float">
            <text:p>0.662325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0143325" calcext:value-type="float">
            <text:p>0.0143325</text:p>
          </table:table-cell>
          <table:table-cell office:value-type="float" office:value="0.650978" calcext:value-type="float">
            <text:p>0.650978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00855536" calcext:value-type="float">
            <text:p>0.00855536</text:p>
          </table:table-cell>
          <table:table-cell office:value-type="float" office:value="0.627952" calcext:value-type="float">
            <text:p>0.627952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00550736" calcext:value-type="float">
            <text:p>0.00550736</text:p>
          </table:table-cell>
          <table:table-cell office:value-type="float" office:value="0.617139" calcext:value-type="float">
            <text:p>0.617139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00302014" calcext:value-type="float">
            <text:p>0.00302014</text:p>
          </table:table-cell>
          <table:table-cell office:value-type="float" office:value="0.601106" calcext:value-type="float">
            <text:p>0.601106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00482256" calcext:value-type="float">
            <text:p>0.00482256</text:p>
          </table:table-cell>
          <table:table-cell office:value-type="float" office:value="0.588249" calcext:value-type="float">
            <text:p>0.588249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0.0129804" calcext:value-type="float">
            <text:p>0.0129804</text:p>
          </table:table-cell>
          <table:table-cell office:value-type="float" office:value="0.564417" calcext:value-type="float">
            <text:p>0.564417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0.0151184" calcext:value-type="float">
            <text:p>0.0151184</text:p>
          </table:table-cell>
          <table:table-cell office:value-type="float" office:value="0.557644" calcext:value-type="float">
            <text:p>0.557644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0.0135264" calcext:value-type="float">
            <text:p>0.0135264</text:p>
          </table:table-cell>
          <table:table-cell office:value-type="float" office:value="0.544803" calcext:value-type="float">
            <text:p>0.544803</text:p>
          </table:table-cell>
          <table:table-cell office:value-type="float" office:value="2.089" calcext:value-type="float">
            <text:p>2.089</text:p>
          </table:table-cell>
        </table:table-row>
        <table:table-row table:style-name="ro1">
          <table:table-cell office:value-type="float" office:value="0.0121566" calcext:value-type="float">
            <text:p>0.0121566</text:p>
          </table:table-cell>
          <table:table-cell office:value-type="float" office:value="0.537537" calcext:value-type="float">
            <text:p>0.537537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0105654" calcext:value-type="float">
            <text:p>0.0105654</text:p>
          </table:table-cell>
          <table:table-cell office:value-type="float" office:value="0.530746" calcext:value-type="float">
            <text:p>0.530746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0104749" calcext:value-type="float">
            <text:p>0.0104749</text:p>
          </table:table-cell>
          <table:table-cell office:value-type="float" office:value="0.517393" calcext:value-type="float">
            <text:p>0.517393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0118573" calcext:value-type="float">
            <text:p>0.0118573</text:p>
          </table:table-cell>
          <table:table-cell office:value-type="float" office:value="0.511565" calcext:value-type="float">
            <text:p>0.511565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0.0166655" calcext:value-type="float">
            <text:p>0.0166655</text:p>
          </table:table-cell>
          <table:table-cell office:value-type="float" office:value="0.502185" calcext:value-type="float">
            <text:p>0.502185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0.0189408" calcext:value-type="float">
            <text:p>0.0189408</text:p>
          </table:table-cell>
          <table:table-cell office:value-type="float" office:value="0.497898" calcext:value-type="float">
            <text:p>0.497898</text:p>
          </table:table-cell>
          <table:table-cell office:value-type="float" office:value="2.044" calcext:value-type="float">
            <text:p>2.044</text:p>
          </table:table-cell>
        </table:table-row>
        <table:table-row table:style-name="ro1">
          <table:table-cell office:value-type="float" office:value="0.0213074" calcext:value-type="float">
            <text:p>0.0213074</text:p>
          </table:table-cell>
          <table:table-cell office:value-type="float" office:value="0.493028" calcext:value-type="float">
            <text:p>0.493028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office:value-type="float" office:value="0.0235429" calcext:value-type="float">
            <text:p>0.0235429</text:p>
          </table:table-cell>
          <table:table-cell office:value-type="float" office:value="0.487363" calcext:value-type="float">
            <text:p>0.487363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office:value-type="float" office:value="0.0248383" calcext:value-type="float">
            <text:p>0.0248383</text:p>
          </table:table-cell>
          <table:table-cell office:value-type="float" office:value="0.479481" calcext:value-type="float">
            <text:p>0.479481</text:p>
          </table:table-cell>
          <table:table-cell office:value-type="float" office:value="2.039" calcext:value-type="float">
            <text:p>2.039</text:p>
          </table:table-cell>
        </table:table-row>
        <table:table-row table:style-name="ro1">
          <table:table-cell office:value-type="float" office:value="0.0282356" calcext:value-type="float">
            <text:p>0.0282356</text:p>
          </table:table-cell>
          <table:table-cell office:value-type="float" office:value="0.470003" calcext:value-type="float">
            <text:p>0.470003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0.0294987" calcext:value-type="float">
            <text:p>0.0294987</text:p>
          </table:table-cell>
          <table:table-cell office:value-type="float" office:value="0.465676" calcext:value-type="float">
            <text:p>0.465676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0.0316663" calcext:value-type="float">
            <text:p>0.0316663</text:p>
          </table:table-cell>
          <table:table-cell office:value-type="float" office:value="0.461368" calcext:value-type="float">
            <text:p>0.461368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0.0347777" calcext:value-type="float">
            <text:p>0.0347777</text:p>
          </table:table-cell>
          <table:table-cell office:value-type="float" office:value="0.455187" calcext:value-type="float">
            <text:p>0.455187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0.0399497" calcext:value-type="float">
            <text:p>0.0399497</text:p>
          </table:table-cell>
          <table:table-cell office:value-type="float" office:value="0.443373" calcext:value-type="float">
            <text:p>0.443373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0.0435909" calcext:value-type="float">
            <text:p>0.0435909</text:p>
          </table:table-cell>
          <table:table-cell office:value-type="float" office:value="0.437293" calcext:value-type="float">
            <text:p>0.437293</text:p>
          </table:table-cell>
          <table:table-cell office:value-type="float" office:value="2.019" calcext:value-type="float">
            <text:p>2.019</text:p>
          </table:table-cell>
        </table:table-row>
        <table:table-row table:style-name="ro1">
          <table:table-cell office:value-type="float" office:value="0.0466758" calcext:value-type="float">
            <text:p>0.0466758</text:p>
          </table:table-cell>
          <table:table-cell office:value-type="float" office:value="0.430592" calcext:value-type="float">
            <text:p>0.430592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0.0534159" calcext:value-type="float">
            <text:p>0.0534159</text:p>
          </table:table-cell>
          <table:table-cell office:value-type="float" office:value="0.417646" calcext:value-type="float">
            <text:p>0.417646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0.0571758" calcext:value-type="float">
            <text:p>0.0571758</text:p>
          </table:table-cell>
          <table:table-cell office:value-type="float" office:value="0.41022" calcext:value-type="float">
            <text:p>0.41022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0.060496" calcext:value-type="float">
            <text:p>0.060496</text:p>
          </table:table-cell>
          <table:table-cell office:value-type="float" office:value="0.403082" calcext:value-type="float">
            <text:p>0.403082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0.0649731" calcext:value-type="float">
            <text:p>0.0649731</text:p>
          </table:table-cell>
          <table:table-cell office:value-type="float" office:value="0.396233" calcext:value-type="float">
            <text:p>0.396233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0.0698152" calcext:value-type="float">
            <text:p>0.0698152</text:p>
          </table:table-cell>
          <table:table-cell office:value-type="float" office:value="0.390118" calcext:value-type="float">
            <text:p>0.390118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0.0742659" calcext:value-type="float">
            <text:p>0.0742659</text:p>
          </table:table-cell>
          <table:table-cell office:value-type="float" office:value="0.384577" calcext:value-type="float">
            <text:p>0.384577</text:p>
          </table:table-cell>
          <table:table-cell office:value-type="float" office:value="2.011" calcext:value-type="float">
            <text:p>2.011</text:p>
          </table:table-cell>
        </table:table-row>
        <table:table-row table:style-name="ro1">
          <table:table-cell office:value-type="float" office:value="0.0778147" calcext:value-type="float">
            <text:p>0.0778147</text:p>
          </table:table-cell>
          <table:table-cell office:value-type="float" office:value="0.380028" calcext:value-type="float">
            <text:p>0.380028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0.0814102" calcext:value-type="float">
            <text:p>0.0814102</text:p>
          </table:table-cell>
          <table:table-cell office:value-type="float" office:value="0.374745" calcext:value-type="float">
            <text:p>0.374745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0.0843005" calcext:value-type="float">
            <text:p>0.0843005</text:p>
          </table:table-cell>
          <table:table-cell office:value-type="float" office:value="0.367554" calcext:value-type="float">
            <text:p>0.367554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0.086388" calcext:value-type="float">
            <text:p>0.086388</text:p>
          </table:table-cell>
          <table:table-cell office:value-type="float" office:value="0.35925" calcext:value-type="float">
            <text:p>0.35925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0.0891306" calcext:value-type="float">
            <text:p>0.0891306</text:p>
          </table:table-cell>
          <table:table-cell office:value-type="float" office:value="0.349939" calcext:value-type="float">
            <text:p>0.3499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2351" calcext:value-type="float">
            <text:p>0.092351</text:p>
          </table:table-cell>
          <table:table-cell office:value-type="float" office:value="0.341111" calcext:value-type="float">
            <text:p>0.3411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51913" calcext:value-type="float">
            <text:p>0.0951913</text:p>
          </table:table-cell>
          <table:table-cell office:value-type="float" office:value="0.331654" calcext:value-type="float">
            <text:p>0.3316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0976358" calcext:value-type="float">
            <text:p>0.0976358</text:p>
          </table:table-cell>
          <table:table-cell office:value-type="float" office:value="0.322904" calcext:value-type="float">
            <text:p>0.3229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02839" calcext:value-type="float">
            <text:p>0.102839</text:p>
          </table:table-cell>
          <table:table-cell office:value-type="float" office:value="0.308867" calcext:value-type="float">
            <text:p>0.3088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05448" calcext:value-type="float">
            <text:p>0.105448</text:p>
          </table:table-cell>
          <table:table-cell office:value-type="float" office:value="0.300045" calcext:value-type="float">
            <text:p>0.3000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07406" calcext:value-type="float">
            <text:p>0.107406</text:p>
          </table:table-cell>
          <table:table-cell office:value-type="float" office:value="0.293631" calcext:value-type="float">
            <text:p>0.2936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108426" calcext:value-type="float">
            <text:p>0.108426</text:p>
          </table:table-cell>
          <table:table-cell office:value-type="float" office:value="0.287956" calcext:value-type="float">
            <text:p>0.287956</text:p>
          </table:table-cell>
          <table:table-cell office:value-type="float" office:value="1.994" calcext:value-type="float">
            <text:p>1.994</text:p>
          </table:table-cell>
        </table:table-row>
        <table:table-row table:style-name="ro1">
          <table:table-cell office:value-type="float" office:value="0.104675" calcext:value-type="float">
            <text:p>0.104675</text:p>
          </table:table-cell>
          <table:table-cell office:value-type="float" office:value="0.275855" calcext:value-type="float">
            <text:p>0.275855</text:p>
          </table:table-cell>
          <table:table-cell office:value-type="float" office:value="1.994" calcext:value-type="float">
            <text:p>1.994</text:p>
          </table:table-cell>
        </table:table-row>
        <table:table-row table:style-name="ro1">
          <table:table-cell office:value-type="float" office:value="0.103293" calcext:value-type="float">
            <text:p>0.103293</text:p>
          </table:table-cell>
          <table:table-cell office:value-type="float" office:value="0.271054" calcext:value-type="float">
            <text:p>0.271054</text:p>
          </table:table-cell>
          <table:table-cell office:value-type="float" office:value="1.994" calcext:value-type="float">
            <text:p>1.994</text:p>
          </table:table-cell>
        </table:table-row>
        <table:table-row table:style-name="ro1">
          <table:table-cell office:value-type="float" office:value="0.102404" calcext:value-type="float">
            <text:p>0.102404</text:p>
          </table:table-cell>
          <table:table-cell office:value-type="float" office:value="0.26346" calcext:value-type="float">
            <text:p>0.26346</text:p>
          </table:table-cell>
          <table:table-cell office:value-type="float" office:value="1.992" calcext:value-type="float">
            <text:p>1.992</text:p>
          </table:table-cell>
        </table:table-row>
        <table:table-row table:style-name="ro1">
          <table:table-cell office:value-type="float" office:value="0.102186" calcext:value-type="float">
            <text:p>0.102186</text:p>
          </table:table-cell>
          <table:table-cell office:value-type="float" office:value="0.256831" calcext:value-type="float">
            <text:p>0.256831</text:p>
          </table:table-cell>
          <table:table-cell office:value-type="float" office:value="1.992" calcext:value-type="float">
            <text:p>1.992</text:p>
          </table:table-cell>
        </table:table-row>
        <table:table-row table:style-name="ro1">
          <table:table-cell office:value-type="float" office:value="0.103142" calcext:value-type="float">
            <text:p>0.103142</text:p>
          </table:table-cell>
          <table:table-cell office:value-type="float" office:value="0.24992" calcext:value-type="float">
            <text:p>0.24992</text:p>
          </table:table-cell>
          <table:table-cell office:value-type="float" office:value="1.992" calcext:value-type="float">
            <text:p>1.992</text:p>
          </table:table-cell>
        </table:table-row>
        <table:table-row table:style-name="ro1">
          <table:table-cell office:value-type="float" office:value="0.103161" calcext:value-type="float">
            <text:p>0.103161</text:p>
          </table:table-cell>
          <table:table-cell office:value-type="float" office:value="0.236176" calcext:value-type="float">
            <text:p>0.236176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0.104505" calcext:value-type="float">
            <text:p>0.104505</text:p>
          </table:table-cell>
          <table:table-cell office:value-type="float" office:value="0.231196" calcext:value-type="float">
            <text:p>0.231196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0.106995" calcext:value-type="float">
            <text:p>0.106995</text:p>
          </table:table-cell>
          <table:table-cell office:value-type="float" office:value="0.225526" calcext:value-type="float">
            <text:p>0.225526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0.110339" calcext:value-type="float">
            <text:p>0.110339</text:p>
          </table:table-cell>
          <table:table-cell office:value-type="float" office:value="0.220675" calcext:value-type="float">
            <text:p>0.220675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0.114103" calcext:value-type="float">
            <text:p>0.114103</text:p>
          </table:table-cell>
          <table:table-cell office:value-type="float" office:value="0.21556" calcext:value-type="float">
            <text:p>0.21556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0.117756" calcext:value-type="float">
            <text:p>0.117756</text:p>
          </table:table-cell>
          <table:table-cell office:value-type="float" office:value="0.210552" calcext:value-type="float">
            <text:p>0.210552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0.118542" calcext:value-type="float">
            <text:p>0.118542</text:p>
          </table:table-cell>
          <table:table-cell office:value-type="float" office:value="0.201257" calcext:value-type="float">
            <text:p>0.201257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0.119157" calcext:value-type="float">
            <text:p>0.119157</text:p>
          </table:table-cell>
          <table:table-cell office:value-type="float" office:value="0.196159" calcext:value-type="float">
            <text:p>0.196159</text:p>
          </table:table-cell>
          <table:table-cell office:value-type="float" office:value="1.991" calcext:value-type="float">
            <text:p>1.991</text:p>
          </table:table-cell>
        </table:table-row>
        <table:table-row table:style-name="ro1">
          <table:table-cell office:value-type="float" office:value="0.120767" calcext:value-type="float">
            <text:p>0.120767</text:p>
          </table:table-cell>
          <table:table-cell office:value-type="float" office:value="0.19045" calcext:value-type="float">
            <text:p>0.19045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121565" calcext:value-type="float">
            <text:p>0.121565</text:p>
          </table:table-cell>
          <table:table-cell office:value-type="float" office:value="0.179791" calcext:value-type="float">
            <text:p>0.179791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122218" calcext:value-type="float">
            <text:p>0.122218</text:p>
          </table:table-cell>
          <table:table-cell office:value-type="float" office:value="0.173456" calcext:value-type="float">
            <text:p>0.173456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119635" calcext:value-type="float">
            <text:p>0.119635</text:p>
          </table:table-cell>
          <table:table-cell office:value-type="float" office:value="0.165124" calcext:value-type="float">
            <text:p>0.165124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119861" calcext:value-type="float">
            <text:p>0.119861</text:p>
          </table:table-cell>
          <table:table-cell office:value-type="float" office:value="0.162806" calcext:value-type="float">
            <text:p>0.162806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122392" calcext:value-type="float">
            <text:p>0.122392</text:p>
          </table:table-cell>
          <table:table-cell office:value-type="float" office:value="0.158652" calcext:value-type="float">
            <text:p>0.158652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128613" calcext:value-type="float">
            <text:p>0.128613</text:p>
          </table:table-cell>
          <table:table-cell office:value-type="float" office:value="0.152846" calcext:value-type="float">
            <text:p>0.152846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131388" calcext:value-type="float">
            <text:p>0.131388</text:p>
          </table:table-cell>
          <table:table-cell office:value-type="float" office:value="0.149495" calcext:value-type="float">
            <text:p>0.149495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14033" calcext:value-type="float">
            <text:p>0.14033</text:p>
          </table:table-cell>
          <table:table-cell office:value-type="float" office:value="0.143981" calcext:value-type="float">
            <text:p>0.14398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0.144967" calcext:value-type="float">
            <text:p>0.144967</text:p>
          </table:table-cell>
          <table:table-cell office:value-type="float" office:value="0.142199" calcext:value-type="float">
            <text:p>0.142199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0.151566" calcext:value-type="float">
            <text:p>0.151566</text:p>
          </table:table-cell>
          <table:table-cell office:value-type="float" office:value="0.131149" calcext:value-type="float">
            <text:p>0.131149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0.154794" calcext:value-type="float">
            <text:p>0.154794</text:p>
          </table:table-cell>
          <table:table-cell office:value-type="float" office:value="0.127692" calcext:value-type="float">
            <text:p>0.127692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0.160824" calcext:value-type="float">
            <text:p>0.160824</text:p>
          </table:table-cell>
          <table:table-cell office:value-type="float" office:value="0.121118" calcext:value-type="float">
            <text:p>0.121118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64033" calcext:value-type="float">
            <text:p>0.164033</text:p>
          </table:table-cell>
          <table:table-cell office:value-type="float" office:value="0.119341" calcext:value-type="float">
            <text:p>0.11934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66639" calcext:value-type="float">
            <text:p>0.166639</text:p>
          </table:table-cell>
          <table:table-cell office:value-type="float" office:value="0.117245" calcext:value-type="float">
            <text:p>0.117245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7272" calcext:value-type="float">
            <text:p>0.17272</text:p>
          </table:table-cell>
          <table:table-cell office:value-type="float" office:value="0.111742" calcext:value-type="float">
            <text:p>0.11174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75286" calcext:value-type="float">
            <text:p>0.175286</text:p>
          </table:table-cell>
          <table:table-cell office:value-type="float" office:value="0.108329" calcext:value-type="float">
            <text:p>0.108329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77842" calcext:value-type="float">
            <text:p>0.177842</text:p>
          </table:table-cell>
          <table:table-cell office:value-type="float" office:value="0.104312" calcext:value-type="float">
            <text:p>0.104312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80577" calcext:value-type="float">
            <text:p>0.180577</text:p>
          </table:table-cell>
          <table:table-cell office:value-type="float" office:value="0.0984089" calcext:value-type="float">
            <text:p>0.0984089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8129" calcext:value-type="float">
            <text:p>0.18129</text:p>
          </table:table-cell>
          <table:table-cell office:value-type="float" office:value="0.0962253" calcext:value-type="float">
            <text:p>0.0962253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81851" calcext:value-type="float">
            <text:p>0.181851</text:p>
          </table:table-cell>
          <table:table-cell office:value-type="float" office:value="0.0955914" calcext:value-type="float">
            <text:p>0.0955914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83745" calcext:value-type="float">
            <text:p>0.183745</text:p>
          </table:table-cell>
          <table:table-cell office:value-type="float" office:value="0.0996115" calcext:value-type="float">
            <text:p>0.0996115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87509" calcext:value-type="float">
            <text:p>0.187509</text:p>
          </table:table-cell>
          <table:table-cell office:value-type="float" office:value="0.103511" calcext:value-type="float">
            <text:p>0.103511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89209" calcext:value-type="float">
            <text:p>0.189209</text:p>
          </table:table-cell>
          <table:table-cell office:value-type="float" office:value="0.105857" calcext:value-type="float">
            <text:p>0.105857</text:p>
          </table:table-cell>
          <table:table-cell office:value-type="float" office:value="1.97" calcext:value-type="float">
            <text:p>1.97</text:p>
          </table:table-cell>
        </table:table-row>
        <table:table-row table:style-name="ro1">
          <table:table-cell office:value-type="float" office:value="0.191482" calcext:value-type="float">
            <text:p>0.191482</text:p>
          </table:table-cell>
          <table:table-cell office:value-type="float" office:value="0.107724" calcext:value-type="float">
            <text:p>0.107724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19431" calcext:value-type="float">
            <text:p>0.19431</text:p>
          </table:table-cell>
          <table:table-cell office:value-type="float" office:value="0.109474" calcext:value-type="float">
            <text:p>0.109474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198355" calcext:value-type="float">
            <text:p>0.198355</text:p>
          </table:table-cell>
          <table:table-cell office:value-type="float" office:value="0.114545" calcext:value-type="float">
            <text:p>0.114545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20163" calcext:value-type="float">
            <text:p>0.20163</text:p>
          </table:table-cell>
          <table:table-cell office:value-type="float" office:value="0.117327" calcext:value-type="float">
            <text:p>0.117327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205218" calcext:value-type="float">
            <text:p>0.205218</text:p>
          </table:table-cell>
          <table:table-cell office:value-type="float" office:value="0.120286" calcext:value-type="float">
            <text:p>0.120286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20988" calcext:value-type="float">
            <text:p>0.20988</text:p>
          </table:table-cell>
          <table:table-cell office:value-type="float" office:value="0.123073" calcext:value-type="float">
            <text:p>0.123073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214596" calcext:value-type="float">
            <text:p>0.214596</text:p>
          </table:table-cell>
          <table:table-cell office:value-type="float" office:value="0.125433" calcext:value-type="float">
            <text:p>0.125433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229026" calcext:value-type="float">
            <text:p>0.229026</text:p>
          </table:table-cell>
          <table:table-cell office:value-type="float" office:value="0.129697" calcext:value-type="float">
            <text:p>0.129697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234601" calcext:value-type="float">
            <text:p>0.234601</text:p>
          </table:table-cell>
          <table:table-cell office:value-type="float" office:value="0.131727" calcext:value-type="float">
            <text:p>0.131727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250896" calcext:value-type="float">
            <text:p>0.250896</text:p>
          </table:table-cell>
          <table:table-cell office:value-type="float" office:value="0.14017" calcext:value-type="float">
            <text:p>0.14017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259662" calcext:value-type="float">
            <text:p>0.259662</text:p>
          </table:table-cell>
          <table:table-cell office:value-type="float" office:value="0.144466" calcext:value-type="float">
            <text:p>0.144466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268094" calcext:value-type="float">
            <text:p>0.268094</text:p>
          </table:table-cell>
          <table:table-cell office:value-type="float" office:value="0.148775" calcext:value-type="float">
            <text:p>0.148775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28193" calcext:value-type="float">
            <text:p>0.28193</text:p>
          </table:table-cell>
          <table:table-cell office:value-type="float" office:value="0.150143" calcext:value-type="float">
            <text:p>0.150143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288963" calcext:value-type="float">
            <text:p>0.288963</text:p>
          </table:table-cell>
          <table:table-cell office:value-type="float" office:value="0.149727" calcext:value-type="float">
            <text:p>0.149727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29572" calcext:value-type="float">
            <text:p>0.29572</text:p>
          </table:table-cell>
          <table:table-cell office:value-type="float" office:value="0.148632" calcext:value-type="float">
            <text:p>0.148632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31392" calcext:value-type="float">
            <text:p>0.31392</text:p>
          </table:table-cell>
          <table:table-cell office:value-type="float" office:value="0.148806" calcext:value-type="float">
            <text:p>0.148806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320498" calcext:value-type="float">
            <text:p>0.320498</text:p>
          </table:table-cell>
          <table:table-cell office:value-type="float" office:value="0.150969" calcext:value-type="float">
            <text:p>0.150969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333707" calcext:value-type="float">
            <text:p>0.333707</text:p>
          </table:table-cell>
          <table:table-cell office:value-type="float" office:value="0.157666" calcext:value-type="float">
            <text:p>0.157666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40634" calcext:value-type="float">
            <text:p>0.340634</text:p>
          </table:table-cell>
          <table:table-cell office:value-type="float" office:value="0.160995" calcext:value-type="float">
            <text:p>0.160995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47685" calcext:value-type="float">
            <text:p>0.347685</text:p>
          </table:table-cell>
          <table:table-cell office:value-type="float" office:value="0.163097" calcext:value-type="float">
            <text:p>0.163097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58338" calcext:value-type="float">
            <text:p>0.358338</text:p>
          </table:table-cell>
          <table:table-cell office:value-type="float" office:value="0.1657" calcext:value-type="float">
            <text:p>0.1657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64253" calcext:value-type="float">
            <text:p>0.364253</text:p>
          </table:table-cell>
          <table:table-cell office:value-type="float" office:value="0.166662" calcext:value-type="float">
            <text:p>0.166662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70617" calcext:value-type="float">
            <text:p>0.370617</text:p>
          </table:table-cell>
          <table:table-cell office:value-type="float" office:value="0.16661" calcext:value-type="float">
            <text:p>0.16661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86084" calcext:value-type="float">
            <text:p>0.386084</text:p>
          </table:table-cell>
          <table:table-cell office:value-type="float" office:value="0.166804" calcext:value-type="float">
            <text:p>0.16680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95511" calcext:value-type="float">
            <text:p>0.395511</text:p>
          </table:table-cell>
          <table:table-cell office:value-type="float" office:value="0.168121" calcext:value-type="float">
            <text:p>0.168121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404015" calcext:value-type="float">
            <text:p>0.404015</text:p>
          </table:table-cell>
          <table:table-cell office:value-type="float" office:value="0.169129" calcext:value-type="float">
            <text:p>0.169129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421908" calcext:value-type="float">
            <text:p>0.421908</text:p>
          </table:table-cell>
          <table:table-cell office:value-type="float" office:value="0.1727" calcext:value-type="float">
            <text:p>0.1727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431727" calcext:value-type="float">
            <text:p>0.431727</text:p>
          </table:table-cell>
          <table:table-cell office:value-type="float" office:value="0.173402" calcext:value-type="float">
            <text:p>0.173402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441934" calcext:value-type="float">
            <text:p>0.441934</text:p>
          </table:table-cell>
          <table:table-cell office:value-type="float" office:value="0.173066" calcext:value-type="float">
            <text:p>0.173066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462392" calcext:value-type="float">
            <text:p>0.462392</text:p>
          </table:table-cell>
          <table:table-cell office:value-type="float" office:value="0.178168" calcext:value-type="float">
            <text:p>0.178168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472686" calcext:value-type="float">
            <text:p>0.472686</text:p>
          </table:table-cell>
          <table:table-cell office:value-type="float" office:value="0.180543" calcext:value-type="float">
            <text:p>0.180543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4913" calcext:value-type="float">
            <text:p>0.4913</text:p>
          </table:table-cell>
          <table:table-cell office:value-type="float" office:value="0.18438" calcext:value-type="float">
            <text:p>0.18438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501618" calcext:value-type="float">
            <text:p>0.501618</text:p>
          </table:table-cell>
          <table:table-cell office:value-type="float" office:value="0.185336" calcext:value-type="float">
            <text:p>0.185336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511935" calcext:value-type="float">
            <text:p>0.511935</text:p>
          </table:table-cell>
          <table:table-cell office:value-type="float" office:value="0.185798" calcext:value-type="float">
            <text:p>0.185798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535577" calcext:value-type="float">
            <text:p>0.535577</text:p>
          </table:table-cell>
          <table:table-cell office:value-type="float" office:value="0.1874" calcext:value-type="float">
            <text:p>0.1874</text:p>
          </table:table-cell>
          <table:table-cell office:value-type="float" office:value="1.999" calcext:value-type="float">
            <text:p>1.999</text:p>
          </table:table-cell>
        </table:table-row>
        <table:table-row table:style-name="ro1">
          <table:table-cell office:value-type="float" office:value="0.547228" calcext:value-type="float">
            <text:p>0.547228</text:p>
          </table:table-cell>
          <table:table-cell office:value-type="float" office:value="0.188334" calcext:value-type="float">
            <text:p>0.188334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574311" calcext:value-type="float">
            <text:p>0.574311</text:p>
          </table:table-cell>
          <table:table-cell office:value-type="float" office:value="0.189277" calcext:value-type="float">
            <text:p>0.189277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582761" calcext:value-type="float">
            <text:p>0.582761</text:p>
          </table:table-cell>
          <table:table-cell office:value-type="float" office:value="0.190422" calcext:value-type="float">
            <text:p>0.190422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591188" calcext:value-type="float">
            <text:p>0.591188</text:p>
          </table:table-cell>
          <table:table-cell office:value-type="float" office:value="0.192991" calcext:value-type="float">
            <text:p>0.192991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599151" calcext:value-type="float">
            <text:p>0.599151</text:p>
          </table:table-cell>
          <table:table-cell office:value-type="float" office:value="0.195565" calcext:value-type="float">
            <text:p>0.195565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605949" calcext:value-type="float">
            <text:p>0.605949</text:p>
          </table:table-cell>
          <table:table-cell office:value-type="float" office:value="0.199915" calcext:value-type="float">
            <text:p>0.199915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613334" calcext:value-type="float">
            <text:p>0.613334</text:p>
          </table:table-cell>
          <table:table-cell office:value-type="float" office:value="0.20534" calcext:value-type="float">
            <text:p>0.20534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0.627092" calcext:value-type="float">
            <text:p>0.627092</text:p>
          </table:table-cell>
          <table:table-cell office:value-type="float" office:value="0.214751" calcext:value-type="float">
            <text:p>0.214751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0.634571" calcext:value-type="float">
            <text:p>0.634571</text:p>
          </table:table-cell>
          <table:table-cell office:value-type="float" office:value="0.219002" calcext:value-type="float">
            <text:p>0.219002</text:p>
          </table:table-cell>
          <table:table-cell office:value-type="float" office:value="2.01" calcext:value-type="float">
            <text:p>2.01</text:p>
          </table:table-cell>
        </table:table-row>
        <table:table-row table:style-name="ro1">
          <table:table-cell office:value-type="float" office:value="0.642459" calcext:value-type="float">
            <text:p>0.642459</text:p>
          </table:table-cell>
          <table:table-cell office:value-type="float" office:value="0.223761" calcext:value-type="float">
            <text:p>0.223761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650784" calcext:value-type="float">
            <text:p>0.650784</text:p>
          </table:table-cell>
          <table:table-cell office:value-type="float" office:value="0.227751" calcext:value-type="float">
            <text:p>0.227751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658864" calcext:value-type="float">
            <text:p>0.658864</text:p>
          </table:table-cell>
          <table:table-cell office:value-type="float" office:value="0.232657" calcext:value-type="float">
            <text:p>0.232657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666377" calcext:value-type="float">
            <text:p>0.666377</text:p>
          </table:table-cell>
          <table:table-cell office:value-type="float" office:value="0.236308" calcext:value-type="float">
            <text:p>0.236308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674827" calcext:value-type="float">
            <text:p>0.674827</text:p>
          </table:table-cell>
          <table:table-cell office:value-type="float" office:value="0.240923" calcext:value-type="float">
            <text:p>0.240923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684202" calcext:value-type="float">
            <text:p>0.684202</text:p>
          </table:table-cell>
          <table:table-cell office:value-type="float" office:value="0.24514" calcext:value-type="float">
            <text:p>0.24514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693265" calcext:value-type="float">
            <text:p>0.693265</text:p>
          </table:table-cell>
          <table:table-cell office:value-type="float" office:value="0.249495" calcext:value-type="float">
            <text:p>0.249495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703043" calcext:value-type="float">
            <text:p>0.703043</text:p>
          </table:table-cell>
          <table:table-cell office:value-type="float" office:value="0.253479" calcext:value-type="float">
            <text:p>0.253479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713271" calcext:value-type="float">
            <text:p>0.713271</text:p>
          </table:table-cell>
          <table:table-cell office:value-type="float" office:value="0.258853" calcext:value-type="float">
            <text:p>0.258853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723145" calcext:value-type="float">
            <text:p>0.723145</text:p>
          </table:table-cell>
          <table:table-cell office:value-type="float" office:value="0.263694" calcext:value-type="float">
            <text:p>0.263694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732416" calcext:value-type="float">
            <text:p>0.732416</text:p>
          </table:table-cell>
          <table:table-cell office:value-type="float" office:value="0.268188" calcext:value-type="float">
            <text:p>0.268188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740965" calcext:value-type="float">
            <text:p>0.740965</text:p>
          </table:table-cell>
          <table:table-cell office:value-type="float" office:value="0.271828" calcext:value-type="float">
            <text:p>0.271828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749257" calcext:value-type="float">
            <text:p>0.749257</text:p>
          </table:table-cell>
          <table:table-cell office:value-type="float" office:value="0.275027" calcext:value-type="float">
            <text:p>0.275027</text:p>
          </table:table-cell>
          <table:table-cell office:value-type="float" office:value="2.017" calcext:value-type="float">
            <text:p>2.017</text:p>
          </table:table-cell>
        </table:table-row>
        <table:table-row table:style-name="ro1">
          <table:table-cell office:value-type="float" office:value="0.756161" calcext:value-type="float">
            <text:p>0.756161</text:p>
          </table:table-cell>
          <table:table-cell office:value-type="float" office:value="0.278314" calcext:value-type="float">
            <text:p>0.278314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763639" calcext:value-type="float">
            <text:p>0.763639</text:p>
          </table:table-cell>
          <table:table-cell office:value-type="float" office:value="0.281992" calcext:value-type="float">
            <text:p>0.281992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771193" calcext:value-type="float">
            <text:p>0.771193</text:p>
          </table:table-cell>
          <table:table-cell office:value-type="float" office:value="0.285393" calcext:value-type="float">
            <text:p>0.285393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779243" calcext:value-type="float">
            <text:p>0.779243</text:p>
          </table:table-cell>
          <table:table-cell office:value-type="float" office:value="0.289985" calcext:value-type="float">
            <text:p>0.289985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794447" calcext:value-type="float">
            <text:p>0.794447</text:p>
          </table:table-cell>
          <table:table-cell office:value-type="float" office:value="0.301978" calcext:value-type="float">
            <text:p>0.301978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801248" calcext:value-type="float">
            <text:p>0.801248</text:p>
          </table:table-cell>
          <table:table-cell office:value-type="float" office:value="0.307339" calcext:value-type="float">
            <text:p>0.307339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808421" calcext:value-type="float">
            <text:p>0.808421</text:p>
          </table:table-cell>
          <table:table-cell office:value-type="float" office:value="0.312306" calcext:value-type="float">
            <text:p>0.312306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0.815613" calcext:value-type="float">
            <text:p>0.815613</text:p>
          </table:table-cell>
          <table:table-cell office:value-type="float" office:value="0.316678" calcext:value-type="float">
            <text:p>0.316678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0.823795" calcext:value-type="float">
            <text:p>0.823795</text:p>
          </table:table-cell>
          <table:table-cell office:value-type="float" office:value="0.31942" calcext:value-type="float">
            <text:p>0.31942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0.832392" calcext:value-type="float">
            <text:p>0.832392</text:p>
          </table:table-cell>
          <table:table-cell office:value-type="float" office:value="0.321484" calcext:value-type="float">
            <text:p>0.321484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0.841139" calcext:value-type="float">
            <text:p>0.841139</text:p>
          </table:table-cell>
          <table:table-cell office:value-type="float" office:value="0.32333" calcext:value-type="float">
            <text:p>0.32333</text:p>
          </table:table-cell>
          <table:table-cell office:value-type="float" office:value="2.024" calcext:value-type="float">
            <text:p>2.024</text:p>
          </table:table-cell>
        </table:table-row>
        <table:table-row table:style-name="ro1">
          <table:table-cell office:value-type="float" office:value="0.850921" calcext:value-type="float">
            <text:p>0.850921</text:p>
          </table:table-cell>
          <table:table-cell office:value-type="float" office:value="0.324492" calcext:value-type="float">
            <text:p>0.324492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0.860124" calcext:value-type="float">
            <text:p>0.860124</text:p>
          </table:table-cell>
          <table:table-cell office:value-type="float" office:value="0.326796" calcext:value-type="float">
            <text:p>0.326796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0.869998" calcext:value-type="float">
            <text:p>0.869998</text:p>
          </table:table-cell>
          <table:table-cell office:value-type="float" office:value="0.328403" calcext:value-type="float">
            <text:p>0.328403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0.879898" calcext:value-type="float">
            <text:p>0.879898</text:p>
          </table:table-cell>
          <table:table-cell office:value-type="float" office:value="0.329443" calcext:value-type="float">
            <text:p>0.329443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0.887473" calcext:value-type="float">
            <text:p>0.887473</text:p>
          </table:table-cell>
          <table:table-cell office:value-type="float" office:value="0.329005" calcext:value-type="float">
            <text:p>0.329005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0.89381" calcext:value-type="float">
            <text:p>0.89381</text:p>
          </table:table-cell>
          <table:table-cell office:value-type="float" office:value="0.328834" calcext:value-type="float">
            <text:p>0.328834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0.900096" calcext:value-type="float">
            <text:p>0.900096</text:p>
          </table:table-cell>
          <table:table-cell office:value-type="float" office:value="0.327768" calcext:value-type="float">
            <text:p>0.327768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0.906791" calcext:value-type="float">
            <text:p>0.906791</text:p>
          </table:table-cell>
          <table:table-cell office:value-type="float" office:value="0.327074" calcext:value-type="float">
            <text:p>0.327074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0.91334" calcext:value-type="float">
            <text:p>0.91334</text:p>
          </table:table-cell>
          <table:table-cell office:value-type="float" office:value="0.325964" calcext:value-type="float">
            <text:p>0.325964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0.921403" calcext:value-type="float">
            <text:p>0.921403</text:p>
          </table:table-cell>
          <table:table-cell office:value-type="float" office:value="0.326024" calcext:value-type="float">
            <text:p>0.326024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0.930089" calcext:value-type="float">
            <text:p>0.930089</text:p>
          </table:table-cell>
          <table:table-cell office:value-type="float" office:value="0.325584" calcext:value-type="float">
            <text:p>0.325584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0.939806" calcext:value-type="float">
            <text:p>0.939806</text:p>
          </table:table-cell>
          <table:table-cell office:value-type="float" office:value="0.324182" calcext:value-type="float">
            <text:p>0.324182</text:p>
          </table:table-cell>
          <table:table-cell office:value-type="float" office:value="2.026" calcext:value-type="float">
            <text:p>2.026</text:p>
          </table:table-cell>
        </table:table-row>
        <table:table-row table:style-name="ro1">
          <table:table-cell office:value-type="float" office:value="0.948646" calcext:value-type="float">
            <text:p>0.948646</text:p>
          </table:table-cell>
          <table:table-cell office:value-type="float" office:value="0.322616" calcext:value-type="float">
            <text:p>0.322616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0.95771" calcext:value-type="float">
            <text:p>0.95771</text:p>
          </table:table-cell>
          <table:table-cell office:value-type="float" office:value="0.322018" calcext:value-type="float">
            <text:p>0.322018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0.96709" calcext:value-type="float">
            <text:p>0.96709</text:p>
          </table:table-cell>
          <table:table-cell office:value-type="float" office:value="0.319492" calcext:value-type="float">
            <text:p>0.319492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0.975767" calcext:value-type="float">
            <text:p>0.975767</text:p>
          </table:table-cell>
          <table:table-cell office:value-type="float" office:value="0.317207" calcext:value-type="float">
            <text:p>0.317207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0.982858" calcext:value-type="float">
            <text:p>0.982858</text:p>
          </table:table-cell>
          <table:table-cell office:value-type="float" office:value="0.315625" calcext:value-type="float">
            <text:p>0.315625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0.994903" calcext:value-type="float">
            <text:p>0.994903</text:p>
          </table:table-cell>
          <table:table-cell office:value-type="float" office:value="0.311105" calcext:value-type="float">
            <text:p>0.311105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1.00037" calcext:value-type="float">
            <text:p>1.00037</text:p>
          </table:table-cell>
          <table:table-cell office:value-type="float" office:value="0.310317" calcext:value-type="float">
            <text:p>0.310317</text:p>
          </table:table-cell>
          <table:table-cell office:value-type="float" office:value="2.037" calcext:value-type="float">
            <text:p>2.037</text:p>
          </table:table-cell>
        </table:table-row>
        <table:table-row table:style-name="ro1">
          <table:table-cell office:value-type="float" office:value="1.00594" calcext:value-type="float">
            <text:p>1.00594</text:p>
          </table:table-cell>
          <table:table-cell office:value-type="float" office:value="0.309598" calcext:value-type="float">
            <text:p>0.309598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1.01194" calcext:value-type="float">
            <text:p>1.01194</text:p>
          </table:table-cell>
          <table:table-cell office:value-type="float" office:value="0.307439" calcext:value-type="float">
            <text:p>0.307439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1.01754" calcext:value-type="float">
            <text:p>1.01754</text:p>
          </table:table-cell>
          <table:table-cell office:value-type="float" office:value="0.30545" calcext:value-type="float">
            <text:p>0.30545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1.02241" calcext:value-type="float">
            <text:p>1.02241</text:p>
          </table:table-cell>
          <table:table-cell office:value-type="float" office:value="0.303783" calcext:value-type="float">
            <text:p>0.303783</text:p>
          </table:table-cell>
          <table:table-cell office:value-type="float" office:value="2.025" calcext:value-type="float">
            <text:p>2.025</text:p>
          </table:table-cell>
        </table:table-row>
        <table:table-row table:style-name="ro1">
          <table:table-cell office:value-type="float" office:value="1.02697" calcext:value-type="float">
            <text:p>1.02697</text:p>
          </table:table-cell>
          <table:table-cell office:value-type="float" office:value="0.301809" calcext:value-type="float">
            <text:p>0.301809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1.03031" calcext:value-type="float">
            <text:p>1.03031</text:p>
          </table:table-cell>
          <table:table-cell office:value-type="float" office:value="0.300139" calcext:value-type="float">
            <text:p>0.300139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1.03364" calcext:value-type="float">
            <text:p>1.03364</text:p>
          </table:table-cell>
          <table:table-cell office:value-type="float" office:value="0.299562" calcext:value-type="float">
            <text:p>0.299562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1.03831" calcext:value-type="float">
            <text:p>1.03831</text:p>
          </table:table-cell>
          <table:table-cell office:value-type="float" office:value="0.299433" calcext:value-type="float">
            <text:p>0.299433</text:p>
          </table:table-cell>
          <table:table-cell office:value-type="float" office:value="2.023" calcext:value-type="float">
            <text:p>2.023</text:p>
          </table:table-cell>
        </table:table-row>
        <table:table-row table:style-name="ro1">
          <table:table-cell office:value-type="float" office:value="1.04249" calcext:value-type="float">
            <text:p>1.04249</text:p>
          </table:table-cell>
          <table:table-cell office:value-type="float" office:value="0.29962" calcext:value-type="float">
            <text:p>0.2996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.04773" calcext:value-type="float">
            <text:p>1.04773</text:p>
          </table:table-cell>
          <table:table-cell office:value-type="float" office:value="0.299702" calcext:value-type="float">
            <text:p>0.29970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.05499" calcext:value-type="float">
            <text:p>1.05499</text:p>
          </table:table-cell>
          <table:table-cell office:value-type="float" office:value="0.299557" calcext:value-type="float">
            <text:p>0.299557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.06199" calcext:value-type="float">
            <text:p>1.06199</text:p>
          </table:table-cell>
          <table:table-cell office:value-type="float" office:value="0.298722" calcext:value-type="float">
            <text:p>0.298722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1.06892" calcext:value-type="float">
            <text:p>1.06892</text:p>
          </table:table-cell>
          <table:table-cell office:value-type="float" office:value="0.297272" calcext:value-type="float">
            <text:p>0.297272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1.07562" calcext:value-type="float">
            <text:p>1.07562</text:p>
          </table:table-cell>
          <table:table-cell office:value-type="float" office:value="0.295093" calcext:value-type="float">
            <text:p>0.295093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1.08253" calcext:value-type="float">
            <text:p>1.08253</text:p>
          </table:table-cell>
          <table:table-cell office:value-type="float" office:value="0.293543" calcext:value-type="float">
            <text:p>0.293543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1.08856" calcext:value-type="float">
            <text:p>1.08856</text:p>
          </table:table-cell>
          <table:table-cell office:value-type="float" office:value="0.292714" calcext:value-type="float">
            <text:p>0.292714</text:p>
          </table:table-cell>
          <table:table-cell office:value-type="float" office:value="2.016" calcext:value-type="float">
            <text:p>2.016</text:p>
          </table:table-cell>
        </table:table-row>
        <table:table-row table:style-name="ro1">
          <table:table-cell office:value-type="float" office:value="1.09521" calcext:value-type="float">
            <text:p>1.09521</text:p>
          </table:table-cell>
          <table:table-cell office:value-type="float" office:value="0.291147" calcext:value-type="float">
            <text:p>0.291147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10103" calcext:value-type="float">
            <text:p>1.10103</text:p>
          </table:table-cell>
          <table:table-cell office:value-type="float" office:value="0.289947" calcext:value-type="float">
            <text:p>0.289947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10822" calcext:value-type="float">
            <text:p>1.10822</text:p>
          </table:table-cell>
          <table:table-cell office:value-type="float" office:value="0.288204" calcext:value-type="float">
            <text:p>0.288204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11408" calcext:value-type="float">
            <text:p>1.11408</text:p>
          </table:table-cell>
          <table:table-cell office:value-type="float" office:value="0.286057" calcext:value-type="float">
            <text:p>0.286057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11995" calcext:value-type="float">
            <text:p>1.11995</text:p>
          </table:table-cell>
          <table:table-cell office:value-type="float" office:value="0.283797" calcext:value-type="float">
            <text:p>0.283797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1.12551" calcext:value-type="float">
            <text:p>1.12551</text:p>
          </table:table-cell>
          <table:table-cell office:value-type="float" office:value="0.282192" calcext:value-type="float">
            <text:p>0.282192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1.13184" calcext:value-type="float">
            <text:p>1.13184</text:p>
          </table:table-cell>
          <table:table-cell office:value-type="float" office:value="0.280305" calcext:value-type="float">
            <text:p>0.280305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1.13701" calcext:value-type="float">
            <text:p>1.13701</text:p>
          </table:table-cell>
          <table:table-cell office:value-type="float" office:value="0.278531" calcext:value-type="float">
            <text:p>0.278531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1.14446" calcext:value-type="float">
            <text:p>1.14446</text:p>
          </table:table-cell>
          <table:table-cell office:value-type="float" office:value="0.27704" calcext:value-type="float">
            <text:p>0.27704</text:p>
          </table:table-cell>
          <table:table-cell office:value-type="float" office:value="2.006" calcext:value-type="float">
            <text:p>2.006</text:p>
          </table:table-cell>
        </table:table-row>
        <table:table-row table:style-name="ro1">
          <table:table-cell office:value-type="float" office:value="1.15277" calcext:value-type="float">
            <text:p>1.15277</text:p>
          </table:table-cell>
          <table:table-cell office:value-type="float" office:value="0.274695" calcext:value-type="float">
            <text:p>0.274695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1.16129" calcext:value-type="float">
            <text:p>1.16129</text:p>
          </table:table-cell>
          <table:table-cell office:value-type="float" office:value="0.271662" calcext:value-type="float">
            <text:p>0.271662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1.17031" calcext:value-type="float">
            <text:p>1.17031</text:p>
          </table:table-cell>
          <table:table-cell office:value-type="float" office:value="0.26769" calcext:value-type="float">
            <text:p>0.26769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1.18066" calcext:value-type="float">
            <text:p>1.18066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1.18997" calcext:value-type="float">
            <text:p>1.18997</text:p>
          </table:table-cell>
          <table:table-cell office:value-type="float" office:value="0.260913" calcext:value-type="float">
            <text:p>0.2609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19905" calcext:value-type="float">
            <text:p>1.19905</text:p>
          </table:table-cell>
          <table:table-cell office:value-type="float" office:value="0.257246" calcext:value-type="float">
            <text:p>0.25724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0899" calcext:value-type="float">
            <text:p>1.20899</text:p>
          </table:table-cell>
          <table:table-cell office:value-type="float" office:value="0.25464" calcext:value-type="float">
            <text:p>0.254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1818" calcext:value-type="float">
            <text:p>1.21818</text:p>
          </table:table-cell>
          <table:table-cell office:value-type="float" office:value="0.251135" calcext:value-type="float">
            <text:p>0.2511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2729" calcext:value-type="float">
            <text:p>1.22729</text:p>
          </table:table-cell>
          <table:table-cell office:value-type="float" office:value="0.24635" calcext:value-type="float">
            <text:p>0.24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362" calcext:value-type="float">
            <text:p>1.2362</text:p>
          </table:table-cell>
          <table:table-cell office:value-type="float" office:value="0.241632" calcext:value-type="float">
            <text:p>0.24163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448" calcext:value-type="float">
            <text:p>1.2448</text:p>
          </table:table-cell>
          <table:table-cell office:value-type="float" office:value="0.237188" calcext:value-type="float">
            <text:p>0.23718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5294" calcext:value-type="float">
            <text:p>1.25294</text:p>
          </table:table-cell>
          <table:table-cell office:value-type="float" office:value="0.232657" calcext:value-type="float">
            <text:p>0.2326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.26192" calcext:value-type="float">
            <text:p>1.26192</text:p>
          </table:table-cell>
          <table:table-cell office:value-type="float" office:value="0.228566" calcext:value-type="float">
            <text:p>0.228566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27097" calcext:value-type="float">
            <text:p>1.27097</text:p>
          </table:table-cell>
          <table:table-cell office:value-type="float" office:value="0.225781" calcext:value-type="float">
            <text:p>0.225781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27952" calcext:value-type="float">
            <text:p>1.27952</text:p>
          </table:table-cell>
          <table:table-cell office:value-type="float" office:value="0.224192" calcext:value-type="float">
            <text:p>0.224192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28843" calcext:value-type="float">
            <text:p>1.28843</text:p>
          </table:table-cell>
          <table:table-cell office:value-type="float" office:value="0.223043" calcext:value-type="float">
            <text:p>0.223043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2969" calcext:value-type="float">
            <text:p>1.2969</text:p>
          </table:table-cell>
          <table:table-cell office:value-type="float" office:value="0.22109" calcext:value-type="float">
            <text:p>0.22109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0491" calcext:value-type="float">
            <text:p>1.30491</text:p>
          </table:table-cell>
          <table:table-cell office:value-type="float" office:value="0.22043" calcext:value-type="float">
            <text:p>0.22043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1307" calcext:value-type="float">
            <text:p>1.31307</text:p>
          </table:table-cell>
          <table:table-cell office:value-type="float" office:value="0.219133" calcext:value-type="float">
            <text:p>0.219133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2245" calcext:value-type="float">
            <text:p>1.32245</text:p>
          </table:table-cell>
          <table:table-cell office:value-type="float" office:value="0.216433" calcext:value-type="float">
            <text:p>0.216433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2964" calcext:value-type="float">
            <text:p>1.32964</text:p>
          </table:table-cell>
          <table:table-cell office:value-type="float" office:value="0.211974" calcext:value-type="float">
            <text:p>0.211974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3676" calcext:value-type="float">
            <text:p>1.33676</text:p>
          </table:table-cell>
          <table:table-cell office:value-type="float" office:value="0.207982" calcext:value-type="float">
            <text:p>0.207982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5047" calcext:value-type="float">
            <text:p>1.35047</text:p>
          </table:table-cell>
          <table:table-cell office:value-type="float" office:value="0.201308" calcext:value-type="float">
            <text:p>0.201308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5671" calcext:value-type="float">
            <text:p>1.35671</text:p>
          </table:table-cell>
          <table:table-cell office:value-type="float" office:value="0.19803" calcext:value-type="float">
            <text:p>0.19803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6411" calcext:value-type="float">
            <text:p>1.36411</text:p>
          </table:table-cell>
          <table:table-cell office:value-type="float" office:value="0.196643" calcext:value-type="float">
            <text:p>0.196643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7136" calcext:value-type="float">
            <text:p>1.37136</text:p>
          </table:table-cell>
          <table:table-cell office:value-type="float" office:value="0.1951" calcext:value-type="float">
            <text:p>0.1951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7621" calcext:value-type="float">
            <text:p>1.37621</text:p>
          </table:table-cell>
          <table:table-cell office:value-type="float" office:value="0.192022" calcext:value-type="float">
            <text:p>0.192022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38204" calcext:value-type="float">
            <text:p>1.38204</text:p>
          </table:table-cell>
          <table:table-cell office:value-type="float" office:value="0.189463" calcext:value-type="float">
            <text:p>0.189463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1.38729" calcext:value-type="float">
            <text:p>1.38729</text:p>
          </table:table-cell>
          <table:table-cell office:value-type="float" office:value="0.186881" calcext:value-type="float">
            <text:p>0.186881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1.39328" calcext:value-type="float">
            <text:p>1.39328</text:p>
          </table:table-cell>
          <table:table-cell office:value-type="float" office:value="0.185111" calcext:value-type="float">
            <text:p>0.185111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1.39876" calcext:value-type="float">
            <text:p>1.39876</text:p>
          </table:table-cell>
          <table:table-cell office:value-type="float" office:value="0.183884" calcext:value-type="float">
            <text:p>0.183884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1.40545" calcext:value-type="float">
            <text:p>1.40545</text:p>
          </table:table-cell>
          <table:table-cell office:value-type="float" office:value="0.184387" calcext:value-type="float">
            <text:p>0.184387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1188" calcext:value-type="float">
            <text:p>1.41188</text:p>
          </table:table-cell>
          <table:table-cell office:value-type="float" office:value="0.1865" calcext:value-type="float">
            <text:p>0.1865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1872" calcext:value-type="float">
            <text:p>1.41872</text:p>
          </table:table-cell>
          <table:table-cell office:value-type="float" office:value="0.189243" calcext:value-type="float">
            <text:p>0.189243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2483" calcext:value-type="float">
            <text:p>1.42483</text:p>
          </table:table-cell>
          <table:table-cell office:value-type="float" office:value="0.191051" calcext:value-type="float">
            <text:p>0.191051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3148" calcext:value-type="float">
            <text:p>1.43148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372" calcext:value-type="float">
            <text:p>1.4372</text:p>
          </table:table-cell>
          <table:table-cell office:value-type="float" office:value="0.196425" calcext:value-type="float">
            <text:p>0.196425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432" calcext:value-type="float">
            <text:p>1.4432</text:p>
          </table:table-cell>
          <table:table-cell office:value-type="float" office:value="0.197419" calcext:value-type="float">
            <text:p>0.197419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4811" calcext:value-type="float">
            <text:p>1.44811</text:p>
          </table:table-cell>
          <table:table-cell office:value-type="float" office:value="0.198322" calcext:value-type="float">
            <text:p>0.198322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5356" calcext:value-type="float">
            <text:p>1.45356</text:p>
          </table:table-cell>
          <table:table-cell office:value-type="float" office:value="0.198447" calcext:value-type="float">
            <text:p>0.198447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5931" calcext:value-type="float">
            <text:p>1.45931</text:p>
          </table:table-cell>
          <table:table-cell office:value-type="float" office:value="0.197838" calcext:value-type="float">
            <text:p>0.197838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6641" calcext:value-type="float">
            <text:p>1.46641</text:p>
          </table:table-cell>
          <table:table-cell office:value-type="float" office:value="0.197251" calcext:value-type="float">
            <text:p>0.197251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7304" calcext:value-type="float">
            <text:p>1.47304</text:p>
          </table:table-cell>
          <table:table-cell office:value-type="float" office:value="0.197723" calcext:value-type="float">
            <text:p>0.197723</text:p>
          </table:table-cell>
          <table:table-cell office:value-type="float" office:value="1.993" calcext:value-type="float">
            <text:p>1.993</text:p>
          </table:table-cell>
        </table:table-row>
        <table:table-row table:style-name="ro1">
          <table:table-cell office:value-type="float" office:value="1.48053" calcext:value-type="float">
            <text:p>1.48053</text:p>
          </table:table-cell>
          <table:table-cell office:value-type="float" office:value="0.199393" calcext:value-type="float">
            <text:p>0.199393</text:p>
          </table:table-cell>
          <table:table-cell office:value-type="float" office:value="1.986" calcext:value-type="float">
            <text:p>1.986</text:p>
          </table:table-cell>
        </table:table-row>
        <table:table-row table:style-name="ro1">
          <table:table-cell office:value-type="float" office:value="1.48848" calcext:value-type="float">
            <text:p>1.48848</text:p>
          </table:table-cell>
          <table:table-cell office:value-type="float" office:value="0.201371" calcext:value-type="float">
            <text:p>0.201371</text:p>
          </table:table-cell>
          <table:table-cell office:value-type="float" office:value="1.986" calcext:value-type="float">
            <text:p>1.986</text:p>
          </table:table-cell>
        </table:table-row>
        <table:table-row table:style-name="ro1">
          <table:table-cell office:value-type="float" office:value="1.49671" calcext:value-type="float">
            <text:p>1.49671</text:p>
          </table:table-cell>
          <table:table-cell office:value-type="float" office:value="0.204027" calcext:value-type="float">
            <text:p>0.204027</text:p>
          </table:table-cell>
          <table:table-cell office:value-type="float" office:value="1.986" calcext:value-type="float">
            <text:p>1.986</text:p>
          </table:table-cell>
        </table:table-row>
        <table:table-row table:style-name="ro1">
          <table:table-cell office:value-type="float" office:value="1.50332" calcext:value-type="float">
            <text:p>1.50332</text:p>
          </table:table-cell>
          <table:table-cell office:value-type="float" office:value="0.205486" calcext:value-type="float">
            <text:p>0.205486</text:p>
          </table:table-cell>
          <table:table-cell office:value-type="float" office:value="1.986" calcext:value-type="float">
            <text:p>1.986</text:p>
          </table:table-cell>
        </table:table-row>
        <table:table-row table:style-name="ro1">
          <table:table-cell office:value-type="float" office:value="1.51072" calcext:value-type="float">
            <text:p>1.51072</text:p>
          </table:table-cell>
          <table:table-cell office:value-type="float" office:value="0.20594" calcext:value-type="float">
            <text:p>0.20594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51781" calcext:value-type="float">
            <text:p>1.51781</text:p>
          </table:table-cell>
          <table:table-cell office:value-type="float" office:value="0.205388" calcext:value-type="float">
            <text:p>0.205388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5244" calcext:value-type="float">
            <text:p>1.5244</text:p>
          </table:table-cell>
          <table:table-cell office:value-type="float" office:value="0.205649" calcext:value-type="float">
            <text:p>0.205649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53069" calcext:value-type="float">
            <text:p>1.53069</text:p>
          </table:table-cell>
          <table:table-cell office:value-type="float" office:value="0.205268" calcext:value-type="float">
            <text:p>0.205268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53745" calcext:value-type="float">
            <text:p>1.53745</text:p>
          </table:table-cell>
          <table:table-cell office:value-type="float" office:value="0.205618" calcext:value-type="float">
            <text:p>0.205618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54417" calcext:value-type="float">
            <text:p>1.54417</text:p>
          </table:table-cell>
          <table:table-cell office:value-type="float" office:value="0.205673" calcext:value-type="float">
            <text:p>0.205673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55091" calcext:value-type="float">
            <text:p>1.55091</text:p>
          </table:table-cell>
          <table:table-cell office:value-type="float" office:value="0.206391" calcext:value-type="float">
            <text:p>0.206391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5561" calcext:value-type="float">
            <text:p>1.5561</text:p>
          </table:table-cell>
          <table:table-cell office:value-type="float" office:value="0.207953" calcext:value-type="float">
            <text:p>0.207953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56126" calcext:value-type="float">
            <text:p>1.56126</text:p>
          </table:table-cell>
          <table:table-cell office:value-type="float" office:value="0.209664" calcext:value-type="float">
            <text:p>0.209664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56701" calcext:value-type="float">
            <text:p>1.56701</text:p>
          </table:table-cell>
          <table:table-cell office:value-type="float" office:value="0.211803" calcext:value-type="float">
            <text:p>0.211803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57218" calcext:value-type="float">
            <text:p>1.57218</text:p>
          </table:table-cell>
          <table:table-cell office:value-type="float" office:value="0.214896" calcext:value-type="float">
            <text:p>0.214896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57746" calcext:value-type="float">
            <text:p>1.57746</text:p>
          </table:table-cell>
          <table:table-cell office:value-type="float" office:value="0.218115" calcext:value-type="float">
            <text:p>0.218115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5847" calcext:value-type="float">
            <text:p>1.5847</text:p>
          </table:table-cell>
          <table:table-cell office:value-type="float" office:value="0.221253" calcext:value-type="float">
            <text:p>0.221253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1.59143" calcext:value-type="float">
            <text:p>1.59143</text:p>
          </table:table-cell>
          <table:table-cell office:value-type="float" office:value="0.223776" calcext:value-type="float">
            <text:p>0.223776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59762" calcext:value-type="float">
            <text:p>1.59762</text:p>
          </table:table-cell>
          <table:table-cell office:value-type="float" office:value="0.225946" calcext:value-type="float">
            <text:p>0.225946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6045" calcext:value-type="float">
            <text:p>1.6045</text:p>
          </table:table-cell>
          <table:table-cell office:value-type="float" office:value="0.227535" calcext:value-type="float">
            <text:p>0.227535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61108" calcext:value-type="float">
            <text:p>1.61108</text:p>
          </table:table-cell>
          <table:table-cell office:value-type="float" office:value="0.22846" calcext:value-type="float">
            <text:p>0.22846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6168" calcext:value-type="float">
            <text:p>1.6168</text:p>
          </table:table-cell>
          <table:table-cell office:value-type="float" office:value="0.229056" calcext:value-type="float">
            <text:p>0.229056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62219" calcext:value-type="float">
            <text:p>1.62219</text:p>
          </table:table-cell>
          <table:table-cell office:value-type="float" office:value="0.229987" calcext:value-type="float">
            <text:p>0.229987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62884" calcext:value-type="float">
            <text:p>1.62884</text:p>
          </table:table-cell>
          <table:table-cell office:value-type="float" office:value="0.231712" calcext:value-type="float">
            <text:p>0.231712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63574" calcext:value-type="float">
            <text:p>1.63574</text:p>
          </table:table-cell>
          <table:table-cell office:value-type="float" office:value="0.233956" calcext:value-type="float">
            <text:p>0.233956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6436" calcext:value-type="float">
            <text:p>1.6436</text:p>
          </table:table-cell>
          <table:table-cell office:value-type="float" office:value="0.235714" calcext:value-type="float">
            <text:p>0.235714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1.65309" calcext:value-type="float">
            <text:p>1.65309</text:p>
          </table:table-cell>
          <table:table-cell office:value-type="float" office:value="0.236761" calcext:value-type="float">
            <text:p>0.236761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1.66312" calcext:value-type="float">
            <text:p>1.66312</text:p>
          </table:table-cell>
          <table:table-cell office:value-type="float" office:value="0.237984" calcext:value-type="float">
            <text:p>0.237984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1.67243" calcext:value-type="float">
            <text:p>1.67243</text:p>
          </table:table-cell>
          <table:table-cell office:value-type="float" office:value="0.238997" calcext:value-type="float">
            <text:p>0.238997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1.68024" calcext:value-type="float">
            <text:p>1.68024</text:p>
          </table:table-cell>
          <table:table-cell office:value-type="float" office:value="0.240823" calcext:value-type="float">
            <text:p>0.240823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68767" calcext:value-type="float">
            <text:p>1.68767</text:p>
          </table:table-cell>
          <table:table-cell office:value-type="float" office:value="0.243339" calcext:value-type="float">
            <text:p>0.243339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69367" calcext:value-type="float">
            <text:p>1.69367</text:p>
          </table:table-cell>
          <table:table-cell office:value-type="float" office:value="0.246717" calcext:value-type="float">
            <text:p>0.246717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70076" calcext:value-type="float">
            <text:p>1.70076</text:p>
          </table:table-cell>
          <table:table-cell office:value-type="float" office:value="0.250203" calcext:value-type="float">
            <text:p>0.250203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70709" calcext:value-type="float">
            <text:p>1.70709</text:p>
          </table:table-cell>
          <table:table-cell office:value-type="float" office:value="0.252253" calcext:value-type="float">
            <text:p>0.252253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71362" calcext:value-type="float">
            <text:p>1.71362</text:p>
          </table:table-cell>
          <table:table-cell office:value-type="float" office:value="0.252603" calcext:value-type="float">
            <text:p>0.252603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71989" calcext:value-type="float">
            <text:p>1.71989</text:p>
          </table:table-cell>
          <table:table-cell office:value-type="float" office:value="0.253412" calcext:value-type="float">
            <text:p>0.253412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72628" calcext:value-type="float">
            <text:p>1.72628</text:p>
          </table:table-cell>
          <table:table-cell office:value-type="float" office:value="0.25252" calcext:value-type="float">
            <text:p>0.25252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float" office:value="1.73106" calcext:value-type="float">
            <text:p>1.73106</text:p>
          </table:table-cell>
          <table:table-cell office:value-type="float" office:value="0.250768" calcext:value-type="float">
            <text:p>0.250768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73536" calcext:value-type="float">
            <text:p>1.73536</text:p>
          </table:table-cell>
          <table:table-cell office:value-type="float" office:value="0.249206" calcext:value-type="float">
            <text:p>0.249206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74051" calcext:value-type="float">
            <text:p>1.74051</text:p>
          </table:table-cell>
          <table:table-cell office:value-type="float" office:value="0.249037" calcext:value-type="float">
            <text:p>0.249037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74763" calcext:value-type="float">
            <text:p>1.74763</text:p>
          </table:table-cell>
          <table:table-cell office:value-type="float" office:value="0.248734" calcext:value-type="float">
            <text:p>0.248734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75452" calcext:value-type="float">
            <text:p>1.75452</text:p>
          </table:table-cell>
          <table:table-cell office:value-type="float" office:value="0.249563" calcext:value-type="float">
            <text:p>0.249563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76121" calcext:value-type="float">
            <text:p>1.76121</text:p>
          </table:table-cell>
          <table:table-cell office:value-type="float" office:value="0.251859" calcext:value-type="float">
            <text:p>0.251859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76793" calcext:value-type="float">
            <text:p>1.76793</text:p>
          </table:table-cell>
          <table:table-cell office:value-type="float" office:value="0.254718" calcext:value-type="float">
            <text:p>0.254718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77448" calcext:value-type="float">
            <text:p>1.77448</text:p>
          </table:table-cell>
          <table:table-cell office:value-type="float" office:value="0.258077" calcext:value-type="float">
            <text:p>0.258077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77911" calcext:value-type="float">
            <text:p>1.77911</text:p>
          </table:table-cell>
          <table:table-cell office:value-type="float" office:value="0.260787" calcext:value-type="float">
            <text:p>0.260787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78218" calcext:value-type="float">
            <text:p>1.78218</text:p>
          </table:table-cell>
          <table:table-cell office:value-type="float" office:value="0.261762" calcext:value-type="float">
            <text:p>0.261762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78492" calcext:value-type="float">
            <text:p>1.78492</text:p>
          </table:table-cell>
          <table:table-cell office:value-type="float" office:value="0.262813" calcext:value-type="float">
            <text:p>0.262813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78652" calcext:value-type="float">
            <text:p>1.78652</text:p>
          </table:table-cell>
          <table:table-cell office:value-type="float" office:value="0.264254" calcext:value-type="float">
            <text:p>0.264254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78891" calcext:value-type="float">
            <text:p>1.78891</text:p>
          </table:table-cell>
          <table:table-cell office:value-type="float" office:value="0.266039" calcext:value-type="float">
            <text:p>0.266039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7925" calcext:value-type="float">
            <text:p>1.7925</text:p>
          </table:table-cell>
          <table:table-cell office:value-type="float" office:value="0.269035" calcext:value-type="float">
            <text:p>0.269035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79776" calcext:value-type="float">
            <text:p>1.79776</text:p>
          </table:table-cell>
          <table:table-cell office:value-type="float" office:value="0.274004" calcext:value-type="float">
            <text:p>0.274004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80264" calcext:value-type="float">
            <text:p>1.80264</text:p>
          </table:table-cell>
          <table:table-cell office:value-type="float" office:value="0.278154" calcext:value-type="float">
            <text:p>0.278154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8073" calcext:value-type="float">
            <text:p>1.8073</text:p>
          </table:table-cell>
          <table:table-cell office:value-type="float" office:value="0.282657" calcext:value-type="float">
            <text:p>0.282657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81003" calcext:value-type="float">
            <text:p>1.81003</text:p>
          </table:table-cell>
          <table:table-cell office:value-type="float" office:value="0.285513" calcext:value-type="float">
            <text:p>0.285513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80984" calcext:value-type="float">
            <text:p>1.80984</text:p>
          </table:table-cell>
          <table:table-cell office:value-type="float" office:value="0.288206" calcext:value-type="float">
            <text:p>0.288206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80959" calcext:value-type="float">
            <text:p>1.80959</text:p>
          </table:table-cell>
          <table:table-cell office:value-type="float" office:value="0.291223" calcext:value-type="float">
            <text:p>0.291223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1.81074" calcext:value-type="float">
            <text:p>1.81074</text:p>
          </table:table-cell>
          <table:table-cell office:value-type="float" office:value="0.295088" calcext:value-type="float">
            <text:p>0.295088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81504" calcext:value-type="float">
            <text:p>1.81504</text:p>
          </table:table-cell>
          <table:table-cell office:value-type="float" office:value="0.299004" calcext:value-type="float">
            <text:p>0.299004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81937" calcext:value-type="float">
            <text:p>1.81937</text:p>
          </table:table-cell>
          <table:table-cell office:value-type="float" office:value="0.303281" calcext:value-type="float">
            <text:p>0.303281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82407" calcext:value-type="float">
            <text:p>1.82407</text:p>
          </table:table-cell>
          <table:table-cell office:value-type="float" office:value="0.30734" calcext:value-type="float">
            <text:p>0.30734</text:p>
          </table:table-cell>
          <table:table-cell office:value-type="float" office:value="1.981" calcext:value-type="float">
            <text:p>1.981</text:p>
          </table:table-cell>
        </table:table-row>
        <table:table-row table:style-name="ro1">
          <table:table-cell office:value-type="float" office:value="1.82795" calcext:value-type="float">
            <text:p>1.82795</text:p>
          </table:table-cell>
          <table:table-cell office:value-type="float" office:value="0.311281" calcext:value-type="float">
            <text:p>0.311281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06" calcext:value-type="float">
            <text:p>1.8306</text:p>
          </table:table-cell>
          <table:table-cell office:value-type="float" office:value="0.315428" calcext:value-type="float">
            <text:p>0.315428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092" calcext:value-type="float">
            <text:p>1.83092</text:p>
          </table:table-cell>
          <table:table-cell office:value-type="float" office:value="0.319737" calcext:value-type="float">
            <text:p>0.319737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111" calcext:value-type="float">
            <text:p>1.83111</text:p>
          </table:table-cell>
          <table:table-cell office:value-type="float" office:value="0.323398" calcext:value-type="float">
            <text:p>0.323398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19" calcext:value-type="float">
            <text:p>1.8319</text:p>
          </table:table-cell>
          <table:table-cell office:value-type="float" office:value="0.328238" calcext:value-type="float">
            <text:p>0.328238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206" calcext:value-type="float">
            <text:p>1.83206</text:p>
          </table:table-cell>
          <table:table-cell office:value-type="float" office:value="0.333909" calcext:value-type="float">
            <text:p>0.333909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177" calcext:value-type="float">
            <text:p>1.83177</text:p>
          </table:table-cell>
          <table:table-cell office:value-type="float" office:value="0.340096" calcext:value-type="float">
            <text:p>0.340096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2" calcext:value-type="float">
            <text:p>1.832</text:p>
          </table:table-cell>
          <table:table-cell office:value-type="float" office:value="0.345627" calcext:value-type="float">
            <text:p>0.345627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272" calcext:value-type="float">
            <text:p>1.83272</text:p>
          </table:table-cell>
          <table:table-cell office:value-type="float" office:value="0.351362" calcext:value-type="float">
            <text:p>0.351362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244" calcext:value-type="float">
            <text:p>1.83244</text:p>
          </table:table-cell>
          <table:table-cell office:value-type="float" office:value="0.355893" calcext:value-type="float">
            <text:p>0.355893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218" calcext:value-type="float">
            <text:p>1.83218</text:p>
          </table:table-cell>
          <table:table-cell office:value-type="float" office:value="0.358645" calcext:value-type="float">
            <text:p>0.358645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166" calcext:value-type="float">
            <text:p>1.83166</text:p>
          </table:table-cell>
          <table:table-cell office:value-type="float" office:value="0.361229" calcext:value-type="float">
            <text:p>0.361229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3014" calcext:value-type="float">
            <text:p>1.83014</text:p>
          </table:table-cell>
          <table:table-cell office:value-type="float" office:value="0.364729" calcext:value-type="float">
            <text:p>0.364729</text:p>
          </table:table-cell>
          <table:table-cell office:value-type="float" office:value="1.976" calcext:value-type="float">
            <text:p>1.976</text:p>
          </table:table-cell>
        </table:table-row>
        <table:table-row table:style-name="ro1">
          <table:table-cell office:value-type="float" office:value="1.82843" calcext:value-type="float">
            <text:p>1.82843</text:p>
          </table:table-cell>
          <table:table-cell office:value-type="float" office:value="0.36857" calcext:value-type="float">
            <text:p>0.36857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.82779" calcext:value-type="float">
            <text:p>1.82779</text:p>
          </table:table-cell>
          <table:table-cell office:value-type="float" office:value="0.372194" calcext:value-type="float">
            <text:p>0.372194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.82714" calcext:value-type="float">
            <text:p>1.82714</text:p>
          </table:table-cell>
          <table:table-cell office:value-type="float" office:value="0.377004" calcext:value-type="float">
            <text:p>0.377004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.82666" calcext:value-type="float">
            <text:p>1.82666</text:p>
          </table:table-cell>
          <table:table-cell office:value-type="float" office:value="0.381777" calcext:value-type="float">
            <text:p>0.381777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.82681" calcext:value-type="float">
            <text:p>1.82681</text:p>
          </table:table-cell>
          <table:table-cell office:value-type="float" office:value="0.386301" calcext:value-type="float">
            <text:p>0.386301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.82653" calcext:value-type="float">
            <text:p>1.82653</text:p>
          </table:table-cell>
          <table:table-cell office:value-type="float" office:value="0.391827" calcext:value-type="float">
            <text:p>0.391827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.82615" calcext:value-type="float">
            <text:p>1.82615</text:p>
          </table:table-cell>
          <table:table-cell office:value-type="float" office:value="0.399373" calcext:value-type="float">
            <text:p>0.399373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.82648" calcext:value-type="float">
            <text:p>1.82648</text:p>
          </table:table-cell>
          <table:table-cell office:value-type="float" office:value="0.40569" calcext:value-type="float">
            <text:p>0.40569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float" office:value="1.82807" calcext:value-type="float">
            <text:p>1.82807</text:p>
          </table:table-cell>
          <table:table-cell office:value-type="float" office:value="0.411834" calcext:value-type="float">
            <text:p>0.411834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1.83034" calcext:value-type="float">
            <text:p>1.83034</text:p>
          </table:table-cell>
          <table:table-cell office:value-type="float" office:value="0.418769" calcext:value-type="float">
            <text:p>0.418769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1.83276" calcext:value-type="float">
            <text:p>1.83276</text:p>
          </table:table-cell>
          <table:table-cell office:value-type="float" office:value="0.425849" calcext:value-type="float">
            <text:p>0.425849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1.83535" calcext:value-type="float">
            <text:p>1.83535</text:p>
          </table:table-cell>
          <table:table-cell office:value-type="float" office:value="0.431282" calcext:value-type="float">
            <text:p>0.431282</text:p>
          </table:table-cell>
          <table:table-cell office:value-type="float" office:value="1.966" calcext:value-type="float">
            <text:p>1.966</text:p>
          </table:table-cell>
        </table:table-row>
        <table:table-row table:style-name="ro1">
          <table:table-cell office:value-type="float" office:value="1.83795" calcext:value-type="float">
            <text:p>1.83795</text:p>
          </table:table-cell>
          <table:table-cell office:value-type="float" office:value="0.438335" calcext:value-type="float">
            <text:p>0.438335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1.83899" calcext:value-type="float">
            <text:p>1.83899</text:p>
          </table:table-cell>
          <table:table-cell office:value-type="float" office:value="0.446744" calcext:value-type="float">
            <text:p>0.446744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1.83933" calcext:value-type="float">
            <text:p>1.83933</text:p>
          </table:table-cell>
          <table:table-cell office:value-type="float" office:value="0.453666" calcext:value-type="float">
            <text:p>0.453666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1.83916" calcext:value-type="float">
            <text:p>1.83916</text:p>
          </table:table-cell>
          <table:table-cell office:value-type="float" office:value="0.459605" calcext:value-type="float">
            <text:p>0.459605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1.83763" calcext:value-type="float">
            <text:p>1.83763</text:p>
          </table:table-cell>
          <table:table-cell office:value-type="float" office:value="0.46556" calcext:value-type="float">
            <text:p>0.46556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.83492" calcext:value-type="float">
            <text:p>1.83492</text:p>
          </table:table-cell>
          <table:table-cell office:value-type="float" office:value="0.472433" calcext:value-type="float">
            <text:p>0.472433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.83213" calcext:value-type="float">
            <text:p>1.83213</text:p>
          </table:table-cell>
          <table:table-cell office:value-type="float" office:value="0.476951" calcext:value-type="float">
            <text:p>0.476951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.82854" calcext:value-type="float">
            <text:p>1.82854</text:p>
          </table:table-cell>
          <table:table-cell office:value-type="float" office:value="0.48231" calcext:value-type="float">
            <text:p>0.48231</text:p>
          </table:table-cell>
          <table:table-cell office:value-type="float" office:value="1.96" calcext:value-type="float">
            <text:p>1.96</text:p>
          </table:table-cell>
        </table:table-row>
        <table:table-row table:style-name="ro1">
          <table:table-cell office:value-type="float" office:value="1.8257" calcext:value-type="float">
            <text:p>1.8257</text:p>
          </table:table-cell>
          <table:table-cell office:value-type="float" office:value="0.487656" calcext:value-type="float">
            <text:p>0.487656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1.82276" calcext:value-type="float">
            <text:p>1.82276</text:p>
          </table:table-cell>
          <table:table-cell office:value-type="float" office:value="0.492434" calcext:value-type="float">
            <text:p>0.492434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1.82061" calcext:value-type="float">
            <text:p>1.82061</text:p>
          </table:table-cell>
          <table:table-cell office:value-type="float" office:value="0.495733" calcext:value-type="float">
            <text:p>0.495733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1.81924" calcext:value-type="float">
            <text:p>1.81924</text:p>
          </table:table-cell>
          <table:table-cell office:value-type="float" office:value="0.500243" calcext:value-type="float">
            <text:p>0.500243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1.81796" calcext:value-type="float">
            <text:p>1.81796</text:p>
          </table:table-cell>
          <table:table-cell office:value-type="float" office:value="0.504669" calcext:value-type="float">
            <text:p>0.504669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1.81576" calcext:value-type="float">
            <text:p>1.81576</text:p>
          </table:table-cell>
          <table:table-cell office:value-type="float" office:value="0.508938" calcext:value-type="float">
            <text:p>0.508938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1.81487" calcext:value-type="float">
            <text:p>1.81487</text:p>
          </table:table-cell>
          <table:table-cell office:value-type="float" office:value="0.513514" calcext:value-type="float">
            <text:p>0.513514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1.81371" calcext:value-type="float">
            <text:p>1.81371</text:p>
          </table:table-cell>
          <table:table-cell office:value-type="float" office:value="0.518527" calcext:value-type="float">
            <text:p>0.518527</text:p>
          </table:table-cell>
          <table:table-cell office:value-type="float" office:value="1.955" calcext:value-type="float">
            <text:p>1.955</text:p>
          </table:table-cell>
        </table:table-row>
        <table:table-row table:style-name="ro1">
          <table:table-cell office:value-type="float" office:value="1.81247" calcext:value-type="float">
            <text:p>1.81247</text:p>
          </table:table-cell>
          <table:table-cell office:value-type="float" office:value="0.522806" calcext:value-type="float">
            <text:p>0.52280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.8115" calcext:value-type="float">
            <text:p>1.8115</text:p>
          </table:table-cell>
          <table:table-cell office:value-type="float" office:value="0.527093" calcext:value-type="float">
            <text:p>0.527093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.81078" calcext:value-type="float">
            <text:p>1.81078</text:p>
          </table:table-cell>
          <table:table-cell office:value-type="float" office:value="0.532472" calcext:value-type="float">
            <text:p>0.532472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.80945" calcext:value-type="float">
            <text:p>1.80945</text:p>
          </table:table-cell>
          <table:table-cell office:value-type="float" office:value="0.537916" calcext:value-type="float">
            <text:p>0.537916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float" office:value="1.8077" calcext:value-type="float">
            <text:p>1.8077</text:p>
          </table:table-cell>
          <table:table-cell office:value-type="float" office:value="0.543832" calcext:value-type="float">
            <text:p>0.543832</text:p>
          </table:table-cell>
          <table:table-cell office:value-type="float" office:value="1.948" calcext:value-type="float">
            <text:p>1.948</text:p>
          </table:table-cell>
        </table:table-row>
        <table:table-row table:style-name="ro1">
          <table:table-cell office:value-type="float" office:value="1.80601" calcext:value-type="float">
            <text:p>1.80601</text:p>
          </table:table-cell>
          <table:table-cell office:value-type="float" office:value="0.548235" calcext:value-type="float">
            <text:p>0.548235</text:p>
          </table:table-cell>
          <table:table-cell office:value-type="float" office:value="1.948" calcext:value-type="float">
            <text:p>1.948</text:p>
          </table:table-cell>
        </table:table-row>
        <table:table-row table:style-name="ro1">
          <table:table-cell office:value-type="float" office:value="1.80442" calcext:value-type="float">
            <text:p>1.80442</text:p>
          </table:table-cell>
          <table:table-cell office:value-type="float" office:value="0.552704" calcext:value-type="float">
            <text:p>0.552704</text:p>
          </table:table-cell>
          <table:table-cell office:value-type="float" office:value="1.948" calcext:value-type="float">
            <text:p>1.948</text:p>
          </table:table-cell>
        </table:table-row>
        <table:table-row table:style-name="ro1">
          <table:table-cell office:value-type="float" office:value="1.80318" calcext:value-type="float">
            <text:p>1.80318</text:p>
          </table:table-cell>
          <table:table-cell office:value-type="float" office:value="0.557854" calcext:value-type="float">
            <text:p>0.557854</text:p>
          </table:table-cell>
          <table:table-cell office:value-type="float" office:value="1.948" calcext:value-type="float">
            <text:p>1.948</text:p>
          </table:table-cell>
        </table:table-row>
        <table:table-row table:style-name="ro1">
          <table:table-cell office:value-type="float" office:value="1.80233" calcext:value-type="float">
            <text:p>1.80233</text:p>
          </table:table-cell>
          <table:table-cell office:value-type="float" office:value="0.56436" calcext:value-type="float">
            <text:p>0.56436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.8007" calcext:value-type="float">
            <text:p>1.8007</text:p>
          </table:table-cell>
          <table:table-cell office:value-type="float" office:value="0.570208" calcext:value-type="float">
            <text:p>0.570208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.79849" calcext:value-type="float">
            <text:p>1.79849</text:p>
          </table:table-cell>
          <table:table-cell office:value-type="float" office:value="0.577574" calcext:value-type="float">
            <text:p>0.577574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.7955" calcext:value-type="float">
            <text:p>1.7955</text:p>
          </table:table-cell>
          <table:table-cell office:value-type="float" office:value="0.583789" calcext:value-type="float">
            <text:p>0.583789</text:p>
          </table:table-cell>
          <table:table-cell office:value-type="float" office:value="1.94" calcext:value-type="float">
            <text:p>1.94</text:p>
          </table:table-cell>
        </table:table-row>
        <table:table-row table:style-name="ro1">
          <table:table-cell office:value-type="float" office:value="1.79368" calcext:value-type="float">
            <text:p>1.79368</text:p>
          </table:table-cell>
          <table:table-cell office:value-type="float" office:value="0.590047" calcext:value-type="float">
            <text:p>0.590047</text:p>
          </table:table-cell>
          <table:table-cell office:value-type="float" office:value="1.939" calcext:value-type="float">
            <text:p>1.939</text:p>
          </table:table-cell>
        </table:table-row>
        <table:table-row table:style-name="ro1">
          <table:table-cell office:value-type="float" office:value="1.79233" calcext:value-type="float">
            <text:p>1.79233</text:p>
          </table:table-cell>
          <table:table-cell office:value-type="float" office:value="0.595697" calcext:value-type="float">
            <text:p>0.595697</text:p>
          </table:table-cell>
          <table:table-cell office:value-type="float" office:value="1.939" calcext:value-type="float">
            <text:p>1.939</text:p>
          </table:table-cell>
        </table:table-row>
        <table:table-row table:style-name="ro1">
          <table:table-cell office:value-type="float" office:value="1.7927" calcext:value-type="float">
            <text:p>1.7927</text:p>
          </table:table-cell>
          <table:table-cell office:value-type="float" office:value="0.601961" calcext:value-type="float">
            <text:p>0.601961</text:p>
          </table:table-cell>
          <table:table-cell office:value-type="float" office:value="1.939" calcext:value-type="float">
            <text:p>1.939</text:p>
          </table:table-cell>
        </table:table-row>
        <table:table-row table:style-name="ro1">
          <table:table-cell office:value-type="float" office:value="1.79346" calcext:value-type="float">
            <text:p>1.79346</text:p>
          </table:table-cell>
          <table:table-cell office:value-type="float" office:value="0.608836" calcext:value-type="float">
            <text:p>0.608836</text:p>
          </table:table-cell>
          <table:table-cell office:value-type="float" office:value="1.939" calcext:value-type="float">
            <text:p>1.939</text:p>
          </table:table-cell>
        </table:table-row>
        <table:table-row table:style-name="ro1">
          <table:table-cell office:value-type="float" office:value="1.79479" calcext:value-type="float">
            <text:p>1.79479</text:p>
          </table:table-cell>
          <table:table-cell office:value-type="float" office:value="0.61869" calcext:value-type="float">
            <text:p>0.61869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9429" calcext:value-type="float">
            <text:p>1.79429</text:p>
          </table:table-cell>
          <table:table-cell office:value-type="float" office:value="0.626347" calcext:value-type="float">
            <text:p>0.626347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9235" calcext:value-type="float">
            <text:p>1.79235</text:p>
          </table:table-cell>
          <table:table-cell office:value-type="float" office:value="0.633532" calcext:value-type="float">
            <text:p>0.633532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9026" calcext:value-type="float">
            <text:p>1.79026</text:p>
          </table:table-cell>
          <table:table-cell office:value-type="float" office:value="0.64082" calcext:value-type="float">
            <text:p>0.64082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865" calcext:value-type="float">
            <text:p>1.78865</text:p>
          </table:table-cell>
          <table:table-cell office:value-type="float" office:value="0.647721" calcext:value-type="float">
            <text:p>0.647721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789" calcext:value-type="float">
            <text:p>1.78789</text:p>
          </table:table-cell>
          <table:table-cell office:value-type="float" office:value="0.654004" calcext:value-type="float">
            <text:p>0.654004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746" calcext:value-type="float">
            <text:p>1.78746</text:p>
          </table:table-cell>
          <table:table-cell office:value-type="float" office:value="0.660717" calcext:value-type="float">
            <text:p>0.660717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682" calcext:value-type="float">
            <text:p>1.78682</text:p>
          </table:table-cell>
          <table:table-cell office:value-type="float" office:value="0.667517" calcext:value-type="float">
            <text:p>0.667517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588" calcext:value-type="float">
            <text:p>1.78588</text:p>
          </table:table-cell>
          <table:table-cell office:value-type="float" office:value="0.674731" calcext:value-type="float">
            <text:p>0.674731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529" calcext:value-type="float">
            <text:p>1.78529</text:p>
          </table:table-cell>
          <table:table-cell office:value-type="float" office:value="0.683169" calcext:value-type="float">
            <text:p>0.683169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386" calcext:value-type="float">
            <text:p>1.78386</text:p>
          </table:table-cell>
          <table:table-cell office:value-type="float" office:value="0.690645" calcext:value-type="float">
            <text:p>0.690645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256" calcext:value-type="float">
            <text:p>1.78256</text:p>
          </table:table-cell>
          <table:table-cell office:value-type="float" office:value="0.69831" calcext:value-type="float">
            <text:p>0.69831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167" calcext:value-type="float">
            <text:p>1.78167</text:p>
          </table:table-cell>
          <table:table-cell office:value-type="float" office:value="0.706272" calcext:value-type="float">
            <text:p>0.706272</text:p>
          </table:table-cell>
          <table:table-cell office:value-type="float" office:value="1.936" calcext:value-type="float">
            <text:p>1.936</text:p>
          </table:table-cell>
        </table:table-row>
        <table:table-row table:style-name="ro1">
          <table:table-cell office:value-type="float" office:value="1.78038" calcext:value-type="float">
            <text:p>1.78038</text:p>
          </table:table-cell>
          <table:table-cell office:value-type="float" office:value="0.714023" calcext:value-type="float">
            <text:p>0.714023</text:p>
          </table:table-cell>
          <table:table-cell office:value-type="float" office:value="1.943" calcext:value-type="float">
            <text:p>1.943</text:p>
          </table:table-cell>
        </table:table-row>
        <table:table-row table:style-name="ro1">
          <table:table-cell office:value-type="float" office:value="1.77821" calcext:value-type="float">
            <text:p>1.77821</text:p>
          </table:table-cell>
          <table:table-cell office:value-type="float" office:value="0.72079" calcext:value-type="float">
            <text:p>0.72079</text:p>
          </table:table-cell>
          <table:table-cell office:value-type="float" office:value="1.943" calcext:value-type="float">
            <text:p>1.943</text:p>
          </table:table-cell>
        </table:table-row>
        <table:table-row table:style-name="ro1">
          <table:table-cell office:value-type="float" office:value="1.77546" calcext:value-type="float">
            <text:p>1.77546</text:p>
          </table:table-cell>
          <table:table-cell office:value-type="float" office:value="0.72828" calcext:value-type="float">
            <text:p>0.72828</text:p>
          </table:table-cell>
          <table:table-cell office:value-type="float" office:value="1.943" calcext:value-type="float">
            <text:p>1.943</text:p>
          </table:table-cell>
        </table:table-row>
        <table:table-row table:style-name="ro1">
          <table:table-cell office:value-type="float" office:value="1.77288" calcext:value-type="float">
            <text:p>1.77288</text:p>
          </table:table-cell>
          <table:table-cell office:value-type="float" office:value="0.737099" calcext:value-type="float">
            <text:p>0.737099</text:p>
          </table:table-cell>
          <table:table-cell office:value-type="float" office:value="1.943" calcext:value-type="float">
            <text:p>1.943</text:p>
          </table:table-cell>
        </table:table-row>
        <table:table-row table:style-name="ro1">
          <table:table-cell office:value-type="float" office:value="1.77158" calcext:value-type="float">
            <text:p>1.77158</text:p>
          </table:table-cell>
          <table:table-cell office:value-type="float" office:value="0.745268" calcext:value-type="float">
            <text:p>0.745268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.77001" calcext:value-type="float">
            <text:p>1.77001</text:p>
          </table:table-cell>
          <table:table-cell office:value-type="float" office:value="0.755332" calcext:value-type="float">
            <text:p>0.755332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.76911" calcext:value-type="float">
            <text:p>1.76911</text:p>
          </table:table-cell>
          <table:table-cell office:value-type="float" office:value="0.765502" calcext:value-type="float">
            <text:p>0.765502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.76966" calcext:value-type="float">
            <text:p>1.76966</text:p>
          </table:table-cell>
          <table:table-cell office:value-type="float" office:value="0.774676" calcext:value-type="float">
            <text:p>0.774676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.77026" calcext:value-type="float">
            <text:p>1.77026</text:p>
          </table:table-cell>
          <table:table-cell office:value-type="float" office:value="0.782567" calcext:value-type="float">
            <text:p>0.782567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.76902" calcext:value-type="float">
            <text:p>1.76902</text:p>
          </table:table-cell>
          <table:table-cell office:value-type="float" office:value="0.791361" calcext:value-type="float">
            <text:p>0.791361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.76712" calcext:value-type="float">
            <text:p>1.76712</text:p>
          </table:table-cell>
          <table:table-cell office:value-type="float" office:value="0.799088" calcext:value-type="float">
            <text:p>0.799088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.76462" calcext:value-type="float">
            <text:p>1.76462</text:p>
          </table:table-cell>
          <table:table-cell office:value-type="float" office:value="0.806794" calcext:value-type="float">
            <text:p>0.806794</text:p>
          </table:table-cell>
          <table:table-cell office:value-type="float" office:value="1.947" calcext:value-type="float">
            <text:p>1.947</text:p>
          </table:table-cell>
        </table:table-row>
        <table:table-row table:style-name="ro1">
          <table:table-cell office:value-type="float" office:value="1.76139" calcext:value-type="float">
            <text:p>1.76139</text:p>
          </table:table-cell>
          <table:table-cell office:value-type="float" office:value="0.815084" calcext:value-type="float">
            <text:p>0.815084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1.75826" calcext:value-type="float">
            <text:p>1.75826</text:p>
          </table:table-cell>
          <table:table-cell office:value-type="float" office:value="0.823398" calcext:value-type="float">
            <text:p>0.823398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1.75621" calcext:value-type="float">
            <text:p>1.75621</text:p>
          </table:table-cell>
          <table:table-cell office:value-type="float" office:value="0.831599" calcext:value-type="float">
            <text:p>0.831599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1.75406" calcext:value-type="float">
            <text:p>1.75406</text:p>
          </table:table-cell>
          <table:table-cell office:value-type="float" office:value="0.839175" calcext:value-type="float">
            <text:p>0.839175</text:p>
          </table:table-cell>
          <table:table-cell office:value-type="float" office:value="1.951" calcext:value-type="float">
            <text:p>1.951</text:p>
          </table:table-cell>
        </table:table-row>
        <table:table-row table:style-name="ro1">
          <table:table-cell office:value-type="float" office:value="1.75159" calcext:value-type="float">
            <text:p>1.75159</text:p>
          </table:table-cell>
          <table:table-cell office:value-type="float" office:value="0.84582" calcext:value-type="float">
            <text:p>0.84582</text:p>
          </table:table-cell>
          <table:table-cell office:value-type="float" office:value="1.956" calcext:value-type="float">
            <text:p>1.956</text:p>
          </table:table-cell>
        </table:table-row>
        <table:table-row table:style-name="ro1">
          <table:table-cell office:value-type="float" office:value="1.74857" calcext:value-type="float">
            <text:p>1.74857</text:p>
          </table:table-cell>
          <table:table-cell office:value-type="float" office:value="0.852195" calcext:value-type="float">
            <text:p>0.852195</text:p>
          </table:table-cell>
          <table:table-cell office:value-type="float" office:value="1.956" calcext:value-type="float">
            <text:p>1.956</text:p>
          </table:table-cell>
        </table:table-row>
        <table:table-row table:style-name="ro1">
          <table:table-cell office:value-type="float" office:value="1.74568" calcext:value-type="float">
            <text:p>1.74568</text:p>
          </table:table-cell>
          <table:table-cell office:value-type="float" office:value="0.859025" calcext:value-type="float">
            <text:p>0.859025</text:p>
          </table:table-cell>
          <table:table-cell office:value-type="float" office:value="1.956" calcext:value-type="float">
            <text:p>1.956</text:p>
          </table:table-cell>
        </table:table-row>
        <table:table-row table:style-name="ro1">
          <table:table-cell office:value-type="float" office:value="1.74334" calcext:value-type="float">
            <text:p>1.74334</text:p>
          </table:table-cell>
          <table:table-cell office:value-type="float" office:value="0.866004" calcext:value-type="float">
            <text:p>0.866004</text:p>
          </table:table-cell>
          <table:table-cell office:value-type="float" office:value="1.956" calcext:value-type="float">
            <text:p>1.956</text:p>
          </table:table-cell>
        </table:table-row>
        <table:table-row table:style-name="ro1">
          <table:table-cell office:value-type="float" office:value="1.74268" calcext:value-type="float">
            <text:p>1.74268</text:p>
          </table:table-cell>
          <table:table-cell office:value-type="float" office:value="0.873832" calcext:value-type="float">
            <text:p>0.873832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1.74016" calcext:value-type="float">
            <text:p>1.74016</text:p>
          </table:table-cell>
          <table:table-cell office:value-type="float" office:value="0.883159" calcext:value-type="float">
            <text:p>0.883159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1.73676" calcext:value-type="float">
            <text:p>1.73676</text:p>
          </table:table-cell>
          <table:table-cell office:value-type="float" office:value="0.892704" calcext:value-type="float">
            <text:p>0.892704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1.73397" calcext:value-type="float">
            <text:p>1.73397</text:p>
          </table:table-cell>
          <table:table-cell office:value-type="float" office:value="0.902088" calcext:value-type="float">
            <text:p>0.902088</text:p>
          </table:table-cell>
          <table:table-cell office:value-type="float" office:value="1.958" calcext:value-type="float">
            <text:p>1.958</text:p>
          </table:table-cell>
        </table:table-row>
        <table:table-row table:style-name="ro1">
          <table:table-cell office:value-type="float" office:value="1.73148" calcext:value-type="float">
            <text:p>1.73148</text:p>
          </table:table-cell>
          <table:table-cell office:value-type="float" office:value="0.9103" calcext:value-type="float">
            <text:p>0.9103</text:p>
          </table:table-cell>
          <table:table-cell office:value-type="float" office:value="1.963" calcext:value-type="float">
            <text:p>1.963</text:p>
          </table:table-cell>
        </table:table-row>
        <table:table-row table:style-name="ro1">
          <table:table-cell office:value-type="float" office:value="1.72935" calcext:value-type="float">
            <text:p>1.72935</text:p>
          </table:table-cell>
          <table:table-cell office:value-type="float" office:value="0.9175" calcext:value-type="float">
            <text:p>0.9175</text:p>
          </table:table-cell>
          <table:table-cell office:value-type="float" office:value="1.963" calcext:value-type="float">
            <text:p>1.963</text:p>
          </table:table-cell>
        </table:table-row>
        <table:table-row table:style-name="ro1">
          <table:table-cell office:value-type="float" office:value="1.72867" calcext:value-type="float">
            <text:p>1.72867</text:p>
          </table:table-cell>
          <table:table-cell office:value-type="float" office:value="0.924005" calcext:value-type="float">
            <text:p>0.924005</text:p>
          </table:table-cell>
          <table:table-cell office:value-type="float" office:value="1.963" calcext:value-type="float">
            <text:p>1.963</text:p>
          </table:table-cell>
        </table:table-row>
        <table:table-row table:style-name="ro1">
          <table:table-cell office:value-type="float" office:value="1.7278" calcext:value-type="float">
            <text:p>1.7278</text:p>
          </table:table-cell>
          <table:table-cell office:value-type="float" office:value="0.931274" calcext:value-type="float">
            <text:p>0.931274</text:p>
          </table:table-cell>
          <table:table-cell office:value-type="float" office:value="1.963" calcext:value-type="float">
            <text:p>1.963</text:p>
          </table:table-cell>
        </table:table-row>
        <table:table-row table:style-name="ro1">
          <table:table-cell office:value-type="float" office:value="1.72462" calcext:value-type="float">
            <text:p>1.72462</text:p>
          </table:table-cell>
          <table:table-cell office:value-type="float" office:value="0.938879" calcext:value-type="float">
            <text:p>0.938879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.72131" calcext:value-type="float">
            <text:p>1.72131</text:p>
          </table:table-cell>
          <table:table-cell office:value-type="float" office:value="0.946254" calcext:value-type="float">
            <text:p>0.946254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.71721" calcext:value-type="float">
            <text:p>1.71721</text:p>
          </table:table-cell>
          <table:table-cell office:value-type="float" office:value="0.954245" calcext:value-type="float">
            <text:p>0.954245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.71443" calcext:value-type="float">
            <text:p>1.71443</text:p>
          </table:table-cell>
          <table:table-cell office:value-type="float" office:value="0.960938" calcext:value-type="float">
            <text:p>0.960938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.71261" calcext:value-type="float">
            <text:p>1.71261</text:p>
          </table:table-cell>
          <table:table-cell office:value-type="float" office:value="0.966621" calcext:value-type="float">
            <text:p>0.966621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.71045" calcext:value-type="float">
            <text:p>1.71045</text:p>
          </table:table-cell>
          <table:table-cell office:value-type="float" office:value="0.971462" calcext:value-type="float">
            <text:p>0.971462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.70716" calcext:value-type="float">
            <text:p>1.70716</text:p>
          </table:table-cell>
          <table:table-cell office:value-type="float" office:value="0.977566" calcext:value-type="float">
            <text:p>0.977566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.70426" calcext:value-type="float">
            <text:p>1.70426</text:p>
          </table:table-cell>
          <table:table-cell office:value-type="float" office:value="0.983882" calcext:value-type="float">
            <text:p>0.983882</text:p>
          </table:table-cell>
          <table:table-cell office:value-type="float" office:value="1.978" calcext:value-type="float">
            <text:p>1.978</text:p>
          </table:table-cell>
        </table:table-row>
        <table:table-row table:style-name="ro1">
          <table:table-cell office:value-type="float" office:value="1.70136" calcext:value-type="float">
            <text:p>1.70136</text:p>
          </table:table-cell>
          <table:table-cell office:value-type="float" office:value="0.990174" calcext:value-type="float">
            <text:p>0.990174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float" office:value="1.69858" calcext:value-type="float">
            <text:p>1.69858</text:p>
          </table:table-cell>
          <table:table-cell office:value-type="float" office:value="0.996558" calcext:value-type="float">
            <text:p>0.996558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float" office:value="1.69602" calcext:value-type="float">
            <text:p>1.69602</text:p>
          </table:table-cell>
          <table:table-cell office:value-type="float" office:value="1.00388" calcext:value-type="float">
            <text:p>1.00388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float" office:value="1.69247" calcext:value-type="float">
            <text:p>1.69247</text:p>
          </table:table-cell>
          <table:table-cell office:value-type="float" office:value="1.01047" calcext:value-type="float">
            <text:p>1.01047</text:p>
          </table:table-cell>
          <table:table-cell office:value-type="float" office:value="2.001" calcext:value-type="float">
            <text:p>2.001</text:p>
          </table:table-cell>
        </table:table-row>
        <table:table-row table:style-name="ro1">
          <table:table-cell office:value-type="float" office:value="1.68794" calcext:value-type="float">
            <text:p>1.68794</text:p>
          </table:table-cell>
          <table:table-cell office:value-type="float" office:value="1.01659" calcext:value-type="float">
            <text:p>1.01659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1.68272" calcext:value-type="float">
            <text:p>1.68272</text:p>
          </table:table-cell>
          <table:table-cell office:value-type="float" office:value="1.0244" calcext:value-type="float">
            <text:p>1.0244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1.6778" calcext:value-type="float">
            <text:p>1.6778</text:p>
          </table:table-cell>
          <table:table-cell office:value-type="float" office:value="1.03163" calcext:value-type="float">
            <text:p>1.03163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1.67427" calcext:value-type="float">
            <text:p>1.67427</text:p>
          </table:table-cell>
          <table:table-cell office:value-type="float" office:value="1.03912" calcext:value-type="float">
            <text:p>1.03912</text:p>
          </table:table-cell>
          <table:table-cell office:value-type="float" office:value="2.043" calcext:value-type="float">
            <text:p>2.043</text:p>
          </table:table-cell>
        </table:table-row>
        <table:table-row table:style-name="ro1">
          <table:table-cell office:value-type="float" office:value="1.6723" calcext:value-type="float">
            <text:p>1.6723</text:p>
          </table:table-cell>
          <table:table-cell office:value-type="float" office:value="1.04713" calcext:value-type="float">
            <text:p>1.04713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1.66993" calcext:value-type="float">
            <text:p>1.66993</text:p>
          </table:table-cell>
          <table:table-cell office:value-type="float" office:value="1.05605" calcext:value-type="float">
            <text:p>1.05605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1.66709" calcext:value-type="float">
            <text:p>1.66709</text:p>
          </table:table-cell>
          <table:table-cell office:value-type="float" office:value="1.06449" calcext:value-type="float">
            <text:p>1.06449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1.66319" calcext:value-type="float">
            <text:p>1.66319</text:p>
          </table:table-cell>
          <table:table-cell office:value-type="float" office:value="1.07409" calcext:value-type="float">
            <text:p>1.07409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1.65875" calcext:value-type="float">
            <text:p>1.65875</text:p>
          </table:table-cell>
          <table:table-cell office:value-type="float" office:value="1.08323" calcext:value-type="float">
            <text:p>1.08323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6536" calcext:value-type="float">
            <text:p>1.6536</text:p>
          </table:table-cell>
          <table:table-cell office:value-type="float" office:value="1.09392" calcext:value-type="float">
            <text:p>1.09392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6497" calcext:value-type="float">
            <text:p>1.6497</text:p>
          </table:table-cell>
          <table:table-cell office:value-type="float" office:value="1.10312" calcext:value-type="float">
            <text:p>1.10312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64684" calcext:value-type="float">
            <text:p>1.64684</text:p>
          </table:table-cell>
          <table:table-cell office:value-type="float" office:value="1.11241" calcext:value-type="float">
            <text:p>1.11241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64451" calcext:value-type="float">
            <text:p>1.64451</text:p>
          </table:table-cell>
          <table:table-cell office:value-type="float" office:value="1.1212" calcext:value-type="float">
            <text:p>1.1212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64373" calcext:value-type="float">
            <text:p>1.64373</text:p>
          </table:table-cell>
          <table:table-cell office:value-type="float" office:value="1.13085" calcext:value-type="float">
            <text:p>1.13085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64283" calcext:value-type="float">
            <text:p>1.64283</text:p>
          </table:table-cell>
          <table:table-cell office:value-type="float" office:value="1.14121" calcext:value-type="float">
            <text:p>1.14121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64181" calcext:value-type="float">
            <text:p>1.64181</text:p>
          </table:table-cell>
          <table:table-cell office:value-type="float" office:value="1.15374" calcext:value-type="float">
            <text:p>1.15374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64099" calcext:value-type="float">
            <text:p>1.64099</text:p>
          </table:table-cell>
          <table:table-cell office:value-type="float" office:value="1.16621" calcext:value-type="float">
            <text:p>1.16621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1.64068" calcext:value-type="float">
            <text:p>1.64068</text:p>
          </table:table-cell>
          <table:table-cell office:value-type="float" office:value="1.17934" calcext:value-type="float">
            <text:p>1.17934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6396" calcext:value-type="float">
            <text:p>1.6396</text:p>
          </table:table-cell>
          <table:table-cell office:value-type="float" office:value="1.19197" calcext:value-type="float">
            <text:p>1.19197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63822" calcext:value-type="float">
            <text:p>1.63822</text:p>
          </table:table-cell>
          <table:table-cell office:value-type="float" office:value="1.20269" calcext:value-type="float">
            <text:p>1.20269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63732" calcext:value-type="float">
            <text:p>1.63732</text:p>
          </table:table-cell>
          <table:table-cell office:value-type="float" office:value="1.21291" calcext:value-type="float">
            <text:p>1.21291</text:p>
          </table:table-cell>
          <table:table-cell office:value-type="float" office:value="2.009" calcext:value-type="float">
            <text:p>2.009</text:p>
          </table:table-cell>
        </table:table-row>
        <table:table-row table:style-name="ro1">
          <table:table-cell office:value-type="float" office:value="1.63574" calcext:value-type="float">
            <text:p>1.63574</text:p>
          </table:table-cell>
          <table:table-cell office:value-type="float" office:value="1.22326" calcext:value-type="float">
            <text:p>1.22326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1.63487" calcext:value-type="float">
            <text:p>1.63487</text:p>
          </table:table-cell>
          <table:table-cell office:value-type="float" office:value="1.23317" calcext:value-type="float">
            <text:p>1.23317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1.63442" calcext:value-type="float">
            <text:p>1.63442</text:p>
          </table:table-cell>
          <table:table-cell office:value-type="float" office:value="1.24338" calcext:value-type="float">
            <text:p>1.24338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1.63481" calcext:value-type="float">
            <text:p>1.63481</text:p>
          </table:table-cell>
          <table:table-cell office:value-type="float" office:value="1.25505" calcext:value-type="float">
            <text:p>1.25505</text:p>
          </table:table-cell>
          <table:table-cell office:value-type="float" office:value="2.013" calcext:value-type="float">
            <text:p>2.013</text:p>
          </table:table-cell>
        </table:table-row>
        <table:table-row table:style-name="ro1">
          <table:table-cell office:value-type="float" office:value="1.63474" calcext:value-type="float">
            <text:p>1.63474</text:p>
          </table:table-cell>
          <table:table-cell office:value-type="float" office:value="1.26677" calcext:value-type="float">
            <text:p>1.26677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.63427" calcext:value-type="float">
            <text:p>1.63427</text:p>
          </table:table-cell>
          <table:table-cell office:value-type="float" office:value="1.27884" calcext:value-type="float">
            <text:p>1.27884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.63331" calcext:value-type="float">
            <text:p>1.63331</text:p>
          </table:table-cell>
          <table:table-cell office:value-type="float" office:value="1.29134" calcext:value-type="float">
            <text:p>1.29134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.63315" calcext:value-type="float">
            <text:p>1.63315</text:p>
          </table:table-cell>
          <table:table-cell office:value-type="float" office:value="1.30258" calcext:value-type="float">
            <text:p>1.30258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.63197" calcext:value-type="float">
            <text:p>1.63197</text:p>
          </table:table-cell>
          <table:table-cell office:value-type="float" office:value="1.31312" calcext:value-type="float">
            <text:p>1.31312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.6311" calcext:value-type="float">
            <text:p>1.6311</text:p>
          </table:table-cell>
          <table:table-cell office:value-type="float" office:value="1.32273" calcext:value-type="float">
            <text:p>1.32273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.63202" calcext:value-type="float">
            <text:p>1.63202</text:p>
          </table:table-cell>
          <table:table-cell office:value-type="float" office:value="1.33224" calcext:value-type="float">
            <text:p>1.33224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.63334" calcext:value-type="float">
            <text:p>1.63334</text:p>
          </table:table-cell>
          <table:table-cell office:value-type="float" office:value="1.34156" calcext:value-type="float">
            <text:p>1.34156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1.63401" calcext:value-type="float">
            <text:p>1.63401</text:p>
          </table:table-cell>
          <table:table-cell office:value-type="float" office:value="1.35127" calcext:value-type="float">
            <text:p>1.35127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.63577" calcext:value-type="float">
            <text:p>1.63577</text:p>
          </table:table-cell>
          <table:table-cell office:value-type="float" office:value="1.36152" calcext:value-type="float">
            <text:p>1.36152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.63873" calcext:value-type="float">
            <text:p>1.63873</text:p>
          </table:table-cell>
          <table:table-cell office:value-type="float" office:value="1.37203" calcext:value-type="float">
            <text:p>1.37203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.64003" calcext:value-type="float">
            <text:p>1.64003</text:p>
          </table:table-cell>
          <table:table-cell office:value-type="float" office:value="1.38134" calcext:value-type="float">
            <text:p>1.38134</text:p>
          </table:table-cell>
          <table:table-cell office:value-type="float" office:value="2.029" calcext:value-type="float">
            <text:p>2.029</text:p>
          </table:table-cell>
        </table:table-row>
        <table:table-row table:style-name="ro1">
          <table:table-cell office:value-type="float" office:value="1.64051" calcext:value-type="float">
            <text:p>1.64051</text:p>
          </table:table-cell>
          <table:table-cell office:value-type="float" office:value="1.39088" calcext:value-type="float">
            <text:p>1.39088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1.64071" calcext:value-type="float">
            <text:p>1.64071</text:p>
          </table:table-cell>
          <table:table-cell office:value-type="float" office:value="1.40099" calcext:value-type="float">
            <text:p>1.40099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1.64157" calcext:value-type="float">
            <text:p>1.64157</text:p>
          </table:table-cell>
          <table:table-cell office:value-type="float" office:value="1.41172" calcext:value-type="float">
            <text:p>1.41172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1.64187" calcext:value-type="float">
            <text:p>1.64187</text:p>
          </table:table-cell>
          <table:table-cell office:value-type="float" office:value="1.42246" calcext:value-type="float">
            <text:p>1.42246</text:p>
          </table:table-cell>
          <table:table-cell office:value-type="float" office:value="2.042" calcext:value-type="float">
            <text:p>2.042</text:p>
          </table:table-cell>
        </table:table-row>
        <table:table-row table:style-name="ro1">
          <table:table-cell office:value-type="float" office:value="1.64215" calcext:value-type="float">
            <text:p>1.64215</text:p>
          </table:table-cell>
          <table:table-cell office:value-type="float" office:value="1.43309" calcext:value-type="float">
            <text:p>1.43309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.6425" calcext:value-type="float">
            <text:p>1.6425</text:p>
          </table:table-cell>
          <table:table-cell office:value-type="float" office:value="1.44386" calcext:value-type="float">
            <text:p>1.4438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.64338" calcext:value-type="float">
            <text:p>1.64338</text:p>
          </table:table-cell>
          <table:table-cell office:value-type="float" office:value="1.45386" calcext:value-type="float">
            <text:p>1.4538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.6416" calcext:value-type="float">
            <text:p>1.6416</text:p>
          </table:table-cell>
          <table:table-cell office:value-type="float" office:value="1.46226" calcext:value-type="float">
            <text:p>1.46226</text:p>
          </table:table-cell>
          <table:table-cell office:value-type="float" office:value="2.048" calcext:value-type="float">
            <text:p>2.048</text:p>
          </table:table-cell>
        </table:table-row>
        <table:table-row table:style-name="ro1">
          <table:table-cell office:value-type="float" office:value="1.63756" calcext:value-type="float">
            <text:p>1.63756</text:p>
          </table:table-cell>
          <table:table-cell office:value-type="float" office:value="1.47073" calcext:value-type="float">
            <text:p>1.47073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1.63266" calcext:value-type="float">
            <text:p>1.63266</text:p>
          </table:table-cell>
          <table:table-cell office:value-type="float" office:value="1.4795" calcext:value-type="float">
            <text:p>1.4795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1.62681" calcext:value-type="float">
            <text:p>1.62681</text:p>
          </table:table-cell>
          <table:table-cell office:value-type="float" office:value="1.48659" calcext:value-type="float">
            <text:p>1.48659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1.61927" calcext:value-type="float">
            <text:p>1.61927</text:p>
          </table:table-cell>
          <table:table-cell office:value-type="float" office:value="1.49344" calcext:value-type="float">
            <text:p>1.49344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1.61276" calcext:value-type="float">
            <text:p>1.61276</text:p>
          </table:table-cell>
          <table:table-cell office:value-type="float" office:value="1.50077" calcext:value-type="float">
            <text:p>1.50077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1.60537" calcext:value-type="float">
            <text:p>1.60537</text:p>
          </table:table-cell>
          <table:table-cell office:value-type="float" office:value="1.50696" calcext:value-type="float">
            <text:p>1.50696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1.59916" calcext:value-type="float">
            <text:p>1.59916</text:p>
          </table:table-cell>
          <table:table-cell office:value-type="float" office:value="1.51308" calcext:value-type="float">
            <text:p>1.51308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1.59396" calcext:value-type="float">
            <text:p>1.59396</text:p>
          </table:table-cell>
          <table:table-cell office:value-type="float" office:value="1.52047" calcext:value-type="float">
            <text:p>1.52047</text:p>
          </table:table-cell>
          <table:table-cell office:value-type="float" office:value="2.049" calcext:value-type="float">
            <text:p>2.049</text:p>
          </table:table-cell>
        </table:table-row>
        <table:table-row table:style-name="ro1">
          <table:table-cell office:value-type="float" office:value="1.58912" calcext:value-type="float">
            <text:p>1.58912</text:p>
          </table:table-cell>
          <table:table-cell office:value-type="float" office:value="1.52733" calcext:value-type="float">
            <text:p>1.52733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585" calcext:value-type="float">
            <text:p>1.585</text:p>
          </table:table-cell>
          <table:table-cell office:value-type="float" office:value="1.53301" calcext:value-type="float">
            <text:p>1.53301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58313" calcext:value-type="float">
            <text:p>1.58313</text:p>
          </table:table-cell>
          <table:table-cell office:value-type="float" office:value="1.53964" calcext:value-type="float">
            <text:p>1.53964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58177" calcext:value-type="float">
            <text:p>1.58177</text:p>
          </table:table-cell>
          <table:table-cell office:value-type="float" office:value="1.54556" calcext:value-type="float">
            <text:p>1.54556</text:p>
          </table:table-cell>
          <table:table-cell office:value-type="float" office:value="2.05" calcext:value-type="float">
            <text:p>2.05</text:p>
          </table:table-cell>
        </table:table-row>
        <table:table-row table:style-name="ro1">
          <table:table-cell office:value-type="float" office:value="1.58133" calcext:value-type="float">
            <text:p>1.58133</text:p>
          </table:table-cell>
          <table:table-cell office:value-type="float" office:value="1.5499" calcext:value-type="float">
            <text:p>1.5499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1.58186" calcext:value-type="float">
            <text:p>1.58186</text:p>
          </table:table-cell>
          <table:table-cell office:value-type="float" office:value="1.55268" calcext:value-type="float">
            <text:p>1.55268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1.58278" calcext:value-type="float">
            <text:p>1.58278</text:p>
          </table:table-cell>
          <table:table-cell office:value-type="float" office:value="1.55464" calcext:value-type="float">
            <text:p>1.55464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1.58341" calcext:value-type="float">
            <text:p>1.58341</text:p>
          </table:table-cell>
          <table:table-cell office:value-type="float" office:value="1.5566" calcext:value-type="float">
            <text:p>1.5566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1.58376" calcext:value-type="float">
            <text:p>1.58376</text:p>
          </table:table-cell>
          <table:table-cell office:value-type="float" office:value="1.55692" calcext:value-type="float">
            <text:p>1.55692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1.58435" calcext:value-type="float">
            <text:p>1.58435</text:p>
          </table:table-cell>
          <table:table-cell office:value-type="float" office:value="1.55733" calcext:value-type="float">
            <text:p>1.55733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1.58492" calcext:value-type="float">
            <text:p>1.58492</text:p>
          </table:table-cell>
          <table:table-cell office:value-type="float" office:value="1.55791" calcext:value-type="float">
            <text:p>1.55791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1.58506" calcext:value-type="float">
            <text:p>1.58506</text:p>
          </table:table-cell>
          <table:table-cell office:value-type="float" office:value="1.55903" calcext:value-type="float">
            <text:p>1.55903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1.58514" calcext:value-type="float">
            <text:p>1.58514</text:p>
          </table:table-cell>
          <table:table-cell office:value-type="float" office:value="1.558" calcext:value-type="float">
            <text:p>1.558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1.58549" calcext:value-type="float">
            <text:p>1.58549</text:p>
          </table:table-cell>
          <table:table-cell office:value-type="float" office:value="1.55807" calcext:value-type="float">
            <text:p>1.55807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1.58494" calcext:value-type="float">
            <text:p>1.58494</text:p>
          </table:table-cell>
          <table:table-cell office:value-type="float" office:value="1.55881" calcext:value-type="float">
            <text:p>1.55881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1.58389" calcext:value-type="float">
            <text:p>1.58389</text:p>
          </table:table-cell>
          <table:table-cell office:value-type="float" office:value="1.55832" calcext:value-type="float">
            <text:p>1.55832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1.58283" calcext:value-type="float">
            <text:p>1.58283</text:p>
          </table:table-cell>
          <table:table-cell office:value-type="float" office:value="1.55809" calcext:value-type="float">
            <text:p>1.55809</text:p>
          </table:table-cell>
          <table:table-cell office:value-type="float" office:value="2.067" calcext:value-type="float">
            <text:p>2.067</text:p>
          </table:table-cell>
        </table:table-row>
        <table:table-row table:style-name="ro1">
          <table:table-cell office:value-type="float" office:value="1.58326" calcext:value-type="float">
            <text:p>1.58326</text:p>
          </table:table-cell>
          <table:table-cell office:value-type="float" office:value="1.55764" calcext:value-type="float">
            <text:p>1.55764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58492" calcext:value-type="float">
            <text:p>1.58492</text:p>
          </table:table-cell>
          <table:table-cell office:value-type="float" office:value="1.55766" calcext:value-type="float">
            <text:p>1.55766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58762" calcext:value-type="float">
            <text:p>1.58762</text:p>
          </table:table-cell>
          <table:table-cell office:value-type="float" office:value="1.55694" calcext:value-type="float">
            <text:p>1.55694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59078" calcext:value-type="float">
            <text:p>1.59078</text:p>
          </table:table-cell>
          <table:table-cell office:value-type="float" office:value="1.55901" calcext:value-type="float">
            <text:p>1.55901</text:p>
          </table:table-cell>
          <table:table-cell office:value-type="float" office:value="2.074" calcext:value-type="float">
            <text:p>2.074</text:p>
          </table:table-cell>
        </table:table-row>
        <table:table-row table:style-name="ro1">
          <table:table-cell office:value-type="float" office:value="1.59308" calcext:value-type="float">
            <text:p>1.59308</text:p>
          </table:table-cell>
          <table:table-cell office:value-type="float" office:value="1.56077" calcext:value-type="float">
            <text:p>1.56077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.59544" calcext:value-type="float">
            <text:p>1.59544</text:p>
          </table:table-cell>
          <table:table-cell office:value-type="float" office:value="1.56413" calcext:value-type="float">
            <text:p>1.56413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.59591" calcext:value-type="float">
            <text:p>1.59591</text:p>
          </table:table-cell>
          <table:table-cell office:value-type="float" office:value="1.5682" calcext:value-type="float">
            <text:p>1.5682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.59462" calcext:value-type="float">
            <text:p>1.59462</text:p>
          </table:table-cell>
          <table:table-cell office:value-type="float" office:value="1.5741" calcext:value-type="float">
            <text:p>1.5741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.59327" calcext:value-type="float">
            <text:p>1.59327</text:p>
          </table:table-cell>
          <table:table-cell office:value-type="float" office:value="1.57867" calcext:value-type="float">
            <text:p>1.57867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.59305" calcext:value-type="float">
            <text:p>1.59305</text:p>
          </table:table-cell>
          <table:table-cell office:value-type="float" office:value="1.58232" calcext:value-type="float">
            <text:p>1.58232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.59189" calcext:value-type="float">
            <text:p>1.59189</text:p>
          </table:table-cell>
          <table:table-cell office:value-type="float" office:value="1.58588" calcext:value-type="float">
            <text:p>1.58588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.59264" calcext:value-type="float">
            <text:p>1.59264</text:p>
          </table:table-cell>
          <table:table-cell office:value-type="float" office:value="1.58907" calcext:value-type="float">
            <text:p>1.58907</text:p>
          </table:table-cell>
          <table:table-cell office:value-type="float" office:value="2.092" calcext:value-type="float">
            <text:p>2.092</text:p>
          </table:table-cell>
        </table:table-row>
        <table:table-row table:style-name="ro1">
          <table:table-cell office:value-type="float" office:value="1.59566" calcext:value-type="float">
            <text:p>1.59566</text:p>
          </table:table-cell>
          <table:table-cell office:value-type="float" office:value="1.59118" calcext:value-type="float">
            <text:p>1.59118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1.60016" calcext:value-type="float">
            <text:p>1.60016</text:p>
          </table:table-cell>
          <table:table-cell office:value-type="float" office:value="1.59316" calcext:value-type="float">
            <text:p>1.59316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1.60463" calcext:value-type="float">
            <text:p>1.60463</text:p>
          </table:table-cell>
          <table:table-cell office:value-type="float" office:value="1.59647" calcext:value-type="float">
            <text:p>1.59647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1.60797" calcext:value-type="float">
            <text:p>1.60797</text:p>
          </table:table-cell>
          <table:table-cell office:value-type="float" office:value="1.59999" calcext:value-type="float">
            <text:p>1.59999</text:p>
          </table:table-cell>
          <table:table-cell office:value-type="float" office:value="2.095" calcext:value-type="float">
            <text:p>2.095</text:p>
          </table:table-cell>
        </table:table-row>
        <table:table-row table:style-name="ro1">
          <table:table-cell office:value-type="float" office:value="1.60977" calcext:value-type="float">
            <text:p>1.60977</text:p>
          </table:table-cell>
          <table:table-cell office:value-type="float" office:value="1.60175" calcext:value-type="float">
            <text:p>1.60175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1.60883" calcext:value-type="float">
            <text:p>1.60883</text:p>
          </table:table-cell>
          <table:table-cell office:value-type="float" office:value="1.60233" calcext:value-type="float">
            <text:p>1.60233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1.6079" calcext:value-type="float">
            <text:p>1.6079</text:p>
          </table:table-cell>
          <table:table-cell office:value-type="float" office:value="1.60207" calcext:value-type="float">
            <text:p>1.60207</text:p>
          </table:table-cell>
          <table:table-cell office:value-type="float" office:value="2.118" calcext:value-type="float">
            <text:p>2.118</text:p>
          </table:table-cell>
        </table:table-row>
        <table:table-row table:style-name="ro1">
          <table:table-cell office:value-type="float" office:value="1.60827" calcext:value-type="float">
            <text:p>1.60827</text:p>
          </table:table-cell>
          <table:table-cell office:value-type="float" office:value="1.60156" calcext:value-type="float">
            <text:p>1.60156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1.60942" calcext:value-type="float">
            <text:p>1.60942</text:p>
          </table:table-cell>
          <table:table-cell office:value-type="float" office:value="1.60194" calcext:value-type="float">
            <text:p>1.60194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1.6113" calcext:value-type="float">
            <text:p>1.6113</text:p>
          </table:table-cell>
          <table:table-cell office:value-type="float" office:value="1.60505" calcext:value-type="float">
            <text:p>1.60505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1.61423" calcext:value-type="float">
            <text:p>1.61423</text:p>
          </table:table-cell>
          <table:table-cell office:value-type="float" office:value="1.61069" calcext:value-type="float">
            <text:p>1.61069</text:p>
          </table:table-cell>
          <table:table-cell office:value-type="float" office:value="2.122" calcext:value-type="float">
            <text:p>2.122</text:p>
          </table:table-cell>
        </table:table-row>
        <table:table-row table:style-name="ro1">
          <table:table-cell office:value-type="float" office:value="1.61841" calcext:value-type="float">
            <text:p>1.61841</text:p>
          </table:table-cell>
          <table:table-cell office:value-type="float" office:value="1.61743" calcext:value-type="float">
            <text:p>1.61743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.62291" calcext:value-type="float">
            <text:p>1.62291</text:p>
          </table:table-cell>
          <table:table-cell office:value-type="float" office:value="1.6236" calcext:value-type="float">
            <text:p>1.6236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.62682" calcext:value-type="float">
            <text:p>1.62682</text:p>
          </table:table-cell>
          <table:table-cell office:value-type="float" office:value="1.62917" calcext:value-type="float">
            <text:p>1.62917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.63074" calcext:value-type="float">
            <text:p>1.63074</text:p>
          </table:table-cell>
          <table:table-cell office:value-type="float" office:value="1.63356" calcext:value-type="float">
            <text:p>1.63356</text:p>
          </table:table-cell>
          <table:table-cell office:value-type="float" office:value="2.125" calcext:value-type="float">
            <text:p>2.125</text:p>
          </table:table-cell>
        </table:table-row>
        <table:table-row table:style-name="ro1">
          <table:table-cell office:value-type="float" office:value="1.63535" calcext:value-type="float">
            <text:p>1.63535</text:p>
          </table:table-cell>
          <table:table-cell office:value-type="float" office:value="1.6361" calcext:value-type="float">
            <text:p>1.6361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1.6393" calcext:value-type="float">
            <text:p>1.6393</text:p>
          </table:table-cell>
          <table:table-cell office:value-type="float" office:value="1.6382" calcext:value-type="float">
            <text:p>1.6382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1.64316" calcext:value-type="float">
            <text:p>1.64316</text:p>
          </table:table-cell>
          <table:table-cell office:value-type="float" office:value="1.64035" calcext:value-type="float">
            <text:p>1.64035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1.64704" calcext:value-type="float">
            <text:p>1.64704</text:p>
          </table:table-cell>
          <table:table-cell office:value-type="float" office:value="1.64147" calcext:value-type="float">
            <text:p>1.64147</text:p>
          </table:table-cell>
          <table:table-cell office:value-type="float" office:value="2.136" calcext:value-type="float">
            <text:p>2.136</text:p>
          </table:table-cell>
        </table:table-row>
        <table:table-row table:style-name="ro1">
          <table:table-cell office:value-type="float" office:value="1.65086" calcext:value-type="float">
            <text:p>1.65086</text:p>
          </table:table-cell>
          <table:table-cell office:value-type="float" office:value="1.64287" calcext:value-type="float">
            <text:p>1.64287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office:value-type="float" office:value="1.6541" calcext:value-type="float">
            <text:p>1.6541</text:p>
          </table:table-cell>
          <table:table-cell office:value-type="float" office:value="1.64532" calcext:value-type="float">
            <text:p>1.64532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office:value-type="float" office:value="1.65513" calcext:value-type="float">
            <text:p>1.65513</text:p>
          </table:table-cell>
          <table:table-cell office:value-type="float" office:value="1.64623" calcext:value-type="float">
            <text:p>1.64623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office:value-type="float" office:value="1.65573" calcext:value-type="float">
            <text:p>1.65573</text:p>
          </table:table-cell>
          <table:table-cell office:value-type="float" office:value="1.64776" calcext:value-type="float">
            <text:p>1.64776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1.65485" calcext:value-type="float">
            <text:p>1.65485</text:p>
          </table:table-cell>
          <table:table-cell office:value-type="float" office:value="1.64838" calcext:value-type="float">
            <text:p>1.64838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1.65314" calcext:value-type="float">
            <text:p>1.65314</text:p>
          </table:table-cell>
          <table:table-cell office:value-type="float" office:value="1.64975" calcext:value-type="float">
            <text:p>1.64975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1.65121" calcext:value-type="float">
            <text:p>1.65121</text:p>
          </table:table-cell>
          <table:table-cell office:value-type="float" office:value="1.6508" calcext:value-type="float">
            <text:p>1.6508</text:p>
          </table:table-cell>
          <table:table-cell office:value-type="float" office:value="2.155" calcext:value-type="float">
            <text:p>2.155</text:p>
          </table:table-cell>
        </table:table-row>
        <table:table-row table:style-name="ro1">
          <table:table-cell office:value-type="float" office:value="1.64852" calcext:value-type="float">
            <text:p>1.64852</text:p>
          </table:table-cell>
          <table:table-cell office:value-type="float" office:value="1.65159" calcext:value-type="float">
            <text:p>1.65159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1.64569" calcext:value-type="float">
            <text:p>1.64569</text:p>
          </table:table-cell>
          <table:table-cell office:value-type="float" office:value="1.65089" calcext:value-type="float">
            <text:p>1.65089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1.64294" calcext:value-type="float">
            <text:p>1.64294</text:p>
          </table:table-cell>
          <table:table-cell office:value-type="float" office:value="1.64912" calcext:value-type="float">
            <text:p>1.64912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1.64008" calcext:value-type="float">
            <text:p>1.64008</text:p>
          </table:table-cell>
          <table:table-cell office:value-type="float" office:value="1.6463" calcext:value-type="float">
            <text:p>1.6463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office:value-type="float" office:value="1.63675" calcext:value-type="float">
            <text:p>1.63675</text:p>
          </table:table-cell>
          <table:table-cell office:value-type="float" office:value="1.64354" calcext:value-type="float">
            <text:p>1.64354</text:p>
          </table:table-cell>
          <table:table-cell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1.63329" calcext:value-type="float">
            <text:p>1.63329</text:p>
          </table:table-cell>
          <table:table-cell office:value-type="float" office:value="1.64027" calcext:value-type="float">
            <text:p>1.64027</text:p>
          </table:table-cell>
          <table:table-cell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1.62984" calcext:value-type="float">
            <text:p>1.62984</text:p>
          </table:table-cell>
          <table:table-cell office:value-type="float" office:value="1.63764" calcext:value-type="float">
            <text:p>1.63764</text:p>
          </table:table-cell>
          <table:table-cell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1.62625" calcext:value-type="float">
            <text:p>1.62625</text:p>
          </table:table-cell>
          <table:table-cell office:value-type="float" office:value="1.6359" calcext:value-type="float">
            <text:p>1.6359</text:p>
          </table:table-cell>
          <table:table-cell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1.62192" calcext:value-type="float">
            <text:p>1.62192</text:p>
          </table:table-cell>
          <table:table-cell office:value-type="float" office:value="1.63177" calcext:value-type="float">
            <text:p>1.63177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1.61798" calcext:value-type="float">
            <text:p>1.61798</text:p>
          </table:table-cell>
          <table:table-cell office:value-type="float" office:value="1.62677" calcext:value-type="float">
            <text:p>1.62677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1.61458" calcext:value-type="float">
            <text:p>1.61458</text:p>
          </table:table-cell>
          <table:table-cell office:value-type="float" office:value="1.6217" calcext:value-type="float">
            <text:p>1.6217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1.61061" calcext:value-type="float">
            <text:p>1.61061</text:p>
          </table:table-cell>
          <table:table-cell office:value-type="float" office:value="1.61691" calcext:value-type="float">
            <text:p>1.61691</text:p>
          </table:table-cell>
          <table:table-cell office:value-type="float" office:value="2.188" calcext:value-type="float">
            <text:p>2.188</text:p>
          </table:table-cell>
        </table:table-row>
        <table:table-row table:style-name="ro1">
          <table:table-cell office:value-type="float" office:value="1.60557" calcext:value-type="float">
            <text:p>1.60557</text:p>
          </table:table-cell>
          <table:table-cell office:value-type="float" office:value="1.61209" calcext:value-type="float">
            <text:p>1.61209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1.60172" calcext:value-type="float">
            <text:p>1.60172</text:p>
          </table:table-cell>
          <table:table-cell office:value-type="float" office:value="1.60898" calcext:value-type="float">
            <text:p>1.60898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1.59855" calcext:value-type="float">
            <text:p>1.59855</text:p>
          </table:table-cell>
          <table:table-cell office:value-type="float" office:value="1.60722" calcext:value-type="float">
            <text:p>1.60722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1.59469" calcext:value-type="float">
            <text:p>1.59469</text:p>
          </table:table-cell>
          <table:table-cell office:value-type="float" office:value="1.60633" calcext:value-type="float">
            <text:p>1.60633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1.59047" calcext:value-type="float">
            <text:p>1.59047</text:p>
          </table:table-cell>
          <table:table-cell office:value-type="float" office:value="1.60575" calcext:value-type="float">
            <text:p>1.60575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1.58692" calcext:value-type="float">
            <text:p>1.58692</text:p>
          </table:table-cell>
          <table:table-cell office:value-type="float" office:value="1.60531" calcext:value-type="float">
            <text:p>1.60531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1.57544" calcext:value-type="float">
            <text:p>1.57544</text:p>
          </table:table-cell>
          <table:table-cell office:value-type="float" office:value="1.60526" calcext:value-type="float">
            <text:p>1.60526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1.56862" calcext:value-type="float">
            <text:p>1.56862</text:p>
          </table:table-cell>
          <table:table-cell office:value-type="float" office:value="1.60511" calcext:value-type="float">
            <text:p>1.60511</text:p>
          </table:table-cell>
          <table:table-cell office:value-type="float" office:value="2.195" calcext:value-type="float">
            <text:p>2.195</text:p>
          </table:table-cell>
        </table:table-row>
        <table:table-row table:style-name="ro1">
          <table:table-cell office:value-type="float" office:value="1.56118" calcext:value-type="float">
            <text:p>1.56118</text:p>
          </table:table-cell>
          <table:table-cell office:value-type="float" office:value="1.60376" calcext:value-type="float">
            <text:p>1.60376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1.55419" calcext:value-type="float">
            <text:p>1.55419</text:p>
          </table:table-cell>
          <table:table-cell office:value-type="float" office:value="1.60221" calcext:value-type="float">
            <text:p>1.60221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1.54676" calcext:value-type="float">
            <text:p>1.54676</text:p>
          </table:table-cell>
          <table:table-cell office:value-type="float" office:value="1.60054" calcext:value-type="float">
            <text:p>1.60054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1.53994" calcext:value-type="float">
            <text:p>1.53994</text:p>
          </table:table-cell>
          <table:table-cell office:value-type="float" office:value="1.59822" calcext:value-type="float">
            <text:p>1.59822</text:p>
          </table:table-cell>
          <table:table-cell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1.53376" calcext:value-type="float">
            <text:p>1.53376</text:p>
          </table:table-cell>
          <table:table-cell office:value-type="float" office:value="1.59527" calcext:value-type="float">
            <text:p>1.59527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52768" calcext:value-type="float">
            <text:p>1.52768</text:p>
          </table:table-cell>
          <table:table-cell office:value-type="float" office:value="1.5941" calcext:value-type="float">
            <text:p>1.594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52119" calcext:value-type="float">
            <text:p>1.52119</text:p>
          </table:table-cell>
          <table:table-cell office:value-type="float" office:value="1.59378" calcext:value-type="float">
            <text:p>1.59378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51499" calcext:value-type="float">
            <text:p>1.51499</text:p>
          </table:table-cell>
          <table:table-cell office:value-type="float" office:value="1.59457" calcext:value-type="float">
            <text:p>1.59457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50809" calcext:value-type="float">
            <text:p>1.50809</text:p>
          </table:table-cell>
          <table:table-cell office:value-type="float" office:value="1.59712" calcext:value-type="float">
            <text:p>1.59712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9921" calcext:value-type="float">
            <text:p>1.49921</text:p>
          </table:table-cell>
          <table:table-cell office:value-type="float" office:value="1.60061" calcext:value-type="float">
            <text:p>1.6006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903" calcext:value-type="float">
            <text:p>1.4903</text:p>
          </table:table-cell>
          <table:table-cell office:value-type="float" office:value="1.60376" calcext:value-type="float">
            <text:p>1.60376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7985" calcext:value-type="float">
            <text:p>1.47985</text:p>
          </table:table-cell>
          <table:table-cell office:value-type="float" office:value="1.60696" calcext:value-type="float">
            <text:p>1.60696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6867" calcext:value-type="float">
            <text:p>1.46867</text:p>
          </table:table-cell>
          <table:table-cell office:value-type="float" office:value="1.60876" calcext:value-type="float">
            <text:p>1.60876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5745" calcext:value-type="float">
            <text:p>1.45745</text:p>
          </table:table-cell>
          <table:table-cell office:value-type="float" office:value="1.60818" calcext:value-type="float">
            <text:p>1.60818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4749" calcext:value-type="float">
            <text:p>1.44749</text:p>
          </table:table-cell>
          <table:table-cell office:value-type="float" office:value="1.60711" calcext:value-type="float">
            <text:p>1.60711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3793" calcext:value-type="float">
            <text:p>1.43793</text:p>
          </table:table-cell>
          <table:table-cell office:value-type="float" office:value="1.60473" calcext:value-type="float">
            <text:p>1.60473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3067" calcext:value-type="float">
            <text:p>1.43067</text:p>
          </table:table-cell>
          <table:table-cell office:value-type="float" office:value="1.60138" calcext:value-type="float">
            <text:p>1.60138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2413" calcext:value-type="float">
            <text:p>1.42413</text:p>
          </table:table-cell>
          <table:table-cell office:value-type="float" office:value="1.59682" calcext:value-type="float">
            <text:p>1.59682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1754" calcext:value-type="float">
            <text:p>1.41754</text:p>
          </table:table-cell>
          <table:table-cell office:value-type="float" office:value="1.59269" calcext:value-type="float">
            <text:p>1.59269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1045" calcext:value-type="float">
            <text:p>1.41045</text:p>
          </table:table-cell>
          <table:table-cell office:value-type="float" office:value="1.58775" calcext:value-type="float">
            <text:p>1.58775</text:p>
          </table:table-cell>
          <table:table-cell office:value-type="float" office:value="2.22" calcext:value-type="float">
            <text:p>2.22</text:p>
          </table:table-cell>
        </table:table-row>
        <table:table-row table:style-name="ro1">
          <table:table-cell office:value-type="float" office:value="1.40203" calcext:value-type="float">
            <text:p>1.40203</text:p>
          </table:table-cell>
          <table:table-cell office:value-type="float" office:value="1.58236" calcext:value-type="float">
            <text:p>1.58236</text:p>
          </table:table-cell>
          <table:table-cell office:value-type="float" office:value="2.235" calcext:value-type="float">
            <text:p>2.235</text:p>
          </table:table-cell>
        </table:table-row>
        <table:table-row table:style-name="ro1">
          <table:table-cell office:value-type="float" office:value="1.39224" calcext:value-type="float">
            <text:p>1.39224</text:p>
          </table:table-cell>
          <table:table-cell office:value-type="float" office:value="1.57722" calcext:value-type="float">
            <text:p>1.57722</text:p>
          </table:table-cell>
          <table:table-cell office:value-type="float" office:value="2.235" calcext:value-type="float">
            <text:p>2.235</text:p>
          </table:table-cell>
        </table:table-row>
        <table:table-row table:style-name="ro1">
          <table:table-cell office:value-type="float" office:value="1.38268" calcext:value-type="float">
            <text:p>1.38268</text:p>
          </table:table-cell>
          <table:table-cell office:value-type="float" office:value="1.57254" calcext:value-type="float">
            <text:p>1.57254</text:p>
          </table:table-cell>
          <table:table-cell office:value-type="float" office:value="2.235" calcext:value-type="float">
            <text:p>2.235</text:p>
          </table:table-cell>
        </table:table-row>
        <table:table-row table:style-name="ro1">
          <table:table-cell office:value-type="float" office:value="1.37266" calcext:value-type="float">
            <text:p>1.37266</text:p>
          </table:table-cell>
          <table:table-cell office:value-type="float" office:value="1.56886" calcext:value-type="float">
            <text:p>1.56886</text:p>
          </table:table-cell>
          <table:table-cell office:value-type="float" office:value="2.235" calcext:value-type="float">
            <text:p>2.235</text:p>
          </table:table-cell>
        </table:table-row>
        <table:table-row table:style-name="ro1">
          <table:table-cell office:value-type="float" office:value="1.36214" calcext:value-type="float">
            <text:p>1.36214</text:p>
          </table:table-cell>
          <table:table-cell office:value-type="float" office:value="1.56576" calcext:value-type="float">
            <text:p>1.56576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.35292" calcext:value-type="float">
            <text:p>1.35292</text:p>
          </table:table-cell>
          <table:table-cell office:value-type="float" office:value="1.56422" calcext:value-type="float">
            <text:p>1.5642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.34322" calcext:value-type="float">
            <text:p>1.34322</text:p>
          </table:table-cell>
          <table:table-cell office:value-type="float" office:value="1.56122" calcext:value-type="float">
            <text:p>1.56122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.33294" calcext:value-type="float">
            <text:p>1.33294</text:p>
          </table:table-cell>
          <table:table-cell office:value-type="float" office:value="1.55864" calcext:value-type="float">
            <text:p>1.55864</text:p>
          </table:table-cell>
          <table:table-cell office:value-type="float" office:value="2.24" calcext:value-type="float">
            <text:p>2.24</text:p>
          </table:table-cell>
        </table:table-row>
        <table:table-row table:style-name="ro1">
          <table:table-cell office:value-type="float" office:value="1.32345" calcext:value-type="float">
            <text:p>1.32345</text:p>
          </table:table-cell>
          <table:table-cell office:value-type="float" office:value="1.55571" calcext:value-type="float">
            <text:p>1.55571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1.31413" calcext:value-type="float">
            <text:p>1.31413</text:p>
          </table:table-cell>
          <table:table-cell office:value-type="float" office:value="1.55324" calcext:value-type="float">
            <text:p>1.55324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1.30483" calcext:value-type="float">
            <text:p>1.30483</text:p>
          </table:table-cell>
          <table:table-cell office:value-type="float" office:value="1.54908" calcext:value-type="float">
            <text:p>1.54908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1.29444" calcext:value-type="float">
            <text:p>1.29444</text:p>
          </table:table-cell>
          <table:table-cell office:value-type="float" office:value="1.54515" calcext:value-type="float">
            <text:p>1.54515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1.2827" calcext:value-type="float">
            <text:p>1.2827</text:p>
          </table:table-cell>
          <table:table-cell office:value-type="float" office:value="1.54103" calcext:value-type="float">
            <text:p>1.54103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1.26981" calcext:value-type="float">
            <text:p>1.26981</text:p>
          </table:table-cell>
          <table:table-cell office:value-type="float" office:value="1.53603" calcext:value-type="float">
            <text:p>1.53603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1.25687" calcext:value-type="float">
            <text:p>1.25687</text:p>
          </table:table-cell>
          <table:table-cell office:value-type="float" office:value="1.53081" calcext:value-type="float">
            <text:p>1.53081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1.243" calcext:value-type="float">
            <text:p>1.243</text:p>
          </table:table-cell>
          <table:table-cell office:value-type="float" office:value="1.5253" calcext:value-type="float">
            <text:p>1.5253</text:p>
          </table:table-cell>
          <table:table-cell office:value-type="float" office:value="2.242" calcext:value-type="float">
            <text:p>2.242</text:p>
          </table:table-cell>
        </table:table-row>
        <table:table-row table:style-name="ro1">
          <table:table-cell office:value-type="float" office:value="1.22989" calcext:value-type="float">
            <text:p>1.22989</text:p>
          </table:table-cell>
          <table:table-cell office:value-type="float" office:value="1.52101" calcext:value-type="float">
            <text:p>1.52101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21858" calcext:value-type="float">
            <text:p>1.21858</text:p>
          </table:table-cell>
          <table:table-cell office:value-type="float" office:value="1.51799" calcext:value-type="float">
            <text:p>1.5179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20768" calcext:value-type="float">
            <text:p>1.20768</text:p>
          </table:table-cell>
          <table:table-cell office:value-type="float" office:value="1.51603" calcext:value-type="float">
            <text:p>1.5160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19732" calcext:value-type="float">
            <text:p>1.19732</text:p>
          </table:table-cell>
          <table:table-cell office:value-type="float" office:value="1.5133" calcext:value-type="float">
            <text:p>1.513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18861" calcext:value-type="float">
            <text:p>1.18861</text:p>
          </table:table-cell>
          <table:table-cell office:value-type="float" office:value="1.51154" calcext:value-type="float">
            <text:p>1.51154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.17979" calcext:value-type="float">
            <text:p>1.17979</text:p>
          </table:table-cell>
          <table:table-cell office:value-type="float" office:value="1.5093" calcext:value-type="float">
            <text:p>1.5093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.16924" calcext:value-type="float">
            <text:p>1.16924</text:p>
          </table:table-cell>
          <table:table-cell office:value-type="float" office:value="1.50606" calcext:value-type="float">
            <text:p>1.50606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.15873" calcext:value-type="float">
            <text:p>1.15873</text:p>
          </table:table-cell>
          <table:table-cell office:value-type="float" office:value="1.50331" calcext:value-type="float">
            <text:p>1.50331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.14859" calcext:value-type="float">
            <text:p>1.14859</text:p>
          </table:table-cell>
          <table:table-cell office:value-type="float" office:value="1.50049" calcext:value-type="float">
            <text:p>1.50049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.13755" calcext:value-type="float">
            <text:p>1.13755</text:p>
          </table:table-cell>
          <table:table-cell office:value-type="float" office:value="1.49818" calcext:value-type="float">
            <text:p>1.49818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.12624" calcext:value-type="float">
            <text:p>1.12624</text:p>
          </table:table-cell>
          <table:table-cell office:value-type="float" office:value="1.49577" calcext:value-type="float">
            <text:p>1.49577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.11539" calcext:value-type="float">
            <text:p>1.11539</text:p>
          </table:table-cell>
          <table:table-cell office:value-type="float" office:value="1.49291" calcext:value-type="float">
            <text:p>1.49291</text:p>
          </table:table-cell>
          <table:table-cell office:value-type="float" office:value="2.251" calcext:value-type="float">
            <text:p>2.251</text:p>
          </table:table-cell>
        </table:table-row>
        <table:table-row table:style-name="ro1">
          <table:table-cell office:value-type="float" office:value="1.10417" calcext:value-type="float">
            <text:p>1.10417</text:p>
          </table:table-cell>
          <table:table-cell office:value-type="float" office:value="1.48824" calcext:value-type="float">
            <text:p>1.4882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09121" calcext:value-type="float">
            <text:p>1.09121</text:p>
          </table:table-cell>
          <table:table-cell office:value-type="float" office:value="1.48355" calcext:value-type="float">
            <text:p>1.4835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07833" calcext:value-type="float">
            <text:p>1.07833</text:p>
          </table:table-cell>
          <table:table-cell office:value-type="float" office:value="1.47806" calcext:value-type="float">
            <text:p>1.4780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06429" calcext:value-type="float">
            <text:p>1.06429</text:p>
          </table:table-cell>
          <table:table-cell office:value-type="float" office:value="1.47223" calcext:value-type="float">
            <text:p>1.4722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05117" calcext:value-type="float">
            <text:p>1.05117</text:p>
          </table:table-cell>
          <table:table-cell office:value-type="float" office:value="1.46919" calcext:value-type="float">
            <text:p>1.4691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1.03806" calcext:value-type="float">
            <text:p>1.03806</text:p>
          </table:table-cell>
          <table:table-cell office:value-type="float" office:value="1.4668" calcext:value-type="float">
            <text:p>1.4668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1.02639" calcext:value-type="float">
            <text:p>1.02639</text:p>
          </table:table-cell>
          <table:table-cell office:value-type="float" office:value="1.46449" calcext:value-type="float">
            <text:p>1.46449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1.01463" calcext:value-type="float">
            <text:p>1.01463</text:p>
          </table:table-cell>
          <table:table-cell office:value-type="float" office:value="1.46178" calcext:value-type="float">
            <text:p>1.46178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1.00432" calcext:value-type="float">
            <text:p>1.00432</text:p>
          </table:table-cell>
          <table:table-cell office:value-type="float" office:value="1.45984" calcext:value-type="float">
            <text:p>1.45984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992387" calcext:value-type="float">
            <text:p>0.992387</text:p>
          </table:table-cell>
          <table:table-cell office:value-type="float" office:value="1.45556" calcext:value-type="float">
            <text:p>1.45556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979414" calcext:value-type="float">
            <text:p>0.979414</text:p>
          </table:table-cell>
          <table:table-cell office:value-type="float" office:value="1.45195" calcext:value-type="float">
            <text:p>1.45195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966083" calcext:value-type="float">
            <text:p>0.966083</text:p>
          </table:table-cell>
          <table:table-cell office:value-type="float" office:value="1.44789" calcext:value-type="float">
            <text:p>1.44789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952321" calcext:value-type="float">
            <text:p>0.952321</text:p>
          </table:table-cell>
          <table:table-cell office:value-type="float" office:value="1.44583" calcext:value-type="float">
            <text:p>1.44583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0.939116" calcext:value-type="float">
            <text:p>0.939116</text:p>
          </table:table-cell>
          <table:table-cell office:value-type="float" office:value="1.4419" calcext:value-type="float">
            <text:p>1.4419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927596" calcext:value-type="float">
            <text:p>0.927596</text:p>
          </table:table-cell>
          <table:table-cell office:value-type="float" office:value="1.43647" calcext:value-type="float">
            <text:p>1.43647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917407" calcext:value-type="float">
            <text:p>0.917407</text:p>
          </table:table-cell>
          <table:table-cell office:value-type="float" office:value="1.42977" calcext:value-type="float">
            <text:p>1.42977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906858" calcext:value-type="float">
            <text:p>0.906858</text:p>
          </table:table-cell>
          <table:table-cell office:value-type="float" office:value="1.42335" calcext:value-type="float">
            <text:p>1.42335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896327" calcext:value-type="float">
            <text:p>0.896327</text:p>
          </table:table-cell>
          <table:table-cell office:value-type="float" office:value="1.41644" calcext:value-type="float">
            <text:p>1.41644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88465" calcext:value-type="float">
            <text:p>0.88465</text:p>
          </table:table-cell>
          <table:table-cell office:value-type="float" office:value="1.41042" calcext:value-type="float">
            <text:p>1.41042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872921" calcext:value-type="float">
            <text:p>0.872921</text:p>
          </table:table-cell>
          <table:table-cell office:value-type="float" office:value="1.4061" calcext:value-type="float">
            <text:p>1.4061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861801" calcext:value-type="float">
            <text:p>0.861801</text:p>
          </table:table-cell>
          <table:table-cell office:value-type="float" office:value="1.4011" calcext:value-type="float">
            <text:p>1.4011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853231" calcext:value-type="float">
            <text:p>0.853231</text:p>
          </table:table-cell>
          <table:table-cell office:value-type="float" office:value="1.39595" calcext:value-type="float">
            <text:p>1.39595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84502" calcext:value-type="float">
            <text:p>0.84502</text:p>
          </table:table-cell>
          <table:table-cell office:value-type="float" office:value="1.39067" calcext:value-type="float">
            <text:p>1.39067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837395" calcext:value-type="float">
            <text:p>0.837395</text:p>
          </table:table-cell>
          <table:table-cell office:value-type="float" office:value="1.3866" calcext:value-type="float">
            <text:p>1.3866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830295" calcext:value-type="float">
            <text:p>0.830295</text:p>
          </table:table-cell>
          <table:table-cell office:value-type="float" office:value="1.38282" calcext:value-type="float">
            <text:p>1.38282</text:p>
          </table:table-cell>
          <table:table-cell office:value-type="float" office:value="2.249" calcext:value-type="float">
            <text:p>2.249</text:p>
          </table:table-cell>
        </table:table-row>
        <table:table-row table:style-name="ro1">
          <table:table-cell office:value-type="float" office:value="0.823459" calcext:value-type="float">
            <text:p>0.823459</text:p>
          </table:table-cell>
          <table:table-cell office:value-type="float" office:value="1.38087" calcext:value-type="float">
            <text:p>1.3808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814694" calcext:value-type="float">
            <text:p>0.814694</text:p>
          </table:table-cell>
          <table:table-cell office:value-type="float" office:value="1.37937" calcext:value-type="float">
            <text:p>1.3793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806992" calcext:value-type="float">
            <text:p>0.806992</text:p>
          </table:table-cell>
          <table:table-cell office:value-type="float" office:value="1.3781" calcext:value-type="float">
            <text:p>1.378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98633" calcext:value-type="float">
            <text:p>0.798633</text:p>
          </table:table-cell>
          <table:table-cell office:value-type="float" office:value="1.37757" calcext:value-type="float">
            <text:p>1.3775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89638" calcext:value-type="float">
            <text:p>0.789638</text:p>
          </table:table-cell>
          <table:table-cell office:value-type="float" office:value="1.37815" calcext:value-type="float">
            <text:p>1.3781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80573" calcext:value-type="float">
            <text:p>0.780573</text:p>
          </table:table-cell>
          <table:table-cell office:value-type="float" office:value="1.37924" calcext:value-type="float">
            <text:p>1.3792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70885" calcext:value-type="float">
            <text:p>0.770885</text:p>
          </table:table-cell>
          <table:table-cell office:value-type="float" office:value="1.38045" calcext:value-type="float">
            <text:p>1.3804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60705" calcext:value-type="float">
            <text:p>0.760705</text:p>
          </table:table-cell>
          <table:table-cell office:value-type="float" office:value="1.38129" calcext:value-type="float">
            <text:p>1.3812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52124" calcext:value-type="float">
            <text:p>0.752124</text:p>
          </table:table-cell>
          <table:table-cell office:value-type="float" office:value="1.37951" calcext:value-type="float">
            <text:p>1.3795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44445" calcext:value-type="float">
            <text:p>0.744445</text:p>
          </table:table-cell>
          <table:table-cell office:value-type="float" office:value="1.37591" calcext:value-type="float">
            <text:p>1.3759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37901" calcext:value-type="float">
            <text:p>0.737901</text:p>
          </table:table-cell>
          <table:table-cell office:value-type="float" office:value="1.37231" calcext:value-type="float">
            <text:p>1.3723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31813" calcext:value-type="float">
            <text:p>0.731813</text:p>
          </table:table-cell>
          <table:table-cell office:value-type="float" office:value="1.36902" calcext:value-type="float">
            <text:p>1.36902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26355" calcext:value-type="float">
            <text:p>0.726355</text:p>
          </table:table-cell>
          <table:table-cell office:value-type="float" office:value="1.36624" calcext:value-type="float">
            <text:p>1.3662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20197" calcext:value-type="float">
            <text:p>0.720197</text:p>
          </table:table-cell>
          <table:table-cell office:value-type="float" office:value="1.3639" calcext:value-type="float">
            <text:p>1.3639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13578" calcext:value-type="float">
            <text:p>0.713578</text:p>
          </table:table-cell>
          <table:table-cell office:value-type="float" office:value="1.36321" calcext:value-type="float">
            <text:p>1.36321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705339" calcext:value-type="float">
            <text:p>0.705339</text:p>
          </table:table-cell>
          <table:table-cell office:value-type="float" office:value="1.36276" calcext:value-type="float">
            <text:p>1.36276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0.696549" calcext:value-type="float">
            <text:p>0.696549</text:p>
          </table:table-cell>
          <table:table-cell office:value-type="float" office:value="1.36331" calcext:value-type="float">
            <text:p>1.36331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0.687151" calcext:value-type="float">
            <text:p>0.687151</text:p>
          </table:table-cell>
          <table:table-cell office:value-type="float" office:value="1.36441" calcext:value-type="float">
            <text:p>1.36441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0.676866" calcext:value-type="float">
            <text:p>0.676866</text:p>
          </table:table-cell>
          <table:table-cell office:value-type="float" office:value="1.36736" calcext:value-type="float">
            <text:p>1.36736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0.666445" calcext:value-type="float">
            <text:p>0.666445</text:p>
          </table:table-cell>
          <table:table-cell office:value-type="float" office:value="1.37066" calcext:value-type="float">
            <text:p>1.37066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0.657338" calcext:value-type="float">
            <text:p>0.657338</text:p>
          </table:table-cell>
          <table:table-cell office:value-type="float" office:value="1.37421" calcext:value-type="float">
            <text:p>1.37421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float" office:value="0.648086" calcext:value-type="float">
            <text:p>0.648086</text:p>
          </table:table-cell>
          <table:table-cell office:value-type="float" office:value="1.37721" calcext:value-type="float">
            <text:p>1.37721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float" office:value="0.637022" calcext:value-type="float">
            <text:p>0.637022</text:p>
          </table:table-cell>
          <table:table-cell office:value-type="float" office:value="1.38114" calcext:value-type="float">
            <text:p>1.38114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float" office:value="0.625156" calcext:value-type="float">
            <text:p>0.625156</text:p>
          </table:table-cell>
          <table:table-cell office:value-type="float" office:value="1.38565" calcext:value-type="float">
            <text:p>1.38565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float" office:value="0.610908" calcext:value-type="float">
            <text:p>0.610908</text:p>
          </table:table-cell>
          <table:table-cell office:value-type="float" office:value="1.39002" calcext:value-type="float">
            <text:p>1.39002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float" office:value="0.596812" calcext:value-type="float">
            <text:p>0.596812</text:p>
          </table:table-cell>
          <table:table-cell office:value-type="float" office:value="1.39419" calcext:value-type="float">
            <text:p>1.39419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float" office:value="0.582428" calcext:value-type="float">
            <text:p>0.582428</text:p>
          </table:table-cell>
          <table:table-cell office:value-type="float" office:value="1.39836" calcext:value-type="float">
            <text:p>1.39836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float" office:value="0.568106" calcext:value-type="float">
            <text:p>0.568106</text:p>
          </table:table-cell>
          <table:table-cell office:value-type="float" office:value="1.40075" calcext:value-type="float">
            <text:p>1.40075</text:p>
          </table:table-cell>
          <table:table-cell office:value-type="float" office:value="2.199" calcext:value-type="float">
            <text:p>2.199</text:p>
          </table:table-cell>
        </table:table-row>
        <table:table-row table:style-name="ro1">
          <table:table-cell office:value-type="float" office:value="0.554987" calcext:value-type="float">
            <text:p>0.554987</text:p>
          </table:table-cell>
          <table:table-cell office:value-type="float" office:value="1.40241" calcext:value-type="float">
            <text:p>1.40241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543094" calcext:value-type="float">
            <text:p>0.543094</text:p>
          </table:table-cell>
          <table:table-cell office:value-type="float" office:value="1.40398" calcext:value-type="float">
            <text:p>1.40398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530702" calcext:value-type="float">
            <text:p>0.530702</text:p>
          </table:table-cell>
          <table:table-cell office:value-type="float" office:value="1.40475" calcext:value-type="float">
            <text:p>1.40475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518024" calcext:value-type="float">
            <text:p>0.518024</text:p>
          </table:table-cell>
          <table:table-cell office:value-type="float" office:value="1.40555" calcext:value-type="float">
            <text:p>1.40555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506788" calcext:value-type="float">
            <text:p>0.506788</text:p>
          </table:table-cell>
          <table:table-cell office:value-type="float" office:value="1.40541" calcext:value-type="float">
            <text:p>1.40541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496495" calcext:value-type="float">
            <text:p>0.496495</text:p>
          </table:table-cell>
          <table:table-cell office:value-type="float" office:value="1.40496" calcext:value-type="float">
            <text:p>1.40496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486451" calcext:value-type="float">
            <text:p>0.486451</text:p>
          </table:table-cell>
          <table:table-cell office:value-type="float" office:value="1.4047" calcext:value-type="float">
            <text:p>1.4047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476928" calcext:value-type="float">
            <text:p>0.476928</text:p>
          </table:table-cell>
          <table:table-cell office:value-type="float" office:value="1.40477" calcext:value-type="float">
            <text:p>1.40477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46806" calcext:value-type="float">
            <text:p>0.46806</text:p>
          </table:table-cell>
          <table:table-cell office:value-type="float" office:value="1.40433" calcext:value-type="float">
            <text:p>1.40433</text:p>
          </table:table-cell>
          <table:table-cell office:value-type="float" office:value="2.243" calcext:value-type="float">
            <text:p>2.243</text:p>
          </table:table-cell>
        </table:table-row>
        <table:table-row table:style-name="ro1">
          <table:table-cell office:value-type="float" office:value="0.458743" calcext:value-type="float">
            <text:p>0.458743</text:p>
          </table:table-cell>
          <table:table-cell office:value-type="float" office:value="1.40539" calcext:value-type="float">
            <text:p>1.40539</text:p>
          </table:table-cell>
          <table:table-cell office:value-type="float" office:value="2.229" calcext:value-type="float">
            <text:p>2.229</text:p>
          </table:table-cell>
        </table:table-row>
        <table:table-row table:style-name="ro1">
          <table:table-cell office:value-type="float" office:value="0.448147" calcext:value-type="float">
            <text:p>0.448147</text:p>
          </table:table-cell>
          <table:table-cell office:value-type="float" office:value="1.40659" calcext:value-type="float">
            <text:p>1.40659</text:p>
          </table:table-cell>
          <table:table-cell office:value-type="float" office:value="2.229" calcext:value-type="float">
            <text:p>2.229</text:p>
          </table:table-cell>
        </table:table-row>
        <table:table-row table:style-name="ro1">
          <table:table-cell office:value-type="float" office:value="0.438407" calcext:value-type="float">
            <text:p>0.438407</text:p>
          </table:table-cell>
          <table:table-cell office:value-type="float" office:value="1.40678" calcext:value-type="float">
            <text:p>1.40678</text:p>
          </table:table-cell>
          <table:table-cell office:value-type="float" office:value="2.229" calcext:value-type="float">
            <text:p>2.229</text:p>
          </table:table-cell>
        </table:table-row>
        <table:table-row table:style-name="ro1">
          <table:table-cell office:value-type="float" office:value="0.428532" calcext:value-type="float">
            <text:p>0.428532</text:p>
          </table:table-cell>
          <table:table-cell office:value-type="float" office:value="1.40796" calcext:value-type="float">
            <text:p>1.40796</text:p>
          </table:table-cell>
          <table:table-cell office:value-type="float" office:value="2.229" calcext:value-type="float">
            <text:p>2.229</text:p>
          </table:table-cell>
        </table:table-row>
        <table:table-row table:style-name="ro1">
          <table:table-cell office:value-type="float" office:value="0.417382" calcext:value-type="float">
            <text:p>0.417382</text:p>
          </table:table-cell>
          <table:table-cell office:value-type="float" office:value="1.40905" calcext:value-type="float">
            <text:p>1.40905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0.4068" calcext:value-type="float">
            <text:p>0.4068</text:p>
          </table:table-cell>
          <table:table-cell office:value-type="float" office:value="1.41056" calcext:value-type="float">
            <text:p>1.41056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0.394921" calcext:value-type="float">
            <text:p>0.394921</text:p>
          </table:table-cell>
          <table:table-cell office:value-type="float" office:value="1.4123" calcext:value-type="float">
            <text:p>1.4123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0.382566" calcext:value-type="float">
            <text:p>0.382566</text:p>
          </table:table-cell>
          <table:table-cell office:value-type="float" office:value="1.41423" calcext:value-type="float">
            <text:p>1.41423</text:p>
          </table:table-cell>
          <table:table-cell office:value-type="float" office:value="2.222" calcext:value-type="float">
            <text:p>2.222</text:p>
          </table:table-cell>
        </table:table-row>
        <table:table-row table:style-name="ro1">
          <table:table-cell office:value-type="float" office:value="0.370443" calcext:value-type="float">
            <text:p>0.370443</text:p>
          </table:table-cell>
          <table:table-cell office:value-type="float" office:value="1.41501" calcext:value-type="float">
            <text:p>1.41501</text:p>
          </table:table-cell>
          <table:table-cell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0.360322" calcext:value-type="float">
            <text:p>0.360322</text:p>
          </table:table-cell>
          <table:table-cell office:value-type="float" office:value="1.41654" calcext:value-type="float">
            <text:p>1.41654</text:p>
          </table:table-cell>
          <table:table-cell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0.346725" calcext:value-type="float">
            <text:p>0.346725</text:p>
          </table:table-cell>
          <table:table-cell office:value-type="float" office:value="1.42015" calcext:value-type="float">
            <text:p>1.42015</text:p>
          </table:table-cell>
          <table:table-cell office:value-type="float" office:value="2.205" calcext:value-type="float">
            <text:p>2.205</text:p>
          </table:table-cell>
        </table:table-row>
        <table:table-row table:style-name="ro1">
          <table:table-cell office:value-type="float" office:value="0.340937" calcext:value-type="float">
            <text:p>0.340937</text:p>
          </table:table-cell>
          <table:table-cell office:value-type="float" office:value="1.42303" calcext:value-type="float">
            <text:p>1.42303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0.336306" calcext:value-type="float">
            <text:p>0.336306</text:p>
          </table:table-cell>
          <table:table-cell office:value-type="float" office:value="1.42674" calcext:value-type="float">
            <text:p>1.42674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0.330224" calcext:value-type="float">
            <text:p>0.330224</text:p>
          </table:table-cell>
          <table:table-cell office:value-type="float" office:value="1.43121" calcext:value-type="float">
            <text:p>1.43121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0.323313" calcext:value-type="float">
            <text:p>0.323313</text:p>
          </table:table-cell>
          <table:table-cell office:value-type="float" office:value="1.43537" calcext:value-type="float">
            <text:p>1.43537</text:p>
          </table:table-cell>
          <table:table-cell office:value-type="float" office:value="2.194" calcext:value-type="float">
            <text:p>2.194</text:p>
          </table:table-cell>
        </table:table-row>
        <table:table-row table:style-name="ro1">
          <table:table-cell office:value-type="float" office:value="0.317943" calcext:value-type="float">
            <text:p>0.317943</text:p>
          </table:table-cell>
          <table:table-cell office:value-type="float" office:value="1.43865" calcext:value-type="float">
            <text:p>1.43865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0.311567" calcext:value-type="float">
            <text:p>0.311567</text:p>
          </table:table-cell>
          <table:table-cell office:value-type="float" office:value="1.44013" calcext:value-type="float">
            <text:p>1.44013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0.304324" calcext:value-type="float">
            <text:p>0.304324</text:p>
          </table:table-cell>
          <table:table-cell office:value-type="float" office:value="1.44162" calcext:value-type="float">
            <text:p>1.44162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0.298375" calcext:value-type="float">
            <text:p>0.298375</text:p>
          </table:table-cell>
          <table:table-cell office:value-type="float" office:value="1.44018" calcext:value-type="float">
            <text:p>1.44018</text:p>
          </table:table-cell>
          <table:table-cell office:value-type="float" office:value="2.182" calcext:value-type="float">
            <text:p>2.182</text:p>
          </table:table-cell>
        </table:table-row>
        <table:table-row table:style-name="ro1">
          <table:table-cell office:value-type="float" office:value="0.29398" calcext:value-type="float">
            <text:p>0.29398</text:p>
          </table:table-cell>
          <table:table-cell office:value-type="float" office:value="1.44045" calcext:value-type="float">
            <text:p>1.44045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0.287883" calcext:value-type="float">
            <text:p>0.287883</text:p>
          </table:table-cell>
          <table:table-cell office:value-type="float" office:value="1.44061" calcext:value-type="float">
            <text:p>1.44061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0.283532" calcext:value-type="float">
            <text:p>0.283532</text:p>
          </table:table-cell>
          <table:table-cell office:value-type="float" office:value="1.44143" calcext:value-type="float">
            <text:p>1.44143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0.28033" calcext:value-type="float">
            <text:p>0.28033</text:p>
          </table:table-cell>
          <table:table-cell office:value-type="float" office:value="1.43967" calcext:value-type="float">
            <text:p>1.43967</text:p>
          </table:table-cell>
          <table:table-cell office:value-type="float" office:value="2.168" calcext:value-type="float">
            <text:p>2.168</text:p>
          </table:table-cell>
        </table:table-row>
        <table:table-row table:style-name="ro1">
          <table:table-cell office:value-type="float" office:value="0.277291" calcext:value-type="float">
            <text:p>0.277291</text:p>
          </table:table-cell>
          <table:table-cell office:value-type="float" office:value="1.43927" calcext:value-type="float">
            <text:p>1.43927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0.27268" calcext:value-type="float">
            <text:p>0.27268</text:p>
          </table:table-cell>
          <table:table-cell office:value-type="float" office:value="1.43752" calcext:value-type="float">
            <text:p>1.43752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0.266993" calcext:value-type="float">
            <text:p>0.266993</text:p>
          </table:table-cell>
          <table:table-cell office:value-type="float" office:value="1.43645" calcext:value-type="float">
            <text:p>1.43645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0.260445" calcext:value-type="float">
            <text:p>0.260445</text:p>
          </table:table-cell>
          <table:table-cell office:value-type="float" office:value="1.43503" calcext:value-type="float">
            <text:p>1.43503</text:p>
          </table:table-cell>
          <table:table-cell office:value-type="float" office:value="2.161" calcext:value-type="float">
            <text:p>2.161</text:p>
          </table:table-cell>
        </table:table-row>
        <table:table-row table:style-name="ro1">
          <table:table-cell office:value-type="float" office:value="0.255462" calcext:value-type="float">
            <text:p>0.255462</text:p>
          </table:table-cell>
          <table:table-cell office:value-type="float" office:value="1.43446" calcext:value-type="float">
            <text:p>1.43446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0.251448" calcext:value-type="float">
            <text:p>0.251448</text:p>
          </table:table-cell>
          <table:table-cell office:value-type="float" office:value="1.43372" calcext:value-type="float">
            <text:p>1.43372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0.249882" calcext:value-type="float">
            <text:p>0.249882</text:p>
          </table:table-cell>
          <table:table-cell office:value-type="float" office:value="1.43169" calcext:value-type="float">
            <text:p>1.43169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0.250131" calcext:value-type="float">
            <text:p>0.250131</text:p>
          </table:table-cell>
          <table:table-cell office:value-type="float" office:value="1.42765" calcext:value-type="float">
            <text:p>1.42765</text:p>
          </table:table-cell>
          <table:table-cell office:value-type="float" office:value="2.146" calcext:value-type="float">
            <text:p>2.146</text:p>
          </table:table-cell>
        </table:table-row>
        <table:table-row table:style-name="ro1">
          <table:table-cell office:value-type="float" office:value="0.251024" calcext:value-type="float">
            <text:p>0.251024</text:p>
          </table:table-cell>
          <table:table-cell office:value-type="float" office:value="1.42458" calcext:value-type="float">
            <text:p>1.42458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0.249878" calcext:value-type="float">
            <text:p>0.249878</text:p>
          </table:table-cell>
          <table:table-cell office:value-type="float" office:value="1.42175" calcext:value-type="float">
            <text:p>1.42175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0.249121" calcext:value-type="float">
            <text:p>0.249121</text:p>
          </table:table-cell>
          <table:table-cell office:value-type="float" office:value="1.41823" calcext:value-type="float">
            <text:p>1.41823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0.247631" calcext:value-type="float">
            <text:p>0.247631</text:p>
          </table:table-cell>
          <table:table-cell office:value-type="float" office:value="1.41497" calcext:value-type="float">
            <text:p>1.41497</text:p>
          </table:table-cell>
          <table:table-cell office:value-type="float" office:value="2.135" calcext:value-type="float">
            <text:p>2.135</text:p>
          </table:table-cell>
        </table:table-row>
        <table:table-row table:style-name="ro1">
          <table:table-cell office:value-type="float" office:value="0.246434" calcext:value-type="float">
            <text:p>0.246434</text:p>
          </table:table-cell>
          <table:table-cell office:value-type="float" office:value="1.41303" calcext:value-type="float">
            <text:p>1.41303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245401" calcext:value-type="float">
            <text:p>0.245401</text:p>
          </table:table-cell>
          <table:table-cell office:value-type="float" office:value="1.4092" calcext:value-type="float">
            <text:p>1.4092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245879" calcext:value-type="float">
            <text:p>0.245879</text:p>
          </table:table-cell>
          <table:table-cell office:value-type="float" office:value="1.40425" calcext:value-type="float">
            <text:p>1.40425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245394" calcext:value-type="float">
            <text:p>0.245394</text:p>
          </table:table-cell>
          <table:table-cell office:value-type="float" office:value="1.3986" calcext:value-type="float">
            <text:p>1.3986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244697" calcext:value-type="float">
            <text:p>0.244697</text:p>
          </table:table-cell>
          <table:table-cell office:value-type="float" office:value="1.39273" calcext:value-type="float">
            <text:p>1.39273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24329" calcext:value-type="float">
            <text:p>0.24329</text:p>
          </table:table-cell>
          <table:table-cell office:value-type="float" office:value="1.38471" calcext:value-type="float">
            <text:p>1.38471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241812" calcext:value-type="float">
            <text:p>0.241812</text:p>
          </table:table-cell>
          <table:table-cell office:value-type="float" office:value="1.37536" calcext:value-type="float">
            <text:p>1.37536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23987" calcext:value-type="float">
            <text:p>0.23987</text:p>
          </table:table-cell>
          <table:table-cell office:value-type="float" office:value="1.36697" calcext:value-type="float">
            <text:p>1.36697</text:p>
          </table:table-cell>
          <table:table-cell office:value-type="float" office:value="2.132" calcext:value-type="float">
            <text:p>2.132</text:p>
          </table:table-cell>
        </table:table-row>
        <table:table-row table:style-name="ro1">
          <table:table-cell office:value-type="float" office:value="0.236732" calcext:value-type="float">
            <text:p>0.236732</text:p>
          </table:table-cell>
          <table:table-cell office:value-type="float" office:value="1.34962" calcext:value-type="float">
            <text:p>1.34962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0.236024" calcext:value-type="float">
            <text:p>0.236024</text:p>
          </table:table-cell>
          <table:table-cell office:value-type="float" office:value="1.34076" calcext:value-type="float">
            <text:p>1.34076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0.235969" calcext:value-type="float">
            <text:p>0.235969</text:p>
          </table:table-cell>
          <table:table-cell office:value-type="float" office:value="1.33185" calcext:value-type="float">
            <text:p>1.33185</text:p>
          </table:table-cell>
          <table:table-cell office:value-type="float" office:value="2.121" calcext:value-type="float">
            <text:p>2.121</text:p>
          </table:table-cell>
        </table:table-row>
        <table:table-row table:style-name="ro1">
          <table:table-cell office:value-type="float" office:value="0.236408" calcext:value-type="float">
            <text:p>0.236408</text:p>
          </table:table-cell>
          <table:table-cell office:value-type="float" office:value="1.31373" calcext:value-type="float">
            <text:p>1.31373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239155" calcext:value-type="float">
            <text:p>0.239155</text:p>
          </table:table-cell>
          <table:table-cell office:value-type="float" office:value="1.29822" calcext:value-type="float">
            <text:p>1.29822</text:p>
          </table:table-cell>
          <table:table-cell office:value-type="float" office:value="2.107" calcext:value-type="float">
            <text:p>2.107</text:p>
          </table:table-cell>
        </table:table-row>
        <table:table-row table:style-name="ro1">
          <table:table-cell office:value-type="float" office:value="0.23948" calcext:value-type="float">
            <text:p>0.23948</text:p>
          </table:table-cell>
          <table:table-cell office:value-type="float" office:value="1.2917" calcext:value-type="float">
            <text:p>1.2917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0.241402" calcext:value-type="float">
            <text:p>0.241402</text:p>
          </table:table-cell>
          <table:table-cell office:value-type="float" office:value="1.28414" calcext:value-type="float">
            <text:p>1.28414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0.243379" calcext:value-type="float">
            <text:p>0.243379</text:p>
          </table:table-cell>
          <table:table-cell office:value-type="float" office:value="1.27704" calcext:value-type="float">
            <text:p>1.27704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0.247203" calcext:value-type="float">
            <text:p>0.247203</text:p>
          </table:table-cell>
          <table:table-cell office:value-type="float" office:value="1.259" calcext:value-type="float">
            <text:p>1.259</text:p>
          </table:table-cell>
          <table:table-cell office:value-type="float" office:value="2.098" calcext:value-type="float">
            <text:p>2.098</text:p>
          </table:table-cell>
        </table:table-row>
        <table:table-row table:style-name="ro1">
          <table:table-cell office:value-type="float" office:value="0.249576" calcext:value-type="float">
            <text:p>0.249576</text:p>
          </table:table-cell>
          <table:table-cell office:value-type="float" office:value="1.24918" calcext:value-type="float">
            <text:p>1.24918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0.250173" calcext:value-type="float">
            <text:p>0.250173</text:p>
          </table:table-cell>
          <table:table-cell office:value-type="float" office:value="1.23101" calcext:value-type="float">
            <text:p>1.23101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0.249303" calcext:value-type="float">
            <text:p>0.249303</text:p>
          </table:table-cell>
          <table:table-cell office:value-type="float" office:value="1.22248" calcext:value-type="float">
            <text:p>1.22248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0.248812" calcext:value-type="float">
            <text:p>0.248812</text:p>
          </table:table-cell>
          <table:table-cell office:value-type="float" office:value="1.21346" calcext:value-type="float">
            <text:p>1.21346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0.247798" calcext:value-type="float">
            <text:p>0.247798</text:p>
          </table:table-cell>
          <table:table-cell office:value-type="float" office:value="1.19399" calcext:value-type="float">
            <text:p>1.19399</text:p>
          </table:table-cell>
          <table:table-cell office:value-type="float" office:value="2.091" calcext:value-type="float">
            <text:p>2.091</text:p>
          </table:table-cell>
        </table:table-row>
        <table:table-row table:style-name="ro1">
          <table:table-cell office:value-type="float" office:value="0.247498" calcext:value-type="float">
            <text:p>0.247498</text:p>
          </table:table-cell>
          <table:table-cell office:value-type="float" office:value="1.17288" calcext:value-type="float">
            <text:p>1.17288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246233" calcext:value-type="float">
            <text:p>0.246233</text:p>
          </table:table-cell>
          <table:table-cell office:value-type="float" office:value="1.16347" calcext:value-type="float">
            <text:p>1.16347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246208" calcext:value-type="float">
            <text:p>0.246208</text:p>
          </table:table-cell>
          <table:table-cell office:value-type="float" office:value="1.14446" calcext:value-type="float">
            <text:p>1.14446</text:p>
          </table:table-cell>
          <table:table-cell office:value-type="float" office:value="2.085" calcext:value-type="float">
            <text:p>2.085</text:p>
          </table:table-cell>
        </table:table-row>
        <table:table-row table:style-name="ro1">
          <table:table-cell office:value-type="float" office:value="0.246414" calcext:value-type="float">
            <text:p>0.246414</text:p>
          </table:table-cell>
          <table:table-cell office:value-type="float" office:value="1.13494" calcext:value-type="float">
            <text:p>1.13494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46138" calcext:value-type="float">
            <text:p>0.246138</text:p>
          </table:table-cell>
          <table:table-cell office:value-type="float" office:value="1.12583" calcext:value-type="float">
            <text:p>1.12583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46671" calcext:value-type="float">
            <text:p>0.246671</text:p>
          </table:table-cell>
          <table:table-cell office:value-type="float" office:value="1.11631" calcext:value-type="float">
            <text:p>1.11631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43785" calcext:value-type="float">
            <text:p>0.243785</text:p>
          </table:table-cell>
          <table:table-cell office:value-type="float" office:value="1.09594" calcext:value-type="float">
            <text:p>1.09594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41991" calcext:value-type="float">
            <text:p>0.241991</text:p>
          </table:table-cell>
          <table:table-cell office:value-type="float" office:value="1.08556" calcext:value-type="float">
            <text:p>1.08556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40171" calcext:value-type="float">
            <text:p>0.240171</text:p>
          </table:table-cell>
          <table:table-cell office:value-type="float" office:value="1.07451" calcext:value-type="float">
            <text:p>1.07451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3763" calcext:value-type="float">
            <text:p>0.23763</text:p>
          </table:table-cell>
          <table:table-cell office:value-type="float" office:value="1.06246" calcext:value-type="float">
            <text:p>1.06246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35587" calcext:value-type="float">
            <text:p>0.235587</text:p>
          </table:table-cell>
          <table:table-cell office:value-type="float" office:value="1.04981" calcext:value-type="float">
            <text:p>1.04981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346" calcext:value-type="float">
            <text:p>0.2346</text:p>
          </table:table-cell>
          <table:table-cell office:value-type="float" office:value="1.03762" calcext:value-type="float">
            <text:p>1.03762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34314" calcext:value-type="float">
            <text:p>0.234314</text:p>
          </table:table-cell>
          <table:table-cell office:value-type="float" office:value="1.0248" calcext:value-type="float">
            <text:p>1.0248</text:p>
          </table:table-cell>
          <table:table-cell office:value-type="float" office:value="2.084" calcext:value-type="float">
            <text:p>2.084</text:p>
          </table:table-cell>
        </table:table-row>
        <table:table-row table:style-name="ro1">
          <table:table-cell office:value-type="float" office:value="0.234696" calcext:value-type="float">
            <text:p>0.234696</text:p>
          </table:table-cell>
          <table:table-cell office:value-type="float" office:value="0.999113" calcext:value-type="float">
            <text:p>0.999113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0.234729" calcext:value-type="float">
            <text:p>0.234729</text:p>
          </table:table-cell>
          <table:table-cell office:value-type="float" office:value="0.972156" calcext:value-type="float">
            <text:p>0.972156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0.233499" calcext:value-type="float">
            <text:p>0.233499</text:p>
          </table:table-cell>
          <table:table-cell office:value-type="float" office:value="0.959335" calcext:value-type="float">
            <text:p>0.959335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0.232" calcext:value-type="float">
            <text:p>0.232</text:p>
          </table:table-cell>
          <table:table-cell office:value-type="float" office:value="0.948184" calcext:value-type="float">
            <text:p>0.948184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0.230517" calcext:value-type="float">
            <text:p>0.230517</text:p>
          </table:table-cell>
          <table:table-cell office:value-type="float" office:value="0.936809" calcext:value-type="float">
            <text:p>0.936809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0.227721" calcext:value-type="float">
            <text:p>0.227721</text:p>
          </table:table-cell>
          <table:table-cell office:value-type="float" office:value="0.926902" calcext:value-type="float">
            <text:p>0.926902</text:p>
          </table:table-cell>
          <table:table-cell office:value-type="float" office:value="2.076" calcext:value-type="float">
            <text:p>2.076</text:p>
          </table:table-cell>
        </table:table-row>
        <table:table-row table:style-name="ro1">
          <table:table-cell office:value-type="float" office:value="0.22222" calcext:value-type="float">
            <text:p>0.22222</text:p>
          </table:table-cell>
          <table:table-cell office:value-type="float" office:value="0.910339" calcext:value-type="float">
            <text:p>0.910339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219023" calcext:value-type="float">
            <text:p>0.219023</text:p>
          </table:table-cell>
          <table:table-cell office:value-type="float" office:value="0.90043" calcext:value-type="float">
            <text:p>0.90043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215369" calcext:value-type="float">
            <text:p>0.215369</text:p>
          </table:table-cell>
          <table:table-cell office:value-type="float" office:value="0.879769" calcext:value-type="float">
            <text:p>0.879769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214174" calcext:value-type="float">
            <text:p>0.214174</text:p>
          </table:table-cell>
          <table:table-cell office:value-type="float" office:value="0.870107" calcext:value-type="float">
            <text:p>0.870107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216616" calcext:value-type="float">
            <text:p>0.216616</text:p>
          </table:table-cell>
          <table:table-cell office:value-type="float" office:value="0.850589" calcext:value-type="float">
            <text:p>0.850589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217865" calcext:value-type="float">
            <text:p>0.217865</text:p>
          </table:table-cell>
          <table:table-cell office:value-type="float" office:value="0.84129" calcext:value-type="float">
            <text:p>0.84129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219716" calcext:value-type="float">
            <text:p>0.219716</text:p>
          </table:table-cell>
          <table:table-cell office:value-type="float" office:value="0.832666" calcext:value-type="float">
            <text:p>0.832666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221424" calcext:value-type="float">
            <text:p>0.221424</text:p>
          </table:table-cell>
          <table:table-cell office:value-type="float" office:value="0.824223" calcext:value-type="float">
            <text:p>0.824223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222653" calcext:value-type="float">
            <text:p>0.222653</text:p>
          </table:table-cell>
          <table:table-cell office:value-type="float" office:value="0.803239" calcext:value-type="float">
            <text:p>0.803239</text:p>
          </table:table-cell>
          <table:table-cell office:value-type="float" office:value="2.078" calcext:value-type="float">
            <text:p>2.078</text:p>
          </table:table-cell>
        </table:table-row>
        <table:table-row table:style-name="ro1">
          <table:table-cell office:value-type="float" office:value="0.22255" calcext:value-type="float">
            <text:p>0.22255</text:p>
          </table:table-cell>
          <table:table-cell office:value-type="float" office:value="0.791508" calcext:value-type="float">
            <text:p>0.791508</text:p>
          </table:table-cell>
          <table:table-cell office:value-type="float" office:value="2.071" calcext:value-type="float">
            <text:p>2.071</text:p>
          </table:table-cell>
        </table:table-row>
        <table:table-row table:style-name="ro1">
          <table:table-cell office:value-type="float" office:value="0.221213" calcext:value-type="float">
            <text:p>0.221213</text:p>
          </table:table-cell>
          <table:table-cell office:value-type="float" office:value="0.779296" calcext:value-type="float">
            <text:p>0.779296</text:p>
          </table:table-cell>
          <table:table-cell office:value-type="float" office:value="2.071" calcext:value-type="float">
            <text:p>2.071</text:p>
          </table:table-cell>
        </table:table-row>
        <table:table-row table:style-name="ro1">
          <table:table-cell office:value-type="float" office:value="0.216856" calcext:value-type="float">
            <text:p>0.216856</text:p>
          </table:table-cell>
          <table:table-cell office:value-type="float" office:value="0.752477" calcext:value-type="float">
            <text:p>0.752477</text:p>
          </table:table-cell>
          <table:table-cell office:value-type="float" office:value="2.071" calcext:value-type="float">
            <text:p>2.071</text:p>
          </table:table-cell>
        </table:table-row>
        <table:table-row table:style-name="ro1">
          <table:table-cell office:value-type="float" office:value="0.214599" calcext:value-type="float">
            <text:p>0.214599</text:p>
          </table:table-cell>
          <table:table-cell office:value-type="float" office:value="0.739407" calcext:value-type="float">
            <text:p>0.739407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 office:value-type="float" office:value="0.215093" calcext:value-type="float">
            <text:p>0.215093</text:p>
          </table:table-cell>
          <table:table-cell office:value-type="float" office:value="0.713605" calcext:value-type="float">
            <text:p>0.713605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 office:value-type="float" office:value="0.216916" calcext:value-type="float">
            <text:p>0.216916</text:p>
          </table:table-cell>
          <table:table-cell office:value-type="float" office:value="0.702085" calcext:value-type="float">
            <text:p>0.702085</text:p>
          </table:table-cell>
          <table:table-cell office:value-type="float" office:value="2.065" calcext:value-type="float">
            <text:p>2.065</text:p>
          </table:table-cell>
        </table:table-row>
        <table:table-row table:style-name="ro1">
          <table:table-cell office:value-type="float" office:value="0.2198" calcext:value-type="float">
            <text:p>0.2198</text:p>
          </table:table-cell>
          <table:table-cell office:value-type="float" office:value="0.69082" calcext:value-type="float">
            <text:p>0.69082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0.229318" calcext:value-type="float">
            <text:p>0.229318</text:p>
          </table:table-cell>
          <table:table-cell office:value-type="float" office:value="0.669676" calcext:value-type="float">
            <text:p>0.669676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0.232729" calcext:value-type="float">
            <text:p>0.232729</text:p>
          </table:table-cell>
          <table:table-cell office:value-type="float" office:value="0.65937" calcext:value-type="float">
            <text:p>0.65937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0.23486" calcext:value-type="float">
            <text:p>0.23486</text:p>
          </table:table-cell>
          <table:table-cell office:value-type="float" office:value="0.649536" calcext:value-type="float">
            <text:p>0.649536</text:p>
          </table:table-cell>
          <table:table-cell office:value-type="float" office:value="2.062" calcext:value-type="float">
            <text:p>2.062</text:p>
          </table:table-cell>
        </table:table-row>
        <table:table-row table:style-name="ro1">
          <table:table-cell office:value-type="float" office:value="0.235893" calcext:value-type="float">
            <text:p>0.235893</text:p>
          </table:table-cell>
          <table:table-cell office:value-type="float" office:value="0.634362" calcext:value-type="float">
            <text:p>0.634362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0.236459" calcext:value-type="float">
            <text:p>0.236459</text:p>
          </table:table-cell>
          <table:table-cell office:value-type="float" office:value="0.627481" calcext:value-type="float">
            <text:p>0.627481</text:p>
          </table:table-cell>
          <table:table-cell office:value-type="float" office:value="2.06" calcext:value-type="float">
            <text:p>2.06</text:p>
          </table:table-cell>
        </table:table-row>
        <table:table-row table:style-name="ro1">
          <table:table-cell office:value-type="float" office:value="0.235922" calcext:value-type="float">
            <text:p>0.235922</text:p>
          </table:table-cell>
          <table:table-cell office:value-type="float" office:value="0.612116" calcext:value-type="float">
            <text:p>0.612116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235831" calcext:value-type="float">
            <text:p>0.235831</text:p>
          </table:table-cell>
          <table:table-cell office:value-type="float" office:value="0.602254" calcext:value-type="float">
            <text:p>0.602254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235985" calcext:value-type="float">
            <text:p>0.235985</text:p>
          </table:table-cell>
          <table:table-cell office:value-type="float" office:value="0.593297" calcext:value-type="float">
            <text:p>0.593297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237982" calcext:value-type="float">
            <text:p>0.237982</text:p>
          </table:table-cell>
          <table:table-cell office:value-type="float" office:value="0.582933" calcext:value-type="float">
            <text:p>0.582933</text:p>
          </table:table-cell>
          <table:table-cell office:value-type="float" office:value="2.052" calcext:value-type="float">
            <text:p>2.052</text:p>
          </table:table-cell>
        </table:table-row>
        <table:table-row table:style-name="ro1">
          <table:table-cell office:value-type="float" office:value="0.240731" calcext:value-type="float">
            <text:p>0.240731</text:p>
          </table:table-cell>
          <table:table-cell office:value-type="float" office:value="0.571037" calcext:value-type="float">
            <text:p>0.571037</text:p>
          </table:table-cell>
          <table:table-cell office:value-type="float" office:value="2.055" calcext:value-type="float">
            <text:p>2.055</text:p>
          </table:table-cell>
        </table:table-row>
        <table:table-row table:style-name="ro1">
          <table:table-cell office:value-type="float" office:value="0.245038" calcext:value-type="float">
            <text:p>0.245038</text:p>
          </table:table-cell>
          <table:table-cell office:value-type="float" office:value="0.547797" calcext:value-type="float">
            <text:p>0.547797</text:p>
          </table:table-cell>
          <table:table-cell office:value-type="float" office:value="2.055" calcext:value-type="float">
            <text:p>2.055</text:p>
          </table:table-cell>
        </table:table-row>
        <table:table-row table:style-name="ro1">
          <table:table-cell office:value-type="float" office:value="0.247169" calcext:value-type="float">
            <text:p>0.247169</text:p>
          </table:table-cell>
          <table:table-cell office:value-type="float" office:value="0.524279" calcext:value-type="float">
            <text:p>0.524279</text:p>
          </table:table-cell>
          <table:table-cell office:value-type="float" office:value="2.055" calcext:value-type="float">
            <text:p>2.055</text:p>
          </table:table-cell>
        </table:table-row>
        <table:table-row table:style-name="ro1">
          <table:table-cell office:value-type="float" office:value="0.24854" calcext:value-type="float">
            <text:p>0.24854</text:p>
          </table:table-cell>
          <table:table-cell office:value-type="float" office:value="0.513986" calcext:value-type="float">
            <text:p>0.513986</text:p>
          </table:table-cell>
          <table:table-cell office:value-type="float" office:value="2.055" calcext:value-type="float">
            <text:p>2.055</text:p>
          </table:table-cell>
        </table:table-row>
        <table:table-row table:style-name="ro1">
          <table:table-cell office:value-type="float" office:value="0.25001" calcext:value-type="float">
            <text:p>0.25001</text:p>
          </table:table-cell>
          <table:table-cell office:value-type="float" office:value="0.504029" calcext:value-type="float">
            <text:p>0.504029</text:p>
          </table:table-cell>
          <table:table-cell office:value-type="float" office:value="2.055" calcext:value-type="float">
            <text:p>2.055</text:p>
          </table:table-cell>
        </table:table-row>
        <table:table-row table:style-name="ro1">
          <table:table-cell office:value-type="float" office:value="0.251736" calcext:value-type="float">
            <text:p>0.251736</text:p>
          </table:table-cell>
          <table:table-cell office:value-type="float" office:value="0.48721" calcext:value-type="float">
            <text:p>0.48721</text:p>
          </table:table-cell>
          <table:table-cell office:value-type="float" office:value="2.047" calcext:value-type="float">
            <text:p>2.047</text:p>
          </table:table-cell>
        </table:table-row>
        <table:table-row table:style-name="ro1">
          <table:table-cell office:value-type="float" office:value="0.254819" calcext:value-type="float">
            <text:p>0.254819</text:p>
          </table:table-cell>
          <table:table-cell office:value-type="float" office:value="0.471073" calcext:value-type="float">
            <text:p>0.471073</text:p>
          </table:table-cell>
          <table:table-cell office:value-type="float" office:value="2.047" calcext:value-type="float">
            <text:p>2.047</text:p>
          </table:table-cell>
        </table:table-row>
        <table:table-row table:style-name="ro1">
          <table:table-cell office:value-type="float" office:value="0.257772" calcext:value-type="float">
            <text:p>0.257772</text:p>
          </table:table-cell>
          <table:table-cell office:value-type="float" office:value="0.453768" calcext:value-type="float">
            <text:p>0.453768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61023" calcext:value-type="float">
            <text:p>0.261023</text:p>
          </table:table-cell>
          <table:table-cell office:value-type="float" office:value="0.435133" calcext:value-type="float">
            <text:p>0.435133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61923" calcext:value-type="float">
            <text:p>0.261923</text:p>
          </table:table-cell>
          <table:table-cell office:value-type="float" office:value="0.42798" calcext:value-type="float">
            <text:p>0.42798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66735" calcext:value-type="float">
            <text:p>0.266735</text:p>
          </table:table-cell>
          <table:table-cell office:value-type="float" office:value="0.415737" calcext:value-type="float">
            <text:p>0.415737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70857" calcext:value-type="float">
            <text:p>0.270857</text:p>
          </table:table-cell>
          <table:table-cell office:value-type="float" office:value="0.402089" calcext:value-type="float">
            <text:p>0.402089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73143" calcext:value-type="float">
            <text:p>0.273143</text:p>
          </table:table-cell>
          <table:table-cell office:value-type="float" office:value="0.394442" calcext:value-type="float">
            <text:p>0.394442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75795" calcext:value-type="float">
            <text:p>0.275795</text:p>
          </table:table-cell>
          <table:table-cell office:value-type="float" office:value="0.387275" calcext:value-type="float">
            <text:p>0.387275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78232" calcext:value-type="float">
            <text:p>0.278232</text:p>
          </table:table-cell>
          <table:table-cell office:value-type="float" office:value="0.379671" calcext:value-type="float">
            <text:p>0.379671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79992" calcext:value-type="float">
            <text:p>0.279992</text:p>
          </table:table-cell>
          <table:table-cell office:value-type="float" office:value="0.37133" calcext:value-type="float">
            <text:p>0.37133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81033" calcext:value-type="float">
            <text:p>0.281033</text:p>
          </table:table-cell>
          <table:table-cell office:value-type="float" office:value="0.365572" calcext:value-type="float">
            <text:p>0.365572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82768" calcext:value-type="float">
            <text:p>0.282768</text:p>
          </table:table-cell>
          <table:table-cell office:value-type="float" office:value="0.360045" calcext:value-type="float">
            <text:p>0.360045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84282" calcext:value-type="float">
            <text:p>0.284282</text:p>
          </table:table-cell>
          <table:table-cell office:value-type="float" office:value="0.354831" calcext:value-type="float">
            <text:p>0.354831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85566" calcext:value-type="float">
            <text:p>0.285566</text:p>
          </table:table-cell>
          <table:table-cell office:value-type="float" office:value="0.35011" calcext:value-type="float">
            <text:p>0.35011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87892" calcext:value-type="float">
            <text:p>0.287892</text:p>
          </table:table-cell>
          <table:table-cell office:value-type="float" office:value="0.345651" calcext:value-type="float">
            <text:p>0.345651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92396" calcext:value-type="float">
            <text:p>0.292396</text:p>
          </table:table-cell>
          <table:table-cell office:value-type="float" office:value="0.341038" calcext:value-type="float">
            <text:p>0.341038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297633" calcext:value-type="float">
            <text:p>0.297633</text:p>
          </table:table-cell>
          <table:table-cell office:value-type="float" office:value="0.336316" calcext:value-type="float">
            <text:p>0.336316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302305" calcext:value-type="float">
            <text:p>0.302305</text:p>
          </table:table-cell>
          <table:table-cell office:value-type="float" office:value="0.33168" calcext:value-type="float">
            <text:p>0.33168</text:p>
          </table:table-cell>
          <table:table-cell office:value-type="float" office:value="2.028" calcext:value-type="float">
            <text:p>2.028</text:p>
          </table:table-cell>
        </table:table-row>
        <table:table-row table:style-name="ro1">
          <table:table-cell office:value-type="float" office:value="0.305994" calcext:value-type="float">
            <text:p>0.305994</text:p>
          </table:table-cell>
          <table:table-cell office:value-type="float" office:value="0.32727" calcext:value-type="float">
            <text:p>0.32727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office:value-type="float" office:value="0.30849" calcext:value-type="float">
            <text:p>0.30849</text:p>
          </table:table-cell>
          <table:table-cell office:value-type="float" office:value="0.323521" calcext:value-type="float">
            <text:p>0.323521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office:value-type="float" office:value="0.310133" calcext:value-type="float">
            <text:p>0.310133</text:p>
          </table:table-cell>
          <table:table-cell office:value-type="float" office:value="0.317853" calcext:value-type="float">
            <text:p>0.317853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office:value-type="float" office:value="0.310146" calcext:value-type="float">
            <text:p>0.310146</text:p>
          </table:table-cell>
          <table:table-cell office:value-type="float" office:value="0.311973" calcext:value-type="float">
            <text:p>0.311973</text:p>
          </table:table-cell>
          <table:table-cell office:value-type="float" office:value="2.027" calcext:value-type="float">
            <text:p>2.027</text:p>
          </table:table-cell>
        </table:table-row>
        <table:table-row table:style-name="ro1">
          <table:table-cell office:value-type="float" office:value="0.309994" calcext:value-type="float">
            <text:p>0.309994</text:p>
          </table:table-cell>
          <table:table-cell office:value-type="float" office:value="0.305726" calcext:value-type="float">
            <text:p>0.305726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0.31613" calcext:value-type="float">
            <text:p>0.31613</text:p>
          </table:table-cell>
          <table:table-cell office:value-type="float" office:value="0.29175" calcext:value-type="float">
            <text:p>0.29175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0.319028" calcext:value-type="float">
            <text:p>0.319028</text:p>
          </table:table-cell>
          <table:table-cell office:value-type="float" office:value="0.287463" calcext:value-type="float">
            <text:p>0.287463</text:p>
          </table:table-cell>
          <table:table-cell office:value-type="float" office:value="2.005" calcext:value-type="float">
            <text:p>2.005</text:p>
          </table:table-cell>
        </table:table-row>
        <table:table-row table:style-name="ro1">
          <table:table-cell office:value-type="float" office:value="0.322376" calcext:value-type="float">
            <text:p>0.322376</text:p>
          </table:table-cell>
          <table:table-cell office:value-type="float" office:value="0.28285" calcext:value-type="float">
            <text:p>0.28285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324964" calcext:value-type="float">
            <text:p>0.324964</text:p>
          </table:table-cell>
          <table:table-cell office:value-type="float" office:value="0.279496" calcext:value-type="float">
            <text:p>0.279496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325492" calcext:value-type="float">
            <text:p>0.325492</text:p>
          </table:table-cell>
          <table:table-cell office:value-type="float" office:value="0.275483" calcext:value-type="float">
            <text:p>0.275483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324573" calcext:value-type="float">
            <text:p>0.324573</text:p>
          </table:table-cell>
          <table:table-cell office:value-type="float" office:value="0.271969" calcext:value-type="float">
            <text:p>0.271969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322954" calcext:value-type="float">
            <text:p>0.322954</text:p>
          </table:table-cell>
          <table:table-cell office:value-type="float" office:value="0.267291" calcext:value-type="float">
            <text:p>0.267291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323039" calcext:value-type="float">
            <text:p>0.323039</text:p>
          </table:table-cell>
          <table:table-cell office:value-type="float" office:value="0.252548" calcext:value-type="float">
            <text:p>0.252548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323453" calcext:value-type="float">
            <text:p>0.323453</text:p>
          </table:table-cell>
          <table:table-cell office:value-type="float" office:value="0.245223" calcext:value-type="float">
            <text:p>0.245223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325209" calcext:value-type="float">
            <text:p>0.325209</text:p>
          </table:table-cell>
          <table:table-cell office:value-type="float" office:value="0.238619" calcext:value-type="float">
            <text:p>0.238619</text:p>
          </table:table-cell>
          <table:table-cell office:value-type="float" office:value="2.004" calcext:value-type="float">
            <text:p>2.004</text:p>
          </table:table-cell>
        </table:table-row>
        <table:table-row table:style-name="ro1">
          <table:table-cell office:value-type="float" office:value="0.328027" calcext:value-type="float">
            <text:p>0.328027</text:p>
          </table:table-cell>
          <table:table-cell office:value-type="float" office:value="0.231642" calcext:value-type="float">
            <text:p>0.231642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30138" calcext:value-type="float">
            <text:p>0.330138</text:p>
          </table:table-cell>
          <table:table-cell office:value-type="float" office:value="0.225575" calcext:value-type="float">
            <text:p>0.225575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32097" calcext:value-type="float">
            <text:p>0.332097</text:p>
          </table:table-cell>
          <table:table-cell office:value-type="float" office:value="0.216613" calcext:value-type="float">
            <text:p>0.216613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31605" calcext:value-type="float">
            <text:p>0.331605</text:p>
          </table:table-cell>
          <table:table-cell office:value-type="float" office:value="0.211093" calcext:value-type="float">
            <text:p>0.211093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29521" calcext:value-type="float">
            <text:p>0.329521</text:p>
          </table:table-cell>
          <table:table-cell office:value-type="float" office:value="0.205833" calcext:value-type="float">
            <text:p>0.205833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24365" calcext:value-type="float">
            <text:p>0.324365</text:p>
          </table:table-cell>
          <table:table-cell office:value-type="float" office:value="0.191144" calcext:value-type="float">
            <text:p>0.19114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23287" calcext:value-type="float">
            <text:p>0.323287</text:p>
          </table:table-cell>
          <table:table-cell office:value-type="float" office:value="0.185984" calcext:value-type="float">
            <text:p>0.185984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16127" calcext:value-type="float">
            <text:p>0.316127</text:p>
          </table:table-cell>
          <table:table-cell office:value-type="float" office:value="0.176718" calcext:value-type="float">
            <text:p>0.176718</text:p>
          </table:table-cell>
          <table:table-cell office:value-type="float" office:value="1.99" calcext:value-type="float">
            <text:p>1.99</text:p>
          </table:table-cell>
        </table:table-row>
        <table:table-row table:style-name="ro1">
          <table:table-cell office:value-type="float" office:value="0.310945" calcext:value-type="float">
            <text:p>0.310945</text:p>
          </table:table-cell>
          <table:table-cell office:value-type="float" office:value="0.170361" calcext:value-type="float">
            <text:p>0.170361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0.305771" calcext:value-type="float">
            <text:p>0.305771</text:p>
          </table:table-cell>
          <table:table-cell office:value-type="float" office:value="0.164102" calcext:value-type="float">
            <text:p>0.164102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0.301553" calcext:value-type="float">
            <text:p>0.301553</text:p>
          </table:table-cell>
          <table:table-cell office:value-type="float" office:value="0.159522" calcext:value-type="float">
            <text:p>0.159522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0.300411" calcext:value-type="float">
            <text:p>0.300411</text:p>
          </table:table-cell>
          <table:table-cell office:value-type="float" office:value="0.156103" calcext:value-type="float">
            <text:p>0.156103</text:p>
          </table:table-cell>
          <table:table-cell office:value-type="float" office:value="1.988" calcext:value-type="float">
            <text:p>1.988</text:p>
          </table:table-cell>
        </table:table-row>
        <table:table-row table:style-name="ro1">
          <table:table-cell office:value-type="float" office:value="0.300446" calcext:value-type="float">
            <text:p>0.300446</text:p>
          </table:table-cell>
          <table:table-cell office:value-type="float" office:value="0.154181" calcext:value-type="float">
            <text:p>0.154181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306862" calcext:value-type="float">
            <text:p>0.306862</text:p>
          </table:table-cell>
          <table:table-cell office:value-type="float" office:value="0.152696" calcext:value-type="float">
            <text:p>0.152696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309828" calcext:value-type="float">
            <text:p>0.309828</text:p>
          </table:table-cell>
          <table:table-cell office:value-type="float" office:value="0.151557" calcext:value-type="float">
            <text:p>0.151557</text:p>
          </table:table-cell>
          <table:table-cell office:value-type="float" office:value="1.979" calcext:value-type="float">
            <text:p>1.979</text:p>
          </table:table-cell>
        </table:table-row>
        <table:table-row table:style-name="ro1">
          <table:table-cell office:value-type="float" office:value="0.31274" calcext:value-type="float">
            <text:p>0.31274</text:p>
          </table:table-cell>
          <table:table-cell office:value-type="float" office:value="0.150168" calcext:value-type="float">
            <text:p>0.150168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312758" calcext:value-type="float">
            <text:p>0.312758</text:p>
          </table:table-cell>
          <table:table-cell office:value-type="float" office:value="0.144486" calcext:value-type="float">
            <text:p>0.144486</text:p>
          </table:table-cell>
          <table:table-cell office:value-type="float" office:value="1.977" calcext:value-type="float">
            <text:p>1.977</text:p>
          </table:table-cell>
        </table:table-row>
        <table:table-row table:style-name="ro1">
          <table:table-cell office:value-type="float" office:value="0.31164" calcext:value-type="float">
            <text:p>0.31164</text:p>
          </table:table-cell>
          <table:table-cell office:value-type="float" office:value="0.14213" calcext:value-type="float">
            <text:p>0.14213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0.31063" calcext:value-type="float">
            <text:p>0.31063</text:p>
          </table:table-cell>
          <table:table-cell office:value-type="float" office:value="0.139824" calcext:value-type="float">
            <text:p>0.139824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0.310581" calcext:value-type="float">
            <text:p>0.310581</text:p>
          </table:table-cell>
          <table:table-cell office:value-type="float" office:value="0.138236" calcext:value-type="float">
            <text:p>0.138236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0.312636" calcext:value-type="float">
            <text:p>0.312636</text:p>
          </table:table-cell>
          <table:table-cell office:value-type="float" office:value="0.13715" calcext:value-type="float">
            <text:p>0.13715</text:p>
          </table:table-cell>
          <table:table-cell office:value-type="float" office:value="1.968" calcext:value-type="float">
            <text:p>1.968</text:p>
          </table:table-cell>
        </table:table-row>
        <table:table-row table:style-name="ro1">
          <table:table-cell office:value-type="float" office:value="0.316588" calcext:value-type="float">
            <text:p>0.316588</text:p>
          </table:table-cell>
          <table:table-cell office:value-type="float" office:value="0.136732" calcext:value-type="float">
            <text:p>0.136732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22912" calcext:value-type="float">
            <text:p>0.322912</text:p>
          </table:table-cell>
          <table:table-cell office:value-type="float" office:value="0.137044" calcext:value-type="float">
            <text:p>0.137044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28323" calcext:value-type="float">
            <text:p>0.328323</text:p>
          </table:table-cell>
          <table:table-cell office:value-type="float" office:value="0.137097" calcext:value-type="float">
            <text:p>0.137097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33103" calcext:value-type="float">
            <text:p>0.333103</text:p>
          </table:table-cell>
          <table:table-cell office:value-type="float" office:value="0.13689" calcext:value-type="float">
            <text:p>0.13689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36593" calcext:value-type="float">
            <text:p>0.336593</text:p>
          </table:table-cell>
          <table:table-cell office:value-type="float" office:value="0.136813" calcext:value-type="float">
            <text:p>0.136813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40771" calcext:value-type="float">
            <text:p>0.340771</text:p>
          </table:table-cell>
          <table:table-cell office:value-type="float" office:value="0.136603" calcext:value-type="float">
            <text:p>0.136603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4514" calcext:value-type="float">
            <text:p>0.34514</text:p>
          </table:table-cell>
          <table:table-cell office:value-type="float" office:value="0.136165" calcext:value-type="float">
            <text:p>0.136165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49841" calcext:value-type="float">
            <text:p>0.349841</text:p>
          </table:table-cell>
          <table:table-cell office:value-type="float" office:value="0.135421" calcext:value-type="float">
            <text:p>0.135421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53805" calcext:value-type="float">
            <text:p>0.353805</text:p>
          </table:table-cell>
          <table:table-cell office:value-type="float" office:value="0.134955" calcext:value-type="float">
            <text:p>0.134955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57126" calcext:value-type="float">
            <text:p>0.357126</text:p>
          </table:table-cell>
          <table:table-cell office:value-type="float" office:value="0.13515" calcext:value-type="float">
            <text:p>0.13515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5966" calcext:value-type="float">
            <text:p>0.35966</text:p>
          </table:table-cell>
          <table:table-cell office:value-type="float" office:value="0.135593" calcext:value-type="float">
            <text:p>0.135593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62332" calcext:value-type="float">
            <text:p>0.362332</text:p>
          </table:table-cell>
          <table:table-cell office:value-type="float" office:value="0.135914" calcext:value-type="float">
            <text:p>0.135914</text:p>
          </table:table-cell>
          <table:table-cell office:value-type="float" office:value="1.965" calcext:value-type="float">
            <text:p>1.965</text:p>
          </table:table-cell>
        </table:table-row>
        <table:table-row table:style-name="ro1">
          <table:table-cell office:value-type="float" office:value="0.365945" calcext:value-type="float">
            <text:p>0.365945</text:p>
          </table:table-cell>
          <table:table-cell office:value-type="float" office:value="0.137672" calcext:value-type="float">
            <text:p>0.137672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372589" calcext:value-type="float">
            <text:p>0.372589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379901" calcext:value-type="float">
            <text:p>0.379901</text:p>
          </table:table-cell>
          <table:table-cell office:value-type="float" office:value="0.140009" calcext:value-type="float">
            <text:p>0.140009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386738" calcext:value-type="float">
            <text:p>0.386738</text:p>
          </table:table-cell>
          <table:table-cell office:value-type="float" office:value="0.142081" calcext:value-type="float">
            <text:p>0.142081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393258" calcext:value-type="float">
            <text:p>0.393258</text:p>
          </table:table-cell>
          <table:table-cell office:value-type="float" office:value="0.144453" calcext:value-type="float">
            <text:p>0.144453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398834" calcext:value-type="float">
            <text:p>0.398834</text:p>
          </table:table-cell>
          <table:table-cell office:value-type="float" office:value="0.147017" calcext:value-type="float">
            <text:p>0.147017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403641" calcext:value-type="float">
            <text:p>0.403641</text:p>
          </table:table-cell>
          <table:table-cell office:value-type="float" office:value="0.150219" calcext:value-type="float">
            <text:p>0.150219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407929" calcext:value-type="float">
            <text:p>0.407929</text:p>
          </table:table-cell>
          <table:table-cell office:value-type="float" office:value="0.15415" calcext:value-type="float">
            <text:p>0.15415</text:p>
          </table:table-cell>
          <table:table-cell office:value-type="float" office:value="1.982" calcext:value-type="float">
            <text:p>1.982</text:p>
          </table:table-cell>
        </table:table-row>
        <table:table-row table:style-name="ro1">
          <table:table-cell office:value-type="float" office:value="0.412266" calcext:value-type="float">
            <text:p>0.412266</text:p>
          </table:table-cell>
          <table:table-cell office:value-type="float" office:value="0.156607" calcext:value-type="float">
            <text:p>0.156607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415109" calcext:value-type="float">
            <text:p>0.415109</text:p>
          </table:table-cell>
          <table:table-cell office:value-type="float" office:value="0.158932" calcext:value-type="float">
            <text:p>0.158932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418558" calcext:value-type="float">
            <text:p>0.418558</text:p>
          </table:table-cell>
          <table:table-cell office:value-type="float" office:value="0.160595" calcext:value-type="float">
            <text:p>0.160595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422089" calcext:value-type="float">
            <text:p>0.422089</text:p>
          </table:table-cell>
          <table:table-cell office:value-type="float" office:value="0.162609" calcext:value-type="float">
            <text:p>0.162609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424956" calcext:value-type="float">
            <text:p>0.424956</text:p>
          </table:table-cell>
          <table:table-cell office:value-type="float" office:value="0.163402" calcext:value-type="float">
            <text:p>0.163402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426236" calcext:value-type="float">
            <text:p>0.426236</text:p>
          </table:table-cell>
          <table:table-cell office:value-type="float" office:value="0.165288" calcext:value-type="float">
            <text:p>0.165288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427397" calcext:value-type="float">
            <text:p>0.427397</text:p>
          </table:table-cell>
          <table:table-cell office:value-type="float" office:value="0.167702" calcext:value-type="float">
            <text:p>0.167702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427995" calcext:value-type="float">
            <text:p>0.427995</text:p>
          </table:table-cell>
          <table:table-cell office:value-type="float" office:value="0.170667" calcext:value-type="float">
            <text:p>0.170667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427871" calcext:value-type="float">
            <text:p>0.427871</text:p>
          </table:table-cell>
          <table:table-cell office:value-type="float" office:value="0.17329" calcext:value-type="float">
            <text:p>0.17329</text:p>
          </table:table-cell>
          <table:table-cell office:value-type="float" office:value="1.983" calcext:value-type="float">
            <text:p>1.983</text:p>
          </table:table-cell>
        </table:table-row>
        <table:table-row table:style-name="ro1">
          <table:table-cell office:value-type="float" office:value="0.428769" calcext:value-type="float">
            <text:p>0.428769</text:p>
          </table:table-cell>
          <table:table-cell office:value-type="float" office:value="0.174878" calcext:value-type="float">
            <text:p>0.174878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0.430504" calcext:value-type="float">
            <text:p>0.430504</text:p>
          </table:table-cell>
          <table:table-cell office:value-type="float" office:value="0.175415" calcext:value-type="float">
            <text:p>0.175415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0.431767" calcext:value-type="float">
            <text:p>0.431767</text:p>
          </table:table-cell>
          <table:table-cell office:value-type="float" office:value="0.174547" calcext:value-type="float">
            <text:p>0.174547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0.43323" calcext:value-type="float">
            <text:p>0.43323</text:p>
          </table:table-cell>
          <table:table-cell office:value-type="float" office:value="0.173275" calcext:value-type="float">
            <text:p>0.173275</text:p>
          </table:table-cell>
          <table:table-cell office:value-type="float" office:value="1.985" calcext:value-type="float">
            <text:p>1.985</text:p>
          </table:table-cell>
        </table:table-row>
        <table:table-row table:style-name="ro1">
          <table:table-cell office:value-type="float" office:value="0.435642" calcext:value-type="float">
            <text:p>0.435642</text:p>
          </table:table-cell>
          <table:table-cell office:value-type="float" office:value="0.171497" calcext:value-type="float">
            <text:p>0.171497</text:p>
          </table:table-cell>
          <table:table-cell office:value-type="float" office:value="1.995" calcext:value-type="float">
            <text:p>1.995</text:p>
          </table:table-cell>
        </table:table-row>
        <table:table-row table:style-name="ro1">
          <table:table-cell office:value-type="float" office:value="0.439289" calcext:value-type="float">
            <text:p>0.439289</text:p>
          </table:table-cell>
          <table:table-cell office:value-type="float" office:value="0.170517" calcext:value-type="float">
            <text:p>0.170517</text:p>
          </table:table-cell>
          <table:table-cell office:value-type="float" office:value="1.995" calcext:value-type="float">
            <text:p>1.995</text:p>
          </table:table-cell>
        </table:table-row>
        <table:table-row table:style-name="ro1">
          <table:table-cell office:value-type="float" office:value="0.443306" calcext:value-type="float">
            <text:p>0.443306</text:p>
          </table:table-cell>
          <table:table-cell office:value-type="float" office:value="0.169747" calcext:value-type="float">
            <text:p>0.169747</text:p>
          </table:table-cell>
          <table:table-cell office:value-type="float" office:value="1.995" calcext:value-type="float">
            <text:p>1.995</text:p>
          </table:table-cell>
        </table:table-row>
        <table:table-row table:style-name="ro1">
          <table:table-cell office:value-type="float" office:value="0.448549" calcext:value-type="float">
            <text:p>0.448549</text:p>
          </table:table-cell>
          <table:table-cell office:value-type="float" office:value="0.16902" calcext:value-type="float">
            <text:p>0.16902</text:p>
          </table:table-cell>
          <table:table-cell office:value-type="float" office:value="1.995" calcext:value-type="float">
            <text:p>1.995</text:p>
          </table:table-cell>
        </table:table-row>
        <table:table-row table:style-name="ro1">
          <table:table-cell office:value-type="float" office:value="0.453263" calcext:value-type="float">
            <text:p>0.453263</text:p>
          </table:table-cell>
          <table:table-cell office:value-type="float" office:value="0.167374" calcext:value-type="float">
            <text:p>0.167374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 office:value-type="float" office:value="0.456414" calcext:value-type="float">
            <text:p>0.456414</text:p>
          </table:table-cell>
          <table:table-cell office:value-type="float" office:value="0.165449" calcext:value-type="float">
            <text:p>0.165449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 office:value-type="float" office:value="0.45757" calcext:value-type="float">
            <text:p>0.45757</text:p>
          </table:table-cell>
          <table:table-cell office:value-type="float" office:value="0.164484" calcext:value-type="float">
            <text:p>0.164484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 office:value-type="float" office:value="0.458032" calcext:value-type="float">
            <text:p>0.458032</text:p>
          </table:table-cell>
          <table:table-cell office:value-type="float" office:value="0.163079" calcext:value-type="float">
            <text:p>0.163079</text:p>
          </table:table-cell>
          <table:table-cell office:value-type="float" office:value="1.998" calcext:value-type="float">
            <text:p>1.998</text:p>
          </table:table-cell>
        </table:table-row>
        <table:table-row table:style-name="ro1">
          <table:table-cell office:value-type="float" office:value="0.456062" calcext:value-type="float">
            <text:p>0.456062</text:p>
          </table:table-cell>
          <table:table-cell office:value-type="float" office:value="0.162622" calcext:value-type="float">
            <text:p>0.162622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53542" calcext:value-type="float">
            <text:p>0.453542</text:p>
          </table:table-cell>
          <table:table-cell office:value-type="float" office:value="0.162767" calcext:value-type="float">
            <text:p>0.162767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50938" calcext:value-type="float">
            <text:p>0.450938</text:p>
          </table:table-cell>
          <table:table-cell office:value-type="float" office:value="0.163787" calcext:value-type="float">
            <text:p>0.163787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49457" calcext:value-type="float">
            <text:p>0.449457</text:p>
          </table:table-cell>
          <table:table-cell office:value-type="float" office:value="0.163472" calcext:value-type="float">
            <text:p>0.163472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49835" calcext:value-type="float">
            <text:p>0.449835</text:p>
          </table:table-cell>
          <table:table-cell office:value-type="float" office:value="0.164106" calcext:value-type="float">
            <text:p>0.164106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52355" calcext:value-type="float">
            <text:p>0.452355</text:p>
          </table:table-cell>
          <table:table-cell office:value-type="float" office:value="0.165165" calcext:value-type="float">
            <text:p>0.165165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55955" calcext:value-type="float">
            <text:p>0.455955</text:p>
          </table:table-cell>
          <table:table-cell office:value-type="float" office:value="0.165868" calcext:value-type="float">
            <text:p>0.165868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59817" calcext:value-type="float">
            <text:p>0.459817</text:p>
          </table:table-cell>
          <table:table-cell office:value-type="float" office:value="0.16653" calcext:value-type="float">
            <text:p>0.16653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6356" calcext:value-type="float">
            <text:p>0.46356</text:p>
          </table:table-cell>
          <table:table-cell office:value-type="float" office:value="0.167201" calcext:value-type="float">
            <text:p>0.167201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6712" calcext:value-type="float">
            <text:p>0.46712</text:p>
          </table:table-cell>
          <table:table-cell office:value-type="float" office:value="0.166452" calcext:value-type="float">
            <text:p>0.166452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70319" calcext:value-type="float">
            <text:p>0.470319</text:p>
          </table:table-cell>
          <table:table-cell office:value-type="float" office:value="0.164509" calcext:value-type="float">
            <text:p>0.164509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73058" calcext:value-type="float">
            <text:p>0.473058</text:p>
          </table:table-cell>
          <table:table-cell office:value-type="float" office:value="0.162541" calcext:value-type="float">
            <text:p>0.162541</text:p>
          </table:table-cell>
          <table:table-cell office:value-type="float" office:value="2.008" calcext:value-type="float">
            <text:p>2.008</text:p>
          </table:table-cell>
        </table:table-row>
        <table:table-row table:style-name="ro1">
          <table:table-cell office:value-type="float" office:value="0.475423" calcext:value-type="float">
            <text:p>0.475423</text:p>
          </table:table-cell>
          <table:table-cell office:value-type="float" office:value="0.160754" calcext:value-type="float">
            <text:p>0.160754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0.477354" calcext:value-type="float">
            <text:p>0.477354</text:p>
          </table:table-cell>
          <table:table-cell office:value-type="float" office:value="0.160365" calcext:value-type="float">
            <text:p>0.160365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0.478694" calcext:value-type="float">
            <text:p>0.478694</text:p>
          </table:table-cell>
          <table:table-cell office:value-type="float" office:value="0.161105" calcext:value-type="float">
            <text:p>0.161105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0.478559" calcext:value-type="float">
            <text:p>0.478559</text:p>
          </table:table-cell>
          <table:table-cell office:value-type="float" office:value="0.1635" calcext:value-type="float">
            <text:p>0.1635</text:p>
          </table:table-cell>
          <table:table-cell office:value-type="float" office:value="2.014" calcext:value-type="float">
            <text:p>2.014</text:p>
          </table:table-cell>
        </table:table-row>
        <table:table-row table:style-name="ro1">
          <table:table-cell office:value-type="float" office:value="0.478557" calcext:value-type="float">
            <text:p>0.478557</text:p>
          </table:table-cell>
          <table:table-cell office:value-type="float" office:value="0.165804" calcext:value-type="float">
            <text:p>0.165804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float" office:value="0.479003" calcext:value-type="float">
            <text:p>0.479003</text:p>
          </table:table-cell>
          <table:table-cell office:value-type="float" office:value="0.166682" calcext:value-type="float">
            <text:p>0.166682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float" office:value="0.479164" calcext:value-type="float">
            <text:p>0.479164</text:p>
          </table:table-cell>
          <table:table-cell office:value-type="float" office:value="0.166108" calcext:value-type="float">
            <text:p>0.166108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float" office:value="0.478903" calcext:value-type="float">
            <text:p>0.478903</text:p>
          </table:table-cell>
          <table:table-cell office:value-type="float" office:value="0.165724" calcext:value-type="float">
            <text:p>0.165724</text:p>
          </table:table-cell>
          <table:table-cell office:value-type="float" office:value="2.007" calcext:value-type="float">
            <text:p>2.007</text:p>
          </table:table-cell>
        </table:table-row>
        <table:table-row table:style-name="ro1">
          <table:table-cell office:value-type="float" office:value="0.479721" calcext:value-type="float">
            <text:p>0.479721</text:p>
          </table:table-cell>
          <table:table-cell office:value-type="float" office:value="0.164818" calcext:value-type="float">
            <text:p>0.164818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0.480923" calcext:value-type="float">
            <text:p>0.480923</text:p>
          </table:table-cell>
          <table:table-cell office:value-type="float" office:value="0.163439" calcext:value-type="float">
            <text:p>0.163439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0.481705" calcext:value-type="float">
            <text:p>0.481705</text:p>
          </table:table-cell>
          <table:table-cell office:value-type="float" office:value="0.162587" calcext:value-type="float">
            <text:p>0.162587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0.482413" calcext:value-type="float">
            <text:p>0.482413</text:p>
          </table:table-cell>
          <table:table-cell office:value-type="float" office:value="0.161991" calcext:value-type="float">
            <text:p>0.161991</text:p>
          </table:table-cell>
          <table:table-cell office:value-type="float" office:value="2.002" calcext:value-type="float">
            <text:p>2.002</text:p>
          </table:table-cell>
        </table:table-row>
        <table:table-row table:style-name="ro1">
          <table:table-cell office:value-type="float" office:value="0.483387" calcext:value-type="float">
            <text:p>0.483387</text:p>
          </table:table-cell>
          <table:table-cell office:value-type="float" office:value="0.161687" calcext:value-type="float">
            <text:p>0.16168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85699" calcext:value-type="float">
            <text:p>0.485699</text:p>
          </table:table-cell>
          <table:table-cell office:value-type="float" office:value="0.161545" calcext:value-type="float">
            <text:p>0.1615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89267" calcext:value-type="float">
            <text:p>0.489267</text:p>
          </table:table-cell>
          <table:table-cell office:value-type="float" office:value="0.164292" calcext:value-type="float">
            <text:p>0.1642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93828" calcext:value-type="float">
            <text:p>0.493828</text:p>
          </table:table-cell>
          <table:table-cell office:value-type="float" office:value="0.169214" calcext:value-type="float">
            <text:p>0.1692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.498067" calcext:value-type="float">
            <text:p>0.498067</text:p>
          </table:table-cell>
          <table:table-cell office:value-type="float" office:value="0.174164" calcext:value-type="float">
            <text:p>0.174164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0.501151" calcext:value-type="float">
            <text:p>0.501151</text:p>
          </table:table-cell>
          <table:table-cell office:value-type="float" office:value="0.177086" calcext:value-type="float">
            <text:p>0.177086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0.502325" calcext:value-type="float">
            <text:p>0.502325</text:p>
          </table:table-cell>
          <table:table-cell office:value-type="float" office:value="0.178989" calcext:value-type="float">
            <text:p>0.178989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0.501799" calcext:value-type="float">
            <text:p>0.501799</text:p>
          </table:table-cell>
          <table:table-cell office:value-type="float" office:value="0.178387" calcext:value-type="float">
            <text:p>0.178387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office:value-type="float" office:value="0.500133" calcext:value-type="float">
            <text:p>0.500133</text:p>
          </table:table-cell>
          <table:table-cell office:value-type="float" office:value="0.176687" calcext:value-type="float">
            <text:p>0.176687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0.502616" calcext:value-type="float">
            <text:p>0.502616</text:p>
          </table:table-cell>
          <table:table-cell office:value-type="float" office:value="0.180187" calcext:value-type="float">
            <text:p>0.180187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0.504527" calcext:value-type="float">
            <text:p>0.504527</text:p>
          </table:table-cell>
          <table:table-cell office:value-type="float" office:value="0.183143" calcext:value-type="float">
            <text:p>0.183143</text:p>
          </table:table-cell>
          <table:table-cell office:value-type="float" office:value="1.946" calcext:value-type="float">
            <text:p>1.946</text:p>
          </table:table-cell>
        </table:table-row>
        <table:table-row table:style-name="ro1">
          <table:table-cell office:value-type="float" office:value="0.508025" calcext:value-type="float">
            <text:p>0.508025</text:p>
          </table:table-cell>
          <table:table-cell office:value-type="float" office:value="0.186982" calcext:value-type="float">
            <text:p>0.186982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0.510657" calcext:value-type="float">
            <text:p>0.510657</text:p>
          </table:table-cell>
          <table:table-cell office:value-type="float" office:value="0.191181" calcext:value-type="float">
            <text:p>0.191181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0.512924" calcext:value-type="float">
            <text:p>0.512924</text:p>
          </table:table-cell>
          <table:table-cell office:value-type="float" office:value="0.194268" calcext:value-type="float">
            <text:p>0.194268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0.514761" calcext:value-type="float">
            <text:p>0.514761</text:p>
          </table:table-cell>
          <table:table-cell office:value-type="float" office:value="0.196822" calcext:value-type="float">
            <text:p>0.196822</text:p>
          </table:table-cell>
          <table:table-cell office:value-type="float" office:value="1.933" calcext:value-type="float">
            <text:p>1.933</text:p>
          </table:table-cell>
        </table:table-row>
        <table:table-row table:style-name="ro1">
          <table:table-cell office:value-type="float" office:value="0.51579" calcext:value-type="float">
            <text:p>0.51579</text:p>
          </table:table-cell>
          <table:table-cell office:value-type="float" office:value="0.198434" calcext:value-type="float">
            <text:p>0.198434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0.514636" calcext:value-type="float">
            <text:p>0.514636</text:p>
          </table:table-cell>
          <table:table-cell office:value-type="float" office:value="0.20056" calcext:value-type="float">
            <text:p>0.20056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0.514002" calcext:value-type="float">
            <text:p>0.514002</text:p>
          </table:table-cell>
          <table:table-cell office:value-type="float" office:value="0.201889" calcext:value-type="float">
            <text:p>0.201889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0.512443" calcext:value-type="float">
            <text:p>0.512443</text:p>
          </table:table-cell>
          <table:table-cell office:value-type="float" office:value="0.203328" calcext:value-type="float">
            <text:p>0.203328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0.509311" calcext:value-type="float">
            <text:p>0.509311</text:p>
          </table:table-cell>
          <table:table-cell office:value-type="float" office:value="0.204684" calcext:value-type="float">
            <text:p>0.204684</text:p>
          </table:table-cell>
          <table:table-cell office:value-type="float" office:value="1.874" calcext:value-type="float">
            <text:p>1.874</text:p>
          </table:table-cell>
        </table:table-row>
        <table:table-row table:style-name="ro1">
          <table:table-cell office:value-type="float" office:value="0.506309" calcext:value-type="float">
            <text:p>0.506309</text:p>
          </table:table-cell>
          <table:table-cell office:value-type="float" office:value="0.205697" calcext:value-type="float">
            <text:p>0.205697</text:p>
          </table:table-cell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0.503627" calcext:value-type="float">
            <text:p>0.503627</text:p>
          </table:table-cell>
          <table:table-cell office:value-type="float" office:value="0.206741" calcext:value-type="float">
            <text:p>0.206741</text:p>
          </table:table-cell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0.501495" calcext:value-type="float">
            <text:p>0.501495</text:p>
          </table:table-cell>
          <table:table-cell office:value-type="float" office:value="0.207887" calcext:value-type="float">
            <text:p>0.207887</text:p>
          </table:table-cell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0.499483" calcext:value-type="float">
            <text:p>0.499483</text:p>
          </table:table-cell>
          <table:table-cell office:value-type="float" office:value="0.2096" calcext:value-type="float">
            <text:p>0.2096</text:p>
          </table:table-cell>
          <table:table-cell office:value-type="float" office:value="1.841" calcext:value-type="float">
            <text:p>1.841</text:p>
          </table:table-cell>
        </table:table-row>
        <table:table-row table:style-name="ro1">
          <table:table-cell office:value-type="float" office:value="0.498076" calcext:value-type="float">
            <text:p>0.498076</text:p>
          </table:table-cell>
          <table:table-cell office:value-type="float" office:value="0.211717" calcext:value-type="float">
            <text:p>0.211717</text:p>
          </table:table-cell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float" office:value="0.496828" calcext:value-type="float">
            <text:p>0.496828</text:p>
          </table:table-cell>
          <table:table-cell office:value-type="float" office:value="0.215508" calcext:value-type="float">
            <text:p>0.215508</text:p>
          </table:table-cell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float" office:value="0.496178" calcext:value-type="float">
            <text:p>0.496178</text:p>
          </table:table-cell>
          <table:table-cell office:value-type="float" office:value="0.21966" calcext:value-type="float">
            <text:p>0.21966</text:p>
          </table:table-cell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float" office:value="0.495421" calcext:value-type="float">
            <text:p>0.495421</text:p>
          </table:table-cell>
          <table:table-cell office:value-type="float" office:value="0.224187" calcext:value-type="float">
            <text:p>0.224187</text:p>
          </table:table-cell>
          <table:table-cell office:value-type="float" office:value="1.788" calcext:value-type="float">
            <text:p>1.788</text:p>
          </table:table-cell>
        </table:table-row>
        <table:table-row table:style-name="ro1">
          <table:table-cell office:value-type="float" office:value="0.49437" calcext:value-type="float">
            <text:p>0.49437</text:p>
          </table:table-cell>
          <table:table-cell office:value-type="float" office:value="0.228978" calcext:value-type="float">
            <text:p>0.228978</text:p>
          </table:table-cell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float" office:value="0.492973" calcext:value-type="float">
            <text:p>0.492973</text:p>
          </table:table-cell>
          <table:table-cell office:value-type="float" office:value="0.234202" calcext:value-type="float">
            <text:p>0.234202</text:p>
          </table:table-cell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float" office:value="0.491391" calcext:value-type="float">
            <text:p>0.491391</text:p>
          </table:table-cell>
          <table:table-cell office:value-type="float" office:value="0.238483" calcext:value-type="float">
            <text:p>0.238483</text:p>
          </table:table-cell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float" office:value="0.488949" calcext:value-type="float">
            <text:p>0.488949</text:p>
          </table:table-cell>
          <table:table-cell office:value-type="float" office:value="0.241849" calcext:value-type="float">
            <text:p>0.241849</text:p>
          </table:table-cell>
          <table:table-cell office:value-type="float" office:value="1.741" calcext:value-type="float">
            <text:p>1.741</text:p>
          </table:table-cell>
        </table:table-row>
        <table:table-row table:style-name="ro1">
          <table:table-cell office:value-type="float" office:value="0.485498" calcext:value-type="float">
            <text:p>0.485498</text:p>
          </table:table-cell>
          <table:table-cell office:value-type="float" office:value="0.244915" calcext:value-type="float">
            <text:p>0.244915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.482051" calcext:value-type="float">
            <text:p>0.482051</text:p>
          </table:table-cell>
          <table:table-cell office:value-type="float" office:value="0.246131" calcext:value-type="float">
            <text:p>0.24613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.478045" calcext:value-type="float">
            <text:p>0.478045</text:p>
          </table:table-cell>
          <table:table-cell office:value-type="float" office:value="0.246236" calcext:value-type="float">
            <text:p>0.246236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.47449" calcext:value-type="float">
            <text:p>0.47449</text:p>
          </table:table-cell>
          <table:table-cell office:value-type="float" office:value="0.246611" calcext:value-type="float">
            <text:p>0.246611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0.470398" calcext:value-type="float">
            <text:p>0.470398</text:p>
          </table:table-cell>
          <table:table-cell office:value-type="float" office:value="0.246793" calcext:value-type="float">
            <text:p>0.246793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0.4671" calcext:value-type="float">
            <text:p>0.4671</text:p>
          </table:table-cell>
          <table:table-cell office:value-type="float" office:value="0.246113" calcext:value-type="float">
            <text:p>0.246113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0.464188" calcext:value-type="float">
            <text:p>0.464188</text:p>
          </table:table-cell>
          <table:table-cell office:value-type="float" office:value="0.245479" calcext:value-type="float">
            <text:p>0.245479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0.461591" calcext:value-type="float">
            <text:p>0.461591</text:p>
          </table:table-cell>
          <table:table-cell office:value-type="float" office:value="0.244687" calcext:value-type="float">
            <text:p>0.244687</text:p>
          </table:table-cell>
          <table:table-cell office:value-type="float" office:value="1.639" calcext:value-type="float">
            <text:p>1.639</text:p>
          </table:table-cell>
        </table:table-row>
        <table:table-row table:style-name="ro1">
          <table:table-cell office:value-type="float" office:value="0.459207" calcext:value-type="float">
            <text:p>0.459207</text:p>
          </table:table-cell>
          <table:table-cell office:value-type="float" office:value="0.243537" calcext:value-type="float">
            <text:p>0.243537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0.457921" calcext:value-type="float">
            <text:p>0.457921</text:p>
          </table:table-cell>
          <table:table-cell office:value-type="float" office:value="0.241928" calcext:value-type="float">
            <text:p>0.241928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0.456428" calcext:value-type="float">
            <text:p>0.456428</text:p>
          </table:table-cell>
          <table:table-cell office:value-type="float" office:value="0.239739" calcext:value-type="float">
            <text:p>0.239739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0.454244" calcext:value-type="float">
            <text:p>0.454244</text:p>
          </table:table-cell>
          <table:table-cell office:value-type="float" office:value="0.237868" calcext:value-type="float">
            <text:p>0.237868</text:p>
          </table:table-cell>
          <table:table-cell office:value-type="float" office:value="1.587" calcext:value-type="float">
            <text:p>1.587</text:p>
          </table:table-cell>
        </table:table-row>
        <table:table-row table:style-name="ro1">
          <table:table-cell office:value-type="float" office:value="0.452858" calcext:value-type="float">
            <text:p>0.452858</text:p>
          </table:table-cell>
          <table:table-cell office:value-type="float" office:value="0.23636" calcext:value-type="float">
            <text:p>0.23636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0.451534" calcext:value-type="float">
            <text:p>0.451534</text:p>
          </table:table-cell>
          <table:table-cell office:value-type="float" office:value="0.235576" calcext:value-type="float">
            <text:p>0.235576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0.450772" calcext:value-type="float">
            <text:p>0.450772</text:p>
          </table:table-cell>
          <table:table-cell office:value-type="float" office:value="0.23494" calcext:value-type="float">
            <text:p>0.23494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0.451095" calcext:value-type="float">
            <text:p>0.451095</text:p>
          </table:table-cell>
          <table:table-cell office:value-type="float" office:value="0.235749" calcext:value-type="float">
            <text:p>0.235749</text:p>
          </table:table-cell>
          <table:table-cell office:value-type="float" office:value="1.518" calcext:value-type="float">
            <text:p>1.518</text:p>
          </table:table-cell>
        </table:table-row>
        <table:table-row table:style-name="ro1">
          <table:table-cell office:value-type="float" office:value="0.452431" calcext:value-type="float">
            <text:p>0.452431</text:p>
          </table:table-cell>
          <table:table-cell office:value-type="float" office:value="0.23715" calcext:value-type="float">
            <text:p>0.23715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0.453647" calcext:value-type="float">
            <text:p>0.453647</text:p>
          </table:table-cell>
          <table:table-cell office:value-type="float" office:value="0.238511" calcext:value-type="float">
            <text:p>0.238511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0.454367" calcext:value-type="float">
            <text:p>0.454367</text:p>
          </table:table-cell>
          <table:table-cell office:value-type="float" office:value="0.23985" calcext:value-type="float">
            <text:p>0.23985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0.454981" calcext:value-type="float">
            <text:p>0.454981</text:p>
          </table:table-cell>
          <table:table-cell office:value-type="float" office:value="0.241836" calcext:value-type="float">
            <text:p>0.241836</text:p>
          </table:table-cell>
          <table:table-cell office:value-type="float" office:value="1.477" calcext:value-type="float">
            <text:p>1.477</text:p>
          </table:table-cell>
        </table:table-row>
        <table:table-row table:style-name="ro1">
          <table:table-cell office:value-type="float" office:value="0.454881" calcext:value-type="float">
            <text:p>0.454881</text:p>
          </table:table-cell>
          <table:table-cell office:value-type="float" office:value="0.243489" calcext:value-type="float">
            <text:p>0.243489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0.455606" calcext:value-type="float">
            <text:p>0.455606</text:p>
          </table:table-cell>
          <table:table-cell office:value-type="float" office:value="0.245272" calcext:value-type="float">
            <text:p>0.24527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0.456626" calcext:value-type="float">
            <text:p>0.456626</text:p>
          </table:table-cell>
          <table:table-cell office:value-type="float" office:value="0.247462" calcext:value-type="float">
            <text:p>0.247462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0.457498" calcext:value-type="float">
            <text:p>0.457498</text:p>
          </table:table-cell>
          <table:table-cell office:value-type="float" office:value="0.249657" calcext:value-type="float">
            <text:p>0.249657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float" office:value="0.45999" calcext:value-type="float">
            <text:p>0.45999</text:p>
          </table:table-cell>
          <table:table-cell office:value-type="float" office:value="0.253813" calcext:value-type="float">
            <text:p>0.253813</text:p>
          </table:table-cell>
          <table:table-cell office:value-type="float" office:value="1.358" calcext:value-type="float">
            <text:p>1.358</text:p>
          </table:table-cell>
        </table:table-row>
        <table:table-row table:style-name="ro1">
          <table:table-cell office:value-type="float" office:value="0.46388" calcext:value-type="float">
            <text:p>0.46388</text:p>
          </table:table-cell>
          <table:table-cell office:value-type="float" office:value="0.257694" calcext:value-type="float">
            <text:p>0.257694</text:p>
          </table:table-cell>
          <table:table-cell office:value-type="float" office:value="1.358" calcext:value-type="float">
            <text:p>1.358</text:p>
          </table:table-cell>
        </table:table-row>
        <table:table-row table:style-name="ro1">
          <table:table-cell office:value-type="float" office:value="0.467016" calcext:value-type="float">
            <text:p>0.467016</text:p>
          </table:table-cell>
          <table:table-cell office:value-type="float" office:value="0.261053" calcext:value-type="float">
            <text:p>0.261053</text:p>
          </table:table-cell>
          <table:table-cell office:value-type="float" office:value="1.358" calcext:value-type="float">
            <text:p>1.358</text:p>
          </table:table-cell>
        </table:table-row>
        <table:table-row table:style-name="ro1">
          <table:table-cell office:value-type="float" office:value="0.471474" calcext:value-type="float">
            <text:p>0.471474</text:p>
          </table:table-cell>
          <table:table-cell office:value-type="float" office:value="0.266197" calcext:value-type="float">
            <text:p>0.266197</text:p>
          </table:table-cell>
          <table:table-cell office:value-type="float" office:value="1.358" calcext:value-type="float">
            <text:p>1.358</text:p>
          </table:table-cell>
        </table:table-row>
        <table:table-row table:style-name="ro1">
          <table:table-cell office:value-type="float" office:value="0.476943" calcext:value-type="float">
            <text:p>0.476943</text:p>
          </table:table-cell>
          <table:table-cell office:value-type="float" office:value="0.270494" calcext:value-type="float">
            <text:p>0.270494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0.48094" calcext:value-type="float">
            <text:p>0.48094</text:p>
          </table:table-cell>
          <table:table-cell office:value-type="float" office:value="0.274663" calcext:value-type="float">
            <text:p>0.274663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0.48394" calcext:value-type="float">
            <text:p>0.48394</text:p>
          </table:table-cell>
          <table:table-cell office:value-type="float" office:value="0.279058" calcext:value-type="float">
            <text:p>0.279058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0.486338" calcext:value-type="float">
            <text:p>0.486338</text:p>
          </table:table-cell>
          <table:table-cell office:value-type="float" office:value="0.283537" calcext:value-type="float">
            <text:p>0.283537</text:p>
          </table:table-cell>
          <table:table-cell office:value-type="float" office:value="1.295" calcext:value-type="float">
            <text:p>1.295</text:p>
          </table:table-cell>
        </table:table-row>
        <table:table-row table:style-name="ro1">
          <table:table-cell office:value-type="float" office:value="0.486311" calcext:value-type="float">
            <text:p>0.486311</text:p>
          </table:table-cell>
          <table:table-cell office:value-type="float" office:value="0.286383" calcext:value-type="float">
            <text:p>0.286383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 office:value-type="float" office:value="0.486381" calcext:value-type="float">
            <text:p>0.486381</text:p>
          </table:table-cell>
          <table:table-cell office:value-type="float" office:value="0.289449" calcext:value-type="float">
            <text:p>0.289449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 office:value-type="float" office:value="0.485668" calcext:value-type="float">
            <text:p>0.485668</text:p>
          </table:table-cell>
          <table:table-cell office:value-type="float" office:value="0.291426" calcext:value-type="float">
            <text:p>0.291426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 office:value-type="float" office:value="0.484488" calcext:value-type="float">
            <text:p>0.484488</text:p>
          </table:table-cell>
          <table:table-cell office:value-type="float" office:value="0.293486" calcext:value-type="float">
            <text:p>0.293486</text:p>
          </table:table-cell>
          <table:table-cell office:value-type="float" office:value="1.238" calcext:value-type="float">
            <text:p>1.238</text:p>
          </table:table-cell>
        </table:table-row>
        <table:table-row table:style-name="ro1">
          <table:table-cell office:value-type="float" office:value="0.485892" calcext:value-type="float">
            <text:p>0.485892</text:p>
          </table:table-cell>
          <table:table-cell office:value-type="float" office:value="0.296335" calcext:value-type="float">
            <text:p>0.296335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0.491233" calcext:value-type="float">
            <text:p>0.491233</text:p>
          </table:table-cell>
          <table:table-cell office:value-type="float" office:value="0.299795" calcext:value-type="float">
            <text:p>0.299795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0.495601" calcext:value-type="float">
            <text:p>0.495601</text:p>
          </table:table-cell>
          <table:table-cell office:value-type="float" office:value="0.302845" calcext:value-type="float">
            <text:p>0.302845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0.500607" calcext:value-type="float">
            <text:p>0.500607</text:p>
          </table:table-cell>
          <table:table-cell office:value-type="float" office:value="0.304438" calcext:value-type="float">
            <text:p>0.304438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0.507109" calcext:value-type="float">
            <text:p>0.507109</text:p>
          </table:table-cell>
          <table:table-cell office:value-type="float" office:value="0.306512" calcext:value-type="float">
            <text:p>0.306512</text:p>
          </table:table-cell>
          <table:table-cell office:value-type="float" office:value="1.175" calcext:value-type="float">
            <text:p>1.175</text:p>
          </table:table-cell>
        </table:table-row>
        <table:table-row table:style-name="ro1">
          <table:table-cell office:value-type="float" office:value="0.515034" calcext:value-type="float">
            <text:p>0.515034</text:p>
          </table:table-cell>
          <table:table-cell office:value-type="float" office:value="0.309433" calcext:value-type="float">
            <text:p>0.309433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float" office:value="0.521306" calcext:value-type="float">
            <text:p>0.521306</text:p>
          </table:table-cell>
          <table:table-cell office:value-type="float" office:value="0.311704" calcext:value-type="float">
            <text:p>0.311704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float" office:value="0.527308" calcext:value-type="float">
            <text:p>0.527308</text:p>
          </table:table-cell>
          <table:table-cell office:value-type="float" office:value="0.313877" calcext:value-type="float">
            <text:p>0.313877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float" office:value="0.534313" calcext:value-type="float">
            <text:p>0.534313</text:p>
          </table:table-cell>
          <table:table-cell office:value-type="float" office:value="0.315728" calcext:value-type="float">
            <text:p>0.315728</text:p>
          </table:table-cell>
          <table:table-cell office:value-type="float" office:value="1.095" calcext:value-type="float">
            <text:p>1.095</text:p>
          </table:table-cell>
        </table:table-row>
        <table:table-row table:style-name="ro1">
          <table:table-cell office:value-type="float" office:value="0.541119" calcext:value-type="float">
            <text:p>0.541119</text:p>
          </table:table-cell>
          <table:table-cell office:value-type="float" office:value="0.317346" calcext:value-type="float">
            <text:p>0.317346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float" office:value="0.544506" calcext:value-type="float">
            <text:p>0.544506</text:p>
          </table:table-cell>
          <table:table-cell office:value-type="float" office:value="0.31733" calcext:value-type="float">
            <text:p>0.31733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float" office:value="0.549293" calcext:value-type="float">
            <text:p>0.549293</text:p>
          </table:table-cell>
          <table:table-cell office:value-type="float" office:value="0.317494" calcext:value-type="float">
            <text:p>0.317494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float" office:value="0.554277" calcext:value-type="float">
            <text:p>0.554277</text:p>
          </table:table-cell>
          <table:table-cell office:value-type="float" office:value="0.317664" calcext:value-type="float">
            <text:p>0.317664</text:p>
          </table:table-cell>
          <table:table-cell office:value-type="float" office:value="1.038" calcext:value-type="float">
            <text:p>1.038</text:p>
          </table:table-cell>
        </table:table-row>
        <table:table-row table:style-name="ro1">
          <table:table-cell office:value-type="float" office:value="0.555554" calcext:value-type="float">
            <text:p>0.555554</text:p>
          </table:table-cell>
          <table:table-cell office:value-type="float" office:value="0.317246" calcext:value-type="float">
            <text:p>0.317246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0.555308" calcext:value-type="float">
            <text:p>0.555308</text:p>
          </table:table-cell>
          <table:table-cell office:value-type="float" office:value="0.316529" calcext:value-type="float">
            <text:p>0.316529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0.553306" calcext:value-type="float">
            <text:p>0.553306</text:p>
          </table:table-cell>
          <table:table-cell office:value-type="float" office:value="0.313593" calcext:value-type="float">
            <text:p>0.313593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0.549021" calcext:value-type="float">
            <text:p>0.549021</text:p>
          </table:table-cell>
          <table:table-cell office:value-type="float" office:value="0.310164" calcext:value-type="float">
            <text:p>0.310164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float" office:value="0.544498" calcext:value-type="float">
            <text:p>0.544498</text:p>
          </table:table-cell>
          <table:table-cell office:value-type="float" office:value="0.306546" calcext:value-type="float">
            <text:p>0.306546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0.54275" calcext:value-type="float">
            <text:p>0.54275</text:p>
          </table:table-cell>
          <table:table-cell office:value-type="float" office:value="0.304337" calcext:value-type="float">
            <text:p>0.304337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0.539659" calcext:value-type="float">
            <text:p>0.539659</text:p>
          </table:table-cell>
          <table:table-cell office:value-type="float" office:value="0.302976" calcext:value-type="float">
            <text:p>0.302976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0.538262" calcext:value-type="float">
            <text:p>0.538262</text:p>
          </table:table-cell>
          <table:table-cell office:value-type="float" office:value="0.303814" calcext:value-type="float">
            <text:p>0.303814</text:p>
          </table:table-cell>
          <table:table-cell office:value-type="float" office:value="0.898" calcext:value-type="float">
            <text:p>0.898</text:p>
          </table:table-cell>
        </table:table-row>
        <table:table-row table:style-name="ro1">
          <table:table-cell office:value-type="float" office:value="0.536892" calcext:value-type="float">
            <text:p>0.536892</text:p>
          </table:table-cell>
          <table:table-cell office:value-type="float" office:value="0.304636" calcext:value-type="float">
            <text:p>0.304636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535523" calcext:value-type="float">
            <text:p>0.535523</text:p>
          </table:table-cell>
          <table:table-cell office:value-type="float" office:value="0.305457" calcext:value-type="float">
            <text:p>0.305457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533891" calcext:value-type="float">
            <text:p>0.533891</text:p>
          </table:table-cell>
          <table:table-cell office:value-type="float" office:value="0.30788" calcext:value-type="float">
            <text:p>0.30788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537377" calcext:value-type="float">
            <text:p>0.537377</text:p>
          </table:table-cell>
          <table:table-cell office:value-type="float" office:value="0.3081" calcext:value-type="float">
            <text:p>0.308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float" office:value="0.545168" calcext:value-type="float">
            <text:p>0.545168</text:p>
          </table:table-cell>
          <table:table-cell office:value-type="float" office:value="0.305564" calcext:value-type="float">
            <text:p>0.305564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0.557648" calcext:value-type="float">
            <text:p>0.557648</text:p>
          </table:table-cell>
          <table:table-cell office:value-type="float" office:value="0.303863" calcext:value-type="float">
            <text:p>0.303863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0.570344" calcext:value-type="float">
            <text:p>0.570344</text:p>
          </table:table-cell>
          <table:table-cell office:value-type="float" office:value="0.302132" calcext:value-type="float">
            <text:p>0.302132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0.583131" calcext:value-type="float">
            <text:p>0.583131</text:p>
          </table:table-cell>
          <table:table-cell office:value-type="float" office:value="0.298881" calcext:value-type="float">
            <text:p>0.298881</text:p>
          </table:table-cell>
          <table:table-cell office:value-type="float" office:value="0.778" calcext:value-type="float">
            <text:p>0.778</text:p>
          </table:table-cell>
        </table:table-row>
        <table:table-row table:style-name="ro1">
          <table:table-cell office:value-type="float" office:value="0.592216" calcext:value-type="float">
            <text:p>0.592216</text:p>
          </table:table-cell>
          <table:table-cell office:value-type="float" office:value="0.296924" calcext:value-type="float">
            <text:p>0.296924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712" calcext:value-type="float">
            <text:p>0.712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67" calcext:value-type="float">
            <text:p>0.667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.597195" calcext:value-type="float">
            <text:p>0.597195</text:p>
          </table:table-cell>
          <table:table-cell office:value-type="float" office:value="0.297703" calcext:value-type="float">
            <text:p>0.297703</text:p>
          </table:table-cell>
          <table:table-cell office:value-type="float" office:value="0.6" calcext:value-type="float">
            <text:p>0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21:01:50.041463767</meta:creation-date>
    <dc:date>2016-01-19T21:02:21.824822583</dc:date>
    <meta:editing-duration>P0D</meta:editing-duration>
    <meta:editing-cycles>1</meta:editing-cycles>
    <meta:document-statistic meta:table-count="1" meta:cell-count="11364" meta:object-count="0"/>
    <meta:generator>LibreOffice/4.2.8.2$Linux_X86_64 LibreOffice_project/420m0$Build-2</meta:generator>
  </office:meta>
</office:document-meta>
</file>